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90.83pt" svg:height="345.6pt" svg:x="874.15pt" svg:y="188.22pt">
            <loext:p draw:notify-on-update-of-ranges="Sheet1.D6:Sheet1.D17 Sheet1.E66:Sheet1.E77 Sheet1.H66:Sheet1.H77 Sheet1.K66:Sheet1.K77 Sheet1.N66:Sheet1.N7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75.52pt" svg:height="394.53pt" svg:x="1709.23pt" svg:y="1142.19pt">
            <loext:p draw:notify-on-update-of-ranges="Sheet1.D88:Sheet1.D205 Sheet1.H88:Sheet1.H205 Sheet1.L88:Sheet1.L205 Sheet1.P88:Sheet1.P20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37.94pt" svg:height="374.2pt" svg:x="1723.29pt" svg:y="1690.27pt">
            <loext:p draw:notify-on-update-of-ranges="Sheet1.E88:Sheet1.E205 Sheet1.I88:Sheet1.I205 Sheet1.M88:Sheet1.M205 Sheet1.Q88:Sheet1.Q20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27.21pt" svg:height="389.99pt" svg:x="1816.95pt" svg:y="2160.11pt">
            <loext:p draw:notify-on-update-of-ranges="Sheet1.E88:Sheet1.E205 Sheet1.D88:Sheet1.D205 Sheet1.I88:Sheet1.I205 Sheet1.H88:Sheet1.H205 Sheet1.M88:Sheet1.M205 Sheet1.L88:Sheet1.L205 Sheet1.Q88:Sheet1.Q205 Sheet1.P88:Sheet1.P205 Sheet1.U88:Sheet1.U205 Sheet1.T88:Sheet1.T205 Sheet1.Y88:Sheet1.Y205 Sheet1.X88:Sheet1.X20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61.94pt" svg:height="341.09pt" svg:x="945.98pt" svg:y="2684.21pt">
            <loext:p draw:notify-on-update-of-ranges="Sheet1.F212:Sheet1.F221 Sheet1.G212:Sheet1.G221 Sheet1.L212:Sheet1.L221 Sheet1.M212:Sheet1.M221 Sheet1.F228:Sheet1.F237 Sheet1.G228:Sheet1.G237 Sheet1.L228:Sheet1.L237 Sheet1.M228:Sheet1.M23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84.51pt" svg:height="348.6pt" svg:x="1976.97pt" svg:y="3141.27pt">
            <loext:p draw:notify-on-update-of-ranges="Sheet1.AD232:Sheet1.AD242 Sheet1.AE232:Sheet1.AE242 Sheet1.AP232:Sheet1.AP242 Sheet1.AQ232:Sheet1.AQ242 Sheet1.AS232:Sheet1.AS241 Sheet1.AT232:Sheet1.AT241 Sheet1.AG232:Sheet1.AG242 Sheet1.AH232:Sheet1.AH242 Sheet1.AJ232:Sheet1.AJ242 Sheet1.AK232:Sheet1.AK242 Sheet1.AM232:Sheet1.AM242 Sheet1.AN232:Sheet1.AN24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579.12pt" svg:height="317.74pt" svg:x="2005.09pt" svg:y="3728.55pt">
            <loext:p draw:notify-on-update-of-ranges="Sheet1.AD280:Sheet1.AD290 Sheet1.AE280:Sheet1.AE290 Sheet1.AH280:Sheet1.AH289 Sheet1.AG280:Sheet1.AG289 Sheet1.AK280:Sheet1.AK289 Sheet1.AJ280:Sheet1.AJ289 Sheet1.AM280:Sheet1.AM289 Sheet1.AN280:Sheet1.AN289 Sheet1.AS280:Sheet1.AS289 Sheet1.AT280:Sheet1.AT28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583pt" svg:height="298.18pt" svg:x="1903.61pt" svg:y="4333.92pt">
            <loext:p draw:notify-on-update-of-ranges="Sheet1.AD324:Sheet1.AD334 Sheet1.AE324:Sheet1.AE334 Sheet1.AP324:Sheet1.AP334 Sheet1.AQ324:Sheet1.AQ334 Sheet1.AS324:Sheet1.AS334 Sheet1.AT324:Sheet1.AT334 Sheet1.AG324:Sheet1.AG333 Sheet1.AH324:Sheet1.AH333 Sheet1.AJ324:Sheet1.AJ334 Sheet1.AK324:Sheet1.AK334 Sheet1.AM324:Sheet1.AM334 Sheet1.AN324:Sheet1.AN33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583pt" svg:height="298.18pt" svg:x="2624.03pt" svg:y="4326.41pt">
            <loext:p draw:notify-on-update-of-ranges="Sheet1.AD324:Sheet1.AD334 Sheet1.AE324:Sheet1.AE334 Sheet1.AP324:Sheet1.AP334 Sheet1.AQ324:Sheet1.AQ334 Sheet1.AS324:Sheet1.AS334 Sheet1.AT324:Sheet1.AT334 Sheet1.AG324:Sheet1.AG333 Sheet1.AH324:Sheet1.AH333 Sheet1.AJ324:Sheet1.AJ334 Sheet1.AK324:Sheet1.AK334 Sheet1.AM324:Sheet1.AM334 Sheet1.AN324:Sheet1.AN33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601.74pt" svg:height="346.37pt" svg:x="2058.94pt" svg:y="4897.87pt">
            <loext:p draw:notify-on-update-of-ranges="Sheet1.AD371:Sheet1.AD380 Sheet1.AE371:Sheet1.AE380 Sheet1.AQ371:Sheet1.AQ380 Sheet1.AP371:Sheet1.AP380 Sheet1.AG371:Sheet1.AG380 Sheet1.AH371:Sheet1.AH380 Sheet1.AJ371:Sheet1.AJ380 Sheet1.AK371:Sheet1.AK380 Sheet1.AM371:Sheet1.AM380 Sheet1.AN371:Sheet1.AN380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601.77pt" svg:height="336.59pt" svg:x="2816.02pt" svg:y="4799.99pt">
            <loext:p draw:notify-on-update-of-ranges="Sheet1.AI371:Sheet1.AI380 Sheet1.AH371:Sheet1.AH380 Sheet1.AL371:Sheet1.AL380 Sheet1.AK371:Sheet1.AK380 Sheet1.AO371:Sheet1.AO380 Sheet1.AN371:Sheet1.AN38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46" table:default-cell-style-name="Default"/>
        <table:table-row table:style-name="ro1" table:number-rows-repeated="3">
          <table:table-cell table:number-columns-repeated="46"/>
        </table:table-row>
        <table:table-row table:style-name="ro1">
          <table:table-cell office:value-type="string" calcext:value-type="string">
            <text:p>36381.ppm</text:p>
          </table:table-cell>
          <table:table-cell table:number-columns-repeated="45"/>
        </table:table-row>
        <table:table-row table:style-name="ro1">
          <table:table-cell table:number-columns-repeated="7"/>
          <table:table-cell office:value-type="string" calcext:value-type="string">
            <text:p>Kmeans++ 3 tonal without closeness metric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Image 1</text:p>
          </table:table-cell>
          <table:table-cell office:value-type="float" office:value="33.01" calcext:value-type="float">
            <text:p>33.01</text:p>
          </table:table-cell>
          <table:table-cell office:value-type="float" office:value="192" calcext:value-type="float">
            <text:p>192</text:p>
          </table:table-cell>
          <table:table-cell office:value-type="float" office:value="33.41" calcext:value-type="float">
            <text:p>33.41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3.41" calcext:value-type="float">
            <text:p>33.41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Image 10</text:p>
          </table:table-cell>
          <table:table-cell office:value-type="float" office:value="41.71" calcext:value-type="float">
            <text:p>41.71</text:p>
          </table:table-cell>
          <table:table-cell office:value-type="float" office:value="200" calcext:value-type="float">
            <text:p>200</text:p>
          </table:table-cell>
          <table:table-cell office:value-type="float" office:value="42.83" calcext:value-type="float">
            <text:p>42.83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43.459988" calcext:value-type="float">
            <text:p>43.459988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Image 11</text:p>
          </table:table-cell>
          <table:table-cell office:value-type="float" office:value="11.66" calcext:value-type="float">
            <text:p>11.66</text:p>
          </table:table-cell>
          <table:table-cell office:value-type="float" office:value="208" calcext:value-type="float">
            <text:p>208</text:p>
          </table:table-cell>
          <table:table-cell office:value-type="float" office:value="11.26" calcext:value-type="float">
            <text:p>11.26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1.45" calcext:value-type="float">
            <text:p>11.45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Image 12</text:p>
          </table:table-cell>
          <table:table-cell office:value-type="float" office:value="13.21" calcext:value-type="float">
            <text:p>13.21</text:p>
          </table:table-cell>
          <table:table-cell office:value-type="float" office:value="184" calcext:value-type="float">
            <text:p>184</text:p>
          </table:table-cell>
          <table:table-cell office:value-type="float" office:value="12.41" calcext:value-type="float">
            <text:p>12.4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2.73642" calcext:value-type="float">
            <text:p>32.73642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Image 2</text:p>
          </table:table-cell>
          <table:table-cell office:value-type="float" office:value="32.34" calcext:value-type="float">
            <text:p>32.34</text:p>
          </table:table-cell>
          <table:table-cell office:value-type="float" office:value="208" calcext:value-type="float">
            <text:p>208</text:p>
          </table:table-cell>
          <table:table-cell office:value-type="float" office:value="32.65" calcext:value-type="float">
            <text:p>32.6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5.88" calcext:value-type="float">
            <text:p>35.88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Image 3</text:p>
          </table:table-cell>
          <table:table-cell office:value-type="float" office:value="32.76" calcext:value-type="float">
            <text:p>32.76</text:p>
          </table:table-cell>
          <table:table-cell office:value-type="float" office:value="200" calcext:value-type="float">
            <text:p>200</text:p>
          </table:table-cell>
          <table:table-cell office:value-type="float" office:value="33.29" calcext:value-type="float">
            <text:p>33.29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9.74" calcext:value-type="float">
            <text:p>29.74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Image 4</text:p>
          </table:table-cell>
          <table:table-cell office:value-type="float" office:value="29.73" calcext:value-type="float">
            <text:p>29.73</text:p>
          </table:table-cell>
          <table:table-cell office:value-type="float" office:value="208" calcext:value-type="float">
            <text:p>208</text:p>
          </table:table-cell>
          <table:table-cell office:value-type="float" office:value="29.83" calcext:value-type="float">
            <text:p>29.83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2.65" calcext:value-type="float">
            <text:p>32.65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Image 5</text:p>
          </table:table-cell>
          <table:table-cell office:value-type="float" office:value="36.9" calcext:value-type="float">
            <text:p>36.9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float" office:value="33.67" calcext:value-type="float">
            <text:p>33.67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Image 6</text:p>
          </table:table-cell>
          <table:table-cell office:value-type="float" office:value="33.53" calcext:value-type="float">
            <text:p>33.53</text:p>
          </table:table-cell>
          <table:table-cell office:value-type="float" office:value="200" calcext:value-type="float">
            <text:p>200</text:p>
          </table:table-cell>
          <table:table-cell office:value-type="float" office:value="32.59" calcext:value-type="float">
            <text:p>32.5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9.32" calcext:value-type="float">
            <text:p>29.32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Image 7</text:p>
          </table:table-cell>
          <table:table-cell office:value-type="float" office:value="34.24" calcext:value-type="float">
            <text:p>34.24</text:p>
          </table:table-cell>
          <table:table-cell office:value-type="float" office:value="200" calcext:value-type="float">
            <text:p>200</text:p>
          </table:table-cell>
          <table:table-cell office:value-type="float" office:value="33.52" calcext:value-type="float">
            <text:p>33.5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3.57" calcext:value-type="float">
            <text:p>33.57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Image 8</text:p>
          </table:table-cell>
          <table:table-cell office:value-type="float" office:value="30.66" calcext:value-type="float">
            <text:p>30.66</text:p>
          </table:table-cell>
          <table:table-cell office:value-type="float" office:value="208" calcext:value-type="float">
            <text:p>208</text:p>
          </table:table-cell>
          <table:table-cell office:value-type="float" office:value="29.38" calcext:value-type="float">
            <text:p>29.3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2.42" calcext:value-type="float">
            <text:p>12.42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Image 9</text:p>
          </table:table-cell>
          <table:table-cell office:value-type="float" office:value="34.71" calcext:value-type="float">
            <text:p>34.71</text:p>
          </table:table-cell>
          <table:table-cell office:value-type="float" office:value="200" calcext:value-type="float">
            <text:p>200</text:p>
          </table:table-cell>
          <table:table-cell office:value-type="float" office:value="33.52" calcext:value-type="float">
            <text:p>33.52</text:p>
          </table:table-cell>
          <table:table-cell table:number-columns-repeated="40"/>
        </table:table-row>
        <table:table-row table:style-name="ro1" table:number-rows-repeated="4">
          <table:table-cell table:number-columns-repeated="46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/>
          <table:table-cell office:value-type="float" office:value="36.03" calcext:value-type="float">
            <text:p>36.03</text:p>
          </table:table-cell>
          <table:table-cell table:number-columns-repeated="40"/>
        </table:table-row>
        <table:table-row table:style-name="ro1" table:number-rows-repeated="4">
          <table:table-cell table:number-columns-repeated="46"/>
        </table:table-row>
        <table:table-row table:style-name="ro1">
          <table:table-cell table:number-columns-repeated="7"/>
          <table:table-cell office:value-type="string" calcext:value-type="string">
            <text:p>Kmeans++ 3 tonal with closeness metric</text:p>
          </table:table-cell>
          <table:table-cell table:number-columns-repeated="38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7"/>
          <table:table-cell office:value-type="string" calcext:value-type="string">
            <text:p>only end k-means post processing</text:p>
          </table:table-cell>
          <table:table-cell table:number-columns-repeated="3"/>
          <table:table-cell office:value-type="string" calcext:value-type="string">
            <text:p>interleaved k-means post prcoessing</text:p>
          </table:table-cell>
          <table:table-cell table:number-columns-repeated="34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6"/>
          <table:table-cell office:value-type="string" calcext:value-type="string">
            <text:p>Image 1</text:p>
          </table:table-cell>
          <table:table-cell office:value-type="float" office:value="192" calcext:value-type="float">
            <text:p>192</text:p>
          </table:table-cell>
          <table:table-cell office:value-type="float" office:value="33.22" calcext:value-type="float">
            <text:p>33.2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3.11" calcext:value-type="float">
            <text:p>33.11</text:p>
          </table:table-cell>
          <table:table-cell table:number-columns-repeated="33"/>
        </table:table-row>
        <table:table-row table:style-name="ro1">
          <table:table-cell table:number-columns-repeated="6"/>
          <table:table-cell office:value-type="string" calcext:value-type="string">
            <text:p>Image 10</text:p>
          </table:table-cell>
          <table:table-cell office:value-type="float" office:value="192" calcext:value-type="float">
            <text:p>192</text:p>
          </table:table-cell>
          <table:table-cell office:value-type="float" office:value="44.07" calcext:value-type="float">
            <text:p>44.07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44.06" calcext:value-type="float">
            <text:p>44.06</text:p>
          </table:table-cell>
          <table:table-cell table:number-columns-repeated="33"/>
        </table:table-row>
        <table:table-row table:style-name="ro1">
          <table:table-cell table:number-columns-repeated="6"/>
          <table:table-cell office:value-type="string" calcext:value-type="string">
            <text:p>Image 11</text:p>
          </table:table-cell>
          <table:table-cell office:value-type="float" office:value="200" calcext:value-type="float">
            <text:p>200</text:p>
          </table:table-cell>
          <table:table-cell office:value-type="float" office:value="11.5" calcext:value-type="float">
            <text:p>11.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1.5" calcext:value-type="float">
            <text:p>11.5</text:p>
          </table:table-cell>
          <table:table-cell table:number-columns-repeated="33"/>
        </table:table-row>
        <table:table-row table:style-name="ro1">
          <table:table-cell table:number-columns-repeated="6"/>
          <table:table-cell office:value-type="string" calcext:value-type="string">
            <text:p>Image 12</text:p>
          </table:table-cell>
          <table:table-cell office:value-type="float" office:value="200" calcext:value-type="float">
            <text:p>200</text:p>
          </table:table-cell>
          <table:table-cell office:value-type="float" office:value="12.41" calcext:value-type="float">
            <text:p>12.41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12.42" calcext:value-type="float">
            <text:p>12.42</text:p>
          </table:table-cell>
          <table:table-cell table:number-columns-repeated="33"/>
        </table:table-row>
        <table:table-row table:style-name="ro1">
          <table:table-cell table:number-columns-repeated="6"/>
          <table:table-cell office:value-type="string" calcext:value-type="string">
            <text:p>Image 2</text:p>
          </table:table-cell>
          <table:table-cell office:value-type="float" office:value="208" calcext:value-type="float">
            <text:p>208</text:p>
          </table:table-cell>
          <table:table-cell office:value-type="float" office:value="32.74" calcext:value-type="float">
            <text:p>32.74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2.76" calcext:value-type="float">
            <text:p>32.76</text:p>
          </table:table-cell>
          <table:table-cell table:number-columns-repeated="33"/>
        </table:table-row>
        <table:table-row table:style-name="ro1">
          <table:table-cell table:number-columns-repeated="6"/>
          <table:table-cell office:value-type="string" calcext:value-type="string">
            <text:p>Image 3</text:p>
          </table:table-cell>
          <table:table-cell office:value-type="float" office:value="200" calcext:value-type="float">
            <text:p>200</text:p>
          </table:table-cell>
          <table:table-cell office:value-type="float" office:value="35.85" calcext:value-type="float">
            <text:p>35.85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5.83" calcext:value-type="float">
            <text:p>35.83</text:p>
          </table:table-cell>
          <table:table-cell table:number-columns-repeated="33"/>
        </table:table-row>
        <table:table-row table:style-name="ro1">
          <table:table-cell table:number-columns-repeated="6"/>
          <table:table-cell office:value-type="string" calcext:value-type="string">
            <text:p>Image 4</text:p>
          </table:table-cell>
          <table:table-cell office:value-type="float" office:value="208" calcext:value-type="float">
            <text:p>208</text:p>
          </table:table-cell>
          <table:table-cell office:value-type="float" office:value="29.64" calcext:value-type="float">
            <text:p>29.64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9.64" calcext:value-type="float">
            <text:p>29.64</text:p>
          </table:table-cell>
          <table:table-cell table:number-columns-repeated="33"/>
        </table:table-row>
        <table:table-row table:style-name="ro1">
          <table:table-cell table:number-columns-repeated="6"/>
          <table:table-cell office:value-type="string" calcext:value-type="string">
            <text:p>Image 5</text:p>
          </table:table-cell>
          <table:table-cell office:value-type="float" office:value="192" calcext:value-type="float">
            <text:p>192</text:p>
          </table:table-cell>
          <table:table-cell office:value-type="float" office:value="37.17" calcext:value-type="float">
            <text:p>37.17</text:p>
          </table:table-cell>
          <table:table-cell table:number-columns-repeated="2"/>
          <table:table-cell office:value-type="string" calcext:value-type="string">
            <text:p>*192</text:p>
          </table:table-cell>
          <table:table-cell office:value-type="float" office:value="36.98" calcext:value-type="float">
            <text:p>36.98</text:p>
          </table:table-cell>
          <table:table-cell table:number-columns-repeated="33"/>
        </table:table-row>
        <table:table-row table:style-name="ro1">
          <table:table-cell table:number-columns-repeated="6"/>
          <table:table-cell office:value-type="string" calcext:value-type="string">
            <text:p>Image 6</text:p>
          </table:table-cell>
          <table:table-cell office:value-type="float" office:value="200" calcext:value-type="float">
            <text:p>200</text:p>
          </table:table-cell>
          <table:table-cell office:value-type="float" office:value="32.45" calcext:value-type="float">
            <text:p>32.4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2.45" calcext:value-type="float">
            <text:p>32.45</text:p>
          </table:table-cell>
          <table:table-cell table:number-columns-repeated="33"/>
        </table:table-row>
        <table:table-row table:style-name="ro1">
          <table:table-cell table:number-columns-repeated="6"/>
          <table:table-cell office:value-type="string" calcext:value-type="string">
            <text:p>Image 7</text:p>
          </table:table-cell>
          <table:table-cell office:value-type="float" office:value="192" calcext:value-type="float">
            <text:p>192</text:p>
          </table:table-cell>
          <table:table-cell office:value-type="float" office:value="33.54" calcext:value-type="float">
            <text:p>33.5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33.55" calcext:value-type="float">
            <text:p>33.55</text:p>
          </table:table-cell>
          <table:table-cell table:number-columns-repeated="33"/>
        </table:table-row>
        <table:table-row table:style-name="ro1">
          <table:table-cell table:number-columns-repeated="6"/>
          <table:table-cell office:value-type="string" calcext:value-type="string">
            <text:p>Image 8</text:p>
          </table:table-cell>
          <table:table-cell office:value-type="float" office:value="208" calcext:value-type="float">
            <text:p>208</text:p>
          </table:table-cell>
          <table:table-cell office:value-type="float" office:value="29.13" calcext:value-type="float">
            <text:p>29.13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29.18" calcext:value-type="float">
            <text:p>29.18</text:p>
          </table:table-cell>
          <table:table-cell table:number-columns-repeated="33"/>
        </table:table-row>
        <table:table-row table:style-name="ro1">
          <table:table-cell table:number-columns-repeated="6"/>
          <table:table-cell office:value-type="string" calcext:value-type="string">
            <text:p>Image 9</text:p>
          </table:table-cell>
          <table:table-cell office:value-type="float" office:value="200" calcext:value-type="float">
            <text:p>200</text:p>
          </table:table-cell>
          <table:table-cell office:value-type="float" office:value="33.45" calcext:value-type="float">
            <text:p>33.4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3.42" calcext:value-type="float">
            <text:p>33.42</text:p>
          </table:table-cell>
          <table:table-cell table:number-columns-repeated="33"/>
        </table:table-row>
        <table:table-row table:style-name="ro1" table:number-rows-repeated="5">
          <table:table-cell table:number-columns-repeated="46"/>
        </table:table-row>
        <table:table-row table:style-name="ro1">
          <table:table-cell table:number-columns-repeated="6"/>
          <table:table-cell office:value-type="string" calcext:value-type="string">
            <text:p>Kmeans++ 3 tonal with closeness metric gridsearch</text:p>
          </table:table-cell>
          <table:table-cell table:number-columns-repeated="39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6"/>
          <table:table-cell office:value-type="string" calcext:value-type="string">
            <text:p>Image 1</text:p>
          </table:table-cell>
          <table:table-cell office:value-type="float" office:value="208" calcext:value-type="float">
            <text:p>208</text:p>
          </table:table-cell>
          <table:table-cell office:value-type="float" office:value="32.83" calcext:value-type="float">
            <text:p>32.83</text:p>
          </table:table-cell>
          <table:table-cell table:number-columns-repeated="37"/>
        </table:table-row>
        <table:table-row table:style-name="ro1">
          <table:table-cell table:number-columns-repeated="6"/>
          <table:table-cell office:value-type="string" calcext:value-type="string">
            <text:p>Image 10</text:p>
          </table:table-cell>
          <table:table-cell office:value-type="float" office:value="208" calcext:value-type="float">
            <text:p>208</text:p>
          </table:table-cell>
          <table:table-cell office:value-type="float" office:value="44.25" calcext:value-type="float">
            <text:p>44.25</text:p>
          </table:table-cell>
          <table:table-cell table:number-columns-repeated="37"/>
        </table:table-row>
        <table:table-row table:style-name="ro1">
          <table:table-cell table:number-columns-repeated="6"/>
          <table:table-cell office:value-type="string" calcext:value-type="string">
            <text:p>Image 11</text:p>
          </table:table-cell>
          <table:table-cell office:value-type="float" office:value="200" calcext:value-type="float">
            <text:p>200</text:p>
          </table:table-cell>
          <table:table-cell office:value-type="float" office:value="11.5" calcext:value-type="float">
            <text:p>11.5</text:p>
          </table:table-cell>
          <table:table-cell table:number-columns-repeated="37"/>
        </table:table-row>
        <table:table-row table:style-name="ro1">
          <table:table-cell table:number-columns-repeated="6"/>
          <table:table-cell office:value-type="string" calcext:value-type="string">
            <text:p>Image 12</text:p>
          </table:table-cell>
          <table:table-cell office:value-type="float" office:value="216" calcext:value-type="float">
            <text:p>216</text:p>
          </table:table-cell>
          <table:table-cell office:value-type="float" office:value="12.43" calcext:value-type="float">
            <text:p>12.43</text:p>
          </table:table-cell>
          <table:table-cell table:number-columns-repeated="37"/>
        </table:table-row>
        <table:table-row table:style-name="ro1">
          <table:table-cell table:number-columns-repeated="6"/>
          <table:table-cell office:value-type="string" calcext:value-type="string">
            <text:p>Image 2</text:p>
          </table:table-cell>
          <table:table-cell office:value-type="float" office:value="208" calcext:value-type="float">
            <text:p>208</text:p>
          </table:table-cell>
          <table:table-cell office:value-type="float" office:value="32.61" calcext:value-type="float">
            <text:p>32.61</text:p>
          </table:table-cell>
          <table:table-cell table:number-columns-repeated="37"/>
        </table:table-row>
        <table:table-row table:style-name="ro1">
          <table:table-cell table:number-columns-repeated="6"/>
          <table:table-cell office:value-type="string" calcext:value-type="string">
            <text:p>Image 3</text:p>
          </table:table-cell>
          <table:table-cell office:value-type="float" office:value="208" calcext:value-type="float">
            <text:p>208</text:p>
          </table:table-cell>
          <table:table-cell office:value-type="float" office:value="35.51" calcext:value-type="float">
            <text:p>35.51</text:p>
          </table:table-cell>
          <table:table-cell table:number-columns-repeated="37"/>
        </table:table-row>
        <table:table-row table:style-name="ro1">
          <table:table-cell table:number-columns-repeated="6"/>
          <table:table-cell office:value-type="string" calcext:value-type="string">
            <text:p>Image 4</text:p>
          </table:table-cell>
          <table:table-cell office:value-type="float" office:value="208" calcext:value-type="float">
            <text:p>208</text:p>
          </table:table-cell>
          <table:table-cell office:value-type="float" office:value="29.84" calcext:value-type="float">
            <text:p>29.84</text:p>
          </table:table-cell>
          <table:table-cell table:number-columns-repeated="37"/>
        </table:table-row>
        <table:table-row table:style-name="ro1">
          <table:table-cell table:number-columns-repeated="6"/>
          <table:table-cell office:value-type="string" calcext:value-type="string">
            <text:p>Image 5</text:p>
          </table:table-cell>
          <table:table-cell office:value-type="float" office:value="208" calcext:value-type="float">
            <text:p>208</text:p>
          </table:table-cell>
          <table:table-cell office:value-type="float" office:value="37.29" calcext:value-type="float">
            <text:p>37.29</text:p>
          </table:table-cell>
          <table:table-cell table:number-columns-repeated="37"/>
        </table:table-row>
        <table:table-row table:style-name="ro1">
          <table:table-cell table:number-columns-repeated="6"/>
          <table:table-cell office:value-type="string" calcext:value-type="string">
            <text:p>Image 6</text:p>
          </table:table-cell>
          <table:table-cell office:value-type="float" office:value="216" calcext:value-type="float">
            <text:p>216</text:p>
          </table:table-cell>
          <table:table-cell office:value-type="float" office:value="32.53" calcext:value-type="float">
            <text:p>32.53</text:p>
          </table:table-cell>
          <table:table-cell table:number-columns-repeated="37"/>
        </table:table-row>
        <table:table-row table:style-name="ro1">
          <table:table-cell table:number-columns-repeated="6"/>
          <table:table-cell office:value-type="string" calcext:value-type="string">
            <text:p>Image 7</text:p>
          </table:table-cell>
          <table:table-cell office:value-type="float" office:value="200" calcext:value-type="float">
            <text:p>200</text:p>
          </table:table-cell>
          <table:table-cell office:value-type="float" office:value="33.48" calcext:value-type="float">
            <text:p>33.48</text:p>
          </table:table-cell>
          <table:table-cell table:number-columns-repeated="37"/>
        </table:table-row>
        <table:table-row table:style-name="ro1">
          <table:table-cell table:number-columns-repeated="6"/>
          <table:table-cell office:value-type="string" calcext:value-type="string">
            <text:p>Image 8</text:p>
          </table:table-cell>
          <table:table-cell office:value-type="float" office:value="208" calcext:value-type="float">
            <text:p>208</text:p>
          </table:table-cell>
          <table:table-cell office:value-type="float" office:value="29.19" calcext:value-type="float">
            <text:p>29.19</text:p>
          </table:table-cell>
          <table:table-cell table:number-columns-repeated="37"/>
        </table:table-row>
        <table:table-row table:style-name="ro1">
          <table:table-cell table:number-columns-repeated="6"/>
          <table:table-cell office:value-type="string" calcext:value-type="string">
            <text:p>Image 9</text:p>
          </table:table-cell>
          <table:table-cell office:value-type="float" office:value="200" calcext:value-type="float">
            <text:p>200</text:p>
          </table:table-cell>
          <table:table-cell office:value-type="float" office:value="33.43" calcext:value-type="float">
            <text:p>33.43</text:p>
          </table:table-cell>
          <table:table-cell table:number-columns-repeated="37"/>
        </table:table-row>
        <table:table-row table:style-name="ro1" table:number-rows-repeated="3"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<text:s/>Goldensection 3</text:p>
          </table:table-cell>
          <table:table-cell/>
          <table:table-cell office:value-type="string" calcext:value-type="string">
            <text:p>Goldensection 2</text:p>
          </table:table-cell>
          <table:table-cell table:number-columns-repeated="2"/>
          <table:table-cell office:value-type="string" calcext:value-type="string">
            <text:p>Gridsearch 3 stop before</text:p>
          </table:table-cell>
          <table:table-cell table:number-columns-repeated="2"/>
          <table:table-cell office:value-type="string" calcext:value-type="string">
            <text:p>Gridsearch 2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Image 1</text:p>
          </table:table-cell>
          <table:table-cell office:value-type="float" office:value="192" calcext:value-type="float">
            <text:p>192</text:p>
          </table:table-cell>
          <table:table-cell office:value-type="float" office:value="33.22" calcext:value-type="float">
            <text:p>33.2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3.22" calcext:value-type="float">
            <text:p>33.2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3.22" calcext:value-type="float">
            <text:p>33.2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3.22" calcext:value-type="float">
            <text:p>33.22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Image 10</text:p>
          </table:table-cell>
          <table:table-cell office:value-type="float" office:value="192" calcext:value-type="float">
            <text:p>192</text:p>
          </table:table-cell>
          <table:table-cell office:value-type="float" office:value="44.07" calcext:value-type="float">
            <text:p>44.0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4.26" calcext:value-type="float">
            <text:p>44.2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4.08" calcext:value-type="float">
            <text:p>44.0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4.26" calcext:value-type="float">
            <text:p>44.26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Image 11</text:p>
          </table:table-cell>
          <table:table-cell office:value-type="float" office:value="200" calcext:value-type="float">
            <text:p>200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.5" calcext:value-type="float">
            <text:p>11.5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Image 12</text:p>
          </table:table-cell>
          <table:table-cell office:value-type="float" office:value="200" calcext:value-type="float">
            <text:p>200</text:p>
          </table:table-cell>
          <table:table-cell office:value-type="float" office:value="12.41" calcext:value-type="float">
            <text:p>12.41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2.42" calcext:value-type="float">
            <text:p>12.4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2.42" calcext:value-type="float">
            <text:p>12.4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2.42" calcext:value-type="float">
            <text:p>12.42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Image 2</text:p>
          </table:table-cell>
          <table:table-cell office:value-type="float" office:value="208" calcext:value-type="float">
            <text:p>208</text:p>
          </table:table-cell>
          <table:table-cell office:value-type="float" office:value="32.74" calcext:value-type="float">
            <text:p>32.7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2.83" calcext:value-type="float">
            <text:p>32.83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2.74" calcext:value-type="float">
            <text:p>32.7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2.83" calcext:value-type="float">
            <text:p>32.83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Image 3</text:p>
          </table:table-cell>
          <table:table-cell office:value-type="float" office:value="200" calcext:value-type="float">
            <text:p>200</text:p>
          </table:table-cell>
          <table:table-cell office:value-type="float" office:value="35.85" calcext:value-type="float">
            <text:p>35.8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5.32" calcext:value-type="float">
            <text:p>35.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5.85" calcext:value-type="float">
            <text:p>35.8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5.32" calcext:value-type="float">
            <text:p>35.32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Image 4</text:p>
          </table:table-cell>
          <table:table-cell office:value-type="float" office:value="208" calcext:value-type="float">
            <text:p>208</text:p>
          </table:table-cell>
          <table:table-cell office:value-type="float" office:value="29.64" calcext:value-type="float">
            <text:p>29.6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9.66" calcext:value-type="float">
            <text:p>29.66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9.59" calcext:value-type="float">
            <text:p>29.59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9.66" calcext:value-type="float">
            <text:p>29.66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Image 5</text:p>
          </table:table-cell>
          <table:table-cell office:value-type="float" office:value="192" calcext:value-type="float">
            <text:p>192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7.24" calcext:value-type="float">
            <text:p>37.2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7.06" calcext:value-type="float">
            <text:p>37.0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7.24" calcext:value-type="float">
            <text:p>37.24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Image 6</text:p>
          </table:table-cell>
          <table:table-cell office:value-type="float" office:value="200" calcext:value-type="float">
            <text:p>200</text:p>
          </table:table-cell>
          <table:table-cell office:value-type="float" office:value="32.45" calcext:value-type="float">
            <text:p>32.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2.39" calcext:value-type="float">
            <text:p>32.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2.37" calcext:value-type="float">
            <text:p>32.3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2.41" calcext:value-type="float">
            <text:p>32.41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Image 7</text:p>
          </table:table-cell>
          <table:table-cell office:value-type="float" office:value="192" calcext:value-type="float">
            <text:p>192</text:p>
          </table:table-cell>
          <table:table-cell office:value-type="float" office:value="33.54" calcext:value-type="float">
            <text:p>33.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.48" calcext:value-type="float">
            <text:p>33.4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3.54" calcext:value-type="float">
            <text:p>33.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.48" calcext:value-type="float">
            <text:p>33.48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Image 8</text:p>
          </table:table-cell>
          <table:table-cell office:value-type="float" office:value="208" calcext:value-type="float">
            <text:p>208</text:p>
          </table:table-cell>
          <table:table-cell office:value-type="float" office:value="29.13" calcext:value-type="float">
            <text:p>29.1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9.14" calcext:value-type="float">
            <text:p>29.1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9.13" calcext:value-type="float">
            <text:p>29.1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9.14" calcext:value-type="float">
            <text:p>29.14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Image 9</text:p>
          </table:table-cell>
          <table:table-cell office:value-type="float" office:value="200" calcext:value-type="float">
            <text:p>200</text:p>
          </table:table-cell>
          <table:table-cell office:value-type="float" office:value="33.45" calcext:value-type="float">
            <text:p>33.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.43" calcext:value-type="float">
            <text:p>33.4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.45" calcext:value-type="float">
            <text:p>33.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.43" calcext:value-type="float">
            <text:p>33.43</text:p>
          </table:table-cell>
          <table:table-cell table:number-columns-repeated="32"/>
        </table:table-row>
        <table:table-row table:style-name="ro1" table:number-rows-repeated="5"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Image 3</text:p>
          </table:table-cell>
          <table:table-cell table:number-columns-repeated="43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no_intermediate_without_opt</text:p>
          </table:table-cell>
          <table:table-cell table:number-columns-repeated="3"/>
          <table:table-cell office:value-type="string" calcext:value-type="string">
            <text:p>intermediate_without_opt</text:p>
          </table:table-cell>
          <table:table-cell table:number-columns-repeated="3"/>
          <table:table-cell office:value-type="string" calcext:value-type="string">
            <text:p>no_intermediate_with_opt</text:p>
          </table:table-cell>
          <table:table-cell table:number-columns-repeated="3"/>
          <table:table-cell office:value-type="string" calcext:value-type="string">
            <text:p>intermediate_with_opt</text:p>
          </table:table-cell>
          <table:table-cell table:number-columns-repeated="3"/>
          <table:table-cell office:value-type="string" calcext:value-type="string">
            <text:p>no_tonal_without_opt</text:p>
          </table:table-cell>
          <table:table-cell table:number-columns-repeated="3"/>
          <table:table-cell office:value-type="string" calcext:value-type="string">
            <text:p>no_tonal_with_opt</text:p>
          </table:table-cell>
          <table:table-cell table:number-columns-repeated="2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893.047485" calcext:value-type="float">
            <text:p>1893.047485</text:p>
          </table:table-cell>
          <table:table-cell office:value-type="float" office:value="1206.184082" calcext:value-type="float">
            <text:p>1206.1840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94.838989" calcext:value-type="float">
            <text:p>1094.838989</text:p>
          </table:table-cell>
          <table:table-cell office:value-type="float" office:value="983.039978" calcext:value-type="float">
            <text:p>983.0399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86.495972" calcext:value-type="float">
            <text:p>1486.495972</text:p>
          </table:table-cell>
          <table:table-cell office:value-type="float" office:value="1285.019653" calcext:value-type="float">
            <text:p>1285.0196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90.32251" calcext:value-type="float">
            <text:p>990.32251</text:p>
          </table:table-cell>
          <table:table-cell office:value-type="float" office:value="983.039978" calcext:value-type="float">
            <text:p>983.0399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25.712891" calcext:value-type="float">
            <text:p>1925.712891</text:p>
          </table:table-cell>
          <table:table-cell office:value-type="float" office:value="1585.54834" calcext:value-type="float">
            <text:p>1585.548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12.95752" calcext:value-type="float">
            <text:p>1512.95752</text:p>
          </table:table-cell>
          <table:table-cell office:value-type="float" office:value="1478.255615" calcext:value-type="float">
            <text:p>1478.25561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02.852051" calcext:value-type="float">
            <text:p>702.852051</text:p>
          </table:table-cell>
          <table:table-cell office:value-type="float" office:value="843.811157" calcext:value-type="float">
            <text:p>843.8111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2.289062" calcext:value-type="float">
            <text:p>362.289062</text:p>
          </table:table-cell>
          <table:table-cell office:value-type="float" office:value="725.490784" calcext:value-type="float">
            <text:p>725.4907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4.843292" calcext:value-type="float">
            <text:p>444.843292</text:p>
          </table:table-cell>
          <table:table-cell office:value-type="float" office:value="809.086426" calcext:value-type="float">
            <text:p>809.0864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1.527008" calcext:value-type="float">
            <text:p>311.527008</text:p>
          </table:table-cell>
          <table:table-cell office:value-type="float" office:value="717.547424" calcext:value-type="float">
            <text:p>717.5474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5.857361" calcext:value-type="float">
            <text:p>735.857361</text:p>
          </table:table-cell>
          <table:table-cell office:value-type="float" office:value="1236.52832" calcext:value-type="float">
            <text:p>1236.528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8.832733" calcext:value-type="float">
            <text:p>468.832733</text:p>
          </table:table-cell>
          <table:table-cell office:value-type="float" office:value="1080.263794" calcext:value-type="float">
            <text:p>1080.26379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6.948242" calcext:value-type="float">
            <text:p>306.948242</text:p>
          </table:table-cell>
          <table:table-cell office:value-type="float" office:value="694.727905" calcext:value-type="float">
            <text:p>694.7279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.93626" calcext:value-type="float">
            <text:p>35.93626</text:p>
          </table:table-cell>
          <table:table-cell office:value-type="float" office:value="653.182739" calcext:value-type="float">
            <text:p>653.1827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.749542" calcext:value-type="float">
            <text:p>256.749542</text:p>
          </table:table-cell>
          <table:table-cell office:value-type="float" office:value="722.823547" calcext:value-type="float">
            <text:p>722.8235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8.52739" calcext:value-type="float">
            <text:p>168.52739</text:p>
          </table:table-cell>
          <table:table-cell office:value-type="float" office:value="673.315063" calcext:value-type="float">
            <text:p>673.3150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4.733368" calcext:value-type="float">
            <text:p>334.733368</text:p>
          </table:table-cell>
          <table:table-cell office:value-type="float" office:value="1045.787231" calcext:value-type="float">
            <text:p>1045.7872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2.8862" calcext:value-type="float">
            <text:p>282.8862</text:p>
          </table:table-cell>
          <table:table-cell office:value-type="float" office:value="987.979919" calcext:value-type="float">
            <text:p>987.97991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0.995865" calcext:value-type="float">
            <text:p>160.995865</text:p>
          </table:table-cell>
          <table:table-cell office:value-type="float" office:value="620.214539" calcext:value-type="float">
            <text:p>620.2145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.056305" calcext:value-type="float">
            <text:p>24.056305</text:p>
          </table:table-cell>
          <table:table-cell office:value-type="float" office:value="563.34668" calcext:value-type="float">
            <text:p>563.346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5.657043" calcext:value-type="float">
            <text:p>95.657043</text:p>
          </table:table-cell>
          <table:table-cell office:value-type="float" office:value="646.736816" calcext:value-type="float">
            <text:p>646.7368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.039171" calcext:value-type="float">
            <text:p>23.039171</text:p>
          </table:table-cell>
          <table:table-cell office:value-type="float" office:value="599.414612" calcext:value-type="float">
            <text:p>599.4146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9.14209" calcext:value-type="float">
            <text:p>179.14209</text:p>
          </table:table-cell>
          <table:table-cell office:value-type="float" office:value="954.407776" calcext:value-type="float">
            <text:p>954.4077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9.296181" calcext:value-type="float">
            <text:p>109.296181</text:p>
          </table:table-cell>
          <table:table-cell office:value-type="float" office:value="869.946899" calcext:value-type="float">
            <text:p>869.94689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1.329079" calcext:value-type="float">
            <text:p>91.329079</text:p>
          </table:table-cell>
          <table:table-cell office:value-type="float" office:value="574.877197" calcext:value-type="float">
            <text:p>574.8771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.176575" calcext:value-type="float">
            <text:p>18.176575</text:p>
          </table:table-cell>
          <table:table-cell office:value-type="float" office:value="569.878235" calcext:value-type="float">
            <text:p>569.8782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6.787563" calcext:value-type="float">
            <text:p>36.787563</text:p>
          </table:table-cell>
          <table:table-cell office:value-type="float" office:value="578.25885" calcext:value-type="float">
            <text:p>578.258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.52635" calcext:value-type="float">
            <text:p>18.52635</text:p>
          </table:table-cell>
          <table:table-cell office:value-type="float" office:value="556.963196" calcext:value-type="float">
            <text:p>556.9631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1.664955" calcext:value-type="float">
            <text:p>101.664955</text:p>
          </table:table-cell>
          <table:table-cell office:value-type="float" office:value="866.114563" calcext:value-type="float">
            <text:p>866.1145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3.595348" calcext:value-type="float">
            <text:p>43.595348</text:p>
          </table:table-cell>
          <table:table-cell office:value-type="float" office:value="725.490784" calcext:value-type="float">
            <text:p>725.49078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2.263317" calcext:value-type="float">
            <text:p>52.263317</text:p>
          </table:table-cell>
          <table:table-cell office:value-type="float" office:value="555.389832" calcext:value-type="float">
            <text:p>555.3898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.123583" calcext:value-type="float">
            <text:p>20.123583</text:p>
          </table:table-cell>
          <table:table-cell office:value-type="float" office:value="537.180298" calcext:value-type="float">
            <text:p>537.1802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.347347" calcext:value-type="float">
            <text:p>18.347347</text:p>
          </table:table-cell>
          <table:table-cell office:value-type="float" office:value="520.127014" calcext:value-type="float">
            <text:p>520.1270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.261682" calcext:value-type="float">
            <text:p>14.261682</text:p>
          </table:table-cell>
          <table:table-cell office:value-type="float" office:value="528.516113" calcext:value-type="float">
            <text:p>528.5161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9.659595" calcext:value-type="float">
            <text:p>59.659595</text:p>
          </table:table-cell>
          <table:table-cell office:value-type="float" office:value="783.298828" calcext:value-type="float">
            <text:p>783.2988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.494514" calcext:value-type="float">
            <text:p>23.494514</text:p>
          </table:table-cell>
          <table:table-cell office:value-type="float" office:value="651.019897" calcext:value-type="float">
            <text:p>651.01989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6.220469" calcext:value-type="float">
            <text:p>26.220469</text:p>
          </table:table-cell>
          <table:table-cell office:value-type="float" office:value="506.721649" calcext:value-type="float">
            <text:p>506.7216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.043574" calcext:value-type="float">
            <text:p>13.043574</text:p>
          </table:table-cell>
          <table:table-cell office:value-type="float" office:value="500.274811" calcext:value-type="float">
            <text:p>500.2748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.09473" calcext:value-type="float">
            <text:p>14.09473</text:p>
          </table:table-cell>
          <table:table-cell office:value-type="float" office:value="497.74176" calcext:value-type="float">
            <text:p>497.741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.797287" calcext:value-type="float">
            <text:p>11.797287</text:p>
          </table:table-cell>
          <table:table-cell office:value-type="float" office:value="491.519989" calcext:value-type="float">
            <text:p>491.5199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.840958" calcext:value-type="float">
            <text:p>32.840958</text:p>
          </table:table-cell>
          <table:table-cell office:value-type="float" office:value="692.281677" calcext:value-type="float">
            <text:p>692.2816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.656219" calcext:value-type="float">
            <text:p>17.656219</text:p>
          </table:table-cell>
          <table:table-cell office:value-type="float" office:value="588.646729" calcext:value-type="float">
            <text:p>588.64672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.359103" calcext:value-type="float">
            <text:p>15.359103</text:p>
          </table:table-cell>
          <table:table-cell office:value-type="float" office:value="485.451843" calcext:value-type="float">
            <text:p>485.4518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.692004" calcext:value-type="float">
            <text:p>10.692004</text:p>
          </table:table-cell>
          <table:table-cell office:value-type="float" office:value="460.440277" calcext:value-type="float">
            <text:p>460.44027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.017861" calcext:value-type="float">
            <text:p>11.017861</text:p>
          </table:table-cell>
          <table:table-cell office:value-type="float" office:value="434.97345" calcext:value-type="float">
            <text:p>434.973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.349121" calcext:value-type="float">
            <text:p>10.349121</text:p>
          </table:table-cell>
          <table:table-cell office:value-type="float" office:value="408.748444" calcext:value-type="float">
            <text:p>408.7484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.367243" calcext:value-type="float">
            <text:p>20.367243</text:p>
          </table:table-cell>
          <table:table-cell office:value-type="float" office:value="638.337646" calcext:value-type="float">
            <text:p>638.33764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.303773" calcext:value-type="float">
            <text:p>13.303773</text:p>
          </table:table-cell>
          <table:table-cell office:value-type="float" office:value="552.269653" calcext:value-type="float">
            <text:p>552.26965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.330287" calcext:value-type="float">
            <text:p>9.330287</text:p>
          </table:table-cell>
          <table:table-cell office:value-type="float" office:value="460.440277" calcext:value-type="float">
            <text:p>460.4402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.7626" calcext:value-type="float">
            <text:p>8.7626</text:p>
          </table:table-cell>
          <table:table-cell office:value-type="float" office:value="435.937927" calcext:value-type="float">
            <text:p>435.9379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.359105" calcext:value-type="float">
            <text:p>11.359105</text:p>
          </table:table-cell>
          <table:table-cell office:value-type="float" office:value="317.621979" calcext:value-type="float">
            <text:p>317.6219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141527" calcext:value-type="float">
            <text:p>10.141527</text:p>
          </table:table-cell>
          <table:table-cell office:value-type="float" office:value="295.651123" calcext:value-type="float">
            <text:p>295.6511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.363357" calcext:value-type="float">
            <text:p>13.363357</text:p>
          </table:table-cell>
          <table:table-cell office:value-type="float" office:value="590.414429" calcext:value-type="float">
            <text:p>590.4144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.30644" calcext:value-type="float">
            <text:p>17.30644</text:p>
          </table:table-cell>
          <table:table-cell office:value-type="float" office:value="476.048431" calcext:value-type="float">
            <text:p>476.04843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.014458" calcext:value-type="float">
            <text:p>8.014458</text:p>
          </table:table-cell>
          <table:table-cell office:value-type="float" office:value="385.50589" calcext:value-type="float">
            <text:p>385.5058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106916" calcext:value-type="float">
            <text:p>8.106916</text:p>
          </table:table-cell>
          <table:table-cell office:value-type="float" office:value="389.322784" calcext:value-type="float">
            <text:p>389.3227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.010451" calcext:value-type="float">
            <text:p>10.010451</text:p>
          </table:table-cell>
          <table:table-cell office:value-type="float" office:value="251.7388" calcext:value-type="float">
            <text:p>251.738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.363297" calcext:value-type="float">
            <text:p>9.363297</text:p>
          </table:table-cell>
          <table:table-cell office:value-type="float" office:value="263.196777" calcext:value-type="float">
            <text:p>263.19677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.377538" calcext:value-type="float">
            <text:p>12.377538</text:p>
          </table:table-cell>
          <table:table-cell office:value-type="float" office:value="538.652039" calcext:value-type="float">
            <text:p>538.65203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9.748823" calcext:value-type="float">
            <text:p>19.748823</text:p>
          </table:table-cell>
          <table:table-cell office:value-type="float" office:value="366.805969" calcext:value-type="float">
            <text:p>366.80596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.383519" calcext:value-type="float">
            <text:p>7.383519</text:p>
          </table:table-cell>
          <table:table-cell office:value-type="float" office:value="316.59903" calcext:value-type="float">
            <text:p>316.5990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.840288" calcext:value-type="float">
            <text:p>6.840288</text:p>
          </table:table-cell>
          <table:table-cell office:value-type="float" office:value="296.542999" calcext:value-type="float">
            <text:p>296.5429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794788" calcext:value-type="float">
            <text:p>8.794788</text:p>
          </table:table-cell>
          <table:table-cell office:value-type="float" office:value="246.685074" calcext:value-type="float">
            <text:p>246.68507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935325" calcext:value-type="float">
            <text:p>8.935325</text:p>
          </table:table-cell>
          <table:table-cell office:value-type="float" office:value="258.015747" calcext:value-type="float">
            <text:p>258.01574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.128285" calcext:value-type="float">
            <text:p>12.128285</text:p>
          </table:table-cell>
          <table:table-cell office:value-type="float" office:value="495.234253" calcext:value-type="float">
            <text:p>495.2342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.803586" calcext:value-type="float">
            <text:p>14.803586</text:p>
          </table:table-cell>
          <table:table-cell office:value-type="float" office:value="330.989899" calcext:value-type="float">
            <text:p>330.98989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.74241" calcext:value-type="float">
            <text:p>6.74241</text:p>
          </table:table-cell>
          <table:table-cell office:value-type="float" office:value="267.130432" calcext:value-type="float">
            <text:p>267.13043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.210247" calcext:value-type="float">
            <text:p>6.210247</text:p>
          </table:table-cell>
          <table:table-cell office:value-type="float" office:value="254.344116" calcext:value-type="float">
            <text:p>254.3441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.218153" calcext:value-type="float">
            <text:p>8.218153</text:p>
          </table:table-cell>
          <table:table-cell office:value-type="float" office:value="262.84491" calcext:value-type="float">
            <text:p>262.844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.288661" calcext:value-type="float">
            <text:p>8.288661</text:p>
          </table:table-cell>
          <table:table-cell office:value-type="float" office:value="254.015503" calcext:value-type="float">
            <text:p>254.0155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.849869" calcext:value-type="float">
            <text:p>12.849869</text:p>
          </table:table-cell>
          <table:table-cell office:value-type="float" office:value="437.87973" calcext:value-type="float">
            <text:p>437.8797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.102498" calcext:value-type="float">
            <text:p>11.102498</text:p>
          </table:table-cell>
          <table:table-cell office:value-type="float" office:value="330.989899" calcext:value-type="float">
            <text:p>330.98989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.52915" calcext:value-type="float">
            <text:p>6.52915</text:p>
          </table:table-cell>
          <table:table-cell office:value-type="float" office:value="246.067581" calcext:value-type="float">
            <text:p>246.0675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.304777" calcext:value-type="float">
            <text:p>6.304777</text:p>
          </table:table-cell>
          <table:table-cell office:value-type="float" office:value="248.87088" calcext:value-type="float">
            <text:p>248.8708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.602123" calcext:value-type="float">
            <text:p>7.602123</text:p>
          </table:table-cell>
          <table:table-cell office:value-type="float" office:value="239.765854" calcext:value-type="float">
            <text:p>239.76585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.838128" calcext:value-type="float">
            <text:p>7.838128</text:p>
          </table:table-cell>
          <table:table-cell office:value-type="float" office:value="242.426636" calcext:value-type="float">
            <text:p>242.42663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.124972" calcext:value-type="float">
            <text:p>13.124972</text:p>
          </table:table-cell>
          <table:table-cell office:value-type="float" office:value="388.553345" calcext:value-type="float">
            <text:p>388.5533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.850739" calcext:value-type="float">
            <text:p>10.850739</text:p>
          </table:table-cell>
          <table:table-cell office:value-type="float" office:value="310.597168" calcext:value-type="float">
            <text:p>310.59716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.981203" calcext:value-type="float">
            <text:p>5.981203</text:p>
          </table:table-cell>
          <table:table-cell office:value-type="float" office:value="234.336121" calcext:value-type="float">
            <text:p>234.33612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882975" calcext:value-type="float">
            <text:p>5.882975</text:p>
          </table:table-cell>
          <table:table-cell office:value-type="float" office:value="231.303528" calcext:value-type="float">
            <text:p>231.30352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.491911" calcext:value-type="float">
            <text:p>7.491911</text:p>
          </table:table-cell>
          <table:table-cell office:value-type="float" office:value="224.438354" calcext:value-type="float">
            <text:p>224.4383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.709852" calcext:value-type="float">
            <text:p>7.709852</text:p>
          </table:table-cell>
          <table:table-cell office:value-type="float" office:value="216.528641" calcext:value-type="float">
            <text:p>216.5286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.440856" calcext:value-type="float">
            <text:p>10.440856</text:p>
          </table:table-cell>
          <table:table-cell office:value-type="float" office:value="347.97876" calcext:value-type="float">
            <text:p>347.978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.312997" calcext:value-type="float">
            <text:p>10.312997</text:p>
          </table:table-cell>
          <table:table-cell office:value-type="float" office:value="278.087708" calcext:value-type="float">
            <text:p>278.08770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.654512" calcext:value-type="float">
            <text:p>5.654512</text:p>
          </table:table-cell>
          <table:table-cell office:value-type="float" office:value="208.49205" calcext:value-type="float">
            <text:p>208.492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.626031" calcext:value-type="float">
            <text:p>5.626031</text:p>
          </table:table-cell>
          <table:table-cell office:value-type="float" office:value="211.634018" calcext:value-type="float">
            <text:p>211.6340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.180854" calcext:value-type="float">
            <text:p>7.180854</text:p>
          </table:table-cell>
          <table:table-cell office:value-type="float" office:value="208.271179" calcext:value-type="float">
            <text:p>208.2711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.435798" calcext:value-type="float">
            <text:p>7.435798</text:p>
          </table:table-cell>
          <table:table-cell office:value-type="float" office:value="209.15744" calcext:value-type="float">
            <text:p>209.157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.219116" calcext:value-type="float">
            <text:p>10.219116</text:p>
          </table:table-cell>
          <table:table-cell office:value-type="float" office:value="324.971893" calcext:value-type="float">
            <text:p>324.9718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.500533" calcext:value-type="float">
            <text:p>9.500533</text:p>
          </table:table-cell>
          <table:table-cell office:value-type="float" office:value="258.694733" calcext:value-type="float">
            <text:p>258.69473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.4821" calcext:value-type="float">
            <text:p>5.4821</text:p>
          </table:table-cell>
          <table:table-cell office:value-type="float" office:value="213.240784" calcext:value-type="float">
            <text:p>213.2407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458801" calcext:value-type="float">
            <text:p>5.458801</text:p>
          </table:table-cell>
          <table:table-cell office:value-type="float" office:value="214.403488" calcext:value-type="float">
            <text:p>214.4034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062698" calcext:value-type="float">
            <text:p>7.062698</text:p>
          </table:table-cell>
          <table:table-cell office:value-type="float" office:value="190.696411" calcext:value-type="float">
            <text:p>190.6964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3262" calcext:value-type="float">
            <text:p>7.3262</text:p>
          </table:table-cell>
          <table:table-cell office:value-type="float" office:value="195.241318" calcext:value-type="float">
            <text:p>195.2413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.607118" calcext:value-type="float">
            <text:p>9.607118</text:p>
          </table:table-cell>
          <table:table-cell office:value-type="float" office:value="352.976654" calcext:value-type="float">
            <text:p>352.97665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.22634" calcext:value-type="float">
            <text:p>9.22634</text:p>
          </table:table-cell>
          <table:table-cell office:value-type="float" office:value="238.601944" calcext:value-type="float">
            <text:p>238.60194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.208613" calcext:value-type="float">
            <text:p>5.208613</text:p>
          </table:table-cell>
          <table:table-cell office:value-type="float" office:value="208.935181" calcext:value-type="float">
            <text:p>208.93518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.186345" calcext:value-type="float">
            <text:p>5.186345</text:p>
          </table:table-cell>
          <table:table-cell office:value-type="float" office:value="205.227554" calcext:value-type="float">
            <text:p>205.22755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.109093" calcext:value-type="float">
            <text:p>7.109093</text:p>
          </table:table-cell>
          <table:table-cell office:value-type="float" office:value="184.435272" calcext:value-type="float">
            <text:p>184.43527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.378864" calcext:value-type="float">
            <text:p>7.378864</text:p>
          </table:table-cell>
          <table:table-cell office:value-type="float" office:value="190.881546" calcext:value-type="float">
            <text:p>190.88154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215302" calcext:value-type="float">
            <text:p>9.215302</text:p>
          </table:table-cell>
          <table:table-cell office:value-type="float" office:value="322.308197" calcext:value-type="float">
            <text:p>322.30819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322003" calcext:value-type="float">
            <text:p>9.322003</text:p>
          </table:table-cell>
          <table:table-cell office:value-type="float" office:value="233.778839" calcext:value-type="float">
            <text:p>233.77883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.976701" calcext:value-type="float">
            <text:p>4.976701</text:p>
          </table:table-cell>
          <table:table-cell office:value-type="float" office:value="195.435394" calcext:value-type="float">
            <text:p>195.43539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938966" calcext:value-type="float">
            <text:p>4.938966</text:p>
          </table:table-cell>
          <table:table-cell office:value-type="float" office:value="194.854309" calcext:value-type="float">
            <text:p>194.8543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.202744" calcext:value-type="float">
            <text:p>7.202744</text:p>
          </table:table-cell>
          <table:table-cell office:value-type="float" office:value="182.044449" calcext:value-type="float">
            <text:p>182.04444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.03775" calcext:value-type="float">
            <text:p>7.03775</text:p>
          </table:table-cell>
          <table:table-cell office:value-type="float" office:value="185.479248" calcext:value-type="float">
            <text:p>185.4792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.762891" calcext:value-type="float">
            <text:p>8.762891</text:p>
          </table:table-cell>
          <table:table-cell office:value-type="float" office:value="286.600586" calcext:value-type="float">
            <text:p>286.6005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.101719" calcext:value-type="float">
            <text:p>9.101719</text:p>
          </table:table-cell>
          <table:table-cell office:value-type="float" office:value="222.91156" calcext:value-type="float">
            <text:p>222.9115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9597" calcext:value-type="float">
            <text:p>4.9597</text:p>
          </table:table-cell>
          <table:table-cell office:value-type="float" office:value="189.959427" calcext:value-type="float">
            <text:p>189.9594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8792" calcext:value-type="float">
            <text:p>4.8792</text:p>
          </table:table-cell>
          <table:table-cell office:value-type="float" office:value="188.683304" calcext:value-type="float">
            <text:p>188.68330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.133714" calcext:value-type="float">
            <text:p>7.133714</text:p>
          </table:table-cell>
          <table:table-cell office:value-type="float" office:value="174.918152" calcext:value-type="float">
            <text:p>174.9181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.979779" calcext:value-type="float">
            <text:p>6.979779</text:p>
          </table:table-cell>
          <table:table-cell office:value-type="float" office:value="178.410156" calcext:value-type="float">
            <text:p>178.4101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.644066" calcext:value-type="float">
            <text:p>8.644066</text:p>
          </table:table-cell>
          <table:table-cell office:value-type="float" office:value="274.592194" calcext:value-type="float">
            <text:p>274.5921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.991567" calcext:value-type="float">
            <text:p>8.991567</text:p>
          </table:table-cell>
          <table:table-cell office:value-type="float" office:value="211.634018" calcext:value-type="float">
            <text:p>211.63401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.890031" calcext:value-type="float">
            <text:p>4.890031</text:p>
          </table:table-cell>
          <table:table-cell office:value-type="float" office:value="175.542862" calcext:value-type="float">
            <text:p>175.54286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.839433" calcext:value-type="float">
            <text:p>4.839433</text:p>
          </table:table-cell>
          <table:table-cell office:value-type="float" office:value="175.073914" calcext:value-type="float">
            <text:p>175.07391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.122927" calcext:value-type="float">
            <text:p>6.122927</text:p>
          </table:table-cell>
          <table:table-cell office:value-type="float" office:value="170.223373" calcext:value-type="float">
            <text:p>170.22337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.396488" calcext:value-type="float">
            <text:p>6.396488</text:p>
          </table:table-cell>
          <table:table-cell office:value-type="float" office:value="177.124329" calcext:value-type="float">
            <text:p>177.12432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.58158" calcext:value-type="float">
            <text:p>8.58158</text:p>
          </table:table-cell>
          <table:table-cell office:value-type="float" office:value="250.456055" calcext:value-type="float">
            <text:p>250.45605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.230545" calcext:value-type="float">
            <text:p>8.230545</text:p>
          </table:table-cell>
          <table:table-cell office:value-type="float" office:value="209.380188" calcext:value-type="float">
            <text:p>209.38018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.887298" calcext:value-type="float">
            <text:p>4.887298</text:p>
          </table:table-cell>
          <table:table-cell office:value-type="float" office:value="172.161118" calcext:value-type="float">
            <text:p>172.16111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.836143" calcext:value-type="float">
            <text:p>4.836143</text:p>
          </table:table-cell>
          <table:table-cell office:value-type="float" office:value="171.112274" calcext:value-type="float">
            <text:p>171.11227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.160904" calcext:value-type="float">
            <text:p>6.160904</text:p>
          </table:table-cell>
          <table:table-cell office:value-type="float" office:value="166.616943" calcext:value-type="float">
            <text:p>166.61694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.424448" calcext:value-type="float">
            <text:p>6.424448</text:p>
          </table:table-cell>
          <table:table-cell office:value-type="float" office:value="170.666672" calcext:value-type="float">
            <text:p>170.66667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.58158" calcext:value-type="float">
            <text:p>8.58158</text:p>
          </table:table-cell>
          <table:table-cell office:value-type="float" office:value="249.502533" calcext:value-type="float">
            <text:p>249.50253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.224169" calcext:value-type="float">
            <text:p>8.224169</text:p>
          </table:table-cell>
          <table:table-cell office:value-type="float" office:value="202.479919" calcext:value-type="float">
            <text:p>202.47991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.888749" calcext:value-type="float">
            <text:p>4.888749</text:p>
          </table:table-cell>
          <table:table-cell office:value-type="float" office:value="168.328766" calcext:value-type="float">
            <text:p>168.32876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.893449" calcext:value-type="float">
            <text:p>4.893449</text:p>
          </table:table-cell>
          <table:table-cell office:value-type="float" office:value="169.343674" calcext:value-type="float">
            <text:p>169.3436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235479" calcext:value-type="float">
            <text:p>6.235479</text:p>
          </table:table-cell>
          <table:table-cell office:value-type="float" office:value="161.154099" calcext:value-type="float">
            <text:p>161.1540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447567" calcext:value-type="float">
            <text:p>6.447567</text:p>
          </table:table-cell>
          <table:table-cell office:value-type="float" office:value="166.475861" calcext:value-type="float">
            <text:p>166.47586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.544561" calcext:value-type="float">
            <text:p>8.544561</text:p>
          </table:table-cell>
          <table:table-cell office:value-type="float" office:value="239.18248" calcext:value-type="float">
            <text:p>239.1824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.128554" calcext:value-type="float">
            <text:p>8.128554</text:p>
          </table:table-cell>
          <table:table-cell office:value-type="float" office:value="200.211807" calcext:value-type="float">
            <text:p>200.21180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.724537" calcext:value-type="float">
            <text:p>4.724537</text:p>
          </table:table-cell>
          <table:table-cell office:value-type="float" office:value="161.684204" calcext:value-type="float">
            <text:p>161.68420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727579" calcext:value-type="float">
            <text:p>4.727579</text:p>
          </table:table-cell>
          <table:table-cell office:value-type="float" office:value="162.754974" calcext:value-type="float">
            <text:p>162.75497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.988043" calcext:value-type="float">
            <text:p>5.988043</text:p>
          </table:table-cell>
          <table:table-cell office:value-type="float" office:value="161.950577" calcext:value-type="float">
            <text:p>161.9505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.187856" calcext:value-type="float">
            <text:p>6.187856</text:p>
          </table:table-cell>
          <table:table-cell office:value-type="float" office:value="164.250626" calcext:value-type="float">
            <text:p>164.25062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.355673" calcext:value-type="float">
            <text:p>8.355673</text:p>
          </table:table-cell>
          <table:table-cell office:value-type="float" office:value="230.220139" calcext:value-type="float">
            <text:p>230.22013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.811348" calcext:value-type="float">
            <text:p>7.811348</text:p>
          </table:table-cell>
          <table:table-cell office:value-type="float" office:value="196.411591" calcext:value-type="float">
            <text:p>196.41159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.585217" calcext:value-type="float">
            <text:p>4.585217</text:p>
          </table:table-cell>
          <table:table-cell office:value-type="float" office:value="157.538467" calcext:value-type="float">
            <text:p>157.5384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546032" calcext:value-type="float">
            <text:p>4.546032</text:p>
          </table:table-cell>
          <table:table-cell office:value-type="float" office:value="157.918076" calcext:value-type="float">
            <text:p>157.91807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.108551" calcext:value-type="float">
            <text:p>6.108551</text:p>
          </table:table-cell>
          <table:table-cell office:value-type="float" office:value="153.960846" calcext:value-type="float">
            <text:p>153.9608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.231203" calcext:value-type="float">
            <text:p>6.231203</text:p>
          </table:table-cell>
          <table:table-cell office:value-type="float" office:value="158.427078" calcext:value-type="float">
            <text:p>158.42707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.179751" calcext:value-type="float">
            <text:p>8.179751</text:p>
          </table:table-cell>
          <table:table-cell office:value-type="float" office:value="219.919464" calcext:value-type="float">
            <text:p>219.9194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.596883" calcext:value-type="float">
            <text:p>7.596883</text:p>
          </table:table-cell>
          <table:table-cell office:value-type="float" office:value="188.141632" calcext:value-type="float">
            <text:p>188.14163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.429752" calcext:value-type="float">
            <text:p>4.429752</text:p>
          </table:table-cell>
          <table:table-cell office:value-type="float" office:value="155.053635" calcext:value-type="float">
            <text:p>155.05363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.415446" calcext:value-type="float">
            <text:p>4.415446</text:p>
          </table:table-cell>
          <table:table-cell office:value-type="float" office:value="154.809448" calcext:value-type="float">
            <text:p>154.80944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.177645" calcext:value-type="float">
            <text:p>6.177645</text:p>
          </table:table-cell>
          <table:table-cell office:value-type="float" office:value="150.657471" calcext:value-type="float">
            <text:p>150.65747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.093981" calcext:value-type="float">
            <text:p>6.093981</text:p>
          </table:table-cell>
          <table:table-cell office:value-type="float" office:value="155.17601" calcext:value-type="float">
            <text:p>155.1760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.962604" calcext:value-type="float">
            <text:p>7.962604</text:p>
          </table:table-cell>
          <table:table-cell office:value-type="float" office:value="213.704346" calcext:value-type="float">
            <text:p>213.70434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.515242" calcext:value-type="float">
            <text:p>7.515242</text:p>
          </table:table-cell>
          <table:table-cell office:value-type="float" office:value="181.038681" calcext:value-type="float">
            <text:p>181.03868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.404967" calcext:value-type="float">
            <text:p>4.404967</text:p>
          </table:table-cell>
          <table:table-cell office:value-type="float" office:value="151.469955" calcext:value-type="float">
            <text:p>151.46995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.403191" calcext:value-type="float">
            <text:p>4.403191</text:p>
          </table:table-cell>
          <table:table-cell office:value-type="float" office:value="151.586746" calcext:value-type="float">
            <text:p>151.58674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.983423" calcext:value-type="float">
            <text:p>5.983423</text:p>
          </table:table-cell>
          <table:table-cell office:value-type="float" office:value="146.941711" calcext:value-type="float">
            <text:p>146.9417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.001553" calcext:value-type="float">
            <text:p>6.001553</text:p>
          </table:table-cell>
          <table:table-cell office:value-type="float" office:value="152.17337" calcext:value-type="float">
            <text:p>152.1733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.979897" calcext:value-type="float">
            <text:p>7.979897</text:p>
          </table:table-cell>
          <table:table-cell office:value-type="float" office:value="208.49205" calcext:value-type="float">
            <text:p>208.492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.458124" calcext:value-type="float">
            <text:p>7.458124</text:p>
          </table:table-cell>
          <table:table-cell office:value-type="float" office:value="177.925797" calcext:value-type="float">
            <text:p>177.92579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.390544" calcext:value-type="float">
            <text:p>4.390544</text:p>
          </table:table-cell>
          <table:table-cell office:value-type="float" office:value="148.720123" calcext:value-type="float">
            <text:p>148.7201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343142" calcext:value-type="float">
            <text:p>4.343142</text:p>
          </table:table-cell>
          <table:table-cell office:value-type="float" office:value="149.625565" calcext:value-type="float">
            <text:p>149.62556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.879024" calcext:value-type="float">
            <text:p>5.879024</text:p>
          </table:table-cell>
          <table:table-cell office:value-type="float" office:value="143.824432" calcext:value-type="float">
            <text:p>143.82443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.995747" calcext:value-type="float">
            <text:p>5.995747</text:p>
          </table:table-cell>
          <table:table-cell office:value-type="float" office:value="148.720123" calcext:value-type="float">
            <text:p>148.7201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.914419" calcext:value-type="float">
            <text:p>7.914419</text:p>
          </table:table-cell>
          <table:table-cell office:value-type="float" office:value="201.236435" calcext:value-type="float">
            <text:p>201.23643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.341885" calcext:value-type="float">
            <text:p>7.341885</text:p>
          </table:table-cell>
          <table:table-cell office:value-type="float" office:value="172.614578" calcext:value-type="float">
            <text:p>172.61457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.254547" calcext:value-type="float">
            <text:p>4.254547</text:p>
          </table:table-cell>
          <table:table-cell office:value-type="float" office:value="145.312637" calcext:value-type="float">
            <text:p>145.31263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.252223" calcext:value-type="float">
            <text:p>4.252223</text:p>
          </table:table-cell>
          <table:table-cell office:value-type="float" office:value="146.285721" calcext:value-type="float">
            <text:p>146.28572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.934158" calcext:value-type="float">
            <text:p>5.934158</text:p>
          </table:table-cell>
          <table:table-cell office:value-type="float" office:value="141.546432" calcext:value-type="float">
            <text:p>141.54643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.940929" calcext:value-type="float">
            <text:p>5.940929</text:p>
          </table:table-cell>
          <table:table-cell office:value-type="float" office:value="146.503723" calcext:value-type="float">
            <text:p>146.5037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.513948" calcext:value-type="float">
            <text:p>7.513948</text:p>
          </table:table-cell>
          <table:table-cell office:value-type="float" office:value="195.241318" calcext:value-type="float">
            <text:p>195.24131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.282843" calcext:value-type="float">
            <text:p>7.282843</text:p>
          </table:table-cell>
          <table:table-cell office:value-type="float" office:value="168.328766" calcext:value-type="float">
            <text:p>168.32876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213003" calcext:value-type="float">
            <text:p>4.213003</text:p>
          </table:table-cell>
          <table:table-cell office:value-type="float" office:value="144.140762" calcext:value-type="float">
            <text:p>144.14076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.232772" calcext:value-type="float">
            <text:p>4.232772</text:p>
          </table:table-cell>
          <table:table-cell office:value-type="float" office:value="142.366394" calcext:value-type="float">
            <text:p>142.3663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.966717" calcext:value-type="float">
            <text:p>5.966717</text:p>
          </table:table-cell>
          <table:table-cell office:value-type="float" office:value="138.358902" calcext:value-type="float">
            <text:p>138.3589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.940511" calcext:value-type="float">
            <text:p>5.940511</text:p>
          </table:table-cell>
          <table:table-cell office:value-type="float" office:value="144.884308" calcext:value-type="float">
            <text:p>144.88430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.474087" calcext:value-type="float">
            <text:p>7.474087</text:p>
          </table:table-cell>
          <table:table-cell office:value-type="float" office:value="189.593063" calcext:value-type="float">
            <text:p>189.59306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.238206" calcext:value-type="float">
            <text:p>7.238206</text:p>
          </table:table-cell>
          <table:table-cell office:value-type="float" office:value="164.250626" calcext:value-type="float">
            <text:p>164.25062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.18364" calcext:value-type="float">
            <text:p>4.18364</text:p>
          </table:table-cell>
          <table:table-cell office:value-type="float" office:value="141.750534" calcext:value-type="float">
            <text:p>141.75053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.200653" calcext:value-type="float">
            <text:p>4.200653</text:p>
          </table:table-cell>
          <table:table-cell office:value-type="float" office:value="140.635193" calcext:value-type="float">
            <text:p>140.63519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.831453" calcext:value-type="float">
            <text:p>5.831453</text:p>
          </table:table-cell>
          <table:table-cell office:value-type="float" office:value="136.249481" calcext:value-type="float">
            <text:p>136.24948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.813925" calcext:value-type="float">
            <text:p>5.813925</text:p>
          </table:table-cell>
          <table:table-cell office:value-type="float" office:value="142.676346" calcext:value-type="float">
            <text:p>142.67634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.470623" calcext:value-type="float">
            <text:p>7.470623</text:p>
          </table:table-cell>
          <table:table-cell office:value-type="float" office:value="185.479248" calcext:value-type="float">
            <text:p>185.47924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.102257" calcext:value-type="float">
            <text:p>7.102257</text:p>
          </table:table-cell>
          <table:table-cell office:value-type="float" office:value="162.889816" calcext:value-type="float">
            <text:p>162.88981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.164624" calcext:value-type="float">
            <text:p>4.164624</text:p>
          </table:table-cell>
          <table:table-cell office:value-type="float" office:value="139.735611" calcext:value-type="float">
            <text:p>139.73561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.166096" calcext:value-type="float">
            <text:p>4.166096</text:p>
          </table:table-cell>
          <table:table-cell office:value-type="float" office:value="138.945587" calcext:value-type="float">
            <text:p>138.94558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.728293" calcext:value-type="float">
            <text:p>5.728293</text:p>
          </table:table-cell>
          <table:table-cell office:value-type="float" office:value="135.218704" calcext:value-type="float">
            <text:p>135.21870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.778488" calcext:value-type="float">
            <text:p>5.778488</text:p>
          </table:table-cell>
          <table:table-cell office:value-type="float" office:value="141.342926" calcext:value-type="float">
            <text:p>141.3429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.448822" calcext:value-type="float">
            <text:p>7.448822</text:p>
          </table:table-cell>
          <table:table-cell office:value-type="float" office:value="182.382187" calcext:value-type="float">
            <text:p>182.38218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.076036" calcext:value-type="float">
            <text:p>7.076036</text:p>
          </table:table-cell>
          <table:table-cell office:value-type="float" office:value="160.365417" calcext:value-type="float">
            <text:p>160.36541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.176539" calcext:value-type="float">
            <text:p>4.176539</text:p>
          </table:table-cell>
          <table:table-cell office:value-type="float" office:value="137.680679" calcext:value-type="float">
            <text:p>137.68067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.179107" calcext:value-type="float">
            <text:p>4.179107</text:p>
          </table:table-cell>
          <table:table-cell office:value-type="float" office:value="136.060898" calcext:value-type="float">
            <text:p>136.06089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.633101" calcext:value-type="float">
            <text:p>5.633101</text:p>
          </table:table-cell>
          <table:table-cell office:value-type="float" office:value="133.474548" calcext:value-type="float">
            <text:p>133.47454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.742002" calcext:value-type="float">
            <text:p>5.742002</text:p>
          </table:table-cell>
          <table:table-cell office:value-type="float" office:value="139.735611" calcext:value-type="float">
            <text:p>139.73561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.445345" calcext:value-type="float">
            <text:p>7.445345</text:p>
          </table:table-cell>
          <table:table-cell office:value-type="float" office:value="178.897186" calcext:value-type="float">
            <text:p>178.89718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.954651" calcext:value-type="float">
            <text:p>6.954651</text:p>
          </table:table-cell>
          <table:table-cell office:value-type="float" office:value="158.55484" calcext:value-type="float">
            <text:p>158.5548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.045337" calcext:value-type="float">
            <text:p>4.045337</text:p>
          </table:table-cell>
          <table:table-cell office:value-type="float" office:value="136.155121" calcext:value-type="float">
            <text:p>136.15512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.063224" calcext:value-type="float">
            <text:p>4.063224</text:p>
          </table:table-cell>
          <table:table-cell office:value-type="float" office:value="135.218704" calcext:value-type="float">
            <text:p>135.21870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.615438" calcext:value-type="float">
            <text:p>5.615438</text:p>
          </table:table-cell>
          <table:table-cell office:value-type="float" office:value="130.810379" calcext:value-type="float">
            <text:p>130.81037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.728846" calcext:value-type="float">
            <text:p>5.728846</text:p>
          </table:table-cell>
          <table:table-cell office:value-type="float" office:value="135.404953" calcext:value-type="float">
            <text:p>135.40495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.179342" calcext:value-type="float">
            <text:p>7.179342</text:p>
          </table:table-cell>
          <table:table-cell office:value-type="float" office:value="177.284042" calcext:value-type="float">
            <text:p>177.28404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.894589" calcext:value-type="float">
            <text:p>6.894589</text:p>
          </table:table-cell>
          <table:table-cell office:value-type="float" office:value="154.931442" calcext:value-type="float">
            <text:p>154.93144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.039701" calcext:value-type="float">
            <text:p>4.039701</text:p>
          </table:table-cell>
          <table:table-cell office:value-type="float" office:value="133.02301" calcext:value-type="float">
            <text:p>133.0230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.049232" calcext:value-type="float">
            <text:p>4.049232</text:p>
          </table:table-cell>
          <table:table-cell office:value-type="float" office:value="132.040298" calcext:value-type="float">
            <text:p>132.04029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.582596" calcext:value-type="float">
            <text:p>5.582596</text:p>
          </table:table-cell>
          <table:table-cell office:value-type="float" office:value="129.85997" calcext:value-type="float">
            <text:p>129.8599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.698013" calcext:value-type="float">
            <text:p>5.698013</text:p>
          </table:table-cell>
          <table:table-cell office:value-type="float" office:value="134.111862" calcext:value-type="float">
            <text:p>134.11186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.179451" calcext:value-type="float">
            <text:p>7.179451</text:p>
          </table:table-cell>
          <table:table-cell office:value-type="float" office:value="174.45253" calcext:value-type="float">
            <text:p>174.4525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.814493" calcext:value-type="float">
            <text:p>6.814493</text:p>
          </table:table-cell>
          <table:table-cell office:value-type="float" office:value="152.645966" calcext:value-type="float">
            <text:p>152.64596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.039034" calcext:value-type="float">
            <text:p>4.039034</text:p>
          </table:table-cell>
          <table:table-cell office:value-type="float" office:value="131.072006" calcext:value-type="float">
            <text:p>131.07200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.046583" calcext:value-type="float">
            <text:p>4.046583</text:p>
          </table:table-cell>
          <table:table-cell office:value-type="float" office:value="128.334198" calcext:value-type="float">
            <text:p>128.33419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.566101" calcext:value-type="float">
            <text:p>5.566101</text:p>
          </table:table-cell>
          <table:table-cell office:value-type="float" office:value="129.007874" calcext:value-type="float">
            <text:p>129.00787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.690549" calcext:value-type="float">
            <text:p>5.690549</text:p>
          </table:table-cell>
          <table:table-cell office:value-type="float" office:value="132.574509" calcext:value-type="float">
            <text:p>132.57450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.188485" calcext:value-type="float">
            <text:p>7.188485</text:p>
          </table:table-cell>
          <table:table-cell office:value-type="float" office:value="169.782379" calcext:value-type="float">
            <text:p>169.78237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.817976" calcext:value-type="float">
            <text:p>6.817976</text:p>
          </table:table-cell>
          <table:table-cell office:value-type="float" office:value="151.236923" calcext:value-type="float">
            <text:p>151.23692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.023347" calcext:value-type="float">
            <text:p>4.023347</text:p>
          </table:table-cell>
          <table:table-cell office:value-type="float" office:value="126.680412" calcext:value-type="float">
            <text:p>126.68041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.046583" calcext:value-type="float">
            <text:p>4.046583</text:p>
          </table:table-cell>
          <table:table-cell office:value-type="float" office:value="125.628113" calcext:value-type="float">
            <text:p>125.62811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.569557" calcext:value-type="float">
            <text:p>5.569557</text:p>
          </table:table-cell>
          <table:table-cell office:value-type="float" office:value="125.628113" calcext:value-type="float">
            <text:p>125.62811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.681274" calcext:value-type="float">
            <text:p>5.681274</text:p>
          </table:table-cell>
          <table:table-cell office:value-type="float" office:value="128.501968" calcext:value-type="float">
            <text:p>128.50196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.136471" calcext:value-type="float">
            <text:p>7.136471</text:p>
          </table:table-cell>
          <table:table-cell office:value-type="float" office:value="164.387955" calcext:value-type="float">
            <text:p>164.38795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.832809" calcext:value-type="float">
            <text:p>6.832809</text:p>
          </table:table-cell>
          <table:table-cell office:value-type="float" office:value="149.171478" calcext:value-type="float">
            <text:p>149.17147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.022592" calcext:value-type="float">
            <text:p>4.022592</text:p>
          </table:table-cell>
          <table:table-cell office:value-type="float" office:value="125.387756" calcext:value-type="float">
            <text:p>125.38775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.045021" calcext:value-type="float">
            <text:p>4.045021</text:p>
          </table:table-cell>
          <table:table-cell office:value-type="float" office:value="125.228027" calcext:value-type="float">
            <text:p>125.2280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.57403" calcext:value-type="float">
            <text:p>5.57403</text:p>
          </table:table-cell>
          <table:table-cell office:value-type="float" office:value="123.886581" calcext:value-type="float">
            <text:p>123.88658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.663005" calcext:value-type="float">
            <text:p>5.663005</text:p>
          </table:table-cell>
          <table:table-cell office:value-type="float" office:value="127.172058" calcext:value-type="float">
            <text:p>127.17205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.134703" calcext:value-type="float">
            <text:p>7.134703</text:p>
          </table:table-cell>
          <table:table-cell office:value-type="float" office:value="162.084091" calcext:value-type="float">
            <text:p>162.08409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.813766" calcext:value-type="float">
            <text:p>6.813766</text:p>
          </table:table-cell>
          <table:table-cell office:value-type="float" office:value="147.161682" calcext:value-type="float">
            <text:p>147.16168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.003827" calcext:value-type="float">
            <text:p>4.003827</text:p>
          </table:table-cell>
          <table:table-cell office:value-type="float" office:value="120.766586" calcext:value-type="float">
            <text:p>120.76658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.99436" calcext:value-type="float">
            <text:p>3.99436</text:p>
          </table:table-cell>
          <table:table-cell office:value-type="float" office:value="121.437927" calcext:value-type="float">
            <text:p>121.4379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.550772" calcext:value-type="float">
            <text:p>5.550772</text:p>
          </table:table-cell>
          <table:table-cell office:value-type="float" office:value="121.064041" calcext:value-type="float">
            <text:p>121.06404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.659482" calcext:value-type="float">
            <text:p>5.659482</text:p>
          </table:table-cell>
          <table:table-cell office:value-type="float" office:value="123.265205" calcext:value-type="float">
            <text:p>123.26520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.038113" calcext:value-type="float">
            <text:p>7.038113</text:p>
          </table:table-cell>
          <table:table-cell office:value-type="float" office:value="147.051605" calcext:value-type="float">
            <text:p>147.05160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.808692" calcext:value-type="float">
            <text:p>6.808692</text:p>
          </table:table-cell>
          <table:table-cell office:value-type="float" office:value="140.635193" calcext:value-type="float">
            <text:p>140.63519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.986023" calcext:value-type="float">
            <text:p>3.986023</text:p>
          </table:table-cell>
          <table:table-cell office:value-type="float" office:value="118.224892" calcext:value-type="float">
            <text:p>118.22489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.994798" calcext:value-type="float">
            <text:p>3.994798</text:p>
          </table:table-cell>
          <table:table-cell office:value-type="float" office:value="120.323135" calcext:value-type="float">
            <text:p>120.32313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.512943" calcext:value-type="float">
            <text:p>5.512943</text:p>
          </table:table-cell>
          <table:table-cell office:value-type="float" office:value="114.707115" calcext:value-type="float">
            <text:p>114.7071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.631977" calcext:value-type="float">
            <text:p>5.631977</text:p>
          </table:table-cell>
          <table:table-cell office:value-type="float" office:value="116.198578" calcext:value-type="float">
            <text:p>116.19857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.032418" calcext:value-type="float">
            <text:p>7.032418</text:p>
          </table:table-cell>
          <table:table-cell office:value-type="float" office:value="143.719299" calcext:value-type="float">
            <text:p>143.71929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.810318" calcext:value-type="float">
            <text:p>6.810318</text:p>
          </table:table-cell>
          <table:table-cell office:value-type="float" office:value="133.837982" calcext:value-type="float">
            <text:p>133.83798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.953749" calcext:value-type="float">
            <text:p>3.953749</text:p>
          </table:table-cell>
          <table:table-cell office:value-type="float" office:value="111.963554" calcext:value-type="float">
            <text:p>111.96355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.965685" calcext:value-type="float">
            <text:p>3.965685</text:p>
          </table:table-cell>
          <table:table-cell office:value-type="float" office:value="113.384087" calcext:value-type="float">
            <text:p>113.38408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.513624" calcext:value-type="float">
            <text:p>5.513624</text:p>
          </table:table-cell>
          <table:table-cell office:value-type="float" office:value="110.08287" calcext:value-type="float">
            <text:p>110.0828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.618328" calcext:value-type="float">
            <text:p>5.618328</text:p>
          </table:table-cell>
          <table:table-cell office:value-type="float" office:value="111.582291" calcext:value-type="float">
            <text:p>111.58229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.026562" calcext:value-type="float">
            <text:p>7.026562</text:p>
          </table:table-cell>
          <table:table-cell office:value-type="float" office:value="134.66301" calcext:value-type="float">
            <text:p>134.6630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.713721" calcext:value-type="float">
            <text:p>6.713721</text:p>
          </table:table-cell>
          <table:table-cell office:value-type="float" office:value="120.766586" calcext:value-type="float">
            <text:p>120.76658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.938108" calcext:value-type="float">
            <text:p>3.938108</text:p>
          </table:table-cell>
          <table:table-cell office:value-type="float" office:value="111.582291" calcext:value-type="float">
            <text:p>111.58229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.948307" calcext:value-type="float">
            <text:p>3.948307</text:p>
          </table:table-cell>
          <table:table-cell office:value-type="float" office:value="112.863373" calcext:value-type="float">
            <text:p>112.86337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.444597" calcext:value-type="float">
            <text:p>5.444597</text:p>
          </table:table-cell>
          <table:table-cell office:value-type="float" office:value="105.988144" calcext:value-type="float">
            <text:p>105.98814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.598562" calcext:value-type="float">
            <text:p>5.598562</text:p>
          </table:table-cell>
          <table:table-cell office:value-type="float" office:value="105.533012" calcext:value-type="float">
            <text:p>105.53301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.889451" calcext:value-type="float">
            <text:p>6.889451</text:p>
          </table:table-cell>
          <table:table-cell office:value-type="float" office:value="130.031754" calcext:value-type="float">
            <text:p>130.03175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.718557" calcext:value-type="float">
            <text:p>6.718557</text:p>
          </table:table-cell>
          <table:table-cell office:value-type="float" office:value="114.707115" calcext:value-type="float">
            <text:p>114.70711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.936858" calcext:value-type="float">
            <text:p>3.936858</text:p>
          </table:table-cell>
          <table:table-cell office:value-type="float" office:value="109.959732" calcext:value-type="float">
            <text:p>109.95973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947261" calcext:value-type="float">
            <text:p>3.947261</text:p>
          </table:table-cell>
          <table:table-cell office:value-type="float" office:value="111.077965" calcext:value-type="float">
            <text:p>111.07796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.471035" calcext:value-type="float">
            <text:p>5.471035</text:p>
          </table:table-cell>
          <table:table-cell office:value-type="float" office:value="105.533012" calcext:value-type="float">
            <text:p>105.53301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.592426" calcext:value-type="float">
            <text:p>5.592426</text:p>
          </table:table-cell>
          <table:table-cell office:value-type="float" office:value="104.745872" calcext:value-type="float">
            <text:p>104.74587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.888546" calcext:value-type="float">
            <text:p>6.888546</text:p>
          </table:table-cell>
          <table:table-cell office:value-type="float" office:value="128.754425" calcext:value-type="float">
            <text:p>128.75442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.561671" calcext:value-type="float">
            <text:p>6.561671</text:p>
          </table:table-cell>
          <table:table-cell office:value-type="float" office:value="110.206276" calcext:value-type="float">
            <text:p>110.20627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.909235" calcext:value-type="float">
            <text:p>3.909235</text:p>
          </table:table-cell>
          <table:table-cell office:value-type="float" office:value="109.348167" calcext:value-type="float">
            <text:p>109.34816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.931522" calcext:value-type="float">
            <text:p>3.931522</text:p>
          </table:table-cell>
          <table:table-cell office:value-type="float" office:value="109.959732" calcext:value-type="float">
            <text:p>109.95973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.484541" calcext:value-type="float">
            <text:p>5.484541</text:p>
          </table:table-cell>
          <table:table-cell office:value-type="float" office:value="103.477898" calcext:value-type="float">
            <text:p>103.47789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.595952" calcext:value-type="float">
            <text:p>5.595952</text:p>
          </table:table-cell>
          <table:table-cell office:value-type="float" office:value="103.369087" calcext:value-type="float">
            <text:p>103.36908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.868117" calcext:value-type="float">
            <text:p>6.868117</text:p>
          </table:table-cell>
          <table:table-cell office:value-type="float" office:value="127.007751" calcext:value-type="float">
            <text:p>127.00775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.59264" calcext:value-type="float">
            <text:p>6.59264</text:p>
          </table:table-cell>
          <table:table-cell office:value-type="float" office:value="108.743362" calcext:value-type="float">
            <text:p>108.74336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.909235" calcext:value-type="float">
            <text:p>3.909235</text:p>
          </table:table-cell>
          <table:table-cell office:value-type="float" office:value="109.166016" calcext:value-type="float">
            <text:p>109.16601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931522" calcext:value-type="float">
            <text:p>3.931522</text:p>
          </table:table-cell>
          <table:table-cell office:value-type="float" office:value="109.775543" calcext:value-type="float">
            <text:p>109.77554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.48184" calcext:value-type="float">
            <text:p>5.48184</text:p>
          </table:table-cell>
          <table:table-cell office:value-type="float" office:value="102.080994" calcext:value-type="float">
            <text:p>102.08099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.596095" calcext:value-type="float">
            <text:p>5.596095</text:p>
          </table:table-cell>
          <table:table-cell office:value-type="float" office:value="102.453362" calcext:value-type="float">
            <text:p>102.45336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.868117" calcext:value-type="float">
            <text:p>6.868117</text:p>
          </table:table-cell>
          <table:table-cell office:value-type="float" office:value="126.762093" calcext:value-type="float">
            <text:p>126.76209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.571355" calcext:value-type="float">
            <text:p>6.571355</text:p>
          </table:table-cell>
          <table:table-cell office:value-type="float" office:value="107.61248" calcext:value-type="float">
            <text:p>107.6124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.900836" calcext:value-type="float">
            <text:p>3.900836</text:p>
          </table:table-cell>
          <table:table-cell office:value-type="float" office:value="108.563225" calcext:value-type="float">
            <text:p>108.56322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.912931" calcext:value-type="float">
            <text:p>3.912931</text:p>
          </table:table-cell>
          <table:table-cell office:value-type="float" office:value="108.924103" calcext:value-type="float">
            <text:p>108.92410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.490038" calcext:value-type="float">
            <text:p>5.490038</text:p>
          </table:table-cell>
          <table:table-cell office:value-type="float" office:value="101.448914" calcext:value-type="float">
            <text:p>101.44891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.575675" calcext:value-type="float">
            <text:p>5.575675</text:p>
          </table:table-cell>
          <table:table-cell office:value-type="float" office:value="101.135803" calcext:value-type="float">
            <text:p>101.13580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.901934" calcext:value-type="float">
            <text:p>6.901934</text:p>
          </table:table-cell>
          <table:table-cell office:value-type="float" office:value="125.708443" calcext:value-type="float">
            <text:p>125.70844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.544941" calcext:value-type="float">
            <text:p>6.544941</text:p>
          </table:table-cell>
          <table:table-cell office:value-type="float" office:value="106.217178" calcext:value-type="float">
            <text:p>106.21717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.887102" calcext:value-type="float">
            <text:p>3.887102</text:p>
          </table:table-cell>
          <table:table-cell office:value-type="float" office:value="108.026375" calcext:value-type="float">
            <text:p>108.02637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.895075" calcext:value-type="float">
            <text:p>3.895075</text:p>
          </table:table-cell>
          <table:table-cell office:value-type="float" office:value="107.967049" calcext:value-type="float">
            <text:p>107.96704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.497099" calcext:value-type="float">
            <text:p>5.497099</text:p>
          </table:table-cell>
          <table:table-cell office:value-type="float" office:value="101.187851" calcext:value-type="float">
            <text:p>101.18785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.573246" calcext:value-type="float">
            <text:p>5.573246</text:p>
          </table:table-cell>
          <table:table-cell office:value-type="float" office:value="100.87635" calcext:value-type="float">
            <text:p>100.8763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.982267" calcext:value-type="float">
            <text:p>6.982267</text:p>
          </table:table-cell>
          <table:table-cell office:value-type="float" office:value="124.830475" calcext:value-type="float">
            <text:p>124.83047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.530257" calcext:value-type="float">
            <text:p>6.530257</text:p>
          </table:table-cell>
          <table:table-cell office:value-type="float" office:value="105.873993" calcext:value-type="float">
            <text:p>105.87399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.854705" calcext:value-type="float">
            <text:p>3.854705</text:p>
          </table:table-cell>
          <table:table-cell office:value-type="float" office:value="107.377388" calcext:value-type="float">
            <text:p>107.37738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.863902" calcext:value-type="float">
            <text:p>3.863902</text:p>
          </table:table-cell>
          <table:table-cell office:value-type="float" office:value="107.61248" calcext:value-type="float">
            <text:p>107.6124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.50054" calcext:value-type="float">
            <text:p>5.50054</text:p>
          </table:table-cell>
          <table:table-cell office:value-type="float" office:value="99.953232" calcext:value-type="float">
            <text:p>99.95323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.550421" calcext:value-type="float">
            <text:p>5.550421</text:p>
          </table:table-cell>
          <table:table-cell office:value-type="float" office:value="100.207954" calcext:value-type="float">
            <text:p>100.20795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.89966" calcext:value-type="float">
            <text:p>6.89966</text:p>
          </table:table-cell>
          <table:table-cell office:value-type="float" office:value="123.808563" calcext:value-type="float">
            <text:p>123.80856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.535299" calcext:value-type="float">
            <text:p>6.535299</text:p>
          </table:table-cell>
          <table:table-cell office:value-type="float" office:value="105.081772" calcext:value-type="float">
            <text:p>105.08177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.855883" calcext:value-type="float">
            <text:p>3.855883</text:p>
          </table:table-cell>
          <table:table-cell office:value-type="float" office:value="107.377388" calcext:value-type="float">
            <text:p>107.37738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860838" calcext:value-type="float">
            <text:p>3.860838</text:p>
          </table:table-cell>
          <table:table-cell office:value-type="float" office:value="107.789474" calcext:value-type="float">
            <text:p>107.78947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.477794" calcext:value-type="float">
            <text:p>5.477794</text:p>
          </table:table-cell>
          <table:table-cell office:value-type="float" office:value="99.096771" calcext:value-type="float">
            <text:p>99.09677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.498855" calcext:value-type="float">
            <text:p>5.498855</text:p>
          </table:table-cell>
          <table:table-cell office:value-type="float" office:value="100.054962" calcext:value-type="float">
            <text:p>100.05496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.892106" calcext:value-type="float">
            <text:p>6.892106</text:p>
          </table:table-cell>
          <table:table-cell office:value-type="float" office:value="122.344742" calcext:value-type="float">
            <text:p>122.3447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.476532" calcext:value-type="float">
            <text:p>6.476532</text:p>
          </table:table-cell>
          <table:table-cell office:value-type="float" office:value="104.13559" calcext:value-type="float">
            <text:p>104.1355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.832493" calcext:value-type="float">
            <text:p>3.832493</text:p>
          </table:table-cell>
          <table:table-cell office:value-type="float" office:value="105.703224" calcext:value-type="float">
            <text:p>105.7032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.834121" calcext:value-type="float">
            <text:p>3.834121</text:p>
          </table:table-cell>
          <table:table-cell office:value-type="float" office:value="106.562599" calcext:value-type="float">
            <text:p>106.5625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.487765" calcext:value-type="float">
            <text:p>5.487765</text:p>
          </table:table-cell>
          <table:table-cell office:value-type="float" office:value="98.797989" calcext:value-type="float">
            <text:p>98.79798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.490546" calcext:value-type="float">
            <text:p>5.490546</text:p>
          </table:table-cell>
          <table:table-cell office:value-type="float" office:value="99.649261" calcext:value-type="float">
            <text:p>99.64926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.805845" calcext:value-type="float">
            <text:p>6.805845</text:p>
          </table:table-cell>
          <table:table-cell office:value-type="float" office:value="121.064041" calcext:value-type="float">
            <text:p>121.06404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.525132" calcext:value-type="float">
            <text:p>6.525132</text:p>
          </table:table-cell>
          <table:table-cell office:value-type="float" office:value="103.641541" calcext:value-type="float">
            <text:p>103.64154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.823215" calcext:value-type="float">
            <text:p>3.823215</text:p>
          </table:table-cell>
          <table:table-cell office:value-type="float" office:value="104.080467" calcext:value-type="float">
            <text:p>104.08046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.812328" calcext:value-type="float">
            <text:p>3.812328</text:p>
          </table:table-cell>
          <table:table-cell office:value-type="float" office:value="104.634377" calcext:value-type="float">
            <text:p>104.63437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.420222" calcext:value-type="float">
            <text:p>5.420222</text:p>
          </table:table-cell>
          <table:table-cell office:value-type="float" office:value="98.156761" calcext:value-type="float">
            <text:p>98.15676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.481064" calcext:value-type="float">
            <text:p>5.481064</text:p>
          </table:table-cell>
          <table:table-cell office:value-type="float" office:value="98.5998" calcext:value-type="float">
            <text:p>98.599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.805184" calcext:value-type="float">
            <text:p>6.805184</text:p>
          </table:table-cell>
          <table:table-cell office:value-type="float" office:value="118.581421" calcext:value-type="float">
            <text:p>118.58142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.501876" calcext:value-type="float">
            <text:p>6.501876</text:p>
          </table:table-cell>
          <table:table-cell office:value-type="float" office:value="102.882263" calcext:value-type="float">
            <text:p>102.88226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.810396" calcext:value-type="float">
            <text:p>3.810396</text:p>
          </table:table-cell>
          <table:table-cell office:value-type="float" office:value="102.560249" calcext:value-type="float">
            <text:p>102.56024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.802655" calcext:value-type="float">
            <text:p>3.802655</text:p>
          </table:table-cell>
          <table:table-cell office:value-type="float" office:value="103.260506" calcext:value-type="float">
            <text:p>103.26050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.417984" calcext:value-type="float">
            <text:p>5.417984</text:p>
          </table:table-cell>
          <table:table-cell office:value-type="float" office:value="97.961136" calcext:value-type="float">
            <text:p>97.96113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.476092" calcext:value-type="float">
            <text:p>5.476092</text:p>
          </table:table-cell>
          <table:table-cell office:value-type="float" office:value="98.5998" calcext:value-type="float">
            <text:p>98.599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.773031" calcext:value-type="float">
            <text:p>6.773031</text:p>
          </table:table-cell>
          <table:table-cell office:value-type="float" office:value="116.819962" calcext:value-type="float">
            <text:p>116.81996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.516087" calcext:value-type="float">
            <text:p>6.516087</text:p>
          </table:table-cell>
          <table:table-cell office:value-type="float" office:value="102.560249" calcext:value-type="float">
            <text:p>102.56024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.81174" calcext:value-type="float">
            <text:p>3.81174</text:p>
          </table:table-cell>
          <table:table-cell office:value-type="float" office:value="101.23996" calcext:value-type="float">
            <text:p>101.2399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.794295" calcext:value-type="float">
            <text:p>3.794295</text:p>
          </table:table-cell>
          <table:table-cell office:value-type="float" office:value="101.03186" calcext:value-type="float">
            <text:p>101.0318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.408823" calcext:value-type="float">
            <text:p>5.408823</text:p>
          </table:table-cell>
          <table:table-cell office:value-type="float" office:value="97.814926" calcext:value-type="float">
            <text:p>97.81492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.448191" calcext:value-type="float">
            <text:p>5.448191</text:p>
          </table:table-cell>
          <table:table-cell office:value-type="float" office:value="98.5998" calcext:value-type="float">
            <text:p>98.599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.766085" calcext:value-type="float">
            <text:p>6.766085</text:p>
          </table:table-cell>
          <table:table-cell office:value-type="float" office:value="114.774078" calcext:value-type="float">
            <text:p>114.77407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.520025" calcext:value-type="float">
            <text:p>6.520025</text:p>
          </table:table-cell>
          <table:table-cell office:value-type="float" office:value="101.869431" calcext:value-type="float">
            <text:p>101.86943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.798278" calcext:value-type="float">
            <text:p>3.798278</text:p>
          </table:table-cell>
          <table:table-cell office:value-type="float" office:value="99.548355" calcext:value-type="float">
            <text:p>99.54835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.777334" calcext:value-type="float">
            <text:p>3.777334</text:p>
          </table:table-cell>
          <table:table-cell office:value-type="float" office:value="99.8517" calcext:value-type="float">
            <text:p>99.851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.396099" calcext:value-type="float">
            <text:p>5.396099</text:p>
          </table:table-cell>
          <table:table-cell office:value-type="float" office:value="97.766289" calcext:value-type="float">
            <text:p>97.76628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.450794" calcext:value-type="float">
            <text:p>5.450794</text:p>
          </table:table-cell>
          <table:table-cell office:value-type="float" office:value="98.009972" calcext:value-type="float">
            <text:p>98.00997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.768318" calcext:value-type="float">
            <text:p>6.768318</text:p>
          </table:table-cell>
          <table:table-cell office:value-type="float" office:value="112.863373" calcext:value-type="float">
            <text:p>112.86337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.527179" calcext:value-type="float">
            <text:p>6.527179</text:p>
          </table:table-cell>
          <table:table-cell office:value-type="float" office:value="101.292114" calcext:value-type="float">
            <text:p>101.29211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.792979" calcext:value-type="float">
            <text:p>3.792979</text:p>
          </table:table-cell>
          <table:table-cell office:value-type="float" office:value="98.402405" calcext:value-type="float">
            <text:p>98.40240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.770451" calcext:value-type="float">
            <text:p>3.770451</text:p>
          </table:table-cell>
          <table:table-cell office:value-type="float" office:value="98.500999" calcext:value-type="float">
            <text:p>98.50099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.445336" calcext:value-type="float">
            <text:p>5.445336</text:p>
          </table:table-cell>
          <table:table-cell office:value-type="float" office:value="95.719574" calcext:value-type="float">
            <text:p>95.71957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.390388" calcext:value-type="float">
            <text:p>5.390388</text:p>
          </table:table-cell>
          <table:table-cell office:value-type="float" office:value="96.423737" calcext:value-type="float">
            <text:p>96.42373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.767061" calcext:value-type="float">
            <text:p>6.767061</text:p>
          </table:table-cell>
          <table:table-cell office:value-type="float" office:value="111.899826" calcext:value-type="float">
            <text:p>111.89982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.527239" calcext:value-type="float">
            <text:p>6.527239</text:p>
          </table:table-cell>
          <table:table-cell office:value-type="float" office:value="99.902435" calcext:value-type="float">
            <text:p>99.90243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3.782264" calcext:value-type="float">
            <text:p>3.782264</text:p>
          </table:table-cell>
          <table:table-cell office:value-type="float" office:value="96.660767" calcext:value-type="float">
            <text:p>96.66076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.760838" calcext:value-type="float">
            <text:p>3.760838</text:p>
          </table:table-cell>
          <table:table-cell office:value-type="float" office:value="97.475456" calcext:value-type="float">
            <text:p>97.47545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.386846" calcext:value-type="float">
            <text:p>5.386846</text:p>
          </table:table-cell>
          <table:table-cell office:value-type="float" office:value="95.163605" calcext:value-type="float">
            <text:p>95.16360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.478397" calcext:value-type="float">
            <text:p>5.478397</text:p>
          </table:table-cell>
          <table:table-cell office:value-type="float" office:value="94.888031" calcext:value-type="float">
            <text:p>94.88803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.774968" calcext:value-type="float">
            <text:p>6.774968</text:p>
          </table:table-cell>
          <table:table-cell office:value-type="float" office:value="110.702705" calcext:value-type="float">
            <text:p>110.70270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.448339" calcext:value-type="float">
            <text:p>6.448339</text:p>
          </table:table-cell>
          <table:table-cell office:value-type="float" office:value="98.35318" calcext:value-type="float">
            <text:p>98.3531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3.779595" calcext:value-type="float">
            <text:p>3.779595</text:p>
          </table:table-cell>
          <table:table-cell office:value-type="float" office:value="96.093842" calcext:value-type="float">
            <text:p>96.09384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.754848" calcext:value-type="float">
            <text:p>3.754848</text:p>
          </table:table-cell>
          <table:table-cell office:value-type="float" office:value="96.187866" calcext:value-type="float">
            <text:p>96.18786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.369297" calcext:value-type="float">
            <text:p>5.369297</text:p>
          </table:table-cell>
          <table:table-cell office:value-type="float" office:value="94.614052" calcext:value-type="float">
            <text:p>94.61405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.479082" calcext:value-type="float">
            <text:p>5.479082</text:p>
          </table:table-cell>
          <table:table-cell office:value-type="float" office:value="95.117561" calcext:value-type="float">
            <text:p>95.11756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.76978" calcext:value-type="float">
            <text:p>6.76978</text:p>
          </table:table-cell>
          <table:table-cell office:value-type="float" office:value="110.08287" calcext:value-type="float">
            <text:p>110.0828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.441029" calcext:value-type="float">
            <text:p>6.441029</text:p>
          </table:table-cell>
          <table:table-cell office:value-type="float" office:value="97.863617" calcext:value-type="float">
            <text:p>97.86361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3.774336" calcext:value-type="float">
            <text:p>3.774336</text:p>
          </table:table-cell>
          <table:table-cell office:value-type="float" office:value="95.719574" calcext:value-type="float">
            <text:p>95.71957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.766807" calcext:value-type="float">
            <text:p>3.766807</text:p>
          </table:table-cell>
          <table:table-cell office:value-type="float" office:value="96.046898" calcext:value-type="float">
            <text:p>96.04689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.399023" calcext:value-type="float">
            <text:p>5.399023</text:p>
          </table:table-cell>
          <table:table-cell office:value-type="float" office:value="93.622856" calcext:value-type="float">
            <text:p>93.62285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.417959" calcext:value-type="float">
            <text:p>5.417959</text:p>
          </table:table-cell>
          <table:table-cell office:value-type="float" office:value="93.712105" calcext:value-type="float">
            <text:p>93.71210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.783715" calcext:value-type="float">
            <text:p>6.783715</text:p>
          </table:table-cell>
          <table:table-cell office:value-type="float" office:value="108.803543" calcext:value-type="float">
            <text:p>108.80354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.482004" calcext:value-type="float">
            <text:p>6.482004</text:p>
          </table:table-cell>
          <table:table-cell office:value-type="float" office:value="96.423737" calcext:value-type="float">
            <text:p>96.42373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.732304" calcext:value-type="float">
            <text:p>3.732304</text:p>
          </table:table-cell>
          <table:table-cell office:value-type="float" office:value="95.348206" calcext:value-type="float">
            <text:p>95.34820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.73301" calcext:value-type="float">
            <text:p>3.73301</text:p>
          </table:table-cell>
          <table:table-cell office:value-type="float" office:value="95.071564" calcext:value-type="float">
            <text:p>95.07156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.429567" calcext:value-type="float">
            <text:p>5.429567</text:p>
          </table:table-cell>
          <table:table-cell office:value-type="float" office:value="92.47789" calcext:value-type="float">
            <text:p>92.4778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.409748" calcext:value-type="float">
            <text:p>5.409748</text:p>
          </table:table-cell>
          <table:table-cell office:value-type="float" office:value="92.739624" calcext:value-type="float">
            <text:p>92.73962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.877783" calcext:value-type="float">
            <text:p>6.877783</text:p>
          </table:table-cell>
          <table:table-cell office:value-type="float" office:value="108.443466" calcext:value-type="float">
            <text:p>108.44346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.427459" calcext:value-type="float">
            <text:p>6.427459</text:p>
          </table:table-cell>
          <table:table-cell office:value-type="float" office:value="95.209686" calcext:value-type="float">
            <text:p>95.20968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3.727919" calcext:value-type="float">
            <text:p>3.727919</text:p>
          </table:table-cell>
          <table:table-cell office:value-type="float" office:value="95.163605" calcext:value-type="float">
            <text:p>95.16360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731713" calcext:value-type="float">
            <text:p>3.731713</text:p>
          </table:table-cell>
          <table:table-cell office:value-type="float" office:value="94.115845" calcext:value-type="float">
            <text:p>94.11584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.420601" calcext:value-type="float">
            <text:p>5.420601</text:p>
          </table:table-cell>
          <table:table-cell office:value-type="float" office:value="91.360596" calcext:value-type="float">
            <text:p>91.36059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.384092" calcext:value-type="float">
            <text:p>5.384092</text:p>
          </table:table-cell>
          <table:table-cell office:value-type="float" office:value="91.360596" calcext:value-type="float">
            <text:p>91.36059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.864769" calcext:value-type="float">
            <text:p>6.864769</text:p>
          </table:table-cell>
          <table:table-cell office:value-type="float" office:value="107.318779" calcext:value-type="float">
            <text:p>107.31877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.434992" calcext:value-type="float">
            <text:p>6.434992</text:p>
          </table:table-cell>
          <table:table-cell office:value-type="float" office:value="94.341652" calcext:value-type="float">
            <text:p>94.34165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3.676446" calcext:value-type="float">
            <text:p>3.676446</text:p>
          </table:table-cell>
          <table:table-cell office:value-type="float" office:value="94.477654" calcext:value-type="float">
            <text:p>94.47765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.673185" calcext:value-type="float">
            <text:p>3.673185</text:p>
          </table:table-cell>
          <table:table-cell office:value-type="float" office:value="93.667458" calcext:value-type="float">
            <text:p>93.66745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.398187" calcext:value-type="float">
            <text:p>5.398187</text:p>
          </table:table-cell>
          <table:table-cell office:value-type="float" office:value="90.770081" calcext:value-type="float">
            <text:p>90.77008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.381958" calcext:value-type="float">
            <text:p>5.381958</text:p>
          </table:table-cell>
          <table:table-cell office:value-type="float" office:value="91.106583" calcext:value-type="float">
            <text:p>91.10658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.823639" calcext:value-type="float">
            <text:p>6.823639</text:p>
          </table:table-cell>
          <table:table-cell office:value-type="float" office:value="106.678246" calcext:value-type="float">
            <text:p>106.67824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.412167" calcext:value-type="float">
            <text:p>6.412167</text:p>
          </table:table-cell>
          <table:table-cell office:value-type="float" office:value="93.980881" calcext:value-type="float">
            <text:p>93.98088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3.675004" calcext:value-type="float">
            <text:p>3.675004</text:p>
          </table:table-cell>
          <table:table-cell office:value-type="float" office:value="93.179146" calcext:value-type="float">
            <text:p>93.17914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.665802" calcext:value-type="float">
            <text:p>3.665802</text:p>
          </table:table-cell>
          <table:table-cell office:value-type="float" office:value="92.87104" calcext:value-type="float">
            <text:p>92.8710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.325188" calcext:value-type="float">
            <text:p>5.325188</text:p>
          </table:table-cell>
          <table:table-cell office:value-type="float" office:value="89.857407" calcext:value-type="float">
            <text:p>89.85740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.384863" calcext:value-type="float">
            <text:p>5.384863</text:p>
          </table:table-cell>
          <table:table-cell office:value-type="float" office:value="90.269974" calcext:value-type="float">
            <text:p>90.26997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.828926" calcext:value-type="float">
            <text:p>6.828926</text:p>
          </table:table-cell>
          <table:table-cell office:value-type="float" office:value="105.363342" calcext:value-type="float">
            <text:p>105.36334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.372363" calcext:value-type="float">
            <text:p>6.372363</text:p>
          </table:table-cell>
          <table:table-cell office:value-type="float" office:value="93.002838" calcext:value-type="float">
            <text:p>93.00283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3.67178" calcext:value-type="float">
            <text:p>3.67178</text:p>
          </table:table-cell>
          <table:table-cell office:value-type="float" office:value="92.652214" calcext:value-type="float">
            <text:p>92.65221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.658179" calcext:value-type="float">
            <text:p>3.658179</text:p>
          </table:table-cell>
          <table:table-cell office:value-type="float" office:value="91.872894" calcext:value-type="float">
            <text:p>91.87289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.315373" calcext:value-type="float">
            <text:p>5.315373</text:p>
          </table:table-cell>
          <table:table-cell office:value-type="float" office:value="89.164627" calcext:value-type="float">
            <text:p>89.1646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.373011" calcext:value-type="float">
            <text:p>5.373011</text:p>
          </table:table-cell>
          <table:table-cell office:value-type="float" office:value="89.530052" calcext:value-type="float">
            <text:p>89.53005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.824564" calcext:value-type="float">
            <text:p>6.824564</text:p>
          </table:table-cell>
          <table:table-cell office:value-type="float" office:value="104.190781" calcext:value-type="float">
            <text:p>104.19078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.353355" calcext:value-type="float">
            <text:p>6.353355</text:p>
          </table:table-cell>
          <table:table-cell office:value-type="float" office:value="92.434418" calcext:value-type="float">
            <text:p>92.43441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3.652407" calcext:value-type="float">
            <text:p>3.652407</text:p>
          </table:table-cell>
          <table:table-cell office:value-type="float" office:value="92.304222" calcext:value-type="float">
            <text:p>92.30422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.638661" calcext:value-type="float">
            <text:p>3.638661</text:p>
          </table:table-cell>
          <table:table-cell office:value-type="float" office:value="91.106583" calcext:value-type="float">
            <text:p>91.10658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.343485" calcext:value-type="float">
            <text:p>5.343485</text:p>
          </table:table-cell>
          <table:table-cell office:value-type="float" office:value="88.562164" calcext:value-type="float">
            <text:p>88.5621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.370972" calcext:value-type="float">
            <text:p>5.370972</text:p>
          </table:table-cell>
          <table:table-cell office:value-type="float" office:value="89.245575" calcext:value-type="float">
            <text:p>89.24557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.811297" calcext:value-type="float">
            <text:p>6.811297</text:p>
          </table:table-cell>
          <table:table-cell office:value-type="float" office:value="103.696205" calcext:value-type="float">
            <text:p>103.69620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.341796" calcext:value-type="float">
            <text:p>6.341796</text:p>
          </table:table-cell>
          <table:table-cell office:value-type="float" office:value="91.403069" calcext:value-type="float">
            <text:p>91.40306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3.653915" calcext:value-type="float">
            <text:p>3.653915</text:p>
          </table:table-cell>
          <table:table-cell office:value-type="float" office:value="91.530724" calcext:value-type="float">
            <text:p>91.53072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.64072" calcext:value-type="float">
            <text:p>3.64072</text:p>
          </table:table-cell>
          <table:table-cell office:value-type="float" office:value="90.602768" calcext:value-type="float">
            <text:p>90.60276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.327073" calcext:value-type="float">
            <text:p>5.327073</text:p>
          </table:table-cell>
          <table:table-cell office:value-type="float" office:value="88.402878" calcext:value-type="float">
            <text:p>88.40287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.359379" calcext:value-type="float">
            <text:p>5.359379</text:p>
          </table:table-cell>
          <table:table-cell office:value-type="float" office:value="89.04348" calcext:value-type="float">
            <text:p>89.0434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.810617" calcext:value-type="float">
            <text:p>6.810617</text:p>
          </table:table-cell>
          <table:table-cell office:value-type="float" office:value="102.667366" calcext:value-type="float">
            <text:p>102.66736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.32977" calcext:value-type="float">
            <text:p>6.32977</text:p>
          </table:table-cell>
          <table:table-cell office:value-type="float" office:value="91.191093" calcext:value-type="float">
            <text:p>91.19109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3.64646" calcext:value-type="float">
            <text:p>3.64646</text:p>
          </table:table-cell>
          <table:table-cell office:value-type="float" office:value="91.106583" calcext:value-type="float">
            <text:p>91.10658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.634762" calcext:value-type="float">
            <text:p>3.634762</text:p>
          </table:table-cell>
          <table:table-cell office:value-type="float" office:value="89.693428" calcext:value-type="float">
            <text:p>89.69342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.319569" calcext:value-type="float">
            <text:p>5.319569</text:p>
          </table:table-cell>
          <table:table-cell office:value-type="float" office:value="88.086021" calcext:value-type="float">
            <text:p>88.08602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.345772" calcext:value-type="float">
            <text:p>5.345772</text:p>
          </table:table-cell>
          <table:table-cell office:value-type="float" office:value="88.007164" calcext:value-type="float">
            <text:p>88.00716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.771326" calcext:value-type="float">
            <text:p>6.771326</text:p>
          </table:table-cell>
          <table:table-cell office:value-type="float" office:value="102.080994" calcext:value-type="float">
            <text:p>102.08099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.321736" calcext:value-type="float">
            <text:p>6.321736</text:p>
          </table:table-cell>
          <table:table-cell office:value-type="float" office:value="90.770081" calcext:value-type="float">
            <text:p>90.77008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3.652132" calcext:value-type="float">
            <text:p>3.652132</text:p>
          </table:table-cell>
          <table:table-cell office:value-type="float" office:value="90.812012" calcext:value-type="float">
            <text:p>90.81201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.627596" calcext:value-type="float">
            <text:p>3.627596</text:p>
          </table:table-cell>
          <table:table-cell office:value-type="float" office:value="89.611671" calcext:value-type="float">
            <text:p>89.61167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.31858" calcext:value-type="float">
            <text:p>5.31858</text:p>
          </table:table-cell>
          <table:table-cell office:value-type="float" office:value="87.889137" calcext:value-type="float">
            <text:p>87.88913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.35199" calcext:value-type="float">
            <text:p>5.35199</text:p>
          </table:table-cell>
          <table:table-cell office:value-type="float" office:value="87.536957" calcext:value-type="float">
            <text:p>87.53695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.792914" calcext:value-type="float">
            <text:p>6.792914</text:p>
          </table:table-cell>
          <table:table-cell office:value-type="float" office:value="101.606201" calcext:value-type="float">
            <text:p>101.60620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.320532" calcext:value-type="float">
            <text:p>6.320532</text:p>
          </table:table-cell>
          <table:table-cell office:value-type="float" office:value="90.394485" calcext:value-type="float">
            <text:p>90.39448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3.630971" calcext:value-type="float">
            <text:p>3.630971</text:p>
          </table:table-cell>
          <table:table-cell office:value-type="float" office:value="90.228546" calcext:value-type="float">
            <text:p>90.22854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.622145" calcext:value-type="float">
            <text:p>3.622145</text:p>
          </table:table-cell>
          <table:table-cell office:value-type="float" office:value="89.407913" calcext:value-type="float">
            <text:p>89.40791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.311182" calcext:value-type="float">
            <text:p>5.311182</text:p>
          </table:table-cell>
          <table:table-cell office:value-type="float" office:value="87.303734" calcext:value-type="float">
            <text:p>87.30373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.350097" calcext:value-type="float">
            <text:p>5.350097</text:p>
          </table:table-cell>
          <table:table-cell office:value-type="float" office:value="87.303734" calcext:value-type="float">
            <text:p>87.30373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.82568" calcext:value-type="float">
            <text:p>6.82568</text:p>
          </table:table-cell>
          <table:table-cell office:value-type="float" office:value="101.135803" calcext:value-type="float">
            <text:p>101.13580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.309842" calcext:value-type="float">
            <text:p>6.309842</text:p>
          </table:table-cell>
          <table:table-cell office:value-type="float" office:value="89.816353" calcext:value-type="float">
            <text:p>89.81635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3.629862" calcext:value-type="float">
            <text:p>3.629862</text:p>
          </table:table-cell>
          <table:table-cell office:value-type="float" office:value="90.145805" calcext:value-type="float">
            <text:p>90.14580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.61076" calcext:value-type="float">
            <text:p>3.61076</text:p>
          </table:table-cell>
          <table:table-cell office:value-type="float" office:value="89.003166" calcext:value-type="float">
            <text:p>89.00316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.341296" calcext:value-type="float">
            <text:p>5.341296</text:p>
          </table:table-cell>
          <table:table-cell office:value-type="float" office:value="86.573318" calcext:value-type="float">
            <text:p>86.57331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.344131" calcext:value-type="float">
            <text:p>5.344131</text:p>
          </table:table-cell>
          <table:table-cell office:value-type="float" office:value="86.956215" calcext:value-type="float">
            <text:p>86.9562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.839172" calcext:value-type="float">
            <text:p>6.839172</text:p>
          </table:table-cell>
          <table:table-cell office:value-type="float" office:value="100.669739" calcext:value-type="float">
            <text:p>100.66973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.303333" calcext:value-type="float">
            <text:p>6.303333</text:p>
          </table:table-cell>
          <table:table-cell office:value-type="float" office:value="89.286102" calcext:value-type="float">
            <text:p>89.28610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610186" calcext:value-type="float">
            <text:p>3.610186</text:p>
          </table:table-cell>
          <table:table-cell office:value-type="float" office:value="89.407913" calcext:value-type="float">
            <text:p>89.40791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602803" calcext:value-type="float">
            <text:p>3.602803</text:p>
          </table:table-cell>
          <table:table-cell office:value-type="float" office:value="88.562164" calcext:value-type="float">
            <text:p>88.56216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.326521" calcext:value-type="float">
            <text:p>5.326521</text:p>
          </table:table-cell>
          <table:table-cell office:value-type="float" office:value="86.497139" calcext:value-type="float">
            <text:p>86.49713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.329895" calcext:value-type="float">
            <text:p>5.329895</text:p>
          </table:table-cell>
          <table:table-cell office:value-type="float" office:value="86.649628" calcext:value-type="float">
            <text:p>86.64962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.841483" calcext:value-type="float">
            <text:p>6.841483</text:p>
          </table:table-cell>
          <table:table-cell office:value-type="float" office:value="99.902435" calcext:value-type="float">
            <text:p>99.90243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.294397" calcext:value-type="float">
            <text:p>6.294397</text:p>
          </table:table-cell>
          <table:table-cell office:value-type="float" office:value="88.882462" calcext:value-type="float">
            <text:p>88.88246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626334" calcext:value-type="float">
            <text:p>3.626334</text:p>
          </table:table-cell>
          <table:table-cell office:value-type="float" office:value="89.448593" calcext:value-type="float">
            <text:p>89.44859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599171" calcext:value-type="float">
            <text:p>3.599171</text:p>
          </table:table-cell>
          <table:table-cell office:value-type="float" office:value="88.722023" calcext:value-type="float">
            <text:p>88.72202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.320696" calcext:value-type="float">
            <text:p>5.320696</text:p>
          </table:table-cell>
          <table:table-cell office:value-type="float" office:value="85.930069" calcext:value-type="float">
            <text:p>85.93006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.327953" calcext:value-type="float">
            <text:p>5.327953</text:p>
          </table:table-cell>
          <table:table-cell office:value-type="float" office:value="85.855019" calcext:value-type="float">
            <text:p>85.85501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.779368" calcext:value-type="float">
            <text:p>6.779368</text:p>
          </table:table-cell>
          <table:table-cell office:value-type="float" office:value="99.548355" calcext:value-type="float">
            <text:p>99.54835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.305133" calcext:value-type="float">
            <text:p>6.305133</text:p>
          </table:table-cell>
          <table:table-cell office:value-type="float" office:value="88.562164" calcext:value-type="float">
            <text:p>88.56216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3.610454" calcext:value-type="float">
            <text:p>3.610454</text:p>
          </table:table-cell>
          <table:table-cell office:value-type="float" office:value="89.124207" calcext:value-type="float">
            <text:p>89.12420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.598145" calcext:value-type="float">
            <text:p>3.598145</text:p>
          </table:table-cell>
          <table:table-cell office:value-type="float" office:value="88.522285" calcext:value-type="float">
            <text:p>88.52228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.318365" calcext:value-type="float">
            <text:p>5.318365</text:p>
          </table:table-cell>
          <table:table-cell office:value-type="float" office:value="86.005249" calcext:value-type="float">
            <text:p>86.00524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.326262" calcext:value-type="float">
            <text:p>5.326262</text:p>
          </table:table-cell>
          <table:table-cell office:value-type="float" office:value="85.481743" calcext:value-type="float">
            <text:p>85.48174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.775365" calcext:value-type="float">
            <text:p>6.775365</text:p>
          </table:table-cell>
          <table:table-cell office:value-type="float" office:value="99.246841" calcext:value-type="float">
            <text:p>99.24684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.313856" calcext:value-type="float">
            <text:p>6.313856</text:p>
          </table:table-cell>
          <table:table-cell office:value-type="float" office:value="88.402878" calcext:value-type="float">
            <text:p>88.40287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3.606046" calcext:value-type="float">
            <text:p>3.606046</text:p>
          </table:table-cell>
          <table:table-cell office:value-type="float" office:value="88.363144" calcext:value-type="float">
            <text:p>88.36314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.592791" calcext:value-type="float">
            <text:p>3.592791</text:p>
          </table:table-cell>
          <table:table-cell office:value-type="float" office:value="87.771431" calcext:value-type="float">
            <text:p>87.77143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.318356" calcext:value-type="float">
            <text:p>5.318356</text:p>
          </table:table-cell>
          <table:table-cell office:value-type="float" office:value="85.444588" calcext:value-type="float">
            <text:p>85.44458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.314788" calcext:value-type="float">
            <text:p>5.314788</text:p>
          </table:table-cell>
          <table:table-cell office:value-type="float" office:value="85.333336" calcext:value-type="float">
            <text:p>85.33333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.761713" calcext:value-type="float">
            <text:p>6.761713</text:p>
          </table:table-cell>
          <table:table-cell office:value-type="float" office:value="98.451675" calcext:value-type="float">
            <text:p>98.45167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.30651" calcext:value-type="float">
            <text:p>6.30651</text:p>
          </table:table-cell>
          <table:table-cell office:value-type="float" office:value="88.007164" calcext:value-type="float">
            <text:p>88.00716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3.606337" calcext:value-type="float">
            <text:p>3.606337</text:p>
          </table:table-cell>
          <table:table-cell office:value-type="float" office:value="88.323448" calcext:value-type="float">
            <text:p>88.32344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.586938" calcext:value-type="float">
            <text:p>3.586938</text:p>
          </table:table-cell>
          <table:table-cell office:value-type="float" office:value="87.654037" calcext:value-type="float">
            <text:p>87.65403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.264181" calcext:value-type="float">
            <text:p>5.264181</text:p>
          </table:table-cell>
          <table:table-cell office:value-type="float" office:value="84.598969" calcext:value-type="float">
            <text:p>84.59896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.317712" calcext:value-type="float">
            <text:p>5.317712</text:p>
          </table:table-cell>
          <table:table-cell office:value-type="float" office:value="84.272614" calcext:value-type="float">
            <text:p>84.27261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.754816" calcext:value-type="float">
            <text:p>6.754816</text:p>
          </table:table-cell>
          <table:table-cell office:value-type="float" office:value="98.205795" calcext:value-type="float">
            <text:p>98.20579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.307859" calcext:value-type="float">
            <text:p>6.307859</text:p>
          </table:table-cell>
          <table:table-cell office:value-type="float" office:value="87.264977" calcext:value-type="float">
            <text:p>87.26497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.607667" calcext:value-type="float">
            <text:p>3.607667</text:p>
          </table:table-cell>
          <table:table-cell office:value-type="float" office:value="88.007164" calcext:value-type="float">
            <text:p>88.00716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.587613" calcext:value-type="float">
            <text:p>3.587613</text:p>
          </table:table-cell>
          <table:table-cell office:value-type="float" office:value="87.187584" calcext:value-type="float">
            <text:p>87.18758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.303367" calcext:value-type="float">
            <text:p>5.303367</text:p>
          </table:table-cell>
          <table:table-cell office:value-type="float" office:value="83.912933" calcext:value-type="float">
            <text:p>83.91293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.315506" calcext:value-type="float">
            <text:p>5.315506</text:p>
          </table:table-cell>
          <table:table-cell office:value-type="float" office:value="84.308746" calcext:value-type="float">
            <text:p>84.30874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.79508" calcext:value-type="float">
            <text:p>6.79508</text:p>
          </table:table-cell>
          <table:table-cell office:value-type="float" office:value="97.766289" calcext:value-type="float">
            <text:p>97.76628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.307864" calcext:value-type="float">
            <text:p>6.307864</text:p>
          </table:table-cell>
          <table:table-cell office:value-type="float" office:value="86.879364" calcext:value-type="float">
            <text:p>86.87936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3.604906" calcext:value-type="float">
            <text:p>3.604906</text:p>
          </table:table-cell>
          <table:table-cell office:value-type="float" office:value="87.771431" calcext:value-type="float">
            <text:p>87.77143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.58888" calcext:value-type="float">
            <text:p>3.58888</text:p>
          </table:table-cell>
          <table:table-cell office:value-type="float" office:value="86.764343" calcext:value-type="float">
            <text:p>86.76434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.299922" calcext:value-type="float">
            <text:p>5.299922</text:p>
          </table:table-cell>
          <table:table-cell office:value-type="float" office:value="83.841362" calcext:value-type="float">
            <text:p>83.84136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.316369" calcext:value-type="float">
            <text:p>5.316369</text:p>
          </table:table-cell>
          <table:table-cell office:value-type="float" office:value="83.841362" calcext:value-type="float">
            <text:p>83.84136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.768503" calcext:value-type="float">
            <text:p>6.768503</text:p>
          </table:table-cell>
          <table:table-cell office:value-type="float" office:value="97.330696" calcext:value-type="float">
            <text:p>97.33069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.300397" calcext:value-type="float">
            <text:p>6.300397</text:p>
          </table:table-cell>
          <table:table-cell office:value-type="float" office:value="86.497139" calcext:value-type="float">
            <text:p>86.49713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3.606835" calcext:value-type="float">
            <text:p>3.606835</text:p>
          </table:table-cell>
          <table:table-cell office:value-type="float" office:value="87.459076" calcext:value-type="float">
            <text:p>87.45907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.579657" calcext:value-type="float">
            <text:p>3.579657</text:p>
          </table:table-cell>
          <table:table-cell office:value-type="float" office:value="86.91777" calcext:value-type="float">
            <text:p>86.9177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.298903" calcext:value-type="float">
            <text:p>5.298903</text:p>
          </table:table-cell>
          <table:table-cell office:value-type="float" office:value="83.591835" calcext:value-type="float">
            <text:p>83.59183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.320358" calcext:value-type="float">
            <text:p>5.320358</text:p>
          </table:table-cell>
          <table:table-cell office:value-type="float" office:value="83.23793" calcext:value-type="float">
            <text:p>83.2379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.75468" calcext:value-type="float">
            <text:p>6.75468</text:p>
          </table:table-cell>
          <table:table-cell office:value-type="float" office:value="96.565819" calcext:value-type="float">
            <text:p>96.56581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.289623" calcext:value-type="float">
            <text:p>6.289623</text:p>
          </table:table-cell>
          <table:table-cell office:value-type="float" office:value="86.269417" calcext:value-type="float">
            <text:p>86.26941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3.603594" calcext:value-type="float">
            <text:p>3.603594</text:p>
          </table:table-cell>
          <table:table-cell office:value-type="float" office:value="86.726067" calcext:value-type="float">
            <text:p>86.72606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.581122" calcext:value-type="float">
            <text:p>3.581122</text:p>
          </table:table-cell>
          <table:table-cell office:value-type="float" office:value="86.307289" calcext:value-type="float">
            <text:p>86.30728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.297405" calcext:value-type="float">
            <text:p>5.297405</text:p>
          </table:table-cell>
          <table:table-cell office:value-type="float" office:value="83.520813" calcext:value-type="float">
            <text:p>83.52081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.371593" calcext:value-type="float">
            <text:p>5.371593</text:p>
          </table:table-cell>
          <table:table-cell office:value-type="float" office:value="83.062103" calcext:value-type="float">
            <text:p>83.06210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.760044" calcext:value-type="float">
            <text:p>6.760044</text:p>
          </table:table-cell>
          <table:table-cell office:value-type="float" office:value="95.533531" calcext:value-type="float">
            <text:p>95.53353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.278741" calcext:value-type="float">
            <text:p>6.278741</text:p>
          </table:table-cell>
          <table:table-cell office:value-type="float" office:value="85.630661" calcext:value-type="float">
            <text:p>85.63066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3.599107" calcext:value-type="float">
            <text:p>3.599107</text:p>
          </table:table-cell>
          <table:table-cell office:value-type="float" office:value="86.080559" calcext:value-type="float">
            <text:p>86.08055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.57759" calcext:value-type="float">
            <text:p>3.57759</text:p>
          </table:table-cell>
          <table:table-cell office:value-type="float" office:value="86.156006" calcext:value-type="float">
            <text:p>86.15600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.258487" calcext:value-type="float">
            <text:p>5.258487</text:p>
          </table:table-cell>
          <table:table-cell office:value-type="float" office:value="83.343788" calcext:value-type="float">
            <text:p>83.3437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.328792" calcext:value-type="float">
            <text:p>5.328792</text:p>
          </table:table-cell>
          <table:table-cell office:value-type="float" office:value="82.817184" calcext:value-type="float">
            <text:p>82.81718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.754604" calcext:value-type="float">
            <text:p>6.754604</text:p>
          </table:table-cell>
          <table:table-cell office:value-type="float" office:value="94.979713" calcext:value-type="float">
            <text:p>94.97971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.243874" calcext:value-type="float">
            <text:p>6.243874</text:p>
          </table:table-cell>
          <table:table-cell office:value-type="float" office:value="85.259323" calcext:value-type="float">
            <text:p>85.25932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.602811" calcext:value-type="float">
            <text:p>3.602811</text:p>
          </table:table-cell>
          <table:table-cell office:value-type="float" office:value="85.705315" calcext:value-type="float">
            <text:p>85.70531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.581192" calcext:value-type="float">
            <text:p>3.581192</text:p>
          </table:table-cell>
          <table:table-cell office:value-type="float" office:value="85.667976" calcext:value-type="float">
            <text:p>85.66797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.253702" calcext:value-type="float">
            <text:p>5.253702</text:p>
          </table:table-cell>
          <table:table-cell office:value-type="float" office:value="82.921974" calcext:value-type="float">
            <text:p>82.92197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.308769" calcext:value-type="float">
            <text:p>5.308769</text:p>
          </table:table-cell>
          <table:table-cell office:value-type="float" office:value="81.919998" calcext:value-type="float">
            <text:p>81.91999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.731647" calcext:value-type="float">
            <text:p>6.731647</text:p>
          </table:table-cell>
          <table:table-cell office:value-type="float" office:value="94.477654" calcext:value-type="float">
            <text:p>94.47765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.237096" calcext:value-type="float">
            <text:p>6.237096</text:p>
          </table:table-cell>
          <table:table-cell office:value-type="float" office:value="84.526222" calcext:value-type="float">
            <text:p>84.52622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3.602414" calcext:value-type="float">
            <text:p>3.602414</text:p>
          </table:table-cell>
          <table:table-cell office:value-type="float" office:value="84.817947" calcext:value-type="float">
            <text:p>84.81794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.578991" calcext:value-type="float">
            <text:p>3.578991</text:p>
          </table:table-cell>
          <table:table-cell office:value-type="float" office:value="85.111687" calcext:value-type="float">
            <text:p>85.11168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.260991" calcext:value-type="float">
            <text:p>5.260991</text:p>
          </table:table-cell>
          <table:table-cell office:value-type="float" office:value="82.02253" calcext:value-type="float">
            <text:p>82.0225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.309321" calcext:value-type="float">
            <text:p>5.309321</text:p>
          </table:table-cell>
          <table:table-cell office:value-type="float" office:value="81.411179" calcext:value-type="float">
            <text:p>81.41117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.74826" calcext:value-type="float">
            <text:p>6.74826</text:p>
          </table:table-cell>
          <table:table-cell office:value-type="float" office:value="93.44487" calcext:value-type="float">
            <text:p>93.4448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.251702" calcext:value-type="float">
            <text:p>6.251702</text:p>
          </table:table-cell>
          <table:table-cell office:value-type="float" office:value="84.236504" calcext:value-type="float">
            <text:p>84.23650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3.599523" calcext:value-type="float">
            <text:p>3.599523</text:p>
          </table:table-cell>
          <table:table-cell office:value-type="float" office:value="84.453606" calcext:value-type="float">
            <text:p>84.45360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.579601" calcext:value-type="float">
            <text:p>3.579601</text:p>
          </table:table-cell>
          <table:table-cell office:value-type="float" office:value="84.781372" calcext:value-type="float">
            <text:p>84.78137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.262167" calcext:value-type="float">
            <text:p>5.262167</text:p>
          </table:table-cell>
          <table:table-cell office:value-type="float" office:value="81.276558" calcext:value-type="float">
            <text:p>81.27655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.307452" calcext:value-type="float">
            <text:p>5.307452</text:p>
          </table:table-cell>
          <table:table-cell office:value-type="float" office:value="80.975288" calcext:value-type="float">
            <text:p>80.97528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.77244" calcext:value-type="float">
            <text:p>6.77244</text:p>
          </table:table-cell>
          <table:table-cell office:value-type="float" office:value="93.090912" calcext:value-type="float">
            <text:p>93.09091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.248847" calcext:value-type="float">
            <text:p>6.248847</text:p>
          </table:table-cell>
          <table:table-cell office:value-type="float" office:value="83.485352" calcext:value-type="float">
            <text:p>83.48535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3.597651" calcext:value-type="float">
            <text:p>3.597651</text:p>
          </table:table-cell>
          <table:table-cell office:value-type="float" office:value="83.841362" calcext:value-type="float">
            <text:p>83.84136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.575511" calcext:value-type="float">
            <text:p>3.575511</text:p>
          </table:table-cell>
          <table:table-cell office:value-type="float" office:value="84.164383" calcext:value-type="float">
            <text:p>84.16438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.271615" calcext:value-type="float">
            <text:p>5.271615</text:p>
          </table:table-cell>
          <table:table-cell office:value-type="float" office:value="81.075462" calcext:value-type="float">
            <text:p>81.07546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.322375" calcext:value-type="float">
            <text:p>5.322375</text:p>
          </table:table-cell>
          <table:table-cell office:value-type="float" office:value="80.676239" calcext:value-type="float">
            <text:p>80.67623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.776964" calcext:value-type="float">
            <text:p>6.776964</text:p>
          </table:table-cell>
          <table:table-cell office:value-type="float" office:value="92.434418" calcext:value-type="float">
            <text:p>92.43441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.27173" calcext:value-type="float">
            <text:p>6.27173</text:p>
          </table:table-cell>
          <table:table-cell office:value-type="float" office:value="83.202705" calcext:value-type="float">
            <text:p>83.20270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3.5976" calcext:value-type="float">
            <text:p>3.5976</text:p>
          </table:table-cell>
          <table:table-cell office:value-type="float" office:value="83.627396" calcext:value-type="float">
            <text:p>83.62739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.577312" calcext:value-type="float">
            <text:p>3.577312</text:p>
          </table:table-cell>
          <table:table-cell office:value-type="float" office:value="83.734245" calcext:value-type="float">
            <text:p>83.73424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.256243" calcext:value-type="float">
            <text:p>5.256243</text:p>
          </table:table-cell>
          <table:table-cell office:value-type="float" office:value="80.28093" calcext:value-type="float">
            <text:p>80.2809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.314417" calcext:value-type="float">
            <text:p>5.314417</text:p>
          </table:table-cell>
          <table:table-cell office:value-type="float" office:value="79.437576" calcext:value-type="float">
            <text:p>79.43757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.770094" calcext:value-type="float">
            <text:p>6.770094</text:p>
          </table:table-cell>
          <table:table-cell office:value-type="float" office:value="91.915848" calcext:value-type="float">
            <text:p>91.91584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.268787" calcext:value-type="float">
            <text:p>6.268787</text:p>
          </table:table-cell>
          <table:table-cell office:value-type="float" office:value="82.573708" calcext:value-type="float">
            <text:p>82.57370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.593263" calcext:value-type="float">
            <text:p>3.593263</text:p>
          </table:table-cell>
          <table:table-cell office:value-type="float" office:value="83.343788" calcext:value-type="float">
            <text:p>83.34378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.576447" calcext:value-type="float">
            <text:p>3.576447</text:p>
          </table:table-cell>
          <table:table-cell office:value-type="float" office:value="83.379135" calcext:value-type="float">
            <text:p>83.37913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.243733" calcext:value-type="float">
            <text:p>5.243733</text:p>
          </table:table-cell>
          <table:table-cell office:value-type="float" office:value="80.117363" calcext:value-type="float">
            <text:p>80.11736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.319021" calcext:value-type="float">
            <text:p>5.319021</text:p>
          </table:table-cell>
          <table:table-cell office:value-type="float" office:value="79.022507" calcext:value-type="float">
            <text:p>79.02250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.765996" calcext:value-type="float">
            <text:p>6.765996</text:p>
          </table:table-cell>
          <table:table-cell office:value-type="float" office:value="91.403069" calcext:value-type="float">
            <text:p>91.40306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.272322" calcext:value-type="float">
            <text:p>6.272322</text:p>
          </table:table-cell>
          <table:table-cell office:value-type="float" office:value="82.02253" calcext:value-type="float">
            <text:p>82.0225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3.589307" calcext:value-type="float">
            <text:p>3.589307</text:p>
          </table:table-cell>
          <table:table-cell office:value-type="float" office:value="82.435219" calcext:value-type="float">
            <text:p>82.43521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.580435" calcext:value-type="float">
            <text:p>3.580435</text:p>
          </table:table-cell>
          <table:table-cell office:value-type="float" office:value="83.202705" calcext:value-type="float">
            <text:p>83.20270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.246789" calcext:value-type="float">
            <text:p>5.246789</text:p>
          </table:table-cell>
          <table:table-cell office:value-type="float" office:value="79.501823" calcext:value-type="float">
            <text:p>79.50182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.322885" calcext:value-type="float">
            <text:p>5.322885</text:p>
          </table:table-cell>
          <table:table-cell office:value-type="float" office:value="79.022507" calcext:value-type="float">
            <text:p>79.02250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.753849" calcext:value-type="float">
            <text:p>6.753849</text:p>
          </table:table-cell>
          <table:table-cell office:value-type="float" office:value="90.938019" calcext:value-type="float">
            <text:p>90.93801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.280039" calcext:value-type="float">
            <text:p>6.280039</text:p>
          </table:table-cell>
          <table:table-cell office:value-type="float" office:value="81.580086" calcext:value-type="float">
            <text:p>81.58008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3.588331" calcext:value-type="float">
            <text:p>3.588331</text:p>
          </table:table-cell>
          <table:table-cell office:value-type="float" office:value="81.919998" calcext:value-type="float">
            <text:p>81.91999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57557" calcext:value-type="float">
            <text:p>3.57557</text:p>
          </table:table-cell>
          <table:table-cell office:value-type="float" office:value="82.228355" calcext:value-type="float">
            <text:p>82.22835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.255734" calcext:value-type="float">
            <text:p>5.255734</text:p>
          </table:table-cell>
          <table:table-cell office:value-type="float" office:value="78.580338" calcext:value-type="float">
            <text:p>78.58033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.32968" calcext:value-type="float">
            <text:p>5.32968</text:p>
          </table:table-cell>
          <table:table-cell office:value-type="float" office:value="78.486229" calcext:value-type="float">
            <text:p>78.48622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.751425" calcext:value-type="float">
            <text:p>6.751425</text:p>
          </table:table-cell>
          <table:table-cell office:value-type="float" office:value="90.519341" calcext:value-type="float">
            <text:p>90.51934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.271027" calcext:value-type="float">
            <text:p>6.271027</text:p>
          </table:table-cell>
          <table:table-cell office:value-type="float" office:value="81.175888" calcext:value-type="float">
            <text:p>81.17588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.586144" calcext:value-type="float">
            <text:p>3.586144</text:p>
          </table:table-cell>
          <table:table-cell office:value-type="float" office:value="81.242973" calcext:value-type="float">
            <text:p>81.24297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.575232" calcext:value-type="float">
            <text:p>3.575232</text:p>
          </table:table-cell>
          <table:table-cell office:value-type="float" office:value="81.749687" calcext:value-type="float">
            <text:p>81.74968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.257081" calcext:value-type="float">
            <text:p>5.257081</text:p>
          </table:table-cell>
          <table:table-cell office:value-type="float" office:value="78.361099" calcext:value-type="float">
            <text:p>78.36109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.321266" calcext:value-type="float">
            <text:p>5.321266</text:p>
          </table:table-cell>
          <table:table-cell office:value-type="float" office:value="78.019051" calcext:value-type="float">
            <text:p>78.01905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.744562" calcext:value-type="float">
            <text:p>6.744562</text:p>
          </table:table-cell>
          <table:table-cell office:value-type="float" office:value="89.693428" calcext:value-type="float">
            <text:p>89.69342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.261583" calcext:value-type="float">
            <text:p>6.261583</text:p>
          </table:table-cell>
          <table:table-cell office:value-type="float" office:value="80.511055" calcext:value-type="float">
            <text:p>80.51105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.586333" calcext:value-type="float">
            <text:p>3.586333</text:p>
          </table:table-cell>
          <table:table-cell office:value-type="float" office:value="81.10891" calcext:value-type="float">
            <text:p>81.1089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.57272" calcext:value-type="float">
            <text:p>3.57272</text:p>
          </table:table-cell>
          <table:table-cell office:value-type="float" office:value="81.478661" calcext:value-type="float">
            <text:p>81.47866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.249507" calcext:value-type="float">
            <text:p>5.249507</text:p>
          </table:table-cell>
          <table:table-cell office:value-type="float" office:value="77.741402" calcext:value-type="float">
            <text:p>77.74140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.318741" calcext:value-type="float">
            <text:p>5.318741</text:p>
          </table:table-cell>
          <table:table-cell office:value-type="float" office:value="77.957176" calcext:value-type="float">
            <text:p>77.95717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.747831" calcext:value-type="float">
            <text:p>6.747831</text:p>
          </table:table-cell>
          <table:table-cell office:value-type="float" office:value="89.083824" calcext:value-type="float">
            <text:p>89.08382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.259916" calcext:value-type="float">
            <text:p>6.259916</text:p>
          </table:table-cell>
          <table:table-cell office:value-type="float" office:value="80.248161" calcext:value-type="float">
            <text:p>80.24816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586549" calcext:value-type="float">
            <text:p>3.586549</text:p>
          </table:table-cell>
          <table:table-cell office:value-type="float" office:value="80.709358" calcext:value-type="float">
            <text:p>80.70935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570993" calcext:value-type="float">
            <text:p>3.570993</text:p>
          </table:table-cell>
          <table:table-cell office:value-type="float" office:value="80.808876" calcext:value-type="float">
            <text:p>80.80887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.246318" calcext:value-type="float">
            <text:p>5.246318</text:p>
          </table:table-cell>
          <table:table-cell office:value-type="float" office:value="77.465721" calcext:value-type="float">
            <text:p>77.4657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.318363" calcext:value-type="float">
            <text:p>5.318363</text:p>
          </table:table-cell>
          <table:table-cell office:value-type="float" office:value="77.557396" calcext:value-type="float">
            <text:p>77.55739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.742366" calcext:value-type="float">
            <text:p>6.742366</text:p>
          </table:table-cell>
          <table:table-cell office:value-type="float" office:value="88.442642" calcext:value-type="float">
            <text:p>88.44264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.259005" calcext:value-type="float">
            <text:p>6.259005</text:p>
          </table:table-cell>
          <table:table-cell office:value-type="float" office:value="79.662888" calcext:value-type="float">
            <text:p>79.66288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.576779" calcext:value-type="float">
            <text:p>3.576779</text:p>
          </table:table-cell>
          <table:table-cell office:value-type="float" office:value="80.511055" calcext:value-type="float">
            <text:p>80.51105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.560213" calcext:value-type="float">
            <text:p>3.560213</text:p>
          </table:table-cell>
          <table:table-cell office:value-type="float" office:value="80.64315" calcext:value-type="float">
            <text:p>80.6431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.253941" calcext:value-type="float">
            <text:p>5.253941</text:p>
          </table:table-cell>
          <table:table-cell office:value-type="float" office:value="76.950294" calcext:value-type="float">
            <text:p>76.95029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.33824" calcext:value-type="float">
            <text:p>5.33824</text:p>
          </table:table-cell>
          <table:table-cell office:value-type="float" office:value="77.070953" calcext:value-type="float">
            <text:p>77.07095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.741795" calcext:value-type="float">
            <text:p>6.741795</text:p>
          </table:table-cell>
          <table:table-cell office:value-type="float" office:value="88.204575" calcext:value-type="float">
            <text:p>88.20457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.285704" calcext:value-type="float">
            <text:p>6.285704</text:p>
          </table:table-cell>
          <table:table-cell office:value-type="float" office:value="79.213539" calcext:value-type="float">
            <text:p>79.21353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3.576402" calcext:value-type="float">
            <text:p>3.576402</text:p>
          </table:table-cell>
          <table:table-cell office:value-type="float" office:value="79.598381" calcext:value-type="float">
            <text:p>79.59838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.556598" calcext:value-type="float">
            <text:p>3.556598</text:p>
          </table:table-cell>
          <table:table-cell office:value-type="float" office:value="80.610085" calcext:value-type="float">
            <text:p>80.61008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.253317" calcext:value-type="float">
            <text:p>5.253317</text:p>
          </table:table-cell>
          <table:table-cell office:value-type="float" office:value="76.501167" calcext:value-type="float">
            <text:p>76.50116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.329014" calcext:value-type="float">
            <text:p>5.329014</text:p>
          </table:table-cell>
          <table:table-cell office:value-type="float" office:value="76.590576" calcext:value-type="float">
            <text:p>76.59057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.74442" calcext:value-type="float">
            <text:p>6.74442</text:p>
          </table:table-cell>
          <table:table-cell office:value-type="float" office:value="87.459076" calcext:value-type="float">
            <text:p>87.45907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.284605" calcext:value-type="float">
            <text:p>6.284605</text:p>
          </table:table-cell>
          <table:table-cell office:value-type="float" office:value="78.800804" calcext:value-type="float">
            <text:p>78.80080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3.574324" calcext:value-type="float">
            <text:p>3.574324</text:p>
          </table:table-cell>
          <table:table-cell office:value-type="float" office:value="79.213539" calcext:value-type="float">
            <text:p>79.21353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.558492" calcext:value-type="float">
            <text:p>3.558492</text:p>
          </table:table-cell>
          <table:table-cell office:value-type="float" office:value="80.28093" calcext:value-type="float">
            <text:p>80.280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.252986" calcext:value-type="float">
            <text:p>5.252986</text:p>
          </table:table-cell>
          <table:table-cell office:value-type="float" office:value="76.204651" calcext:value-type="float">
            <text:p>76.20465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.298416" calcext:value-type="float">
            <text:p>5.298416</text:p>
          </table:table-cell>
          <table:table-cell office:value-type="float" office:value="76.352623" calcext:value-type="float">
            <text:p>76.35262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.740316" calcext:value-type="float">
            <text:p>6.740316</text:p>
          </table:table-cell>
          <table:table-cell office:value-type="float" office:value="86.99469" calcext:value-type="float">
            <text:p>86.9946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.293382" calcext:value-type="float">
            <text:p>6.293382</text:p>
          </table:table-cell>
          <table:table-cell office:value-type="float" office:value="78.423615" calcext:value-type="float">
            <text:p>78.42361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3.569244" calcext:value-type="float">
            <text:p>3.569244</text:p>
          </table:table-cell>
          <table:table-cell office:value-type="float" office:value="79.181633" calcext:value-type="float">
            <text:p>79.18163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.562137" calcext:value-type="float">
            <text:p>3.562137</text:p>
          </table:table-cell>
          <table:table-cell office:value-type="float" office:value="79.921951" calcext:value-type="float">
            <text:p>79.92195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.240819" calcext:value-type="float">
            <text:p>5.240819</text:p>
          </table:table-cell>
          <table:table-cell office:value-type="float" office:value="76.02784" calcext:value-type="float">
            <text:p>76.0278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.29236" calcext:value-type="float">
            <text:p>5.29236</text:p>
          </table:table-cell>
          <table:table-cell office:value-type="float" office:value="75.998451" calcext:value-type="float">
            <text:p>75.99845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.725205" calcext:value-type="float">
            <text:p>6.725205</text:p>
          </table:table-cell>
          <table:table-cell office:value-type="float" office:value="86.649628" calcext:value-type="float">
            <text:p>86.64962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.277244" calcext:value-type="float">
            <text:p>6.277244</text:p>
          </table:table-cell>
          <table:table-cell office:value-type="float" office:value="77.833733" calcext:value-type="float">
            <text:p>77.83373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560094" calcext:value-type="float">
            <text:p>3.560094</text:p>
          </table:table-cell>
          <table:table-cell office:value-type="float" office:value="78.800804" calcext:value-type="float">
            <text:p>78.80080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56373" calcext:value-type="float">
            <text:p>3.56373</text:p>
          </table:table-cell>
          <table:table-cell office:value-type="float" office:value="79.501823" calcext:value-type="float">
            <text:p>79.50182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.242281" calcext:value-type="float">
            <text:p>5.242281</text:p>
          </table:table-cell>
          <table:table-cell office:value-type="float" office:value="75.793373" calcext:value-type="float">
            <text:p>75.79337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.289839" calcext:value-type="float">
            <text:p>5.289839</text:p>
          </table:table-cell>
          <table:table-cell office:value-type="float" office:value="75.793373" calcext:value-type="float">
            <text:p>75.79337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.724842" calcext:value-type="float">
            <text:p>6.724842</text:p>
          </table:table-cell>
          <table:table-cell office:value-type="float" office:value="86.497139" calcext:value-type="float">
            <text:p>86.49713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.276098" calcext:value-type="float">
            <text:p>6.276098</text:p>
          </table:table-cell>
          <table:table-cell office:value-type="float" office:value="77.588005" calcext:value-type="float">
            <text:p>77.58800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.560266" calcext:value-type="float">
            <text:p>3.560266</text:p>
          </table:table-cell>
          <table:table-cell office:value-type="float" office:value="78.298683" calcext:value-type="float">
            <text:p>78.29868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.548704" calcext:value-type="float">
            <text:p>3.548704</text:p>
          </table:table-cell>
          <table:table-cell office:value-type="float" office:value="78.580338" calcext:value-type="float">
            <text:p>78.58033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.223912" calcext:value-type="float">
            <text:p>5.223912</text:p>
          </table:table-cell>
          <table:table-cell office:value-type="float" office:value="75.560341" calcext:value-type="float">
            <text:p>75.56034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.28968" calcext:value-type="float">
            <text:p>5.28968</text:p>
          </table:table-cell>
          <table:table-cell office:value-type="float" office:value="75.64756" calcext:value-type="float">
            <text:p>75.6475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.718917" calcext:value-type="float">
            <text:p>6.718917</text:p>
          </table:table-cell>
          <table:table-cell office:value-type="float" office:value="86.231583" calcext:value-type="float">
            <text:p>86.23158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.28372" calcext:value-type="float">
            <text:p>6.28372</text:p>
          </table:table-cell>
          <table:table-cell office:value-type="float" office:value="77.343826" calcext:value-type="float">
            <text:p>77.34382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3.558514" calcext:value-type="float">
            <text:p>3.558514</text:p>
          </table:table-cell>
          <table:table-cell office:value-type="float" office:value="78.081017" calcext:value-type="float">
            <text:p>78.08101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.552238" calcext:value-type="float">
            <text:p>3.552238</text:p>
          </table:table-cell>
          <table:table-cell office:value-type="float" office:value="78.45491" calcext:value-type="float">
            <text:p>78.4549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.222705" calcext:value-type="float">
            <text:p>5.222705</text:p>
          </table:table-cell>
          <table:table-cell office:value-type="float" office:value="75.098549" calcext:value-type="float">
            <text:p>75.09854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.290848" calcext:value-type="float">
            <text:p>5.290848</text:p>
          </table:table-cell>
          <table:table-cell office:value-type="float" office:value="75.64756" calcext:value-type="float">
            <text:p>75.6475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.719537" calcext:value-type="float">
            <text:p>6.719537</text:p>
          </table:table-cell>
          <table:table-cell office:value-type="float" office:value="85.630661" calcext:value-type="float">
            <text:p>85.63066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.284906" calcext:value-type="float">
            <text:p>6.284906</text:p>
          </table:table-cell>
          <table:table-cell office:value-type="float" office:value="77.161697" calcext:value-type="float">
            <text:p>77.16169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3.557494" calcext:value-type="float">
            <text:p>3.557494</text:p>
          </table:table-cell>
          <table:table-cell office:value-type="float" office:value="77.557396" calcext:value-type="float">
            <text:p>77.55739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.548295" calcext:value-type="float">
            <text:p>3.548295</text:p>
          </table:table-cell>
          <table:table-cell office:value-type="float" office:value="77.772148" calcext:value-type="float">
            <text:p>77.77214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.217792" calcext:value-type="float">
            <text:p>5.217792</text:p>
          </table:table-cell>
          <table:table-cell office:value-type="float" office:value="74.784332" calcext:value-type="float">
            <text:p>74.78433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.285707" calcext:value-type="float">
            <text:p>5.285707</text:p>
          </table:table-cell>
          <table:table-cell office:value-type="float" office:value="75.299889" calcext:value-type="float">
            <text:p>75.29988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.71838" calcext:value-type="float">
            <text:p>6.71838</text:p>
          </table:table-cell>
          <table:table-cell office:value-type="float" office:value="85.038063" calcext:value-type="float">
            <text:p>85.03806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.287111" calcext:value-type="float">
            <text:p>6.287111</text:p>
          </table:table-cell>
          <table:table-cell office:value-type="float" office:value="77.040749" calcext:value-type="float">
            <text:p>77.04074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.563594" calcext:value-type="float">
            <text:p>3.563594</text:p>
          </table:table-cell>
          <table:table-cell office:value-type="float" office:value="77.618637" calcext:value-type="float">
            <text:p>77.61863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.539802" calcext:value-type="float">
            <text:p>3.539802</text:p>
          </table:table-cell>
          <table:table-cell office:value-type="float" office:value="77.802925" calcext:value-type="float">
            <text:p>77.80292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.235844" calcext:value-type="float">
            <text:p>5.235844</text:p>
          </table:table-cell>
          <table:table-cell office:value-type="float" office:value="74.388199" calcext:value-type="float">
            <text:p>74.38819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.276779" calcext:value-type="float">
            <text:p>5.276779</text:p>
          </table:table-cell>
          <table:table-cell office:value-type="float" office:value="74.898285" calcext:value-type="float">
            <text:p>74.89828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.720308" calcext:value-type="float">
            <text:p>6.720308</text:p>
          </table:table-cell>
          <table:table-cell office:value-type="float" office:value="84.272614" calcext:value-type="float">
            <text:p>84.27261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.293749" calcext:value-type="float">
            <text:p>6.293749</text:p>
          </table:table-cell>
          <table:table-cell office:value-type="float" office:value="76.530945" calcext:value-type="float">
            <text:p>76.53094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564666" calcext:value-type="float">
            <text:p>3.564666</text:p>
          </table:table-cell>
          <table:table-cell office:value-type="float" office:value="77.101173" calcext:value-type="float">
            <text:p>77.1011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541119" calcext:value-type="float">
            <text:p>3.541119</text:p>
          </table:table-cell>
          <table:table-cell office:value-type="float" office:value="77.252655" calcext:value-type="float">
            <text:p>77.2526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.231647" calcext:value-type="float">
            <text:p>5.231647</text:p>
          </table:table-cell>
          <table:table-cell office:value-type="float" office:value="74.444527" calcext:value-type="float">
            <text:p>74.4445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.276218" calcext:value-type="float">
            <text:p>5.276218</text:p>
          </table:table-cell>
          <table:table-cell office:value-type="float" office:value="74.75589" calcext:value-type="float">
            <text:p>74.755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.714139" calcext:value-type="float">
            <text:p>6.714139</text:p>
          </table:table-cell>
          <table:table-cell office:value-type="float" office:value="83.841362" calcext:value-type="float">
            <text:p>83.8413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.292717" calcext:value-type="float">
            <text:p>6.292717</text:p>
          </table:table-cell>
          <table:table-cell office:value-type="float" office:value="76.2342" calcext:value-type="float">
            <text:p>76.234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3.566079" calcext:value-type="float">
            <text:p>3.566079</text:p>
          </table:table-cell>
          <table:table-cell office:value-type="float" office:value="76.830009" calcext:value-type="float">
            <text:p>76.83000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.540628" calcext:value-type="float">
            <text:p>3.540628</text:p>
          </table:table-cell>
          <table:table-cell office:value-type="float" office:value="76.560745" calcext:value-type="float">
            <text:p>76.56074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.237691" calcext:value-type="float">
            <text:p>5.237691</text:p>
          </table:table-cell>
          <table:table-cell office:value-type="float" office:value="74.13575" calcext:value-type="float">
            <text:p>74.1357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.274825" calcext:value-type="float">
            <text:p>5.274825</text:p>
          </table:table-cell>
          <table:table-cell office:value-type="float" office:value="74.13575" calcext:value-type="float">
            <text:p>74.1357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.71766" calcext:value-type="float">
            <text:p>6.71766</text:p>
          </table:table-cell>
          <table:table-cell office:value-type="float" office:value="83.485352" calcext:value-type="float">
            <text:p>83.48535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.290102" calcext:value-type="float">
            <text:p>6.290102</text:p>
          </table:table-cell>
          <table:table-cell office:value-type="float" office:value="75.793373" calcext:value-type="float">
            <text:p>75.79337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3.54561" calcext:value-type="float">
            <text:p>3.54561</text:p>
          </table:table-cell>
          <table:table-cell office:value-type="float" office:value="76.293365" calcext:value-type="float">
            <text:p>76.29336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.537882" calcext:value-type="float">
            <text:p>3.537882</text:p>
          </table:table-cell>
          <table:table-cell office:value-type="float" office:value="76.411972" calcext:value-type="float">
            <text:p>76.41197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.229037" calcext:value-type="float">
            <text:p>5.229037</text:p>
          </table:table-cell>
          <table:table-cell office:value-type="float" office:value="73.801804" calcext:value-type="float">
            <text:p>73.80180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.282142" calcext:value-type="float">
            <text:p>5.282142</text:p>
          </table:table-cell>
          <table:table-cell office:value-type="float" office:value="73.443405" calcext:value-type="float">
            <text:p>73.44340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.718343" calcext:value-type="float">
            <text:p>6.718343</text:p>
          </table:table-cell>
          <table:table-cell office:value-type="float" office:value="83.167511" calcext:value-type="float">
            <text:p>83.16751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.290414" calcext:value-type="float">
            <text:p>6.290414</text:p>
          </table:table-cell>
          <table:table-cell office:value-type="float" office:value="75.415421" calcext:value-type="float">
            <text:p>75.41542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3.558563" calcext:value-type="float">
            <text:p>3.558563</text:p>
          </table:table-cell>
          <table:table-cell office:value-type="float" office:value="76.322983" calcext:value-type="float">
            <text:p>76.32298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.538416" calcext:value-type="float">
            <text:p>3.538416</text:p>
          </table:table-cell>
          <table:table-cell office:value-type="float" office:value="76.322983" calcext:value-type="float">
            <text:p>76.32298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.232932" calcext:value-type="float">
            <text:p>5.232932</text:p>
          </table:table-cell>
          <table:table-cell office:value-type="float" office:value="73.415985" calcext:value-type="float">
            <text:p>73.41598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.277724" calcext:value-type="float">
            <text:p>5.277724</text:p>
          </table:table-cell>
          <table:table-cell office:value-type="float" office:value="73.306488" calcext:value-type="float">
            <text:p>73.30648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6.721918" calcext:value-type="float">
            <text:p>6.721918</text:p>
          </table:table-cell>
          <table:table-cell office:value-type="float" office:value="82.817184" calcext:value-type="float">
            <text:p>82.81718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6.285281" calcext:value-type="float">
            <text:p>6.285281</text:p>
          </table:table-cell>
          <table:table-cell office:value-type="float" office:value="75.127243" calcext:value-type="float">
            <text:p>75.12724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.554648" calcext:value-type="float">
            <text:p>3.554648</text:p>
          </table:table-cell>
          <table:table-cell office:value-type="float" office:value="76.2342" calcext:value-type="float">
            <text:p>76.234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.543137" calcext:value-type="float">
            <text:p>3.543137</text:p>
          </table:table-cell>
          <table:table-cell office:value-type="float" office:value="77.101173" calcext:value-type="float">
            <text:p>77.10117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.22959" calcext:value-type="float">
            <text:p>5.22959</text:p>
          </table:table-cell>
          <table:table-cell office:value-type="float" office:value="73.279167" calcext:value-type="float">
            <text:p>73.27916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.280787" calcext:value-type="float">
            <text:p>5.280787</text:p>
          </table:table-cell>
          <table:table-cell office:value-type="float" office:value="73.170074" calcext:value-type="float">
            <text:p>73.17007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.705739" calcext:value-type="float">
            <text:p>6.705739</text:p>
          </table:table-cell>
          <table:table-cell office:value-type="float" office:value="82.50441" calcext:value-type="float">
            <text:p>82.5044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.280027" calcext:value-type="float">
            <text:p>6.280027</text:p>
          </table:table-cell>
          <table:table-cell office:value-type="float" office:value="74.955391" calcext:value-type="float">
            <text:p>74.95539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3.554147" calcext:value-type="float">
            <text:p>3.554147</text:p>
          </table:table-cell>
          <table:table-cell office:value-type="float" office:value="76.02784" calcext:value-type="float">
            <text:p>76.0278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.537483" calcext:value-type="float">
            <text:p>3.537483</text:p>
          </table:table-cell>
          <table:table-cell office:value-type="float" office:value="75.705818" calcext:value-type="float">
            <text:p>75.7058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.253543" calcext:value-type="float">
            <text:p>5.253543</text:p>
          </table:table-cell>
          <table:table-cell office:value-type="float" office:value="72.898773" calcext:value-type="float">
            <text:p>72.89877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.264522" calcext:value-type="float">
            <text:p>5.264522</text:p>
          </table:table-cell>
          <table:table-cell office:value-type="float" office:value="72.683182" calcext:value-type="float">
            <text:p>72.68318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.719681" calcext:value-type="float">
            <text:p>6.719681</text:p>
          </table:table-cell>
          <table:table-cell office:value-type="float" office:value="82.02253" calcext:value-type="float">
            <text:p>82.0225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.294432" calcext:value-type="float">
            <text:p>6.294432</text:p>
          </table:table-cell>
          <table:table-cell office:value-type="float" office:value="74.585739" calcext:value-type="float">
            <text:p>74.58573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3.551348" calcext:value-type="float">
            <text:p>3.551348</text:p>
          </table:table-cell>
          <table:table-cell office:value-type="float" office:value="75.705818" calcext:value-type="float">
            <text:p>75.70581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.536547" calcext:value-type="float">
            <text:p>3.536547</text:p>
          </table:table-cell>
          <table:table-cell office:value-type="float" office:value="75.64756" calcext:value-type="float">
            <text:p>75.6475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5.239024" calcext:value-type="float">
            <text:p>5.239024</text:p>
          </table:table-cell>
          <table:table-cell office:value-type="float" office:value="72.844757" calcext:value-type="float">
            <text:p>72.84475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5.27803" calcext:value-type="float">
            <text:p>5.27803</text:p>
          </table:table-cell>
          <table:table-cell office:value-type="float" office:value="72.255791" calcext:value-type="float">
            <text:p>72.25579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.709106" calcext:value-type="float">
            <text:p>6.709106</text:p>
          </table:table-cell>
          <table:table-cell office:value-type="float" office:value="81.647842" calcext:value-type="float">
            <text:p>81.64784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.279564" calcext:value-type="float">
            <text:p>6.279564</text:p>
          </table:table-cell>
          <table:table-cell office:value-type="float" office:value="74.360062" calcext:value-type="float">
            <text:p>74.36006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.548104" calcext:value-type="float">
            <text:p>3.548104</text:p>
          </table:table-cell>
          <table:table-cell office:value-type="float" office:value="75.531311" calcext:value-type="float">
            <text:p>75.53131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.532601" calcext:value-type="float">
            <text:p>3.532601</text:p>
          </table:table-cell>
          <table:table-cell office:value-type="float" office:value="75.386505" calcext:value-type="float">
            <text:p>75.38650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.232626" calcext:value-type="float">
            <text:p>5.232626</text:p>
          </table:table-cell>
          <table:table-cell office:value-type="float" office:value="72.522316" calcext:value-type="float">
            <text:p>72.52231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.23981" calcext:value-type="float">
            <text:p>5.23981</text:p>
          </table:table-cell>
          <table:table-cell office:value-type="float" office:value="72.12326" calcext:value-type="float">
            <text:p>72.1232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.689053" calcext:value-type="float">
            <text:p>6.689053</text:p>
          </table:table-cell>
          <table:table-cell office:value-type="float" office:value="81.310173" calcext:value-type="float">
            <text:p>81.31017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.295147" calcext:value-type="float">
            <text:p>6.295147</text:p>
          </table:table-cell>
          <table:table-cell office:value-type="float" office:value="74.163712" calcext:value-type="float">
            <text:p>74.16371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3.550022" calcext:value-type="float">
            <text:p>3.550022</text:p>
          </table:table-cell>
          <table:table-cell office:value-type="float" office:value="75.415421" calcext:value-type="float">
            <text:p>75.41542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.534903" calcext:value-type="float">
            <text:p>3.534903</text:p>
          </table:table-cell>
          <table:table-cell office:value-type="float" office:value="74.983978" calcext:value-type="float">
            <text:p>74.98397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5.243512" calcext:value-type="float">
            <text:p>5.243512</text:p>
          </table:table-cell>
          <table:table-cell office:value-type="float" office:value="71.964859" calcext:value-type="float">
            <text:p>71.96485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5.228962" calcext:value-type="float">
            <text:p>5.228962</text:p>
          </table:table-cell>
          <table:table-cell office:value-type="float" office:value="71.912216" calcext:value-type="float">
            <text:p>71.91221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.706781" calcext:value-type="float">
            <text:p>6.706781</text:p>
          </table:table-cell>
          <table:table-cell office:value-type="float" office:value="80.908646" calcext:value-type="float">
            <text:p>80.90864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.300552" calcext:value-type="float">
            <text:p>6.300552</text:p>
          </table:table-cell>
          <table:table-cell office:value-type="float" office:value="73.746437" calcext:value-type="float">
            <text:p>73.74643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3.551053" calcext:value-type="float">
            <text:p>3.551053</text:p>
          </table:table-cell>
          <table:table-cell office:value-type="float" office:value="75.041222" calcext:value-type="float">
            <text:p>75.04122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.530864" calcext:value-type="float">
            <text:p>3.530864</text:p>
          </table:table-cell>
          <table:table-cell office:value-type="float" office:value="74.75589" calcext:value-type="float">
            <text:p>74.7558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5.226837" calcext:value-type="float">
            <text:p>5.226837</text:p>
          </table:table-cell>
          <table:table-cell office:value-type="float" office:value="71.780945" calcext:value-type="float">
            <text:p>71.78094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5.258981" calcext:value-type="float">
            <text:p>5.258981</text:p>
          </table:table-cell>
          <table:table-cell office:value-type="float" office:value="71.702408" calcext:value-type="float">
            <text:p>71.702408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6.705395" calcext:value-type="float">
            <text:p>6.705395</text:p>
          </table:table-cell>
          <table:table-cell office:value-type="float" office:value="80.676239" calcext:value-type="float">
            <text:p>80.67623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6.280625" calcext:value-type="float">
            <text:p>6.280625</text:p>
          </table:table-cell>
          <table:table-cell office:value-type="float" office:value="73.279167" calcext:value-type="float">
            <text:p>73.27916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.548852" calcext:value-type="float">
            <text:p>3.548852</text:p>
          </table:table-cell>
          <table:table-cell office:value-type="float" office:value="74.75589" calcext:value-type="float">
            <text:p>74.7558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.536698" calcext:value-type="float">
            <text:p>3.536698</text:p>
          </table:table-cell>
          <table:table-cell office:value-type="float" office:value="74.585739" calcext:value-type="float">
            <text:p>74.5857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.225259" calcext:value-type="float">
            <text:p>5.225259</text:p>
          </table:table-cell>
          <table:table-cell office:value-type="float" office:value="71.545853" calcext:value-type="float">
            <text:p>71.54585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.255297" calcext:value-type="float">
            <text:p>5.255297</text:p>
          </table:table-cell>
          <table:table-cell office:value-type="float" office:value="71.650146" calcext:value-type="float">
            <text:p>71.65014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.697678" calcext:value-type="float">
            <text:p>6.697678</text:p>
          </table:table-cell>
          <table:table-cell office:value-type="float" office:value="80.34655" calcext:value-type="float">
            <text:p>80.3465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.281881" calcext:value-type="float">
            <text:p>6.281881</text:p>
          </table:table-cell>
          <table:table-cell office:value-type="float" office:value="73.061317" calcext:value-type="float">
            <text:p>73.06131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3.548461" calcext:value-type="float">
            <text:p>3.548461</text:p>
          </table:table-cell>
          <table:table-cell office:value-type="float" office:value="74.500946" calcext:value-type="float">
            <text:p>74.50094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.528332" calcext:value-type="float">
            <text:p>3.528332</text:p>
          </table:table-cell>
          <table:table-cell office:value-type="float" office:value="73.940582" calcext:value-type="float">
            <text:p>73.94058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.226773" calcext:value-type="float">
            <text:p>5.226773</text:p>
          </table:table-cell>
          <table:table-cell office:value-type="float" office:value="71.467827" calcext:value-type="float">
            <text:p>71.46782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.229339" calcext:value-type="float">
            <text:p>5.229339</text:p>
          </table:table-cell>
          <table:table-cell office:value-type="float" office:value="71.49382" calcext:value-type="float">
            <text:p>71.4938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.686302" calcext:value-type="float">
            <text:p>6.686302</text:p>
          </table:table-cell>
          <table:table-cell office:value-type="float" office:value="80.215424" calcext:value-type="float">
            <text:p>80.21542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.288428" calcext:value-type="float">
            <text:p>6.288428</text:p>
          </table:table-cell>
          <table:table-cell office:value-type="float" office:value="72.844757" calcext:value-type="float">
            <text:p>72.84475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3.541681" calcext:value-type="float">
            <text:p>3.541681</text:p>
          </table:table-cell>
          <table:table-cell office:value-type="float" office:value="73.996239" calcext:value-type="float">
            <text:p>73.996239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.522496" calcext:value-type="float">
            <text:p>3.522496</text:p>
          </table:table-cell>
          <table:table-cell office:value-type="float" office:value="73.746437" calcext:value-type="float">
            <text:p>73.746437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.232263" calcext:value-type="float">
            <text:p>5.232263</text:p>
          </table:table-cell>
          <table:table-cell office:value-type="float" office:value="71.105965" calcext:value-type="float">
            <text:p>71.10596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.227963" calcext:value-type="float">
            <text:p>5.227963</text:p>
          </table:table-cell>
          <table:table-cell office:value-type="float" office:value="71.208984" calcext:value-type="float">
            <text:p>71.20898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.684558" calcext:value-type="float">
            <text:p>6.684558</text:p>
          </table:table-cell>
          <table:table-cell office:value-type="float" office:value="79.857025" calcext:value-type="float">
            <text:p>79.8570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.288813" calcext:value-type="float">
            <text:p>6.288813</text:p>
          </table:table-cell>
          <table:table-cell office:value-type="float" office:value="72.683182" calcext:value-type="float">
            <text:p>72.68318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3.533911" calcext:value-type="float">
            <text:p>3.533911</text:p>
          </table:table-cell>
          <table:table-cell office:value-type="float" office:value="73.829514" calcext:value-type="float">
            <text:p>73.82951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.519875" calcext:value-type="float">
            <text:p>3.519875</text:p>
          </table:table-cell>
          <table:table-cell office:value-type="float" office:value="73.718788" calcext:value-type="float">
            <text:p>73.71878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5.215647" calcext:value-type="float">
            <text:p>5.215647</text:p>
          </table:table-cell>
          <table:table-cell office:value-type="float" office:value="70.798706" calcext:value-type="float">
            <text:p>70.79870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5.228266" calcext:value-type="float">
            <text:p>5.228266</text:p>
          </table:table-cell>
          <table:table-cell office:value-type="float" office:value="71.080261" calcext:value-type="float">
            <text:p>71.08026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.66397" calcext:value-type="float">
            <text:p>6.66397</text:p>
          </table:table-cell>
          <table:table-cell office:value-type="float" office:value="79.662888" calcext:value-type="float">
            <text:p>79.66288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.288393" calcext:value-type="float">
            <text:p>6.288393</text:p>
          </table:table-cell>
          <table:table-cell office:value-type="float" office:value="72.415466" calcext:value-type="float">
            <text:p>72.41546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3.550439" calcext:value-type="float">
            <text:p>3.550439</text:p>
          </table:table-cell>
          <table:table-cell office:value-type="float" office:value="73.746437" calcext:value-type="float">
            <text:p>73.74643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.526722" calcext:value-type="float">
            <text:p>3.526722</text:p>
          </table:table-cell>
          <table:table-cell office:value-type="float" office:value="73.470856" calcext:value-type="float">
            <text:p>73.47085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.224447" calcext:value-type="float">
            <text:p>5.224447</text:p>
          </table:table-cell>
          <table:table-cell office:value-type="float" office:value="70.519371" calcext:value-type="float">
            <text:p>70.51937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.227685" calcext:value-type="float">
            <text:p>5.227685</text:p>
          </table:table-cell>
          <table:table-cell office:value-type="float" office:value="70.875267" calcext:value-type="float">
            <text:p>70.87526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6.665387" calcext:value-type="float">
            <text:p>6.665387</text:p>
          </table:table-cell>
          <table:table-cell office:value-type="float" office:value="79.341408" calcext:value-type="float">
            <text:p>79.34140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6.287007" calcext:value-type="float">
            <text:p>6.287007</text:p>
          </table:table-cell>
          <table:table-cell office:value-type="float" office:value="72.096809" calcext:value-type="float">
            <text:p>72.09680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3.551014" calcext:value-type="float">
            <text:p>3.551014</text:p>
          </table:table-cell>
          <table:table-cell office:value-type="float" office:value="73.718788" calcext:value-type="float">
            <text:p>73.71878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.52753" calcext:value-type="float">
            <text:p>3.52753</text:p>
          </table:table-cell>
          <table:table-cell office:value-type="float" office:value="73.224579" calcext:value-type="float">
            <text:p>73.22457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5.223595" calcext:value-type="float">
            <text:p>5.223595</text:p>
          </table:table-cell>
          <table:table-cell office:value-type="float" office:value="70.646065" calcext:value-type="float">
            <text:p>70.64606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5.223669" calcext:value-type="float">
            <text:p>5.223669</text:p>
          </table:table-cell>
          <table:table-cell office:value-type="float" office:value="70.671463" calcext:value-type="float">
            <text:p>70.67146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.668515" calcext:value-type="float">
            <text:p>6.668515</text:p>
          </table:table-cell>
          <table:table-cell office:value-type="float" office:value="79.022507" calcext:value-type="float">
            <text:p>79.02250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.287603" calcext:value-type="float">
            <text:p>6.287603</text:p>
          </table:table-cell>
          <table:table-cell office:value-type="float" office:value="71.93853" calcext:value-type="float">
            <text:p>71.9385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3.539156" calcext:value-type="float">
            <text:p>3.539156</text:p>
          </table:table-cell>
          <table:table-cell office:value-type="float" office:value="73.197319" calcext:value-type="float">
            <text:p>73.19731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.529389" calcext:value-type="float">
            <text:p>3.529389</text:p>
          </table:table-cell>
          <table:table-cell office:value-type="float" office:value="72.790817" calcext:value-type="float">
            <text:p>72.79081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5.221228" calcext:value-type="float">
            <text:p>5.221228</text:p>
          </table:table-cell>
          <table:table-cell office:value-type="float" office:value="70.569992" calcext:value-type="float">
            <text:p>70.569992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5.224439" calcext:value-type="float">
            <text:p>5.224439</text:p>
          </table:table-cell>
          <table:table-cell office:value-type="float" office:value="70.292458" calcext:value-type="float">
            <text:p>70.29245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6.6721" calcext:value-type="float">
            <text:p>6.6721</text:p>
          </table:table-cell>
          <table:table-cell office:value-type="float" office:value="78.674667" calcext:value-type="float">
            <text:p>78.67466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6.286704" calcext:value-type="float">
            <text:p>6.286704</text:p>
          </table:table-cell>
          <table:table-cell office:value-type="float" office:value="71.597961" calcext:value-type="float">
            <text:p>71.59796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3.548912" calcext:value-type="float">
            <text:p>3.548912</text:p>
          </table:table-cell>
          <table:table-cell office:value-type="float" office:value="72.979958" calcext:value-type="float">
            <text:p>72.979958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.526004" calcext:value-type="float">
            <text:p>3.526004</text:p>
          </table:table-cell>
          <table:table-cell office:value-type="float" office:value="73.088478" calcext:value-type="float">
            <text:p>73.088478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5.221456" calcext:value-type="float">
            <text:p>5.221456</text:p>
          </table:table-cell>
          <table:table-cell office:value-type="float" office:value="70.418335" calcext:value-type="float">
            <text:p>70.41833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5.225751" calcext:value-type="float">
            <text:p>5.225751</text:p>
          </table:table-cell>
          <table:table-cell office:value-type="float" office:value="70.242226" calcext:value-type="float">
            <text:p>70.24222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6.678896" calcext:value-type="float">
            <text:p>6.678896</text:p>
          </table:table-cell>
          <table:table-cell office:value-type="float" office:value="78.51757" calcext:value-type="float">
            <text:p>78.5175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6.286127" calcext:value-type="float">
            <text:p>6.286127</text:p>
          </table:table-cell>
          <table:table-cell office:value-type="float" office:value="71.389977" calcext:value-type="float">
            <text:p>71.38997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.547568" calcext:value-type="float">
            <text:p>3.547568</text:p>
          </table:table-cell>
          <table:table-cell office:value-type="float" office:value="72.683182" calcext:value-type="float">
            <text:p>72.68318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.525599" calcext:value-type="float">
            <text:p>3.525599</text:p>
          </table:table-cell>
          <table:table-cell office:value-type="float" office:value="72.81778" calcext:value-type="float">
            <text:p>72.8177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5.219072" calcext:value-type="float">
            <text:p>5.219072</text:p>
          </table:table-cell>
          <table:table-cell office:value-type="float" office:value="70.267334" calcext:value-type="float">
            <text:p>70.26733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5.223567" calcext:value-type="float">
            <text:p>5.223567</text:p>
          </table:table-cell>
          <table:table-cell office:value-type="float" office:value="70.242226" calcext:value-type="float">
            <text:p>70.242226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.680133" calcext:value-type="float">
            <text:p>6.680133</text:p>
          </table:table-cell>
          <table:table-cell office:value-type="float" office:value="78.236374" calcext:value-type="float">
            <text:p>78.23637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.284468" calcext:value-type="float">
            <text:p>6.284468</text:p>
          </table:table-cell>
          <table:table-cell office:value-type="float" office:value="71.312294" calcext:value-type="float">
            <text:p>71.31229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.547265" calcext:value-type="float">
            <text:p>3.547265</text:p>
          </table:table-cell>
          <table:table-cell office:value-type="float" office:value="72.71006" calcext:value-type="float">
            <text:p>72.7100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.528019" calcext:value-type="float">
            <text:p>3.528019</text:p>
          </table:table-cell>
          <table:table-cell office:value-type="float" office:value="72.602661" calcext:value-type="float">
            <text:p>72.60266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5.220586" calcext:value-type="float">
            <text:p>5.220586</text:p>
          </table:table-cell>
          <table:table-cell office:value-type="float" office:value="69.867805" calcext:value-type="float">
            <text:p>69.86780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5.224389" calcext:value-type="float">
            <text:p>5.224389</text:p>
          </table:table-cell>
          <table:table-cell office:value-type="float" office:value="69.694435" calcext:value-type="float">
            <text:p>69.69443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6.648451" calcext:value-type="float">
            <text:p>6.648451</text:p>
          </table:table-cell>
          <table:table-cell office:value-type="float" office:value="78.050018" calcext:value-type="float">
            <text:p>78.05001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6.282152" calcext:value-type="float">
            <text:p>6.282152</text:p>
          </table:table-cell>
          <table:table-cell office:value-type="float" office:value="71.131691" calcext:value-type="float">
            <text:p>71.131691</text:p>
          </table:table-cell>
          <table:table-cell table:number-columns-repeated="21"/>
        </table:table-row>
        <table:table-row table:style-name="ro1" table:number-rows-repeated="5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Image 1 rate-distortion opt with intermediate_optimisation</text:p>
          </table:table-cell>
          <table:table-cell table:number-columns-repeated="5"/>
          <table:table-cell office:value-type="string" calcext:value-type="string">
            <text:p>Image 1 rate-distortion opt with intermediate_optimisation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7.550598" calcext:value-type="float">
            <text:p>97.550598</text:p>
          </table:table-cell>
          <table:table-cell office:value-type="float" office:value="11.529377" calcext:value-type="float">
            <text:p>11.529377</text:p>
          </table:table-cell>
          <table:table-cell office:value-type="float" office:value="37.512745" calcext:value-type="float">
            <text:p>37.5127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7.550598" calcext:value-type="float">
            <text:p>97.550598</text:p>
          </table:table-cell>
          <table:table-cell office:value-type="float" office:value="11.529377" calcext:value-type="float">
            <text:p>11.529377</text:p>
          </table:table-cell>
          <table:table-cell office:value-type="float" office:value="37.512745" calcext:value-type="float">
            <text:p>37.512745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27.618057" calcext:value-type="float">
            <text:p>227.618057</text:p>
          </table:table-cell>
          <table:table-cell office:value-type="float" office:value="15.123258" calcext:value-type="float">
            <text:p>15.123258</text:p>
          </table:table-cell>
          <table:table-cell office:value-type="float" office:value="36.334351" calcext:value-type="float">
            <text:p>36.3343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27.618057" calcext:value-type="float">
            <text:p>227.618057</text:p>
          </table:table-cell>
          <table:table-cell office:value-type="float" office:value="15.123258" calcext:value-type="float">
            <text:p>15.123258</text:p>
          </table:table-cell>
          <table:table-cell office:value-type="float" office:value="36.334351" calcext:value-type="float">
            <text:p>36.334351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5.163452" calcext:value-type="float">
            <text:p>315.163452</text:p>
          </table:table-cell>
          <table:table-cell office:value-type="float" office:value="17.463985" calcext:value-type="float">
            <text:p>17.463985</text:p>
          </table:table-cell>
          <table:table-cell office:value-type="float" office:value="35.70937" calcext:value-type="float">
            <text:p>35.709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89.208832" calcext:value-type="float">
            <text:p>289.208832</text:p>
          </table:table-cell>
          <table:table-cell office:value-type="float" office:value="16.475439" calcext:value-type="float">
            <text:p>16.475439</text:p>
          </table:table-cell>
          <table:table-cell office:value-type="float" office:value="35.962433" calcext:value-type="float">
            <text:p>35.962433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02.995911" calcext:value-type="float">
            <text:p>402.995911</text:p>
          </table:table-cell>
          <table:table-cell office:value-type="float" office:value="18.979345" calcext:value-type="float">
            <text:p>18.979345</text:p>
          </table:table-cell>
          <table:table-cell office:value-type="float" office:value="35.347992" calcext:value-type="float">
            <text:p>35.3479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84.105469" calcext:value-type="float">
            <text:p>384.105469</text:p>
          </table:table-cell>
          <table:table-cell office:value-type="float" office:value="18.255882" calcext:value-type="float">
            <text:p>18.255882</text:p>
          </table:table-cell>
          <table:table-cell office:value-type="float" office:value="35.516777" calcext:value-type="float">
            <text:p>35.516777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12.140625" calcext:value-type="float">
            <text:p>512.140625</text:p>
          </table:table-cell>
          <table:table-cell office:value-type="float" office:value="20.942579" calcext:value-type="float">
            <text:p>20.942579</text:p>
          </table:table-cell>
          <table:table-cell office:value-type="float" office:value="34.920502" calcext:value-type="float">
            <text:p>34.9205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12.140625" calcext:value-type="float">
            <text:p>512.140625</text:p>
          </table:table-cell>
          <table:table-cell office:value-type="float" office:value="20.942579" calcext:value-type="float">
            <text:p>20.942579</text:p>
          </table:table-cell>
          <table:table-cell office:value-type="float" office:value="34.920502" calcext:value-type="float">
            <text:p>34.920502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46.91449" calcext:value-type="float">
            <text:p>646.91449</text:p>
          </table:table-cell>
          <table:table-cell office:value-type="float" office:value="23.592691" calcext:value-type="float">
            <text:p>23.592691</text:p>
          </table:table-cell>
          <table:table-cell office:value-type="float" office:value="34.40303" calcext:value-type="float">
            <text:p>34.403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6.91449" calcext:value-type="float">
            <text:p>646.91449</text:p>
          </table:table-cell>
          <table:table-cell office:value-type="float" office:value="24.08964" calcext:value-type="float">
            <text:p>24.08964</text:p>
          </table:table-cell>
          <table:table-cell office:value-type="float" office:value="34.3125" calcext:value-type="float">
            <text:p>34.3125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82.854187" calcext:value-type="float">
            <text:p>682.854187</text:p>
          </table:table-cell>
          <table:table-cell office:value-type="float" office:value="24.774969" calcext:value-type="float">
            <text:p>24.774969</text:p>
          </table:table-cell>
          <table:table-cell office:value-type="float" office:value="34.190674" calcext:value-type="float">
            <text:p>34.1906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82.854187" calcext:value-type="float">
            <text:p>682.854187</text:p>
          </table:table-cell>
          <table:table-cell office:value-type="float" office:value="24.774969" calcext:value-type="float">
            <text:p>24.774969</text:p>
          </table:table-cell>
          <table:table-cell office:value-type="float" office:value="34.190674" calcext:value-type="float">
            <text:p>34.190674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92.991943" calcext:value-type="float">
            <text:p>792.991943</text:p>
          </table:table-cell>
          <table:table-cell office:value-type="float" office:value="27.650248" calcext:value-type="float">
            <text:p>27.650248</text:p>
          </table:table-cell>
          <table:table-cell office:value-type="float" office:value="33.713814" calcext:value-type="float">
            <text:p>33.7138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92.991943" calcext:value-type="float">
            <text:p>792.991943</text:p>
          </table:table-cell>
          <table:table-cell office:value-type="float" office:value="27.650248" calcext:value-type="float">
            <text:p>27.650248</text:p>
          </table:table-cell>
          <table:table-cell office:value-type="float" office:value="33.713814" calcext:value-type="float">
            <text:p>33.713814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24.28125" calcext:value-type="float">
            <text:p>1024.28125</text:p>
          </table:table-cell>
          <table:table-cell office:value-type="float" office:value="30.92465" calcext:value-type="float">
            <text:p>30.92465</text:p>
          </table:table-cell>
          <table:table-cell office:value-type="float" office:value="33.227757" calcext:value-type="float">
            <text:p>33.227757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847.68103" calcext:value-type="float">
            <text:p>847.68103</text:p>
          </table:table-cell>
          <table:table-cell office:value-type="float" office:value="28.656904" calcext:value-type="float">
            <text:p>28.656904</text:p>
          </table:table-cell>
          <table:table-cell office:value-type="float" office:value="33.55851" calcext:value-type="float">
            <text:p>33.55851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24.28125" calcext:value-type="float">
            <text:p>1024.28125</text:p>
          </table:table-cell>
          <table:table-cell office:value-type="float" office:value="30.92465" calcext:value-type="float">
            <text:p>30.92465</text:p>
          </table:table-cell>
          <table:table-cell office:value-type="float" office:value="33.227757" calcext:value-type="float">
            <text:p>33.2277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24.28125" calcext:value-type="float">
            <text:p>1024.28125</text:p>
          </table:table-cell>
          <table:table-cell office:value-type="float" office:value="30.92465" calcext:value-type="float">
            <text:p>30.92465</text:p>
          </table:table-cell>
          <table:table-cell office:value-type="float" office:value="33.227757" calcext:value-type="float">
            <text:p>33.227757</text:p>
          </table:table-cell>
          <table:table-cell table:number-columns-repeated="32"/>
        </table:table-row>
        <table:table-row table:style-name="ro1" table:number-rows-repeated="4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Image 3 rate-distortion opt with intermediate_optimisation</text:p>
          </table:table-cell>
          <table:table-cell table:number-columns-repeated="5"/>
          <table:table-cell office:value-type="string" calcext:value-type="string">
            <text:p>Image 3 rate-distortion opt with intermediate_optimisation</text:p>
          </table:table-cell>
          <table:table-cell table:number-columns-repeated="36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2.856697" calcext:value-type="float">
            <text:p>102.856697</text:p>
          </table:table-cell>
          <table:table-cell office:value-type="float" office:value="2.754087" calcext:value-type="float">
            <text:p>2.754087</text:p>
          </table:table-cell>
          <table:table-cell office:value-type="float" office:value="43.731026" calcext:value-type="float">
            <text:p>43.7310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2.856697" calcext:value-type="float">
            <text:p>102.856697</text:p>
          </table:table-cell>
          <table:table-cell office:value-type="float" office:value="2.754087" calcext:value-type="float">
            <text:p>2.754087</text:p>
          </table:table-cell>
          <table:table-cell office:value-type="float" office:value="43.731026" calcext:value-type="float">
            <text:p>43.731026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3.163223" calcext:value-type="float">
            <text:p>203.163223</text:p>
          </table:table-cell>
          <table:table-cell office:value-type="float" office:value="5.645586" calcext:value-type="float">
            <text:p>5.645586</text:p>
          </table:table-cell>
          <table:table-cell office:value-type="float" office:value="40.613712" calcext:value-type="float">
            <text:p>40.6137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3.163223" calcext:value-type="float">
            <text:p>203.163223</text:p>
          </table:table-cell>
          <table:table-cell office:value-type="float" office:value="5.645586" calcext:value-type="float">
            <text:p>5.645586</text:p>
          </table:table-cell>
          <table:table-cell office:value-type="float" office:value="40.613712" calcext:value-type="float">
            <text:p>40.613712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7.769989" calcext:value-type="float">
            <text:p>327.769989</text:p>
          </table:table-cell>
          <table:table-cell office:value-type="float" office:value="8.462514" calcext:value-type="float">
            <text:p>8.462514</text:p>
          </table:table-cell>
          <table:table-cell office:value-type="float" office:value="38.855808" calcext:value-type="float">
            <text:p>38.8558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7.769989" calcext:value-type="float">
            <text:p>327.769989</text:p>
          </table:table-cell>
          <table:table-cell office:value-type="float" office:value="8.462514" calcext:value-type="float">
            <text:p>8.462514</text:p>
          </table:table-cell>
          <table:table-cell office:value-type="float" office:value="38.855808" calcext:value-type="float">
            <text:p>38.855808</text:p>
          </table:table-cell>
          <table:table-cell table:number-columns-repeated="15"/>
          <table:table-cell office:value-type="string" calcext:value-type="string">
            <text:p>JPEG2000</text:p>
          </table:table-cell>
          <table:table-cell table:number-columns-repeated="2"/>
          <table:table-cell office:value-type="string" calcext:value-type="string">
            <text:p>Scalar pixels</text:p>
          </table:table-cell>
          <table:table-cell table:number-columns-repeated="2"/>
          <table:table-cell office:value-type="string" calcext:value-type="string">
            <text:p>Scalar residuals</text:p>
          </table:table-cell>
          <table:table-cell table:number-columns-repeated="2"/>
          <table:table-cell office:value-type="string" calcext:value-type="string">
            <text:p>Vector Pixels</text:p>
          </table:table-cell>
          <table:table-cell table:number-columns-repeated="2"/>
          <table:table-cell office:value-type="string" calcext:value-type="string">
            <text:p>BPG</text:p>
          </table:table-cell>
          <table:table-cell table:number-columns-repeated="2"/>
          <table:table-cell office:value-type="string" calcext:value-type="string">
            <text:p>JPG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38.977692" calcext:value-type="float">
            <text:p>438.977692</text:p>
          </table:table-cell>
          <table:table-cell office:value-type="float" office:value="10.027593" calcext:value-type="float">
            <text:p>10.027593</text:p>
          </table:table-cell>
          <table:table-cell office:value-type="float" office:value="38.118835" calcext:value-type="float">
            <text:p>38.1188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38.977692" calcext:value-type="float">
            <text:p>438.977692</text:p>
          </table:table-cell>
          <table:table-cell office:value-type="float" office:value="9.967114" calcext:value-type="float">
            <text:p>9.967114</text:p>
          </table:table-cell>
          <table:table-cell office:value-type="float" office:value="38.145111" calcext:value-type="float">
            <text:p>38.145111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46.283325" calcext:value-type="float">
            <text:p>546.283325</text:p>
          </table:table-cell>
          <table:table-cell office:value-type="float" office:value="11.670436" calcext:value-type="float">
            <text:p>11.670436</text:p>
          </table:table-cell>
          <table:table-cell office:value-type="float" office:value="37.459934" calcext:value-type="float">
            <text:p>37.4599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46.283325" calcext:value-type="float">
            <text:p>546.283325</text:p>
          </table:table-cell>
          <table:table-cell office:value-type="float" office:value="11.679082" calcext:value-type="float">
            <text:p>11.679082</text:p>
          </table:table-cell>
          <table:table-cell office:value-type="float" office:value="37.456715" calcext:value-type="float">
            <text:p>37.456715</text:p>
          </table:table-cell>
          <table:table-cell table:number-columns-repeated="15"/>
          <table:table-cell office:value-type="float" office:value="10.0449" calcext:value-type="float">
            <text:p>10.0449</text:p>
          </table:table-cell>
          <table:table-cell office:value-type="float" office:value="27.6484" calcext:value-type="float">
            <text:p>27.6484</text:p>
          </table:table-cell>
          <table:table-cell/>
          <table:table-cell office:value-type="float" office:value="9.8663" calcext:value-type="float">
            <text:p>9.8663</text:p>
          </table:table-cell>
          <table:table-cell office:value-type="float" office:value="141.18" calcext:value-type="float">
            <text:p>141.18</text:p>
          </table:table-cell>
          <table:table-cell/>
          <table:table-cell office:value-type="float" office:value="9.9276" calcext:value-type="float">
            <text:p>9.9276</text:p>
          </table:table-cell>
          <table:table-cell office:value-type="float" office:value="132.62" calcext:value-type="float">
            <text:p>132.62</text:p>
          </table:table-cell>
          <table:table-cell/>
          <table:table-cell office:value-type="float" office:value="10.39" calcext:value-type="float">
            <text:p>10.39</text:p>
          </table:table-cell>
          <table:table-cell office:value-type="float" office:value="29.874" calcext:value-type="float">
            <text:p>29.874</text:p>
          </table:table-cell>
          <table:table-cell/>
          <table:table-cell office:value-type="float" office:value="9.52806" calcext:value-type="float">
            <text:p>9.52806</text:p>
          </table:table-cell>
          <table:table-cell office:value-type="float" office:value="18.3287" calcext:value-type="float">
            <text:p>18.3287</text:p>
          </table:table-cell>
          <table:table-cell/>
          <table:table-cell office:value-type="float" office:value="9.33541" calcext:value-type="float">
            <text:p>9.33541</text:p>
          </table:table-cell>
          <table:table-cell office:value-type="float" office:value="31.5316" calcext:value-type="float">
            <text:p>31.5316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64.398621" calcext:value-type="float">
            <text:p>664.398621</text:p>
          </table:table-cell>
          <table:table-cell office:value-type="float" office:value="14.607013" calcext:value-type="float">
            <text:p>14.607013</text:p>
          </table:table-cell>
          <table:table-cell office:value-type="float" office:value="36.485191" calcext:value-type="float">
            <text:p>36.4851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71.691833" calcext:value-type="float">
            <text:p>571.691833</text:p>
          </table:table-cell>
          <table:table-cell office:value-type="float" office:value="14.340743" calcext:value-type="float">
            <text:p>14.340743</text:p>
          </table:table-cell>
          <table:table-cell office:value-type="float" office:value="36.565086" calcext:value-type="float">
            <text:p>36.565086</text:p>
          </table:table-cell>
          <table:table-cell table:number-columns-repeated="15"/>
          <table:table-cell office:value-type="float" office:value="20.0967" calcext:value-type="float">
            <text:p>20.0967</text:p>
          </table:table-cell>
          <table:table-cell office:value-type="float" office:value="63.3097" calcext:value-type="float">
            <text:p>63.3097</text:p>
          </table:table-cell>
          <table:table-cell/>
          <table:table-cell office:value-type="float" office:value="19.819" calcext:value-type="float">
            <text:p>19.819</text:p>
          </table:table-cell>
          <table:table-cell office:value-type="float" office:value="210.02" calcext:value-type="float">
            <text:p>210.02</text:p>
          </table:table-cell>
          <table:table-cell/>
          <table:table-cell office:value-type="float" office:value="19.956" calcext:value-type="float">
            <text:p>19.956</text:p>
          </table:table-cell>
          <table:table-cell office:value-type="float" office:value="198.92" calcext:value-type="float">
            <text:p>198.92</text:p>
          </table:table-cell>
          <table:table-cell/>
          <table:table-cell office:value-type="float" office:value="19.879" calcext:value-type="float">
            <text:p>19.879</text:p>
          </table:table-cell>
          <table:table-cell office:value-type="float" office:value="101.55" calcext:value-type="float">
            <text:p>101.55</text:p>
          </table:table-cell>
          <table:table-cell/>
          <table:table-cell office:value-type="float" office:value="18.8958" calcext:value-type="float">
            <text:p>18.8958</text:p>
          </table:table-cell>
          <table:table-cell office:value-type="float" office:value="35.8716" calcext:value-type="float">
            <text:p>35.8716</text:p>
          </table:table-cell>
          <table:table-cell/>
          <table:table-cell office:value-type="float" office:value="19.8067" calcext:value-type="float">
            <text:p>19.8067</text:p>
          </table:table-cell>
          <table:table-cell office:value-type="float" office:value="74.862" calcext:value-type="float">
            <text:p>74.86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92.991943" calcext:value-type="float">
            <text:p>792.991943</text:p>
          </table:table-cell>
          <table:table-cell office:value-type="float" office:value="15.429787" calcext:value-type="float">
            <text:p>15.429787</text:p>
          </table:table-cell>
          <table:table-cell office:value-type="float" office:value="36.247204" calcext:value-type="float">
            <text:p>36.2472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64.398621" calcext:value-type="float">
            <text:p>664.398621</text:p>
          </table:table-cell>
          <table:table-cell office:value-type="float" office:value="14.763564" calcext:value-type="float">
            <text:p>14.763564</text:p>
          </table:table-cell>
          <table:table-cell office:value-type="float" office:value="36.438892" calcext:value-type="float">
            <text:p>36.438892</text:p>
          </table:table-cell>
          <table:table-cell table:number-columns-repeated="15"/>
          <table:table-cell office:value-type="float" office:value="50.151" calcext:value-type="float">
            <text:p>50.151</text:p>
          </table:table-cell>
          <table:table-cell office:value-type="float" office:value="145.607" calcext:value-type="float">
            <text:p>145.607</text:p>
          </table:table-cell>
          <table:table-cell/>
          <table:table-cell office:value-type="float" office:value="49.707" calcext:value-type="float">
            <text:p>49.707</text:p>
          </table:table-cell>
          <table:table-cell office:value-type="float" office:value="292.24" calcext:value-type="float">
            <text:p>292.24</text:p>
          </table:table-cell>
          <table:table-cell/>
          <table:table-cell office:value-type="float" office:value="49.637" calcext:value-type="float">
            <text:p>49.637</text:p>
          </table:table-cell>
          <table:table-cell office:value-type="float" office:value="272.17" calcext:value-type="float">
            <text:p>272.17</text:p>
          </table:table-cell>
          <table:table-cell/>
          <table:table-cell office:value-type="float" office:value="49.176" calcext:value-type="float">
            <text:p>49.176</text:p>
          </table:table-cell>
          <table:table-cell office:value-type="float" office:value="194.58" calcext:value-type="float">
            <text:p>194.58</text:p>
          </table:table-cell>
          <table:table-cell/>
          <table:table-cell office:value-type="float" office:value="46.0784" calcext:value-type="float">
            <text:p>46.0784</text:p>
          </table:table-cell>
          <table:table-cell office:value-type="float" office:value="81.5267" calcext:value-type="float">
            <text:p>81.5267</text:p>
          </table:table-cell>
          <table:table-cell/>
          <table:table-cell office:value-type="float" office:value="49.0232" calcext:value-type="float">
            <text:p>49.0232</text:p>
          </table:table-cell>
          <table:table-cell office:value-type="float" office:value="155.73" calcext:value-type="float">
            <text:p>155.73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92.991943" calcext:value-type="float">
            <text:p>792.991943</text:p>
          </table:table-cell>
          <table:table-cell office:value-type="float" office:value="15.429787" calcext:value-type="float">
            <text:p>15.429787</text:p>
          </table:table-cell>
          <table:table-cell office:value-type="float" office:value="36.247204" calcext:value-type="float">
            <text:p>36.2472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92.991943" calcext:value-type="float">
            <text:p>792.991943</text:p>
          </table:table-cell>
          <table:table-cell office:value-type="float" office:value="15.429787" calcext:value-type="float">
            <text:p>15.429787</text:p>
          </table:table-cell>
          <table:table-cell office:value-type="float" office:value="36.247204" calcext:value-type="float">
            <text:p>36.247204</text:p>
          </table:table-cell>
          <table:table-cell table:number-columns-repeated="15"/>
          <table:table-cell office:value-type="float" office:value="69.1784" calcext:value-type="float">
            <text:p>69.1784</text:p>
          </table:table-cell>
          <table:table-cell office:value-type="float" office:value="173.76" calcext:value-type="float">
            <text:p>173.76</text:p>
          </table:table-cell>
          <table:table-cell/>
          <table:table-cell office:value-type="float" office:value="69.971" calcext:value-type="float">
            <text:p>69.971</text:p>
          </table:table-cell>
          <table:table-cell office:value-type="float" office:value="324.52" calcext:value-type="float">
            <text:p>324.52</text:p>
          </table:table-cell>
          <table:table-cell/>
          <table:table-cell office:value-type="float" office:value="69.189" calcext:value-type="float">
            <text:p>69.189</text:p>
          </table:table-cell>
          <table:table-cell office:value-type="float" office:value="303.9" calcext:value-type="float">
            <text:p>303.9</text:p>
          </table:table-cell>
          <table:table-cell/>
          <table:table-cell office:value-type="float" office:value="69.213" calcext:value-type="float">
            <text:p>69.213</text:p>
          </table:table-cell>
          <table:table-cell office:value-type="float" office:value="226.28" calcext:value-type="float">
            <text:p>226.28</text:p>
          </table:table-cell>
          <table:table-cell/>
          <table:table-cell office:value-type="float" office:value="65.5385" calcext:value-type="float">
            <text:p>65.5385</text:p>
          </table:table-cell>
          <table:table-cell office:value-type="float" office:value="106.78" calcext:value-type="float">
            <text:p>106.78</text:p>
          </table:table-cell>
          <table:table-cell/>
          <table:table-cell office:value-type="float" office:value="67.649" calcext:value-type="float">
            <text:p>67.649</text:p>
          </table:table-cell>
          <table:table-cell office:value-type="float" office:value="196.994" calcext:value-type="float">
            <text:p>196.994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45.490356" calcext:value-type="float">
            <text:p>945.490356</text:p>
          </table:table-cell>
          <table:table-cell office:value-type="float" office:value="18.258581" calcext:value-type="float">
            <text:p>18.258581</text:p>
          </table:table-cell>
          <table:table-cell office:value-type="float" office:value="35.516132" calcext:value-type="float">
            <text:p>35.5161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45.490356" calcext:value-type="float">
            <text:p>945.490356</text:p>
          </table:table-cell>
          <table:table-cell office:value-type="float" office:value="18.258581" calcext:value-type="float">
            <text:p>18.258581</text:p>
          </table:table-cell>
          <table:table-cell office:value-type="float" office:value="35.516132" calcext:value-type="float">
            <text:p>35.516132</text:p>
          </table:table-cell>
          <table:table-cell table:number-columns-repeated="15"/>
          <table:table-cell office:value-type="float" office:value="98.4425" calcext:value-type="float">
            <text:p>98.4425</text:p>
          </table:table-cell>
          <table:table-cell office:value-type="float" office:value="207.304" calcext:value-type="float">
            <text:p>207.304</text:p>
          </table:table-cell>
          <table:table-cell/>
          <table:table-cell office:value-type="float" office:value="98.961" calcext:value-type="float">
            <text:p>98.961</text:p>
          </table:table-cell>
          <table:table-cell office:value-type="float" office:value="360.89" calcext:value-type="float">
            <text:p>360.89</text:p>
          </table:table-cell>
          <table:table-cell/>
          <table:table-cell office:value-type="float" office:value="100.1" calcext:value-type="float">
            <text:p>100.1</text:p>
          </table:table-cell>
          <table:table-cell office:value-type="float" office:value="343.83" calcext:value-type="float">
            <text:p>343.83</text:p>
          </table:table-cell>
          <table:table-cell/>
          <table:table-cell office:value-type="float" office:value="99.183" calcext:value-type="float">
            <text:p>99.183</text:p>
          </table:table-cell>
          <table:table-cell office:value-type="float" office:value="262.26" calcext:value-type="float">
            <text:p>262.26</text:p>
          </table:table-cell>
          <table:table-cell/>
          <table:table-cell office:value-type="float" office:value="92.8037" calcext:value-type="float">
            <text:p>92.8037</text:p>
          </table:table-cell>
          <table:table-cell office:value-type="float" office:value="135.558" calcext:value-type="float">
            <text:p>135.558</text:p>
          </table:table-cell>
          <table:table-cell/>
          <table:table-cell office:value-type="float" office:value="95.1188" calcext:value-type="float">
            <text:p>95.1188</text:p>
          </table:table-cell>
          <table:table-cell office:value-type="float" office:value="262.369" calcext:value-type="float">
            <text:p>262.369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45.490356" calcext:value-type="float">
            <text:p>945.490356</text:p>
          </table:table-cell>
          <table:table-cell office:value-type="float" office:value="18.258581" calcext:value-type="float">
            <text:p>18.258581</text:p>
          </table:table-cell>
          <table:table-cell office:value-type="float" office:value="35.516132" calcext:value-type="float">
            <text:p>35.5161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24.28125" calcext:value-type="float">
            <text:p>1024.28125</text:p>
          </table:table-cell>
          <table:table-cell office:value-type="float" office:value="19.085215" calcext:value-type="float">
            <text:p>19.085215</text:p>
          </table:table-cell>
          <table:table-cell office:value-type="float" office:value="35.323833" calcext:value-type="float">
            <text:p>35.323833</text:p>
          </table:table-cell>
          <table:table-cell table:number-columns-repeated="15"/>
          <table:table-cell office:value-type="float" office:value="143.685" calcext:value-type="float">
            <text:p>143.685</text:p>
          </table:table-cell>
          <table:table-cell office:value-type="float" office:value="255.113" calcext:value-type="float">
            <text:p>255.113</text:p>
          </table:table-cell>
          <table:table-cell/>
          <table:table-cell office:value-type="float" office:value="150.3" calcext:value-type="float">
            <text:p>150.3</text:p>
          </table:table-cell>
          <table:table-cell office:value-type="float" office:value="410.95" calcext:value-type="float">
            <text:p>410.95</text:p>
          </table:table-cell>
          <table:table-cell/>
          <table:table-cell office:value-type="float" office:value="148.15" calcext:value-type="float">
            <text:p>148.15</text:p>
          </table:table-cell>
          <table:table-cell office:value-type="float" office:value="387.42" calcext:value-type="float">
            <text:p>387.42</text:p>
          </table:table-cell>
          <table:table-cell/>
          <table:table-cell office:value-type="float" office:value="147.45" calcext:value-type="float">
            <text:p>147.45</text:p>
          </table:table-cell>
          <table:table-cell office:value-type="float" office:value="300.48" calcext:value-type="float">
            <text:p>300.48</text:p>
          </table:table-cell>
          <table:table-cell/>
          <table:table-cell office:value-type="float" office:value="138.037" calcext:value-type="float">
            <text:p>138.037</text:p>
          </table:table-cell>
          <table:table-cell office:value-type="float" office:value="174.73" calcext:value-type="float">
            <text:p>174.73</text:p>
          </table:table-cell>
          <table:table-cell/>
          <table:table-cell office:value-type="float" office:value="140.614" calcext:value-type="float">
            <text:p>140.614</text:p>
          </table:table-cell>
          <table:table-cell office:value-type="float" office:value="389.435" calcext:value-type="float">
            <text:p>389.435</text:p>
          </table:table-cell>
        </table:table-row>
        <table:table-row table:style-name="ro1">
          <table:table-cell table:number-columns-repeated="29"/>
          <table:table-cell office:value-type="float" office:value="186.982" calcext:value-type="float">
            <text:p>186.982</text:p>
          </table:table-cell>
          <table:table-cell office:value-type="float" office:value="299.347" calcext:value-type="float">
            <text:p>299.347</text:p>
          </table:table-cell>
          <table:table-cell/>
          <table:table-cell office:value-type="float" office:value="197.04" calcext:value-type="float">
            <text:p>197.04</text:p>
          </table:table-cell>
          <table:table-cell office:value-type="float" office:value="447.33" calcext:value-type="float">
            <text:p>447.33</text:p>
          </table:table-cell>
          <table:table-cell/>
          <table:table-cell office:value-type="float" office:value="198.57" calcext:value-type="float">
            <text:p>198.57</text:p>
          </table:table-cell>
          <table:table-cell office:value-type="float" office:value="427.71" calcext:value-type="float">
            <text:p>427.71</text:p>
          </table:table-cell>
          <table:table-cell/>
          <table:table-cell office:value-type="float" office:value="199.12" calcext:value-type="float">
            <text:p>199.12</text:p>
          </table:table-cell>
          <table:table-cell office:value-type="float" office:value="328.89" calcext:value-type="float">
            <text:p>328.89</text:p>
          </table:table-cell>
          <table:table-cell/>
          <table:table-cell office:value-type="float" office:value="184.334" calcext:value-type="float">
            <text:p>184.334</text:p>
          </table:table-cell>
          <table:table-cell office:value-type="float" office:value="206.895" calcext:value-type="float">
            <text:p>206.895</text:p>
          </table:table-cell>
          <table:table-cell/>
          <table:table-cell office:value-type="float" office:value="182.137" calcext:value-type="float">
            <text:p>182.137</text:p>
          </table:table-cell>
          <table:table-cell office:value-type="float" office:value="504.655" calcext:value-type="float">
            <text:p>504.655</text:p>
          </table:table-cell>
        </table:table-row>
        <table:table-row table:style-name="ro1">
          <table:table-cell table:number-columns-repeated="29"/>
          <table:table-cell office:value-type="float" office:value="229.63" calcext:value-type="float">
            <text:p>229.63</text:p>
          </table:table-cell>
          <table:table-cell office:value-type="float" office:value="343.341" calcext:value-type="float">
            <text:p>343.341</text:p>
          </table:table-cell>
          <table:table-cell/>
          <table:table-cell office:value-type="float" office:value="247.56" calcext:value-type="float">
            <text:p>247.56</text:p>
          </table:table-cell>
          <table:table-cell office:value-type="float" office:value="479.42" calcext:value-type="float">
            <text:p>479.42</text:p>
          </table:table-cell>
          <table:table-cell/>
          <table:table-cell office:value-type="float" office:value="247.54" calcext:value-type="float">
            <text:p>247.54</text:p>
          </table:table-cell>
          <table:table-cell office:value-type="float" office:value="457.25" calcext:value-type="float">
            <text:p>457.25</text:p>
          </table:table-cell>
          <table:table-cell/>
          <table:table-cell office:value-type="float" office:value="250.52" calcext:value-type="float">
            <text:p>250.52</text:p>
          </table:table-cell>
          <table:table-cell office:value-type="float" office:value="355.26" calcext:value-type="float">
            <text:p>355.26</text:p>
          </table:table-cell>
          <table:table-cell/>
          <table:table-cell office:value-type="float" office:value="225.092" calcext:value-type="float">
            <text:p>225.092</text:p>
          </table:table-cell>
          <table:table-cell office:value-type="float" office:value="228.934" calcext:value-type="float">
            <text:p>228.934</text:p>
          </table:table-cell>
          <table:table-cell/>
          <table:table-cell office:value-type="float" office:value="199.795" calcext:value-type="float">
            <text:p>199.795</text:p>
          </table:table-cell>
          <table:table-cell office:value-type="float" office:value="541.78" calcext:value-type="float">
            <text:p>541.78</text:p>
          </table:table-cell>
        </table:table-row>
        <table:table-row table:style-name="ro1">
          <table:table-cell table:number-columns-repeated="29"/>
          <table:table-cell office:value-type="float" office:value="414.455" calcext:value-type="float">
            <text:p>414.455</text:p>
          </table:table-cell>
          <table:table-cell office:value-type="float" office:value="579.531" calcext:value-type="float">
            <text:p>579.531</text:p>
          </table:table-cell>
          <table:table-cell/>
          <table:table-cell office:value-type="float" office:value="503.45" calcext:value-type="float">
            <text:p>503.45</text:p>
          </table:table-cell>
          <table:table-cell office:value-type="float" office:value="585.26" calcext:value-type="float">
            <text:p>585.26</text:p>
          </table:table-cell>
          <table:table-cell/>
          <table:table-cell office:value-type="float" office:value="502.79" calcext:value-type="float">
            <text:p>502.79</text:p>
          </table:table-cell>
          <table:table-cell office:value-type="float" office:value="568.49" calcext:value-type="float">
            <text:p>568.49</text:p>
          </table:table-cell>
          <table:table-cell/>
          <table:table-cell office:value-type="float" office:value="499.24" calcext:value-type="float">
            <text:p>499.24</text:p>
          </table:table-cell>
          <table:table-cell office:value-type="float" office:value="453.36" calcext:value-type="float">
            <text:p>453.36</text:p>
          </table:table-cell>
          <table:table-cell/>
          <table:table-cell office:value-type="float" office:value="424.894" calcext:value-type="float">
            <text:p>424.894</text:p>
          </table:table-cell>
          <table:table-cell office:value-type="float" office:value="305.772" calcext:value-type="float">
            <text:p>305.772</text:p>
          </table:table-cell>
          <table:table-cell/>
          <table:table-cell office:value-type="float" office:value="201.942" calcext:value-type="float">
            <text:p>201.942</text:p>
          </table:table-cell>
          <table:table-cell office:value-type="float" office:value="542.467" calcext:value-type="float">
            <text:p>542.467</text:p>
          </table:table-cell>
        </table:table-row>
        <table:table-row table:style-name="ro1">
          <table:table-cell table:number-columns-repeated="32"/>
          <table:table-cell office:value-type="float" office:value="754.37" calcext:value-type="float">
            <text:p>754.37</text:p>
          </table:table-cell>
          <table:table-cell office:value-type="float" office:value="664.81" calcext:value-type="float">
            <text:p>664.81</text:p>
          </table:table-cell>
          <table:table-cell/>
          <table:table-cell office:value-type="float" office:value="757.06" calcext:value-type="float">
            <text:p>757.06</text:p>
          </table:table-cell>
          <table:table-cell office:value-type="float" office:value="645.71" calcext:value-type="float">
            <text:p>645.71</text:p>
          </table:table-cell>
          <table:table-cell/>
          <table:table-cell office:value-type="float" office:value="750.52" calcext:value-type="float">
            <text:p>750.52</text:p>
          </table:table-cell>
          <table:table-cell office:value-type="float" office:value="513.58" calcext:value-type="float">
            <text:p>513.58</text:p>
          </table:table-cell>
          <table:table-cell/>
          <table:table-cell office:value-type="float" office:value="543.844" calcext:value-type="float">
            <text:p>543.844</text:p>
          </table:table-cell>
          <table:table-cell office:value-type="float" office:value="327.519" calcext:value-type="float">
            <text:p>327.519</text:p>
          </table:table-cell>
          <table:table-cell/>
          <table:table-cell office:value-type="float" office:value="201.942" calcext:value-type="float">
            <text:p>201.942</text:p>
          </table:table-cell>
          <table:table-cell office:value-type="float" office:value="542.467" calcext:value-type="float">
            <text:p>542.467</text:p>
          </table:table-cell>
        </table:table-row>
        <table:table-row table:style-name="ro1">
          <table:table-cell table:number-columns-repeated="32"/>
          <table:table-cell office:value-type="float" office:value="1034.7" calcext:value-type="float">
            <text:p>1034.7</text:p>
          </table:table-cell>
          <table:table-cell office:value-type="float" office:value="756.94" calcext:value-type="float">
            <text:p>756.94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float" office:value="731.51" calcext:value-type="float">
            <text:p>731.51</text:p>
          </table:table-cell>
          <table:table-cell/>
          <table:table-cell office:value-type="float" office:value="1000.3" calcext:value-type="float">
            <text:p>1000.3</text:p>
          </table:table-cell>
          <table:table-cell office:value-type="float" office:value="584.08" calcext:value-type="float">
            <text:p>584.08</text:p>
          </table:table-cell>
          <table:table-cell/>
          <table:table-cell office:value-type="float" office:value="594.124" calcext:value-type="float">
            <text:p>594.124</text:p>
          </table:table-cell>
          <table:table-cell office:value-type="float" office:value="333.052" calcext:value-type="float">
            <text:p>333.052</text:p>
          </table:table-cell>
          <table:table-cell table:number-columns-repeated="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8"/>
          <table:table-cell office:value-type="float" office:value="573.908" calcext:value-type="float">
            <text:p>573.908</text:p>
          </table:table-cell>
          <table:table-cell office:value-type="float" office:value="2925.34" calcext:value-type="float">
            <text:p>2925.34</text:p>
          </table:table-cell>
          <table:table-cell table:number-columns-repeated="16"/>
        </table:table-row>
        <table:table-row table:style-name="ro1">
          <table:table-cell table:number-columns-repeated="28"/>
          <table:table-cell office:value-type="float" office:value="586.947" calcext:value-type="float">
            <text:p>586.947</text:p>
          </table:table-cell>
          <table:table-cell office:value-type="float" office:value="4789.5" calcext:value-type="float">
            <text:p>4789.5</text:p>
          </table:table-cell>
          <table:table-cell table:number-columns-repeated="16"/>
        </table:table-row>
        <table:table-row table:style-name="ro1" table:number-rows-repeated="31">
          <table:table-cell table:number-columns-repeated="46"/>
        </table:table-row>
        <table:table-row table:style-name="ro1">
          <table:table-cell table:number-columns-repeated="29"/>
          <table:table-cell office:value-type="string" calcext:value-type="string">
            <text:p>Berkeley</text:p>
          </table:table-cell>
          <table:table-cell table:number-columns-repeated="16"/>
        </table:table-row>
        <table:table-row table:style-name="ro1">
          <table:table-cell table:number-columns-repeated="29"/>
          <table:table-cell office:value-type="string" calcext:value-type="string">
            <text:p>JPEG2000</text:p>
          </table:table-cell>
          <table:table-cell table:number-columns-repeated="2"/>
          <table:table-cell office:value-type="string" calcext:value-type="string">
            <text:p>Scalar pixels</text:p>
          </table:table-cell>
          <table:table-cell table:number-columns-repeated="2"/>
          <table:table-cell office:value-type="string" calcext:value-type="string">
            <text:p>Scalar residuals</text:p>
          </table:table-cell>
          <table:table-cell table:number-columns-repeated="2"/>
          <table:table-cell office:value-type="string" calcext:value-type="string">
            <text:p>Vector Pixels</text:p>
          </table:table-cell>
          <table:table-cell table:number-columns-repeated="2"/>
          <table:table-cell office:value-type="string" calcext:value-type="string">
            <text:p>BPG</text:p>
          </table:table-cell>
          <table:table-cell table:number-columns-repeated="2"/>
          <table:table-cell office:value-type="string" calcext:value-type="string">
            <text:p>JPG</text:p>
          </table:table-cell>
          <table:table-cell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9"/>
          <table:table-cell office:value-type="float" office:value="10.0816" calcext:value-type="float">
            <text:p>10.0816</text:p>
          </table:table-cell>
          <table:table-cell office:value-type="float" office:value="16.7682" calcext:value-type="float">
            <text:p>16.7682</text:p>
          </table:table-cell>
          <table:table-cell/>
          <table:table-cell office:value-type="float" office:value="9.8808" calcext:value-type="float">
            <text:p>9.8808</text:p>
          </table:table-cell>
          <table:table-cell office:value-type="float" office:value="124.54" calcext:value-type="float">
            <text:p>124.54</text:p>
          </table:table-cell>
          <table:table-cell/>
          <table:table-cell office:value-type="float" office:value="9.9108" calcext:value-type="float">
            <text:p>9.9108</text:p>
          </table:table-cell>
          <table:table-cell office:value-type="float" office:value="115.65" calcext:value-type="float">
            <text:p>115.65</text:p>
          </table:table-cell>
          <table:table-cell/>
          <table:table-cell office:value-type="float" office:value="10.434" calcext:value-type="float">
            <text:p>10.434</text:p>
          </table:table-cell>
          <table:table-cell office:value-type="float" office:value="24.096" calcext:value-type="float">
            <text:p>24.096</text:p>
          </table:table-cell>
          <table:table-cell/>
          <table:table-cell office:value-type="float" office:value="9.65738" calcext:value-type="float">
            <text:p>9.65738</text:p>
          </table:table-cell>
          <table:table-cell office:value-type="float" office:value="8.30826" calcext:value-type="float">
            <text:p>8.30826</text:p>
          </table:table-cell>
          <table:table-cell/>
          <table:table-cell office:value-type="float" office:value="9.29673" calcext:value-type="float">
            <text:p>9.29673</text:p>
          </table:table-cell>
          <table:table-cell office:value-type="float" office:value="19.938" calcext:value-type="float">
            <text:p>19.938</text:p>
          </table:table-cell>
        </table:table-row>
        <table:table-row table:style-name="ro1">
          <table:table-cell table:number-columns-repeated="29"/>
          <table:table-cell office:value-type="float" office:value="20.1055" calcext:value-type="float">
            <text:p>20.1055</text:p>
          </table:table-cell>
          <table:table-cell office:value-type="float" office:value="46.1236" calcext:value-type="float">
            <text:p>46.1236</text:p>
          </table:table-cell>
          <table:table-cell/>
          <table:table-cell office:value-type="float" office:value="19.856" calcext:value-type="float">
            <text:p>19.856</text:p>
          </table:table-cell>
          <table:table-cell office:value-type="float" office:value="202.13" calcext:value-type="float">
            <text:p>202.13</text:p>
          </table:table-cell>
          <table:table-cell/>
          <table:table-cell office:value-type="float" office:value="20.095" calcext:value-type="float">
            <text:p>20.095</text:p>
          </table:table-cell>
          <table:table-cell office:value-type="float" office:value="191.59" calcext:value-type="float">
            <text:p>191.59</text:p>
          </table:table-cell>
          <table:table-cell/>
          <table:table-cell office:value-type="float" office:value="19.909" calcext:value-type="float">
            <text:p>19.909</text:p>
          </table:table-cell>
          <table:table-cell office:value-type="float" office:value="94.419" calcext:value-type="float">
            <text:p>94.419</text:p>
          </table:table-cell>
          <table:table-cell/>
          <table:table-cell office:value-type="float" office:value="19.0026" calcext:value-type="float">
            <text:p>19.0026</text:p>
          </table:table-cell>
          <table:table-cell office:value-type="float" office:value="24.3505" calcext:value-type="float">
            <text:p>24.3505</text:p>
          </table:table-cell>
          <table:table-cell/>
          <table:table-cell office:value-type="float" office:value="19.723" calcext:value-type="float">
            <text:p>19.723</text:p>
          </table:table-cell>
          <table:table-cell office:value-type="float" office:value="56.9682" calcext:value-type="float">
            <text:p>56.9682</text:p>
          </table:table-cell>
        </table:table-row>
        <table:table-row table:style-name="ro1">
          <table:table-cell table:number-columns-repeated="29"/>
          <table:table-cell office:value-type="float" office:value="50.0874" calcext:value-type="float">
            <text:p>50.0874</text:p>
          </table:table-cell>
          <table:table-cell office:value-type="float" office:value="122.041" calcext:value-type="float">
            <text:p>122.041</text:p>
          </table:table-cell>
          <table:table-cell/>
          <table:table-cell office:value-type="float" office:value="50.03" calcext:value-type="float">
            <text:p>50.03</text:p>
          </table:table-cell>
          <table:table-cell office:value-type="float" office:value="297.62" calcext:value-type="float">
            <text:p>297.62</text:p>
          </table:table-cell>
          <table:table-cell/>
          <table:table-cell office:value-type="float" office:value="49.538" calcext:value-type="float">
            <text:p>49.538</text:p>
          </table:table-cell>
          <table:table-cell office:value-type="float" office:value="276.41" calcext:value-type="float">
            <text:p>276.41</text:p>
          </table:table-cell>
          <table:table-cell/>
          <table:table-cell office:value-type="float" office:value="48.891" calcext:value-type="float">
            <text:p>48.891</text:p>
          </table:table-cell>
          <table:table-cell office:value-type="float" office:value="184.83" calcext:value-type="float">
            <text:p>184.83</text:p>
          </table:table-cell>
          <table:table-cell/>
          <table:table-cell office:value-type="float" office:value="46.5888" calcext:value-type="float">
            <text:p>46.5888</text:p>
          </table:table-cell>
          <table:table-cell office:value-type="float" office:value="70.9196" calcext:value-type="float">
            <text:p>70.9196</text:p>
          </table:table-cell>
          <table:table-cell/>
          <table:table-cell office:value-type="float" office:value="48.7528" calcext:value-type="float">
            <text:p>48.7528</text:p>
          </table:table-cell>
          <table:table-cell office:value-type="float" office:value="138.647" calcext:value-type="float">
            <text:p>138.647</text:p>
          </table:table-cell>
        </table:table-row>
        <table:table-row table:style-name="ro1">
          <table:table-cell table:number-columns-repeated="29"/>
          <table:table-cell office:value-type="float" office:value="69.9488" calcext:value-type="float">
            <text:p>69.9488</text:p>
          </table:table-cell>
          <table:table-cell office:value-type="float" office:value="151.484" calcext:value-type="float">
            <text:p>151.484</text:p>
          </table:table-cell>
          <table:table-cell/>
          <table:table-cell office:value-type="float" office:value="99.686" calcext:value-type="float">
            <text:p>99.686</text:p>
          </table:table-cell>
          <table:table-cell office:value-type="float" office:value="381.89" calcext:value-type="float">
            <text:p>381.89</text:p>
          </table:table-cell>
          <table:table-cell/>
          <table:table-cell office:value-type="float" office:value="100.14" calcext:value-type="float">
            <text:p>100.14</text:p>
          </table:table-cell>
          <table:table-cell office:value-type="float" office:value="361.18" calcext:value-type="float">
            <text:p>361.18</text:p>
          </table:table-cell>
          <table:table-cell/>
          <table:table-cell office:value-type="float" office:value="98.179" calcext:value-type="float">
            <text:p>98.179</text:p>
          </table:table-cell>
          <table:table-cell office:value-type="float" office:value="260.98" calcext:value-type="float">
            <text:p>260.98</text:p>
          </table:table-cell>
          <table:table-cell/>
          <table:table-cell office:value-type="float" office:value="65.2183" calcext:value-type="float">
            <text:p>65.2183</text:p>
          </table:table-cell>
          <table:table-cell office:value-type="float" office:value="96.7922" calcext:value-type="float">
            <text:p>96.7922</text:p>
          </table:table-cell>
          <table:table-cell/>
          <table:table-cell office:value-type="float" office:value="67.4534" calcext:value-type="float">
            <text:p>67.4534</text:p>
          </table:table-cell>
          <table:table-cell office:value-type="float" office:value="184.85" calcext:value-type="float">
            <text:p>184.85</text:p>
          </table:table-cell>
        </table:table-row>
        <table:table-row table:style-name="ro1">
          <table:table-cell table:number-columns-repeated="29"/>
          <table:table-cell office:value-type="float" office:value="99.5963" calcext:value-type="float">
            <text:p>99.5963</text:p>
          </table:table-cell>
          <table:table-cell office:value-type="float" office:value="187.227" calcext:value-type="float">
            <text:p>187.227</text:p>
          </table:table-cell>
          <table:table-cell/>
          <table:table-cell office:value-type="float" office:value="149.27" calcext:value-type="float">
            <text:p>149.27</text:p>
          </table:table-cell>
          <table:table-cell office:value-type="float" office:value="435.55" calcext:value-type="float">
            <text:p>435.55</text:p>
          </table:table-cell>
          <table:table-cell/>
          <table:table-cell office:value-type="float" office:value="149.44" calcext:value-type="float">
            <text:p>149.44</text:p>
          </table:table-cell>
          <table:table-cell office:value-type="float" office:value="415.93" calcext:value-type="float">
            <text:p>415.93</text:p>
          </table:table-cell>
          <table:table-cell/>
          <table:table-cell office:value-type="float" office:value="147.29" calcext:value-type="float">
            <text:p>147.29</text:p>
          </table:table-cell>
          <table:table-cell office:value-type="float" office:value="307.93" calcext:value-type="float">
            <text:p>307.93</text:p>
          </table:table-cell>
          <table:table-cell/>
          <table:table-cell office:value-type="float" office:value="92.4189" calcext:value-type="float">
            <text:p>92.4189</text:p>
          </table:table-cell>
          <table:table-cell office:value-type="float" office:value="128.96" calcext:value-type="float">
            <text:p>128.96</text:p>
          </table:table-cell>
          <table:table-cell/>
          <table:table-cell office:value-type="float" office:value="94.6356" calcext:value-type="float">
            <text:p>94.6356</text:p>
          </table:table-cell>
          <table:table-cell office:value-type="float" office:value="253.328" calcext:value-type="float">
            <text:p>253.328</text:p>
          </table:table-cell>
        </table:table-row>
        <table:table-row table:style-name="ro1">
          <table:table-cell table:number-columns-repeated="29"/>
          <table:table-cell office:value-type="float" office:value="148.123" calcext:value-type="float">
            <text:p>148.123</text:p>
          </table:table-cell>
          <table:table-cell office:value-type="float" office:value="235.553" calcext:value-type="float">
            <text:p>235.553</text:p>
          </table:table-cell>
          <table:table-cell/>
          <table:table-cell office:value-type="float" office:value="198.98" calcext:value-type="float">
            <text:p>198.98</text:p>
          </table:table-cell>
          <table:table-cell office:value-type="float" office:value="474.72" calcext:value-type="float">
            <text:p>474.72</text:p>
          </table:table-cell>
          <table:table-cell/>
          <table:table-cell office:value-type="float" office:value="198.98" calcext:value-type="float">
            <text:p>198.98</text:p>
          </table:table-cell>
          <table:table-cell office:value-type="float" office:value="453.91" calcext:value-type="float">
            <text:p>453.91</text:p>
          </table:table-cell>
          <table:table-cell/>
          <table:table-cell office:value-type="float" office:value="196.5" calcext:value-type="float">
            <text:p>196.5</text:p>
          </table:table-cell>
          <table:table-cell office:value-type="float" office:value="342.62" calcext:value-type="float">
            <text:p>342.62</text:p>
          </table:table-cell>
          <table:table-cell/>
          <table:table-cell office:value-type="float" office:value="138.302" calcext:value-type="float">
            <text:p>138.302</text:p>
          </table:table-cell>
          <table:table-cell office:value-type="float" office:value="172.123" calcext:value-type="float">
            <text:p>172.123</text:p>
          </table:table-cell>
          <table:table-cell/>
          <table:table-cell office:value-type="float" office:value="138.04" calcext:value-type="float">
            <text:p>138.04</text:p>
          </table:table-cell>
          <table:table-cell office:value-type="float" office:value="363.606" calcext:value-type="float">
            <text:p>363.606</text:p>
          </table:table-cell>
        </table:table-row>
        <table:table-row table:style-name="ro1">
          <table:table-cell table:number-columns-repeated="29"/>
          <table:table-cell office:value-type="float" office:value="196.26" calcext:value-type="float">
            <text:p>196.26</text:p>
          </table:table-cell>
          <table:table-cell office:value-type="float" office:value="277.181" calcext:value-type="float">
            <text:p>277.181</text:p>
          </table:table-cell>
          <table:table-cell/>
          <table:table-cell office:value-type="float" office:value="249.63" calcext:value-type="float">
            <text:p>249.63</text:p>
          </table:table-cell>
          <table:table-cell office:value-type="float" office:value="506.73" calcext:value-type="float">
            <text:p>506.73</text:p>
          </table:table-cell>
          <table:table-cell/>
          <table:table-cell office:value-type="float" office:value="249.27" calcext:value-type="float">
            <text:p>249.27</text:p>
          </table:table-cell>
          <table:table-cell office:value-type="float" office:value="487.55" calcext:value-type="float">
            <text:p>487.55</text:p>
          </table:table-cell>
          <table:table-cell/>
          <table:table-cell office:value-type="float" office:value="246.15" calcext:value-type="float">
            <text:p>246.15</text:p>
          </table:table-cell>
          <table:table-cell office:value-type="float" office:value="373.27" calcext:value-type="float">
            <text:p>373.27</text:p>
          </table:table-cell>
          <table:table-cell/>
          <table:table-cell office:value-type="float" office:value="183.789" calcext:value-type="float">
            <text:p>183.789</text:p>
          </table:table-cell>
          <table:table-cell office:value-type="float" office:value="206.274" calcext:value-type="float">
            <text:p>206.274</text:p>
          </table:table-cell>
          <table:table-cell/>
          <table:table-cell office:value-type="float" office:value="180.038" calcext:value-type="float">
            <text:p>180.038</text:p>
          </table:table-cell>
          <table:table-cell office:value-type="float" office:value="464.119" calcext:value-type="float">
            <text:p>464.119</text:p>
          </table:table-cell>
        </table:table-row>
        <table:table-row table:style-name="ro1">
          <table:table-cell table:number-columns-repeated="29"/>
          <table:table-cell office:value-type="float" office:value="243.021" calcext:value-type="float">
            <text:p>243.021</text:p>
          </table:table-cell>
          <table:table-cell office:value-type="float" office:value="312.861" calcext:value-type="float">
            <text:p>312.861</text:p>
          </table:table-cell>
          <table:table-cell/>
          <table:table-cell office:value-type="float" office:value="498.06" calcext:value-type="float">
            <text:p>498.06</text:p>
          </table:table-cell>
          <table:table-cell office:value-type="float" office:value="617.08" calcext:value-type="float">
            <text:p>617.08</text:p>
          </table:table-cell>
          <table:table-cell/>
          <table:table-cell office:value-type="float" office:value="498.86" calcext:value-type="float">
            <text:p>498.86</text:p>
          </table:table-cell>
          <table:table-cell office:value-type="float" office:value="599.45" calcext:value-type="float">
            <text:p>599.45</text:p>
          </table:table-cell>
          <table:table-cell/>
          <table:table-cell office:value-type="float" office:value="494.36" calcext:value-type="float">
            <text:p>494.36</text:p>
          </table:table-cell>
          <table:table-cell office:value-type="float" office:value="471.77" calcext:value-type="float">
            <text:p>471.77</text:p>
          </table:table-cell>
          <table:table-cell/>
          <table:table-cell office:value-type="float" office:value="227.952" calcext:value-type="float">
            <text:p>227.952</text:p>
          </table:table-cell>
          <table:table-cell office:value-type="float" office:value="233.457" calcext:value-type="float">
            <text:p>233.457</text:p>
          </table:table-cell>
          <table:table-cell/>
          <table:table-cell office:value-type="float" office:value="213.533" calcext:value-type="float">
            <text:p>213.533</text:p>
          </table:table-cell>
          <table:table-cell office:value-type="float" office:value="532.413" calcext:value-type="float">
            <text:p>532.413</text:p>
          </table:table-cell>
        </table:table-row>
        <table:table-row table:style-name="ro1">
          <table:table-cell table:number-columns-repeated="29"/>
          <table:table-cell office:value-type="float" office:value="467.32" calcext:value-type="float">
            <text:p>467.32</text:p>
          </table:table-cell>
          <table:table-cell office:value-type="float" office:value="455.579" calcext:value-type="float">
            <text:p>455.579</text:p>
          </table:table-cell>
          <table:table-cell/>
          <table:table-cell office:value-type="float" office:value="755.84" calcext:value-type="float">
            <text:p>755.84</text:p>
          </table:table-cell>
          <table:table-cell office:value-type="float" office:value="692.58" calcext:value-type="float">
            <text:p>692.58</text:p>
          </table:table-cell>
          <table:table-cell/>
          <table:table-cell office:value-type="float" office:value="750.52" calcext:value-type="float">
            <text:p>750.52</text:p>
          </table:table-cell>
          <table:table-cell office:value-type="float" office:value="671.55" calcext:value-type="float">
            <text:p>671.55</text:p>
          </table:table-cell>
          <table:table-cell/>
          <table:table-cell office:value-type="float" office:value="740.69" calcext:value-type="float">
            <text:p>740.69</text:p>
          </table:table-cell>
          <table:table-cell office:value-type="float" office:value="537.39" calcext:value-type="float">
            <text:p>537.39</text:p>
          </table:table-cell>
          <table:table-cell/>
          <table:table-cell office:value-type="float" office:value="418.068" calcext:value-type="float">
            <text:p>418.068</text:p>
          </table:table-cell>
          <table:table-cell office:value-type="float" office:value="307.274" calcext:value-type="float">
            <text:p>307.274</text:p>
          </table:table-cell>
          <table:table-cell/>
          <table:table-cell office:value-type="float" office:value="229.059" calcext:value-type="float">
            <text:p>229.059</text:p>
          </table:table-cell>
          <table:table-cell office:value-type="float" office:value="561.801" calcext:value-type="float">
            <text:p>561.801</text:p>
          </table:table-cell>
        </table:table-row>
        <table:table-row table:style-name="ro1">
          <table:table-cell table:number-columns-repeated="29"/>
          <table:table-cell office:value-type="float" office:value="671.273" calcext:value-type="float">
            <text:p>671.273</text:p>
          </table:table-cell>
          <table:table-cell office:value-type="float" office:value="577.857" calcext:value-type="float">
            <text:p>577.857</text:p>
          </table:table-cell>
          <table:table-cell/>
          <table:table-cell office:value-type="float" office:value="1018.9" calcext:value-type="float">
            <text:p>1018.9</text:p>
          </table:table-cell>
          <table:table-cell office:value-type="float" office:value="788.64" calcext:value-type="float">
            <text:p>788.64</text:p>
          </table:table-cell>
          <table:table-cell/>
          <table:table-cell office:value-type="float" office:value="1011.9" calcext:value-type="float">
            <text:p>1011.9</text:p>
          </table:table-cell>
          <table:table-cell office:value-type="float" office:value="741.74" calcext:value-type="float">
            <text:p>741.74</text:p>
          </table:table-cell>
          <table:table-cell/>
          <table:table-cell office:value-type="float" office:value="990.8" calcext:value-type="float">
            <text:p>990.8</text:p>
          </table:table-cell>
          <table:table-cell office:value-type="float" office:value="591.89" calcext:value-type="float">
            <text:p>591.89</text:p>
          </table:table-cell>
          <table:table-cell/>
          <table:table-cell office:value-type="float" office:value="521.861" calcext:value-type="float">
            <text:p>521.861</text:p>
          </table:table-cell>
          <table:table-cell office:value-type="float" office:value="326.132" calcext:value-type="float">
            <text:p>326.132</text:p>
          </table:table-cell>
          <table:table-cell/>
          <table:table-cell office:value-type="float" office:value="229.059" calcext:value-type="float">
            <text:p>229.059</text:p>
          </table:table-cell>
          <table:table-cell office:value-type="float" office:value="561.801" calcext:value-type="float">
            <text:p>561.801</text:p>
          </table:table-cell>
        </table:table-row>
        <table:table-row table:style-name="ro1">
          <table:table-cell table:number-columns-repeated="29"/>
          <table:table-cell office:value-type="float" office:value="856.834" calcext:value-type="float">
            <text:p>856.834</text:p>
          </table:table-cell>
          <table:table-cell office:value-type="float" office:value="711.013" calcext:value-type="float">
            <text:p>711.013</text:p>
          </table:table-cell>
          <table:table-cell table:number-columns-repeated="10"/>
          <table:table-cell office:value-type="float" office:value="565.317" calcext:value-type="float">
            <text:p>565.317</text:p>
          </table:table-cell>
          <table:table-cell office:value-type="float" office:value="330.215" calcext:value-type="float">
            <text:p>330.215</text:p>
          </table:table-cell>
          <table:table-cell table:number-columns-repeated="3"/>
        </table:table-row>
        <table:table-row table:style-name="ro1" table:number-rows-repeated="29">
          <table:table-cell table:number-columns-repeated="46"/>
        </table:table-row>
        <table:table-row table:style-name="ro1">
          <table:table-cell table:number-columns-repeated="29"/>
          <table:table-cell office:value-type="string" calcext:value-type="string">
            <text:p>Kodak results</text:p>
          </table:table-cell>
          <table:table-cell table:number-columns-repeated="16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9"/>
          <table:table-cell office:value-type="string" calcext:value-type="string">
            <text:p>Vector Pixels</text:p>
          </table:table-cell>
          <table:table-cell table:number-columns-repeated="2"/>
          <table:table-cell office:value-type="string" calcext:value-type="string">
            <text:p>JPEG</text:p>
          </table:table-cell>
          <table:table-cell table:number-columns-repeated="2"/>
          <table:table-cell office:value-type="string" calcext:value-type="string">
            <text:p>JPEG2000</text:p>
          </table:table-cell>
          <table:table-cell table:number-columns-repeated="2"/>
          <table:table-cell office:value-type="string" calcext:value-type="string">
            <text:p>BPG</text:p>
          </table:table-cell>
          <table:table-cell table:number-columns-repeated="2"/>
          <table:table-cell office:value-type="string" calcext:value-type="string">
            <text:p>Scalar Pixels</text:p>
          </table:table-cell>
          <table:table-cell table:number-columns-repeated="2"/>
          <table:table-cell office:value-type="string" calcext:value-type="string">
            <text:p>Scalar residuals</text:p>
          </table:table-cell>
          <table:table-cell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9"/>
          <table:table-cell office:value-type="float" office:value="11.24" calcext:value-type="float">
            <text:p>11.24</text:p>
          </table:table-cell>
          <table:table-cell office:value-type="float" office:value="19.475" calcext:value-type="float">
            <text:p>19.475</text:p>
          </table:table-cell>
          <table:table-cell/>
          <table:table-cell office:value-type="float" office:value="9.47173" calcext:value-type="float">
            <text:p>9.47173</text:p>
          </table:table-cell>
          <table:table-cell office:value-type="float" office:value="12.1924" calcext:value-type="float">
            <text:p>12.1924</text:p>
          </table:table-cell>
          <table:table-cell/>
          <table:table-cell office:value-type="float" office:value="10.0895" calcext:value-type="float">
            <text:p>10.0895</text:p>
          </table:table-cell>
          <table:table-cell office:value-type="float" office:value="10.0953" calcext:value-type="float">
            <text:p>10.0953</text:p>
          </table:table-cell>
          <table:table-cell/>
          <table:table-cell office:value-type="float" office:value="9.5072" calcext:value-type="float">
            <text:p>9.5072</text:p>
          </table:table-cell>
          <table:table-cell office:value-type="float" office:value="4.85439" calcext:value-type="float">
            <text:p>4.85439</text:p>
          </table:table-cell>
          <table:table-cell/>
          <table:table-cell office:value-type="float" office:value="9.878" calcext:value-type="float">
            <text:p>9.878</text:p>
          </table:table-cell>
          <table:table-cell office:value-type="float" office:value="104.03" calcext:value-type="float">
            <text:p>104.03</text:p>
          </table:table-cell>
          <table:table-cell/>
          <table:table-cell office:value-type="float" office:value="9.9243" calcext:value-type="float">
            <text:p>9.9243</text:p>
          </table:table-cell>
          <table:table-cell office:value-type="float" office:value="96.018" calcext:value-type="float">
            <text:p>96.018</text:p>
          </table:table-cell>
        </table:table-row>
        <table:table-row table:style-name="ro1">
          <table:table-cell table:number-columns-repeated="29"/>
          <table:table-cell office:value-type="float" office:value="20.088" calcext:value-type="float">
            <text:p>20.088</text:p>
          </table:table-cell>
          <table:table-cell office:value-type="float" office:value="81.853" calcext:value-type="float">
            <text:p>81.853</text:p>
          </table:table-cell>
          <table:table-cell/>
          <table:table-cell office:value-type="float" office:value="19.7823" calcext:value-type="float">
            <text:p>19.7823</text:p>
          </table:table-cell>
          <table:table-cell office:value-type="float" office:value="35.6772" calcext:value-type="float">
            <text:p>35.6772</text:p>
          </table:table-cell>
          <table:table-cell/>
          <table:table-cell office:value-type="float" office:value="20.1591" calcext:value-type="float">
            <text:p>20.1591</text:p>
          </table:table-cell>
          <table:table-cell office:value-type="float" office:value="28.7723" calcext:value-type="float">
            <text:p>28.7723</text:p>
          </table:table-cell>
          <table:table-cell/>
          <table:table-cell office:value-type="float" office:value="18.8725" calcext:value-type="float">
            <text:p>18.8725</text:p>
          </table:table-cell>
          <table:table-cell office:value-type="float" office:value="13.881" calcext:value-type="float">
            <text:p>13.881</text:p>
          </table:table-cell>
          <table:table-cell/>
          <table:table-cell office:value-type="float" office:value="19.789" calcext:value-type="float">
            <text:p>19.789</text:p>
          </table:table-cell>
          <table:table-cell office:value-type="float" office:value="166.92" calcext:value-type="float">
            <text:p>166.92</text:p>
          </table:table-cell>
          <table:table-cell/>
          <table:table-cell office:value-type="float" office:value="19.962" calcext:value-type="float">
            <text:p>19.962</text:p>
          </table:table-cell>
          <table:table-cell office:value-type="float" office:value="155.87" calcext:value-type="float">
            <text:p>155.87</text:p>
          </table:table-cell>
        </table:table-row>
        <table:table-row table:style-name="ro1">
          <table:table-cell table:number-columns-repeated="29"/>
          <table:table-cell office:value-type="float" office:value="50.276" calcext:value-type="float">
            <text:p>50.276</text:p>
          </table:table-cell>
          <table:table-cell office:value-type="float" office:value="157.62" calcext:value-type="float">
            <text:p>157.62</text:p>
          </table:table-cell>
          <table:table-cell/>
          <table:table-cell office:value-type="float" office:value="49.1985" calcext:value-type="float">
            <text:p>49.1985</text:p>
          </table:table-cell>
          <table:table-cell office:value-type="float" office:value="92.1184" calcext:value-type="float">
            <text:p>92.1184</text:p>
          </table:table-cell>
          <table:table-cell/>
          <table:table-cell office:value-type="float" office:value="50.2627" calcext:value-type="float">
            <text:p>50.2627</text:p>
          </table:table-cell>
          <table:table-cell office:value-type="float" office:value="81.5455" calcext:value-type="float">
            <text:p>81.5455</text:p>
          </table:table-cell>
          <table:table-cell/>
          <table:table-cell office:value-type="float" office:value="46.8282" calcext:value-type="float">
            <text:p>46.8282</text:p>
          </table:table-cell>
          <table:table-cell office:value-type="float" office:value="42.0427" calcext:value-type="float">
            <text:p>42.0427</text:p>
          </table:table-cell>
          <table:table-cell/>
          <table:table-cell office:value-type="float" office:value="49.806" calcext:value-type="float">
            <text:p>49.806</text:p>
          </table:table-cell>
          <table:table-cell office:value-type="float" office:value="242.31" calcext:value-type="float">
            <text:p>242.31</text:p>
          </table:table-cell>
          <table:table-cell/>
          <table:table-cell office:value-type="float" office:value="49.37" calcext:value-type="float">
            <text:p>49.37</text:p>
          </table:table-cell>
          <table:table-cell office:value-type="float" office:value="227.36" calcext:value-type="float">
            <text:p>227.36</text:p>
          </table:table-cell>
        </table:table-row>
        <table:table-row table:style-name="ro1">
          <table:table-cell table:number-columns-repeated="29"/>
          <table:table-cell office:value-type="float" office:value="68.697" calcext:value-type="float">
            <text:p>68.697</text:p>
          </table:table-cell>
          <table:table-cell office:value-type="float" office:value="184.99" calcext:value-type="float">
            <text:p>184.99</text:p>
          </table:table-cell>
          <table:table-cell/>
          <table:table-cell office:value-type="float" office:value="68.0813" calcext:value-type="float">
            <text:p>68.0813</text:p>
          </table:table-cell>
          <table:table-cell office:value-type="float" office:value="123.231" calcext:value-type="float">
            <text:p>123.231</text:p>
          </table:table-cell>
          <table:table-cell/>
          <table:table-cell office:value-type="float" office:value="70.2891" calcext:value-type="float">
            <text:p>70.2891</text:p>
          </table:table-cell>
          <table:table-cell office:value-type="float" office:value="104.877" calcext:value-type="float">
            <text:p>104.877</text:p>
          </table:table-cell>
          <table:table-cell/>
          <table:table-cell office:value-type="float" office:value="65.1035" calcext:value-type="float">
            <text:p>65.1035</text:p>
          </table:table-cell>
          <table:table-cell office:value-type="float" office:value="58.0737" calcext:value-type="float">
            <text:p>58.0737</text:p>
          </table:table-cell>
          <table:table-cell/>
          <table:table-cell office:value-type="float" office:value="69.407" calcext:value-type="float">
            <text:p>69.407</text:p>
          </table:table-cell>
          <table:table-cell office:value-type="float" office:value="270.78" calcext:value-type="float">
            <text:p>270.78</text:p>
          </table:table-cell>
          <table:table-cell/>
          <table:table-cell office:value-type="float" office:value="69.428" calcext:value-type="float">
            <text:p>69.428</text:p>
          </table:table-cell>
          <table:table-cell office:value-type="float" office:value="254.98" calcext:value-type="float">
            <text:p>254.98</text:p>
          </table:table-cell>
        </table:table-row>
        <table:table-row table:style-name="ro1">
          <table:table-cell table:number-columns-repeated="29"/>
          <table:table-cell office:value-type="float" office:value="98.464" calcext:value-type="float">
            <text:p>98.464</text:p>
          </table:table-cell>
          <table:table-cell office:value-type="float" office:value="217.51" calcext:value-type="float">
            <text:p>217.51</text:p>
          </table:table-cell>
          <table:table-cell/>
          <table:table-cell office:value-type="float" office:value="95.7929" calcext:value-type="float">
            <text:p>95.7929</text:p>
          </table:table-cell>
          <table:table-cell office:value-type="float" office:value="167.985" calcext:value-type="float">
            <text:p>167.985</text:p>
          </table:table-cell>
          <table:table-cell/>
          <table:table-cell office:value-type="float" office:value="99.9916" calcext:value-type="float">
            <text:p>99.9916</text:p>
          </table:table-cell>
          <table:table-cell office:value-type="float" office:value="128.649" calcext:value-type="float">
            <text:p>128.649</text:p>
          </table:table-cell>
          <table:table-cell/>
          <table:table-cell office:value-type="float" office:value="92.4332" calcext:value-type="float">
            <text:p>92.4332</text:p>
          </table:table-cell>
          <table:table-cell office:value-type="float" office:value="79.5117" calcext:value-type="float">
            <text:p>79.5117</text:p>
          </table:table-cell>
          <table:table-cell/>
          <table:table-cell office:value-type="float" office:value="100.52" calcext:value-type="float">
            <text:p>100.52</text:p>
          </table:table-cell>
          <table:table-cell office:value-type="float" office:value="304.42" calcext:value-type="float">
            <text:p>304.42</text:p>
          </table:table-cell>
          <table:table-cell/>
          <table:table-cell office:value-type="float" office:value="99.806" calcext:value-type="float">
            <text:p>99.806</text:p>
          </table:table-cell>
          <table:table-cell office:value-type="float" office:value="282.89" calcext:value-type="float">
            <text:p>282.89</text:p>
          </table:table-cell>
        </table:table-row>
        <table:table-row table:style-name="ro1">
          <table:table-cell table:number-columns-repeated="29"/>
          <table:table-cell office:value-type="float" office:value="147.78" calcext:value-type="float">
            <text:p>147.78</text:p>
          </table:table-cell>
          <table:table-cell office:value-type="float" office:value="253.87" calcext:value-type="float">
            <text:p>253.87</text:p>
          </table:table-cell>
          <table:table-cell/>
          <table:table-cell office:value-type="float" office:value="140.241" calcext:value-type="float">
            <text:p>140.241</text:p>
          </table:table-cell>
          <table:table-cell office:value-type="float" office:value="242.148" calcext:value-type="float">
            <text:p>242.148</text:p>
          </table:table-cell>
          <table:table-cell/>
          <table:table-cell office:value-type="float" office:value="150.109" calcext:value-type="float">
            <text:p>150.109</text:p>
          </table:table-cell>
          <table:table-cell office:value-type="float" office:value="160.595" calcext:value-type="float">
            <text:p>160.595</text:p>
          </table:table-cell>
          <table:table-cell/>
          <table:table-cell office:value-type="float" office:value="138.694" calcext:value-type="float">
            <text:p>138.694</text:p>
          </table:table-cell>
          <table:table-cell office:value-type="float" office:value="107.843" calcext:value-type="float">
            <text:p>107.843</text:p>
          </table:table-cell>
          <table:table-cell/>
          <table:table-cell office:value-type="float" office:value="149.62" calcext:value-type="float">
            <text:p>149.62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149.03" calcext:value-type="float">
            <text:p>149.03</text:p>
          </table:table-cell>
          <table:table-cell office:value-type="float" office:value="325.12" calcext:value-type="float">
            <text:p>325.12</text:p>
          </table:table-cell>
        </table:table-row>
        <table:table-row table:style-name="ro1">
          <table:table-cell table:number-columns-repeated="29"/>
          <table:table-cell office:value-type="float" office:value="196.46" calcext:value-type="float">
            <text:p>196.46</text:p>
          </table:table-cell>
          <table:table-cell office:value-type="float" office:value="279.57" calcext:value-type="float">
            <text:p>279.57</text:p>
          </table:table-cell>
          <table:table-cell/>
          <table:table-cell office:value-type="float" office:value="184.501" calcext:value-type="float">
            <text:p>184.501</text:p>
          </table:table-cell>
          <table:table-cell office:value-type="float" office:value="314.113" calcext:value-type="float">
            <text:p>314.113</text:p>
          </table:table-cell>
          <table:table-cell/>
          <table:table-cell office:value-type="float" office:value="199.255" calcext:value-type="float">
            <text:p>199.255</text:p>
          </table:table-cell>
          <table:table-cell office:value-type="float" office:value="187.342" calcext:value-type="float">
            <text:p>187.342</text:p>
          </table:table-cell>
          <table:table-cell/>
          <table:table-cell office:value-type="float" office:value="184.515" calcext:value-type="float">
            <text:p>184.515</text:p>
          </table:table-cell>
          <table:table-cell office:value-type="float" office:value="132.269" calcext:value-type="float">
            <text:p>132.269</text:p>
          </table:table-cell>
          <table:table-cell/>
          <table:table-cell office:value-type="float" office:value="198.87" calcext:value-type="float">
            <text:p>198.87</text:p>
          </table:table-cell>
          <table:table-cell office:value-type="float" office:value="374.17" calcext:value-type="float">
            <text:p>374.17</text:p>
          </table:table-cell>
          <table:table-cell/>
          <table:table-cell office:value-type="float" office:value="200.98" calcext:value-type="float">
            <text:p>200.98</text:p>
          </table:table-cell>
          <table:table-cell office:value-type="float" office:value="355.92" calcext:value-type="float">
            <text:p>355.92</text:p>
          </table:table-cell>
        </table:table-row>
        <table:table-row table:style-name="ro1">
          <table:table-cell table:number-columns-repeated="29"/>
          <table:table-cell office:value-type="float" office:value="246.54" calcext:value-type="float">
            <text:p>246.54</text:p>
          </table:table-cell>
          <table:table-cell office:value-type="float" office:value="300.33" calcext:value-type="float">
            <text:p>300.33</text:p>
          </table:table-cell>
          <table:table-cell/>
          <table:table-cell office:value-type="float" office:value="225.78" calcext:value-type="float">
            <text:p>225.78</text:p>
          </table:table-cell>
          <table:table-cell office:value-type="float" office:value="387.048" calcext:value-type="float">
            <text:p>387.048</text:p>
          </table:table-cell>
          <table:table-cell/>
          <table:table-cell office:value-type="float" office:value="248.703" calcext:value-type="float">
            <text:p>248.703</text:p>
          </table:table-cell>
          <table:table-cell office:value-type="float" office:value="210.58" calcext:value-type="float">
            <text:p>210.58</text:p>
          </table:table-cell>
          <table:table-cell/>
          <table:table-cell office:value-type="float" office:value="230.853" calcext:value-type="float">
            <text:p>230.853</text:p>
          </table:table-cell>
          <table:table-cell office:value-type="float" office:value="151.045" calcext:value-type="float">
            <text:p>151.045</text:p>
          </table:table-cell>
          <table:table-cell/>
          <table:table-cell office:value-type="float" office:value="248.21" calcext:value-type="float">
            <text:p>248.21</text:p>
          </table:table-cell>
          <table:table-cell office:value-type="float" office:value="398.08" calcext:value-type="float">
            <text:p>398.08</text:p>
          </table:table-cell>
          <table:table-cell/>
          <table:table-cell office:value-type="float" office:value="247.54" calcext:value-type="float">
            <text:p>247.54</text:p>
          </table:table-cell>
          <table:table-cell office:value-type="float" office:value="381.6" calcext:value-type="float">
            <text:p>381.6</text:p>
          </table:table-cell>
        </table:table-row>
        <table:table-row table:style-name="ro1">
          <table:table-cell table:number-columns-repeated="29"/>
          <table:table-cell office:value-type="float" office:value="494.21" calcext:value-type="float">
            <text:p>494.21</text:p>
          </table:table-cell>
          <table:table-cell office:value-type="float" office:value="376.45" calcext:value-type="float">
            <text:p>376.45</text:p>
          </table:table-cell>
          <table:table-cell/>
          <table:table-cell office:value-type="float" office:value="284.424" calcext:value-type="float">
            <text:p>284.424</text:p>
          </table:table-cell>
          <table:table-cell office:value-type="float" office:value="483.384" calcext:value-type="float">
            <text:p>483.384</text:p>
          </table:table-cell>
          <table:table-cell/>
          <table:table-cell office:value-type="float" office:value="487.937" calcext:value-type="float">
            <text:p>487.937</text:p>
          </table:table-cell>
          <table:table-cell office:value-type="float" office:value="296.796" calcext:value-type="float">
            <text:p>296.796</text:p>
          </table:table-cell>
          <table:table-cell/>
          <table:table-cell office:value-type="float" office:value="452.435" calcext:value-type="float">
            <text:p>452.435</text:p>
          </table:table-cell>
          <table:table-cell office:value-type="float" office:value="211.186" calcext:value-type="float">
            <text:p>211.186</text:p>
          </table:table-cell>
          <table:table-cell/>
          <table:table-cell office:value-type="float" office:value="497.62" calcext:value-type="float">
            <text:p>497.62</text:p>
          </table:table-cell>
          <table:table-cell office:value-type="float" office:value="472.9" calcext:value-type="float">
            <text:p>472.9</text:p>
          </table:table-cell>
          <table:table-cell/>
          <table:table-cell office:value-type="float" office:value="495.6" calcext:value-type="float">
            <text:p>495.6</text:p>
          </table:table-cell>
          <table:table-cell office:value-type="float" office:value="458.06" calcext:value-type="float">
            <text:p>458.06</text:p>
          </table:table-cell>
        </table:table-row>
        <table:table-row table:style-name="ro1">
          <table:table-cell table:number-columns-repeated="29"/>
          <table:table-cell office:value-type="float" office:value="742.82" calcext:value-type="float">
            <text:p>742.82</text:p>
          </table:table-cell>
          <table:table-cell office:value-type="float" office:value="422.08" calcext:value-type="float">
            <text:p>422.08</text:p>
          </table:table-cell>
          <table:table-cell/>
          <table:table-cell office:value-type="float" office:value="284.424" calcext:value-type="float">
            <text:p>284.424</text:p>
          </table:table-cell>
          <table:table-cell office:value-type="float" office:value="483.384" calcext:value-type="float">
            <text:p>483.384</text:p>
          </table:table-cell>
          <table:table-cell/>
          <table:table-cell office:value-type="float" office:value="723.142" calcext:value-type="float">
            <text:p>723.142</text:p>
          </table:table-cell>
          <table:table-cell office:value-type="float" office:value="361.432" calcext:value-type="float">
            <text:p>361.432</text:p>
          </table:table-cell>
          <table:table-cell/>
          <table:table-cell office:value-type="float" office:value="643.687" calcext:value-type="float">
            <text:p>643.687</text:p>
          </table:table-cell>
          <table:table-cell office:value-type="float" office:value="242.192" calcext:value-type="float">
            <text:p>242.192</text:p>
          </table:table-cell>
          <table:table-cell/>
          <table:table-cell office:value-type="float" office:value="757.14" calcext:value-type="float">
            <text:p>757.14</text:p>
          </table:table-cell>
          <table:table-cell office:value-type="float" office:value="526.03" calcext:value-type="float">
            <text:p>526.03</text:p>
          </table:table-cell>
          <table:table-cell/>
          <table:table-cell office:value-type="float" office:value="744.02" calcext:value-type="float">
            <text:p>744.02</text:p>
          </table:table-cell>
          <table:table-cell office:value-type="float" office:value="504.66" calcext:value-type="float">
            <text:p>504.66</text:p>
          </table:table-cell>
        </table:table-row>
        <table:table-row table:style-name="ro1">
          <table:table-cell table:number-columns-repeated="29"/>
          <table:table-cell office:value-type="float" office:value="989.78" calcext:value-type="float">
            <text:p>989.78</text:p>
          </table:table-cell>
          <table:table-cell office:value-type="float" office:value="458.32" calcext:value-type="float">
            <text:p>458.32</text:p>
          </table:table-cell>
          <table:table-cell table:number-columns-repeated="4"/>
          <table:table-cell office:value-type="float" office:value="947.419" calcext:value-type="float">
            <text:p>947.419</text:p>
          </table:table-cell>
          <table:table-cell office:value-type="float" office:value="413.103" calcext:value-type="float">
            <text:p>413.103</text:p>
          </table:table-cell>
          <table:table-cell/>
          <table:table-cell office:value-type="float" office:value="776.601" calcext:value-type="float">
            <text:p>776.601</text:p>
          </table:table-cell>
          <table:table-cell office:value-type="float" office:value="256.018" calcext:value-type="float">
            <text:p>256.018</text:p>
          </table:table-cell>
          <table:table-cell/>
          <table:table-cell office:value-type="float" office:value="1020.6" calcext:value-type="float">
            <text:p>1020.6</text:p>
          </table:table-cell>
          <table:table-cell office:value-type="float" office:value="583.06" calcext:value-type="float">
            <text:p>583.06</text:p>
          </table:table-cell>
          <table:table-cell/>
          <table:table-cell office:value-type="float" office:value="1002.6" calcext:value-type="float">
            <text:p>1002.6</text:p>
          </table:table-cell>
          <table:table-cell office:value-type="float" office:value="551.75" calcext:value-type="float">
            <text:p>551.75</text:p>
          </table:table-cell>
        </table:table-row>
        <table:table-row table:style-name="ro1" table:number-rows-repeated="33">
          <table:table-cell table:number-columns-repeated="46"/>
        </table:table-row>
        <table:table-row table:style-name="ro1">
          <table:table-cell table:number-columns-repeated="29"/>
          <table:table-cell office:value-type="string" calcext:value-type="string">
            <text:p>Imagenet 7500</text:p>
          </table:table-cell>
          <table:table-cell table:number-columns-repeated="16"/>
        </table:table-row>
        <table:table-row table:style-name="ro1">
          <table:table-cell table:number-columns-repeated="29"/>
          <table:table-cell office:value-type="string" calcext:value-type="string">
            <text:p>JPEG2000</text:p>
          </table:table-cell>
          <table:table-cell table:number-columns-repeated="2"/>
          <table:table-cell office:value-type="string" calcext:value-type="string">
            <text:p>Scalar pixels</text:p>
          </table:table-cell>
          <table:table-cell table:number-columns-repeated="2"/>
          <table:table-cell office:value-type="string" calcext:value-type="string">
            <text:p>Scalar residuals</text:p>
          </table:table-cell>
          <table:table-cell table:number-columns-repeated="2"/>
          <table:table-cell office:value-type="string" calcext:value-type="string">
            <text:p>Vector Pixels</text:p>
          </table:table-cell>
          <table:table-cell table:number-columns-repeated="2"/>
          <table:table-cell office:value-type="string" calcext:value-type="string">
            <text:p>jpeg</text:p>
          </table:table-cell>
          <table:table-cell table:number-columns-repeated="2"/>
          <table:table-cell office:value-type="string" calcext:value-type="string">
            <text:p>JPG</text:p>
          </table:table-cell>
          <table:table-cell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9"/>
          <table:table-cell office:value-type="float" office:value="10.0899" calcext:value-type="float">
            <text:p>10.0899</text:p>
          </table:table-cell>
          <table:table-cell office:value-type="float" office:value="32.1275" calcext:value-type="float">
            <text:p>32.1275</text:p>
          </table:table-cell>
          <table:table-cell/>
          <table:table-cell office:value-type="float" office:value="9.897" calcext:value-type="float">
            <text:p>9.897</text:p>
          </table:table-cell>
          <table:table-cell office:value-type="float" office:value="155.49" calcext:value-type="float">
            <text:p>155.49</text:p>
          </table:table-cell>
          <table:table-cell table:formula="of:=196.7/[.AG371]" office:value-type="float" office:value="19.8747095079317" calcext:value-type="float">
            <text:p>19.8747095079317</text:p>
          </table:table-cell>
          <table:table-cell office:value-type="float" office:value="9.9275" calcext:value-type="float">
            <text:p>9.9275</text:p>
          </table:table-cell>
          <table:table-cell office:value-type="float" office:value="145.99" calcext:value-type="float">
            <text:p>145.99</text:p>
          </table:table-cell>
          <table:table-cell table:formula="of:=196.7/[.AJ371]" office:value-type="float" office:value="19.8136489549232" calcext:value-type="float">
            <text:p>19.8136489549232</text:p>
          </table:table-cell>
          <table:table-cell office:value-type="float" office:value="10.474" calcext:value-type="float">
            <text:p>10.474</text:p>
          </table:table-cell>
          <table:table-cell office:value-type="float" office:value="35.234" calcext:value-type="float">
            <text:p>35.234</text:p>
          </table:table-cell>
          <table:table-cell table:formula="of:=196.7/[.AM371]" office:value-type="float" office:value="18.7798357838457" calcext:value-type="float">
            <text:p>18.7798357838457</text:p>
          </table:table-cell>
          <table:table-cell office:value-type="float" office:value="9.43552" calcext:value-type="float">
            <text:p>9.43552</text:p>
          </table:table-cell>
          <table:table-cell office:value-type="float" office:value="38.7587" calcext:value-type="float">
            <text:p>38.7587</text:p>
          </table:table-cell>
          <table:table-cell table:number-columns-repeated="3"/>
        </table:table-row>
        <table:table-row table:style-name="ro1">
          <table:table-cell table:number-columns-repeated="29"/>
          <table:table-cell office:value-type="float" office:value="20.0525" calcext:value-type="float">
            <text:p>20.0525</text:p>
          </table:table-cell>
          <table:table-cell office:value-type="float" office:value="73.9225" calcext:value-type="float">
            <text:p>73.9225</text:p>
          </table:table-cell>
          <table:table-cell/>
          <table:table-cell office:value-type="float" office:value="19.86" calcext:value-type="float">
            <text:p>19.86</text:p>
          </table:table-cell>
          <table:table-cell office:value-type="float" office:value="242.72" calcext:value-type="float">
            <text:p>242.72</text:p>
          </table:table-cell>
          <table:table-cell table:formula="of:=196.7/[.AG372]" office:value-type="float" office:value="9.9043303121853" calcext:value-type="float">
            <text:p>9.9043303121853</text:p>
          </table:table-cell>
          <table:table-cell office:value-type="float" office:value="20.081" calcext:value-type="float">
            <text:p>20.081</text:p>
          </table:table-cell>
          <table:table-cell office:value-type="float" office:value="230.14" calcext:value-type="float">
            <text:p>230.14</text:p>
          </table:table-cell>
          <table:table-cell table:formula="of:=196.7/[.AJ372]" office:value-type="float" office:value="9.79532891788258" calcext:value-type="float">
            <text:p>9.79532891788258</text:p>
          </table:table-cell>
          <table:table-cell office:value-type="float" office:value="19.974" calcext:value-type="float">
            <text:p>19.974</text:p>
          </table:table-cell>
          <table:table-cell office:value-type="float" office:value="117.59" calcext:value-type="float">
            <text:p>117.59</text:p>
          </table:table-cell>
          <table:table-cell table:formula="of:=196.7/[.AM372]" office:value-type="float" office:value="9.84780214278562" calcext:value-type="float">
            <text:p>9.84780214278562</text:p>
          </table:table-cell>
          <table:table-cell office:value-type="float" office:value="19.7013" calcext:value-type="float">
            <text:p>19.7013</text:p>
          </table:table-cell>
          <table:table-cell office:value-type="float" office:value="88.4751" calcext:value-type="float">
            <text:p>88.4751</text:p>
          </table:table-cell>
          <table:table-cell table:number-columns-repeated="3"/>
        </table:table-row>
        <table:table-row table:style-name="ro1">
          <table:table-cell table:number-columns-repeated="29"/>
          <table:table-cell office:value-type="float" office:value="49.8103" calcext:value-type="float">
            <text:p>49.8103</text:p>
          </table:table-cell>
          <table:table-cell office:value-type="float" office:value="168.92" calcext:value-type="float">
            <text:p>168.92</text:p>
          </table:table-cell>
          <table:table-cell/>
          <table:table-cell office:value-type="float" office:value="50.067" calcext:value-type="float">
            <text:p>50.067</text:p>
          </table:table-cell>
          <table:table-cell office:value-type="float" office:value="364.7" calcext:value-type="float">
            <text:p>364.7</text:p>
          </table:table-cell>
          <table:table-cell table:formula="of:=196.7/[.AG373]" office:value-type="float" office:value="3.92873549443745" calcext:value-type="float">
            <text:p>3.92873549443745</text:p>
          </table:table-cell>
          <table:table-cell office:value-type="float" office:value="49.758" calcext:value-type="float">
            <text:p>49.758</text:p>
          </table:table-cell>
          <table:table-cell office:value-type="float" office:value="342.28" calcext:value-type="float">
            <text:p>342.28</text:p>
          </table:table-cell>
          <table:table-cell table:formula="of:=196.7/[.AJ373]" office:value-type="float" office:value="3.95313316451626" calcext:value-type="float">
            <text:p>3.95313316451626</text:p>
          </table:table-cell>
          <table:table-cell office:value-type="float" office:value="49.125" calcext:value-type="float">
            <text:p>49.125</text:p>
          </table:table-cell>
          <table:table-cell office:value-type="float" office:value="230.88" calcext:value-type="float">
            <text:p>230.88</text:p>
          </table:table-cell>
          <table:table-cell table:formula="of:=196.7/[.AM373]" office:value-type="float" office:value="4.00407124681934" calcext:value-type="float">
            <text:p>4.00407124681934</text:p>
          </table:table-cell>
          <table:table-cell office:value-type="float" office:value="48.7704" calcext:value-type="float">
            <text:p>48.7704</text:p>
          </table:table-cell>
          <table:table-cell office:value-type="float" office:value="188.93" calcext:value-type="float">
            <text:p>188.93</text:p>
          </table:table-cell>
          <table:table-cell table:number-columns-repeated="3"/>
        </table:table-row>
        <table:table-row table:style-name="ro1">
          <table:table-cell table:number-columns-repeated="29"/>
          <table:table-cell office:value-type="float" office:value="97.7669" calcext:value-type="float">
            <text:p>97.7669</text:p>
          </table:table-cell>
          <table:table-cell office:value-type="float" office:value="257.491" calcext:value-type="float">
            <text:p>257.491</text:p>
          </table:table-cell>
          <table:table-cell/>
          <table:table-cell office:value-type="float" office:value="99.934" calcext:value-type="float">
            <text:p>99.934</text:p>
          </table:table-cell>
          <table:table-cell office:value-type="float" office:value="475.65" calcext:value-type="float">
            <text:p>475.65</text:p>
          </table:table-cell>
          <table:table-cell table:formula="of:=196.7/[.AG374]" office:value-type="float" office:value="1.96829907739108" calcext:value-type="float">
            <text:p>1.96829907739108</text:p>
          </table:table-cell>
          <table:table-cell office:value-type="float" office:value="100.66" calcext:value-type="float">
            <text:p>100.66</text:p>
          </table:table-cell>
          <table:table-cell office:value-type="float" office:value="453.01" calcext:value-type="float">
            <text:p>453.01</text:p>
          </table:table-cell>
          <table:table-cell table:formula="of:=196.7/[.AJ374]" office:value-type="float" office:value="1.95410292072323" calcext:value-type="float">
            <text:p>1.95410292072323</text:p>
          </table:table-cell>
          <table:table-cell office:value-type="float" office:value="98.398" calcext:value-type="float">
            <text:p>98.398</text:p>
          </table:table-cell>
          <table:table-cell office:value-type="float" office:value="323.37" calcext:value-type="float">
            <text:p>323.37</text:p>
          </table:table-cell>
          <table:table-cell table:formula="of:=196.7/[.AM374]" office:value-type="float" office:value="1.99902437041403" calcext:value-type="float">
            <text:p>1.99902437041403</text:p>
          </table:table-cell>
          <table:table-cell office:value-type="float" office:value="67.3842" calcext:value-type="float">
            <text:p>67.3842</text:p>
          </table:table-cell>
          <table:table-cell office:value-type="float" office:value="245.985" calcext:value-type="float">
            <text:p>245.985</text:p>
          </table:table-cell>
          <table:table-cell table:number-columns-repeated="3"/>
        </table:table-row>
        <table:table-row table:style-name="ro1">
          <table:table-cell table:number-columns-repeated="29"/>
          <table:table-cell office:value-type="float" office:value="143.646" calcext:value-type="float">
            <text:p>143.646</text:p>
          </table:table-cell>
          <table:table-cell office:value-type="float" office:value="331.084" calcext:value-type="float">
            <text:p>331.084</text:p>
          </table:table-cell>
          <table:table-cell/>
          <table:table-cell office:value-type="float" office:value="149.88" calcext:value-type="float">
            <text:p>149.88</text:p>
          </table:table-cell>
          <table:table-cell office:value-type="float" office:value="551.38" calcext:value-type="float">
            <text:p>551.38</text:p>
          </table:table-cell>
          <table:table-cell table:formula="of:=196.7/[.AG375]" office:value-type="float" office:value="1.31238323992527" calcext:value-type="float">
            <text:p>1.31238323992527</text:p>
          </table:table-cell>
          <table:table-cell office:value-type="float" office:value="150" calcext:value-type="float">
            <text:p>150</text:p>
          </table:table-cell>
          <table:table-cell office:value-type="float" office:value="529.57" calcext:value-type="float">
            <text:p>529.57</text:p>
          </table:table-cell>
          <table:table-cell table:formula="of:=196.7/[.AJ375]" office:value-type="float" office:value="1.31133333333333" calcext:value-type="float">
            <text:p>1.31133333333333</text:p>
          </table:table-cell>
          <table:table-cell office:value-type="float" office:value="147.93" calcext:value-type="float">
            <text:p>147.93</text:p>
          </table:table-cell>
          <table:table-cell office:value-type="float" office:value="384.87" calcext:value-type="float">
            <text:p>384.87</text:p>
          </table:table-cell>
          <table:table-cell table:formula="of:=196.7/[.AM375]" office:value-type="float" office:value="1.32968295815588" calcext:value-type="float">
            <text:p>1.32968295815588</text:p>
          </table:table-cell>
          <table:table-cell office:value-type="float" office:value="94.1812" calcext:value-type="float">
            <text:p>94.1812</text:p>
          </table:table-cell>
          <table:table-cell office:value-type="float" office:value="332.852" calcext:value-type="float">
            <text:p>332.852</text:p>
          </table:table-cell>
          <table:table-cell table:number-columns-repeated="3"/>
        </table:table-row>
        <table:table-row table:style-name="ro1">
          <table:table-cell table:number-columns-repeated="29"/>
          <table:table-cell office:value-type="float" office:value="187.511" calcext:value-type="float">
            <text:p>187.511</text:p>
          </table:table-cell>
          <table:table-cell office:value-type="float" office:value="399.11" calcext:value-type="float">
            <text:p>399.11</text:p>
          </table:table-cell>
          <table:table-cell/>
          <table:table-cell office:value-type="float" office:value="199.38" calcext:value-type="float">
            <text:p>199.38</text:p>
          </table:table-cell>
          <table:table-cell office:value-type="float" office:value="609.91" calcext:value-type="float">
            <text:p>609.91</text:p>
          </table:table-cell>
          <table:table-cell table:formula="of:=196.7/[.AG376]" office:value-type="float" office:value="0.986558330825559" calcext:value-type="float">
            <text:p>0.986558330825559</text:p>
          </table:table-cell>
          <table:table-cell office:value-type="float" office:value="200.9" calcext:value-type="float">
            <text:p>200.9</text:p>
          </table:table-cell>
          <table:table-cell office:value-type="float" office:value="591.49" calcext:value-type="float">
            <text:p>591.49</text:p>
          </table:table-cell>
          <table:table-cell table:formula="of:=196.7/[.AJ376]" office:value-type="float" office:value="0.979094076655052" calcext:value-type="float">
            <text:p>0.979094076655052</text:p>
          </table:table-cell>
          <table:table-cell office:value-type="float" office:value="197.57" calcext:value-type="float">
            <text:p>197.57</text:p>
          </table:table-cell>
          <table:table-cell office:value-type="float" office:value="432.81" calcext:value-type="float">
            <text:p>432.81</text:p>
          </table:table-cell>
          <table:table-cell table:formula="of:=196.7/[.AM376]" office:value-type="float" office:value="0.995596497443944" calcext:value-type="float">
            <text:p>0.995596497443944</text:p>
          </table:table-cell>
          <table:table-cell office:value-type="float" office:value="137.697" calcext:value-type="float">
            <text:p>137.697</text:p>
          </table:table-cell>
          <table:table-cell office:value-type="float" office:value="471.463" calcext:value-type="float">
            <text:p>471.463</text:p>
          </table:table-cell>
          <table:table-cell table:number-columns-repeated="3"/>
        </table:table-row>
        <table:table-row table:style-name="ro1">
          <table:table-cell table:number-columns-repeated="29"/>
          <table:table-cell office:value-type="float" office:value="229.477" calcext:value-type="float">
            <text:p>229.477</text:p>
          </table:table-cell>
          <table:table-cell office:value-type="float" office:value="462.997" calcext:value-type="float">
            <text:p>462.997</text:p>
          </table:table-cell>
          <table:table-cell/>
          <table:table-cell office:value-type="float" office:value="250.03" calcext:value-type="float">
            <text:p>250.03</text:p>
          </table:table-cell>
          <table:table-cell office:value-type="float" office:value="656.35" calcext:value-type="float">
            <text:p>656.35</text:p>
          </table:table-cell>
          <table:table-cell table:formula="of:=196.7/[.AG377]" office:value-type="float" office:value="0.786705595328561" calcext:value-type="float">
            <text:p>0.786705595328561</text:p>
          </table:table-cell>
          <table:table-cell office:value-type="float" office:value="250.46" calcext:value-type="float">
            <text:p>250.46</text:p>
          </table:table-cell>
          <table:table-cell office:value-type="float" office:value="637.8" calcext:value-type="float">
            <text:p>637.8</text:p>
          </table:table-cell>
          <table:table-cell table:formula="of:=196.7/[.AJ377]" office:value-type="float" office:value="0.785354946897708" calcext:value-type="float">
            <text:p>0.785354946897708</text:p>
          </table:table-cell>
          <table:table-cell office:value-type="float" office:value="247.39" calcext:value-type="float">
            <text:p>247.39</text:p>
          </table:table-cell>
          <table:table-cell office:value-type="float" office:value="472.7" calcext:value-type="float">
            <text:p>472.7</text:p>
          </table:table-cell>
          <table:table-cell table:formula="of:=196.7/[.AM377]" office:value-type="float" office:value="0.795100852904321" calcext:value-type="float">
            <text:p>0.795100852904321</text:p>
          </table:table-cell>
          <table:table-cell office:value-type="float" office:value="172.016" calcext:value-type="float">
            <text:p>172.016</text:p>
          </table:table-cell>
          <table:table-cell office:value-type="float" office:value="566.445" calcext:value-type="float">
            <text:p>566.445</text:p>
          </table:table-cell>
          <table:table-cell table:number-columns-repeated="3"/>
        </table:table-row>
        <table:table-row table:style-name="ro1">
          <table:table-cell table:number-columns-repeated="29"/>
          <table:table-cell office:value-type="float" office:value="415.497" calcext:value-type="float">
            <text:p>415.497</text:p>
          </table:table-cell>
          <table:table-cell office:value-type="float" office:value="829.381" calcext:value-type="float">
            <text:p>829.381</text:p>
          </table:table-cell>
          <table:table-cell/>
          <table:table-cell office:value-type="float" office:value="500.29" calcext:value-type="float">
            <text:p>500.29</text:p>
          </table:table-cell>
          <table:table-cell office:value-type="float" office:value="820.56" calcext:value-type="float">
            <text:p>820.56</text:p>
          </table:table-cell>
          <table:table-cell table:formula="of:=196.7/[.AG378]" office:value-type="float" office:value="0.393171960263047" calcext:value-type="float">
            <text:p>0.393171960263047</text:p>
          </table:table-cell>
          <table:table-cell office:value-type="float" office:value="502" calcext:value-type="float">
            <text:p>502</text:p>
          </table:table-cell>
          <table:table-cell office:value-type="float" office:value="806.18" calcext:value-type="float">
            <text:p>806.18</text:p>
          </table:table-cell>
          <table:table-cell table:formula="of:=196.7/[.AJ378]" office:value-type="float" office:value="0.391832669322709" calcext:value-type="float">
            <text:p>0.391832669322709</text:p>
          </table:table-cell>
          <table:table-cell office:value-type="float" office:value="496.16" calcext:value-type="float">
            <text:p>496.16</text:p>
          </table:table-cell>
          <table:table-cell office:value-type="float" office:value="617.6" calcext:value-type="float">
            <text:p>617.6</text:p>
          </table:table-cell>
          <table:table-cell table:formula="of:=196.7/[.AM378]" office:value-type="float" office:value="0.396444695259594" calcext:value-type="float">
            <text:p>0.396444695259594</text:p>
          </table:table-cell>
          <table:table-cell office:value-type="float" office:value="183.341" calcext:value-type="float">
            <text:p>183.341</text:p>
          </table:table-cell>
          <table:table-cell office:value-type="float" office:value="591.81" calcext:value-type="float">
            <text:p>591.81</text:p>
          </table:table-cell>
          <table:table-cell table:number-columns-repeated="3"/>
        </table:table-row>
        <table:table-row table:style-name="ro1">
          <table:table-cell table:number-columns-repeated="32"/>
          <table:table-cell office:value-type="float" office:value="758.03" calcext:value-type="float">
            <text:p>758.03</text:p>
          </table:table-cell>
          <table:table-cell office:value-type="float" office:value="937.94" calcext:value-type="float">
            <text:p>937.94</text:p>
          </table:table-cell>
          <table:table-cell table:formula="of:=196.7/[.AG379]" office:value-type="float" office:value="0.259488410748915" calcext:value-type="float">
            <text:p>0.259488410748915</text:p>
          </table:table-cell>
          <table:table-cell office:value-type="float" office:value="755.31" calcext:value-type="float">
            <text:p>755.31</text:p>
          </table:table-cell>
          <table:table-cell office:value-type="float" office:value="920.89" calcext:value-type="float">
            <text:p>920.89</text:p>
          </table:table-cell>
          <table:table-cell table:formula="of:=196.7/[.AJ379]" office:value-type="float" office:value="0.260422872727754" calcext:value-type="float">
            <text:p>0.260422872727754</text:p>
          </table:table-cell>
          <table:table-cell office:value-type="float" office:value="747.05" calcext:value-type="float">
            <text:p>747.05</text:p>
          </table:table-cell>
          <table:table-cell office:value-type="float" office:value="717.11" calcext:value-type="float">
            <text:p>717.11</text:p>
          </table:table-cell>
          <table:table-cell table:formula="of:=196.7/[.AM379]" office:value-type="float" office:value="0.263302322468376" calcext:value-type="float">
            <text:p>0.263302322468376</text:p>
          </table:table-cell>
          <table:table-cell office:value-type="float" office:value="184.176" calcext:value-type="float">
            <text:p>184.176</text:p>
          </table:table-cell>
          <table:table-cell office:value-type="float" office:value="593.377" calcext:value-type="float">
            <text:p>593.377</text:p>
          </table:table-cell>
          <table:table-cell table:number-columns-repeated="3"/>
        </table:table-row>
        <table:table-row table:style-name="ro1">
          <table:table-cell table:number-columns-repeated="32"/>
          <table:table-cell office:value-type="float" office:value="1037.7" calcext:value-type="float">
            <text:p>1037.7</text:p>
          </table:table-cell>
          <table:table-cell office:value-type="float" office:value="1060" calcext:value-type="float">
            <text:p>1060</text:p>
          </table:table-cell>
          <table:table-cell table:formula="of:=196.7/[.AG380]" office:value-type="float" office:value="0.189553820950178" calcext:value-type="float">
            <text:p>0.189553820950178</text:p>
          </table:table-cell>
          <table:table-cell office:value-type="float" office:value="1034" calcext:value-type="float">
            <text:p>1034</text:p>
          </table:table-cell>
          <table:table-cell office:value-type="float" office:value="1034.6" calcext:value-type="float">
            <text:p>1034.6</text:p>
          </table:table-cell>
          <table:table-cell table:formula="of:=196.7/[.AJ380]" office:value-type="float" office:value="0.190232108317215" calcext:value-type="float">
            <text:p>0.190232108317215</text:p>
          </table:table-cell>
          <table:table-cell office:value-type="float" office:value="1004.9" calcext:value-type="float">
            <text:p>1004.9</text:p>
          </table:table-cell>
          <table:table-cell office:value-type="float" office:value="813.92" calcext:value-type="float">
            <text:p>813.92</text:p>
          </table:table-cell>
          <table:table-cell table:formula="of:=196.7/[.AM380]" office:value-type="float" office:value="0.195740869738282" calcext:value-type="float">
            <text:p>0.195740869738282</text:p>
          </table:table-cell>
          <table:table-cell office:value-type="float" office:value="184.176" calcext:value-type="float">
            <text:p>184.176</text:p>
          </table:table-cell>
          <table:table-cell office:value-type="float" office:value="593.377" calcext:value-type="float">
            <text:p>593.377</text:p>
          </table:table-cell>
          <table:table-cell table:number-columns-repeated="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9"/>
          <table:table-cell office:value-type="float" office:value="573.589" calcext:value-type="float">
            <text:p>573.589</text:p>
          </table:table-cell>
          <table:table-cell office:value-type="float" office:value="3403.83" calcext:value-type="float">
            <text:p>3403.83</text:p>
          </table:table-cell>
          <table:table-cell table:number-columns-repeated="15"/>
        </table:table-row>
        <table:table-row table:style-name="ro1">
          <table:table-cell table:number-columns-repeated="29"/>
          <table:table-cell office:value-type="float" office:value="586.941" calcext:value-type="float">
            <text:p>586.941</text:p>
          </table:table-cell>
          <table:table-cell office:value-type="float" office:value="5265.78" calcext:value-type="float">
            <text:p>5265.78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W88:Sheet1.Y20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9">00/00/0000</text:date>, <text:time style:data-style-name="N2" text:time-value="11:06:37.396819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6:53:17.327072902</meta:creation-date>
    <dc:date>2020-01-09T10:21:51.063051357</dc:date>
    <meta:editing-duration>P8DT12H22M25S</meta:editing-duration>
    <meta:editing-cycles>10</meta:editing-cycles>
    <meta:generator>LibreOffice/5.2.7.2$Linux_X86_64 LibreOffice_project/20m0$Build-2</meta:generator>
    <meta:document-statistic meta:table-count="1" meta:cell-count="3160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44cm" svg:height="12.193cm" xlink:href=".." xlink:type="simple" chart:class="chart:bar" chart:style-name="ch1">
        <chart:legend chart:legend-position="end" svg:x="18.713cm" svg:y="4.801cm" style:legend-expansion="high" chart:style-name="ch2"/>
        <chart:plot-area chart:style-name="ch3" table:cell-range-address="Sheet1.D6:Sheet1.D17 Sheet1.E66:Sheet1.E77 Sheet1.H66:Sheet1.H77 Sheet1.K66:Sheet1.K77 Sheet1.N66:Sheet1.N77" chart:data-source-has-labels="row" svg:x="0.416cm" svg:y="0.243cm" svg:width="17.881cm" svg:height="11.707cm">
          <chartooo:coordinate-region svg:x="1.037cm" svg:y="0.442cm" svg:width="17.26cm" svg:height="10.8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17" loext:label-string="marwood" chart:class="chart:bar">
            <chart:data-point chart:repeated="12"/>
          </chart:series>
          <chart:series chart:style-name="ch8" chart:values-cell-range-address="Sheet1.E66:Sheet1.E77" loext:label-string="golden_3" chart:class="chart:bar">
            <chart:data-point chart:repeated="12"/>
          </chart:series>
          <chart:series chart:style-name="ch9" chart:values-cell-range-address="Sheet1.H66:Sheet1.H77" loext:label-string="golden_2" chart:class="chart:bar">
            <chart:data-point chart:repeated="12"/>
          </chart:series>
          <chart:series chart:style-name="ch10" chart:values-cell-range-address="Sheet1.K66:Sheet1.K77" loext:label-string="grid_3" chart:class="chart:bar">
            <chart:data-point chart:repeated="12"/>
          </chart:series>
          <chart:series chart:style-name="ch11" chart:values-cell-range-address="Sheet1.N66:Sheet1.N77" loext:label-string="grid_2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wood</text:p>
              </table:table-cell>
              <table:table-cell office:value-type="string">
                <text:p>golden_3</text:p>
              </table:table-cell>
              <table:table-cell office:value-type="string">
                <text:p>golden_2</text:p>
              </table:table-cell>
              <table:table-cell office:value-type="string">
                <text:p>grid_3</text:p>
              </table:table-cell>
              <table:table-cell office:value-type="string">
                <text:p>grid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01">
                <text:p>33.01</text:p>
                <draw:g>
                  <svg:desc>Sheet1.D6:Sheet1.D17</svg:desc>
                </draw:g>
              </table:table-cell>
              <table:table-cell office:value-type="float" office:value="33.22">
                <text:p>33.22</text:p>
                <draw:g>
                  <svg:desc>Sheet1.E66:Sheet1.E77</svg:desc>
                </draw:g>
              </table:table-cell>
              <table:table-cell office:value-type="float" office:value="33.22">
                <text:p>33.22</text:p>
                <draw:g>
                  <svg:desc>Sheet1.H66:Sheet1.H77</svg:desc>
                </draw:g>
              </table:table-cell>
              <table:table-cell office:value-type="float" office:value="33.22">
                <text:p>33.22</text:p>
                <draw:g>
                  <svg:desc>Sheet1.K66:Sheet1.K77</svg:desc>
                </draw:g>
              </table:table-cell>
              <table:table-cell office:value-type="float" office:value="33.22">
                <text:p>33.22</text:p>
                <draw:g>
                  <svg:desc>Sheet1.N66:Sheet1.N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71">
                <text:p>41.71</text:p>
              </table:table-cell>
              <table:table-cell office:value-type="float" office:value="44.07">
                <text:p>44.07</text:p>
              </table:table-cell>
              <table:table-cell office:value-type="float" office:value="44.26">
                <text:p>44.26</text:p>
              </table:table-cell>
              <table:table-cell office:value-type="float" office:value="44.08">
                <text:p>44.08</text:p>
              </table:table-cell>
              <table:table-cell office:value-type="float" office:value="44.26">
                <text:p>44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66">
                <text:p>11.66</text:p>
              </table:table-cell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21">
                <text:p>13.21</text:p>
              </table:table-cell>
              <table:table-cell office:value-type="float" office:value="12.41">
                <text:p>12.41</text:p>
              </table:table-cell>
              <table:table-cell office:value-type="float" office:value="12.42">
                <text:p>12.42</text:p>
              </table:table-cell>
              <table:table-cell office:value-type="float" office:value="12.42">
                <text:p>12.42</text:p>
              </table:table-cell>
              <table:table-cell office:value-type="float" office:value="12.42">
                <text:p>12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.34">
                <text:p>32.34</text:p>
              </table:table-cell>
              <table:table-cell office:value-type="float" office:value="32.74">
                <text:p>32.74</text:p>
              </table:table-cell>
              <table:table-cell office:value-type="float" office:value="32.83">
                <text:p>32.83</text:p>
              </table:table-cell>
              <table:table-cell office:value-type="float" office:value="32.74">
                <text:p>32.74</text:p>
              </table:table-cell>
              <table:table-cell office:value-type="float" office:value="32.83">
                <text:p>32.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76">
                <text:p>32.76</text:p>
              </table:table-cell>
              <table:table-cell office:value-type="float" office:value="35.85">
                <text:p>35.85</text:p>
              </table:table-cell>
              <table:table-cell office:value-type="float" office:value="35.32">
                <text:p>35.32</text:p>
              </table:table-cell>
              <table:table-cell office:value-type="float" office:value="35.85">
                <text:p>35.85</text:p>
              </table:table-cell>
              <table:table-cell office:value-type="float" office:value="35.32">
                <text:p>35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73">
                <text:p>29.73</text:p>
              </table:table-cell>
              <table:table-cell office:value-type="float" office:value="29.64">
                <text:p>29.64</text:p>
              </table:table-cell>
              <table:table-cell office:value-type="float" office:value="29.66">
                <text:p>29.66</text:p>
              </table:table-cell>
              <table:table-cell office:value-type="float" office:value="29.59">
                <text:p>29.59</text:p>
              </table:table-cell>
              <table:table-cell office:value-type="float" office:value="29.66">
                <text:p>29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9">
                <text:p>36.9</text:p>
              </table:table-cell>
              <table:table-cell office:value-type="float" office:value="37.17">
                <text:p>37.17</text:p>
              </table:table-cell>
              <table:table-cell office:value-type="float" office:value="37.24">
                <text:p>37.24</text:p>
              </table:table-cell>
              <table:table-cell office:value-type="float" office:value="37.06">
                <text:p>37.06</text:p>
              </table:table-cell>
              <table:table-cell office:value-type="float" office:value="37.24">
                <text:p>37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53">
                <text:p>33.53</text:p>
              </table:table-cell>
              <table:table-cell office:value-type="float" office:value="32.45">
                <text:p>32.45</text:p>
              </table:table-cell>
              <table:table-cell office:value-type="float" office:value="32.39">
                <text:p>32.39</text:p>
              </table:table-cell>
              <table:table-cell office:value-type="float" office:value="32.37">
                <text:p>32.37</text:p>
              </table:table-cell>
              <table:table-cell office:value-type="float" office:value="32.41">
                <text:p>32.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24">
                <text:p>34.24</text:p>
              </table:table-cell>
              <table:table-cell office:value-type="float" office:value="33.54">
                <text:p>33.54</text:p>
              </table:table-cell>
              <table:table-cell office:value-type="float" office:value="33.48">
                <text:p>33.48</text:p>
              </table:table-cell>
              <table:table-cell office:value-type="float" office:value="33.54">
                <text:p>33.54</text:p>
              </table:table-cell>
              <table:table-cell office:value-type="float" office:value="33.48">
                <text:p>33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66">
                <text:p>30.66</text:p>
              </table:table-cell>
              <table:table-cell office:value-type="float" office:value="29.13">
                <text:p>29.13</text:p>
              </table:table-cell>
              <table:table-cell office:value-type="float" office:value="29.14">
                <text:p>29.14</text:p>
              </table:table-cell>
              <table:table-cell office:value-type="float" office:value="29.13">
                <text:p>29.13</text:p>
              </table:table-cell>
              <table:table-cell office:value-type="float" office:value="29.14">
                <text:p>29.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71">
                <text:p>34.71</text:p>
              </table:table-cell>
              <table:table-cell office:value-type="float" office:value="33.45">
                <text:p>33.45</text:p>
              </table:table-cell>
              <table:table-cell office:value-type="float" office:value="33.43">
                <text:p>33.43</text:p>
              </table:table-cell>
              <table:table-cell office:value-type="float" office:value="33.45">
                <text:p>33.45</text:p>
              </table:table-cell>
              <table:table-cell office:value-type="float" office:value="33.43">
                <text:p>33.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29cm" svg:height="12.22cm" xlink:href=".." xlink:type="simple" chart:class="chart:scatter" chart:style-name="ch1">
        <chart:title svg:x="5.504cm" svg:y="0.38cm" chart:style-name="ch2">
          <text:p>Comparison for 7500 rescaled images of ImageNet</text:p>
        </chart:title>
        <chart:legend chart:legend-position="end" svg:x="17.398cm" svg:y="4.815cm" style:legend-expansion="high" chart:style-name="ch3"/>
        <chart:plot-area chart:style-name="ch4" table:cell-range-address="Sheet1.AD371:Sheet1.AE380 Sheet1.AQ371:Sheet1.AQ380 Sheet1.AH371:Sheet1.AH380 Sheet1.AK371:Sheet1.AK380 Sheet1.AN371:Sheet1.AN380" chart:data-source-has-labels="row" svg:x="0.424cm" svg:y="1.403cm" svg:width="16.55cm" svg:height="10.573cm">
          <chartooo:coordinate-region svg:x="1.231cm" svg:y="1.602cm" svg:width="15.186cm" svg:height="9.7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E371:Sheet1.AE380" loext:label-string="jpeg2000" chart:class="chart:scatter">
            <chart:domain table:cell-range-address="Sheet1.AD371:Sheet1.AD380"/>
            <chart:data-point chart:repeated="10"/>
          </chart:series>
          <chart:series chart:style-name="ch8" chart:values-cell-range-address="Sheet1.AQ371:Sheet1.AQ380" loext:label-string="jpeg" chart:class="chart:scatter">
            <chart:domain table:cell-range-address="Sheet1.AP371:Sheet1.AP380"/>
            <chart:data-point chart:repeated="10"/>
          </chart:series>
          <chart:series chart:style-name="ch9" chart:values-cell-range-address="Sheet1.AH371:Sheet1.AH380" loext:label-string="scalar_pixels" chart:class="chart:scatter">
            <chart:domain table:cell-range-address="Sheet1.AG371:Sheet1.AG380"/>
            <chart:data-point chart:repeated="10"/>
          </chart:series>
          <chart:series chart:style-name="ch10" chart:values-cell-range-address="Sheet1.AK371:Sheet1.AK380" loext:label-string="scalar_residuals" chart:class="chart:scatter">
            <chart:domain table:cell-range-address="Sheet1.AJ371:Sheet1.AJ380"/>
            <chart:data-point chart:repeated="10"/>
          </chart:series>
          <chart:series chart:style-name="ch11" chart:values-cell-range-address="Sheet1.AN371:Sheet1.AN380" loext:label-string="vector_pixels" chart:class="chart:scatter">
            <chart:domain table:cell-range-address="Sheet1.AM371:Sheet1.AM380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jpeg2000</text:p>
              </table:table-cell>
              <table:table-cell office:value-type="string">
                <text:p>Column AP</text:p>
              </table:table-cell>
              <table:table-cell office:value-type="string">
                <text:p>jpeg</text:p>
              </table:table-cell>
              <table:table-cell office:value-type="string">
                <text:p>Column AG</text:p>
              </table:table-cell>
              <table:table-cell office:value-type="string">
                <text:p>scalar_pixels</text:p>
              </table:table-cell>
              <table:table-cell office:value-type="string">
                <text:p>Column AJ</text:p>
              </table:table-cell>
              <table:table-cell office:value-type="string">
                <text:p>scalar_residuals</text:p>
              </table:table-cell>
              <table:table-cell office:value-type="string">
                <text:p>Column AM</text:p>
              </table:table-cell>
              <table:table-cell office:value-type="string">
                <text:p>vector_pixe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0899">
                <text:p>10.0899</text:p>
                <draw:g>
                  <svg:desc>Sheet1.AD371:Sheet1.AD380</svg:desc>
                </draw:g>
              </table:table-cell>
              <table:table-cell office:value-type="float" office:value="32.1275">
                <text:p>32.1275</text:p>
                <draw:g>
                  <svg:desc>Sheet1.AE371:Sheet1.AE380</svg:desc>
                </draw:g>
              </table:table-cell>
              <table:table-cell office:value-type="float" office:value="9.43552">
                <text:p>9.43552</text:p>
                <draw:g>
                  <svg:desc>Sheet1.AP371:Sheet1.AP380</svg:desc>
                </draw:g>
              </table:table-cell>
              <table:table-cell office:value-type="float" office:value="38.7587">
                <text:p>38.7587</text:p>
                <draw:g>
                  <svg:desc>Sheet1.AQ371:Sheet1.AQ380</svg:desc>
                </draw:g>
              </table:table-cell>
              <table:table-cell office:value-type="float" office:value="9.897">
                <text:p>9.897</text:p>
                <draw:g>
                  <svg:desc>Sheet1.AG371:Sheet1.AG380</svg:desc>
                </draw:g>
              </table:table-cell>
              <table:table-cell office:value-type="float" office:value="155.49">
                <text:p>155.49</text:p>
                <draw:g>
                  <svg:desc>Sheet1.AH371:Sheet1.AH380</svg:desc>
                </draw:g>
              </table:table-cell>
              <table:table-cell office:value-type="float" office:value="9.9275">
                <text:p>9.9275</text:p>
                <draw:g>
                  <svg:desc>Sheet1.AJ371:Sheet1.AJ380</svg:desc>
                </draw:g>
              </table:table-cell>
              <table:table-cell office:value-type="float" office:value="145.99">
                <text:p>145.99</text:p>
                <draw:g>
                  <svg:desc>Sheet1.AK371:Sheet1.AK380</svg:desc>
                </draw:g>
              </table:table-cell>
              <table:table-cell office:value-type="float" office:value="10.474">
                <text:p>10.474</text:p>
                <draw:g>
                  <svg:desc>Sheet1.AM371:Sheet1.AM380</svg:desc>
                </draw:g>
              </table:table-cell>
              <table:table-cell office:value-type="float" office:value="35.234">
                <text:p>35.234</text:p>
                <draw:g>
                  <svg:desc>Sheet1.AN371:Sheet1.AN3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0525">
                <text:p>20.0525</text:p>
              </table:table-cell>
              <table:table-cell office:value-type="float" office:value="73.9225">
                <text:p>73.9225</text:p>
              </table:table-cell>
              <table:table-cell office:value-type="float" office:value="19.7013">
                <text:p>19.7013</text:p>
              </table:table-cell>
              <table:table-cell office:value-type="float" office:value="88.4751">
                <text:p>88.4751</text:p>
              </table:table-cell>
              <table:table-cell office:value-type="float" office:value="19.86">
                <text:p>19.86</text:p>
              </table:table-cell>
              <table:table-cell office:value-type="float" office:value="242.72">
                <text:p>242.72</text:p>
              </table:table-cell>
              <table:table-cell office:value-type="float" office:value="20.081">
                <text:p>20.081</text:p>
              </table:table-cell>
              <table:table-cell office:value-type="float" office:value="230.14">
                <text:p>230.14</text:p>
              </table:table-cell>
              <table:table-cell office:value-type="float" office:value="19.974">
                <text:p>19.974</text:p>
              </table:table-cell>
              <table:table-cell office:value-type="float" office:value="117.59">
                <text:p>117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8103">
                <text:p>49.8103</text:p>
              </table:table-cell>
              <table:table-cell office:value-type="float" office:value="168.92">
                <text:p>168.92</text:p>
              </table:table-cell>
              <table:table-cell office:value-type="float" office:value="48.7704">
                <text:p>48.7704</text:p>
              </table:table-cell>
              <table:table-cell office:value-type="float" office:value="188.93">
                <text:p>188.93</text:p>
              </table:table-cell>
              <table:table-cell office:value-type="float" office:value="50.067">
                <text:p>50.067</text:p>
              </table:table-cell>
              <table:table-cell office:value-type="float" office:value="364.7">
                <text:p>364.7</text:p>
              </table:table-cell>
              <table:table-cell office:value-type="float" office:value="49.758">
                <text:p>49.758</text:p>
              </table:table-cell>
              <table:table-cell office:value-type="float" office:value="342.28">
                <text:p>342.28</text:p>
              </table:table-cell>
              <table:table-cell office:value-type="float" office:value="49.125">
                <text:p>49.125</text:p>
              </table:table-cell>
              <table:table-cell office:value-type="float" office:value="230.88">
                <text:p>230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.7669">
                <text:p>97.7669</text:p>
              </table:table-cell>
              <table:table-cell office:value-type="float" office:value="257.491">
                <text:p>257.491</text:p>
              </table:table-cell>
              <table:table-cell office:value-type="float" office:value="67.3842">
                <text:p>67.3842</text:p>
              </table:table-cell>
              <table:table-cell office:value-type="float" office:value="245.985">
                <text:p>245.985</text:p>
              </table:table-cell>
              <table:table-cell office:value-type="float" office:value="99.934">
                <text:p>99.934</text:p>
              </table:table-cell>
              <table:table-cell office:value-type="float" office:value="475.65">
                <text:p>475.65</text:p>
              </table:table-cell>
              <table:table-cell office:value-type="float" office:value="100.66">
                <text:p>100.66</text:p>
              </table:table-cell>
              <table:table-cell office:value-type="float" office:value="453.01">
                <text:p>453.01</text:p>
              </table:table-cell>
              <table:table-cell office:value-type="float" office:value="98.398">
                <text:p>98.398</text:p>
              </table:table-cell>
              <table:table-cell office:value-type="float" office:value="323.37">
                <text:p>323.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.646">
                <text:p>143.646</text:p>
              </table:table-cell>
              <table:table-cell office:value-type="float" office:value="331.084">
                <text:p>331.084</text:p>
              </table:table-cell>
              <table:table-cell office:value-type="float" office:value="94.1812">
                <text:p>94.1812</text:p>
              </table:table-cell>
              <table:table-cell office:value-type="float" office:value="332.852">
                <text:p>332.852</text:p>
              </table:table-cell>
              <table:table-cell office:value-type="float" office:value="149.88">
                <text:p>149.88</text:p>
              </table:table-cell>
              <table:table-cell office:value-type="float" office:value="551.38">
                <text:p>551.38</text:p>
              </table:table-cell>
              <table:table-cell office:value-type="float" office:value="150">
                <text:p>150</text:p>
              </table:table-cell>
              <table:table-cell office:value-type="float" office:value="529.57">
                <text:p>529.57</text:p>
              </table:table-cell>
              <table:table-cell office:value-type="float" office:value="147.93">
                <text:p>147.93</text:p>
              </table:table-cell>
              <table:table-cell office:value-type="float" office:value="384.87">
                <text:p>384.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7.511">
                <text:p>187.511</text:p>
              </table:table-cell>
              <table:table-cell office:value-type="float" office:value="399.11">
                <text:p>399.11</text:p>
              </table:table-cell>
              <table:table-cell office:value-type="float" office:value="137.697">
                <text:p>137.697</text:p>
              </table:table-cell>
              <table:table-cell office:value-type="float" office:value="471.463">
                <text:p>471.463</text:p>
              </table:table-cell>
              <table:table-cell office:value-type="float" office:value="199.38">
                <text:p>199.38</text:p>
              </table:table-cell>
              <table:table-cell office:value-type="float" office:value="609.91">
                <text:p>609.91</text:p>
              </table:table-cell>
              <table:table-cell office:value-type="float" office:value="200.9">
                <text:p>200.9</text:p>
              </table:table-cell>
              <table:table-cell office:value-type="float" office:value="591.49">
                <text:p>591.49</text:p>
              </table:table-cell>
              <table:table-cell office:value-type="float" office:value="197.57">
                <text:p>197.57</text:p>
              </table:table-cell>
              <table:table-cell office:value-type="float" office:value="432.81">
                <text:p>432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9.477">
                <text:p>229.477</text:p>
              </table:table-cell>
              <table:table-cell office:value-type="float" office:value="462.997">
                <text:p>462.997</text:p>
              </table:table-cell>
              <table:table-cell office:value-type="float" office:value="172.016">
                <text:p>172.016</text:p>
              </table:table-cell>
              <table:table-cell office:value-type="float" office:value="566.445">
                <text:p>566.445</text:p>
              </table:table-cell>
              <table:table-cell office:value-type="float" office:value="250.03">
                <text:p>250.03</text:p>
              </table:table-cell>
              <table:table-cell office:value-type="float" office:value="656.35">
                <text:p>656.35</text:p>
              </table:table-cell>
              <table:table-cell office:value-type="float" office:value="250.46">
                <text:p>250.46</text:p>
              </table:table-cell>
              <table:table-cell office:value-type="float" office:value="637.8">
                <text:p>637.8</text:p>
              </table:table-cell>
              <table:table-cell office:value-type="float" office:value="247.39">
                <text:p>247.39</text:p>
              </table:table-cell>
              <table:table-cell office:value-type="float" office:value="472.7">
                <text:p>47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.497">
                <text:p>415.497</text:p>
              </table:table-cell>
              <table:table-cell office:value-type="float" office:value="829.381">
                <text:p>829.381</text:p>
              </table:table-cell>
              <table:table-cell office:value-type="float" office:value="183.341">
                <text:p>183.341</text:p>
              </table:table-cell>
              <table:table-cell office:value-type="float" office:value="591.81">
                <text:p>591.81</text:p>
              </table:table-cell>
              <table:table-cell office:value-type="float" office:value="500.29">
                <text:p>500.29</text:p>
              </table:table-cell>
              <table:table-cell office:value-type="float" office:value="820.56">
                <text:p>820.56</text:p>
              </table:table-cell>
              <table:table-cell office:value-type="float" office:value="502">
                <text:p>502</text:p>
              </table:table-cell>
              <table:table-cell office:value-type="float" office:value="806.18">
                <text:p>806.18</text:p>
              </table:table-cell>
              <table:table-cell office:value-type="float" office:value="496.16">
                <text:p>496.16</text:p>
              </table:table-cell>
              <table:table-cell office:value-type="float" office:value="617.6">
                <text:p>617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.176">
                <text:p>184.176</text:p>
              </table:table-cell>
              <table:table-cell office:value-type="float" office:value="593.377">
                <text:p>593.377</text:p>
              </table:table-cell>
              <table:table-cell office:value-type="float" office:value="758.03">
                <text:p>758.03</text:p>
              </table:table-cell>
              <table:table-cell office:value-type="float" office:value="937.94">
                <text:p>937.94</text:p>
              </table:table-cell>
              <table:table-cell office:value-type="float" office:value="755.31">
                <text:p>755.31</text:p>
              </table:table-cell>
              <table:table-cell office:value-type="float" office:value="920.89">
                <text:p>920.89</text:p>
              </table:table-cell>
              <table:table-cell office:value-type="float" office:value="747.05">
                <text:p>747.05</text:p>
              </table:table-cell>
              <table:table-cell office:value-type="float" office:value="717.11">
                <text:p>717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.176">
                <text:p>184.176</text:p>
              </table:table-cell>
              <table:table-cell office:value-type="float" office:value="593.377">
                <text:p>593.377</text:p>
              </table:table-cell>
              <table:table-cell office:value-type="float" office:value="1037.7">
                <text:p>1037.7</text:p>
              </table:table-cell>
              <table:table-cell office:value-type="float" office:value="1060">
                <text:p>1060</text:p>
              </table:table-cell>
              <table:table-cell office:value-type="float" office:value="1034">
                <text:p>1034</text:p>
              </table:table-cell>
              <table:table-cell office:value-type="float" office:value="1034.6">
                <text:p>1034.6</text:p>
              </table:table-cell>
              <table:table-cell office:value-type="float" office:value="1004.9">
                <text:p>1004.9</text:p>
              </table:table-cell>
              <table:table-cell office:value-type="float" office:value="813.92">
                <text:p>813.9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3cm" svg:height="11.875cm" xlink:href=".." xlink:type="simple" chart:class="chart:scatter" chart:style-name="ch1">
        <chart:legend chart:legend-position="end" svg:x="17.399cm" svg:y="5.14cm" style:legend-expansion="high" chart:style-name="ch2"/>
        <chart:plot-area chart:style-name="ch3" table:cell-range-address="Sheet1.AH371:Sheet1.AI380 Sheet1.AK371:Sheet1.AK380 Sheet1.AN371:Sheet1.AN380" chart:data-source-has-labels="row" svg:x="0.424cm" svg:y="0.237cm" svg:width="16.551cm" svg:height="11.401cm">
          <chartooo:coordinate-region svg:x="1.231cm" svg:y="0.437cm" svg:width="15.372cm" svg:height="10.5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H371:Sheet1.AH380" loext:label-string="scalar_pixels" chart:class="chart:scatter">
            <chart:domain table:cell-range-address="Sheet1.AI371:Sheet1.AI380"/>
            <chart:data-point chart:repeated="10"/>
          </chart:series>
          <chart:series chart:style-name="ch7" chart:values-cell-range-address="Sheet1.AK371:Sheet1.AK380" loext:label-string="scalar_residuals" chart:class="chart:scatter">
            <chart:domain table:cell-range-address="Sheet1.AL371:Sheet1.AL380"/>
            <chart:data-point chart:repeated="10"/>
          </chart:series>
          <chart:series chart:style-name="ch8" chart:values-cell-range-address="Sheet1.AN371:Sheet1.AN380" loext:label-string="vector_pixels" chart:class="chart:scatter">
            <chart:domain table:cell-range-address="Sheet1.AO371:Sheet1.AO380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I</text:p>
              </table:table-cell>
              <table:table-cell office:value-type="string">
                <text:p>scalar_pixels</text:p>
              </table:table-cell>
              <table:table-cell office:value-type="string">
                <text:p>Column AL</text:p>
              </table:table-cell>
              <table:table-cell office:value-type="string">
                <text:p>scalar_residuals</text:p>
              </table:table-cell>
              <table:table-cell office:value-type="string">
                <text:p>Column AO</text:p>
              </table:table-cell>
              <table:table-cell office:value-type="string">
                <text:p>vector_pixe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8747095079317">
                <text:p>19.8747095079317</text:p>
                <draw:g>
                  <svg:desc>Sheet1.AI371:Sheet1.AI380</svg:desc>
                </draw:g>
              </table:table-cell>
              <table:table-cell office:value-type="float" office:value="155.49">
                <text:p>155.49</text:p>
                <draw:g>
                  <svg:desc>Sheet1.AH371:Sheet1.AH380</svg:desc>
                </draw:g>
              </table:table-cell>
              <table:table-cell office:value-type="float" office:value="19.8136489549232">
                <text:p>19.8136489549232</text:p>
                <draw:g>
                  <svg:desc>Sheet1.AL371:Sheet1.AL380</svg:desc>
                </draw:g>
              </table:table-cell>
              <table:table-cell office:value-type="float" office:value="145.99">
                <text:p>145.99</text:p>
                <draw:g>
                  <svg:desc>Sheet1.AK371:Sheet1.AK380</svg:desc>
                </draw:g>
              </table:table-cell>
              <table:table-cell office:value-type="float" office:value="18.7798357838457">
                <text:p>18.7798357838457</text:p>
                <draw:g>
                  <svg:desc>Sheet1.AO371:Sheet1.AO380</svg:desc>
                </draw:g>
              </table:table-cell>
              <table:table-cell office:value-type="float" office:value="35.234">
                <text:p>35.234</text:p>
                <draw:g>
                  <svg:desc>Sheet1.AN371:Sheet1.AN3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9043303121853">
                <text:p>9.9043303121853</text:p>
              </table:table-cell>
              <table:table-cell office:value-type="float" office:value="242.72">
                <text:p>242.72</text:p>
              </table:table-cell>
              <table:table-cell office:value-type="float" office:value="9.79532891788258">
                <text:p>9.79532891788258</text:p>
              </table:table-cell>
              <table:table-cell office:value-type="float" office:value="230.14">
                <text:p>230.14</text:p>
              </table:table-cell>
              <table:table-cell office:value-type="float" office:value="9.84780214278562">
                <text:p>9.84780214278562</text:p>
              </table:table-cell>
              <table:table-cell office:value-type="float" office:value="117.59">
                <text:p>117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2873549443745">
                <text:p>3.92873549443745</text:p>
              </table:table-cell>
              <table:table-cell office:value-type="float" office:value="364.7">
                <text:p>364.7</text:p>
              </table:table-cell>
              <table:table-cell office:value-type="float" office:value="3.95313316451626">
                <text:p>3.95313316451626</text:p>
              </table:table-cell>
              <table:table-cell office:value-type="float" office:value="342.28">
                <text:p>342.28</text:p>
              </table:table-cell>
              <table:table-cell office:value-type="float" office:value="4.00407124681934">
                <text:p>4.00407124681934</text:p>
              </table:table-cell>
              <table:table-cell office:value-type="float" office:value="230.88">
                <text:p>230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6829907739108">
                <text:p>1.96829907739108</text:p>
              </table:table-cell>
              <table:table-cell office:value-type="float" office:value="475.65">
                <text:p>475.65</text:p>
              </table:table-cell>
              <table:table-cell office:value-type="float" office:value="1.95410292072323">
                <text:p>1.95410292072323</text:p>
              </table:table-cell>
              <table:table-cell office:value-type="float" office:value="453.01">
                <text:p>453.01</text:p>
              </table:table-cell>
              <table:table-cell office:value-type="float" office:value="1.99902437041403">
                <text:p>1.99902437041403</text:p>
              </table:table-cell>
              <table:table-cell office:value-type="float" office:value="323.37">
                <text:p>323.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1238323992527">
                <text:p>1.31238323992527</text:p>
              </table:table-cell>
              <table:table-cell office:value-type="float" office:value="551.38">
                <text:p>551.38</text:p>
              </table:table-cell>
              <table:table-cell office:value-type="float" office:value="1.31133333333333">
                <text:p>1.31133333333333</text:p>
              </table:table-cell>
              <table:table-cell office:value-type="float" office:value="529.57">
                <text:p>529.57</text:p>
              </table:table-cell>
              <table:table-cell office:value-type="float" office:value="1.32968295815588">
                <text:p>1.32968295815588</text:p>
              </table:table-cell>
              <table:table-cell office:value-type="float" office:value="384.87">
                <text:p>384.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6558330825559">
                <text:p>0.986558330825559</text:p>
              </table:table-cell>
              <table:table-cell office:value-type="float" office:value="609.91">
                <text:p>609.91</text:p>
              </table:table-cell>
              <table:table-cell office:value-type="float" office:value="0.979094076655052">
                <text:p>0.979094076655052</text:p>
              </table:table-cell>
              <table:table-cell office:value-type="float" office:value="591.49">
                <text:p>591.49</text:p>
              </table:table-cell>
              <table:table-cell office:value-type="float" office:value="0.995596497443944">
                <text:p>0.995596497443944</text:p>
              </table:table-cell>
              <table:table-cell office:value-type="float" office:value="432.81">
                <text:p>432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6705595328561">
                <text:p>0.786705595328561</text:p>
              </table:table-cell>
              <table:table-cell office:value-type="float" office:value="656.35">
                <text:p>656.35</text:p>
              </table:table-cell>
              <table:table-cell office:value-type="float" office:value="0.785354946897708">
                <text:p>0.785354946897708</text:p>
              </table:table-cell>
              <table:table-cell office:value-type="float" office:value="637.8">
                <text:p>637.8</text:p>
              </table:table-cell>
              <table:table-cell office:value-type="float" office:value="0.795100852904321">
                <text:p>0.795100852904321</text:p>
              </table:table-cell>
              <table:table-cell office:value-type="float" office:value="472.7">
                <text:p>47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3171960263047">
                <text:p>0.393171960263047</text:p>
              </table:table-cell>
              <table:table-cell office:value-type="float" office:value="820.56">
                <text:p>820.56</text:p>
              </table:table-cell>
              <table:table-cell office:value-type="float" office:value="0.391832669322709">
                <text:p>0.391832669322709</text:p>
              </table:table-cell>
              <table:table-cell office:value-type="float" office:value="806.18">
                <text:p>806.18</text:p>
              </table:table-cell>
              <table:table-cell office:value-type="float" office:value="0.396444695259594">
                <text:p>0.396444695259594</text:p>
              </table:table-cell>
              <table:table-cell office:value-type="float" office:value="617.6">
                <text:p>617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9488410748915">
                <text:p>0.259488410748915</text:p>
              </table:table-cell>
              <table:table-cell office:value-type="float" office:value="937.94">
                <text:p>937.94</text:p>
              </table:table-cell>
              <table:table-cell office:value-type="float" office:value="0.260422872727754">
                <text:p>0.260422872727754</text:p>
              </table:table-cell>
              <table:table-cell office:value-type="float" office:value="920.89">
                <text:p>920.89</text:p>
              </table:table-cell>
              <table:table-cell office:value-type="float" office:value="0.263302322468376">
                <text:p>0.263302322468376</text:p>
              </table:table-cell>
              <table:table-cell office:value-type="float" office:value="717.11">
                <text:p>717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9553820950178">
                <text:p>0.189553820950178</text:p>
              </table:table-cell>
              <table:table-cell office:value-type="float" office:value="1060">
                <text:p>1060</text:p>
              </table:table-cell>
              <table:table-cell office:value-type="float" office:value="0.190232108317215">
                <text:p>0.190232108317215</text:p>
              </table:table-cell>
              <table:table-cell office:value-type="float" office:value="1034.6">
                <text:p>1034.6</text:p>
              </table:table-cell>
              <table:table-cell office:value-type="float" office:value="0.195740869738282">
                <text:p>0.195740869738282</text:p>
              </table:table-cell>
              <table:table-cell office:value-type="float" office:value="813.92">
                <text:p>813.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943cm" svg:height="13.919cm" xlink:href=".." xlink:type="simple" chart:class="chart:scatter" chart:style-name="ch1">
        <chart:legend chart:legend-position="end" svg:x="34.403cm" svg:y="5.913cm" style:legend-expansion="high" chart:style-name="ch2"/>
        <chart:plot-area chart:style-name="ch3" table:cell-range-address="Sheet1.D88:Sheet1.D205 Sheet1.H88:Sheet1.H205 Sheet1.L88:Sheet1.L205 Sheet1.P88:Sheet1.P205" chart:data-source-has-labels="row" svg:x="0.758cm" svg:y="0.278cm" svg:width="32.887cm" svg:height="13.363cm">
          <chartooo:coordinate-region svg:x="1.565cm" svg:y="0.477cm" svg:width="31.43cm" svg:height="12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88:Sheet1.D205" loext:label-string="no_int_wo_opt" chart:class="chart:scatter">
            <chart:data-point chart:repeated="118"/>
          </chart:series>
          <chart:series chart:style-name="ch8" chart:values-cell-range-address="Sheet1.H88:Sheet1.H205" loext:label-string="int_wo_opt" chart:class="chart:scatter">
            <chart:data-point chart:repeated="118"/>
          </chart:series>
          <chart:series chart:style-name="ch9" chart:values-cell-range-address="Sheet1.L88:Sheet1.L205" loext:label-string="no_int_wi_opt" chart:class="chart:scatter">
            <chart:data-point chart:repeated="118"/>
          </chart:series>
          <chart:series chart:style-name="ch10" chart:values-cell-range-address="Sheet1.P88:Sheet1.P205" loext:label-string="int_wi_opt" chart:class="chart:scatter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_int_wo_opt</text:p>
              </table:table-cell>
              <table:table-cell office:value-type="string">
                <text:p>int_wo_opt</text:p>
              </table:table-cell>
              <table:table-cell office:value-type="string">
                <text:p>no_int_wi_opt</text:p>
              </table:table-cell>
              <table:table-cell office:value-type="string">
                <text:p>int_wi_op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3.047485">
                <text:p>1893.047485</text:p>
                <draw:g>
                  <svg:desc>Sheet1.D88:Sheet1.D205</svg:desc>
                </draw:g>
              </table:table-cell>
              <table:table-cell office:value-type="float" office:value="1094.838989">
                <text:p>1094.838989</text:p>
                <draw:g>
                  <svg:desc>Sheet1.H88:Sheet1.H205</svg:desc>
                </draw:g>
              </table:table-cell>
              <table:table-cell office:value-type="float" office:value="1486.495972">
                <text:p>1486.495972</text:p>
                <draw:g>
                  <svg:desc>Sheet1.L88:Sheet1.L205</svg:desc>
                </draw:g>
              </table:table-cell>
              <table:table-cell office:value-type="float" office:value="990.32251">
                <text:p>990.32251</text:p>
                <draw:g>
                  <svg:desc>Sheet1.P88:Sheet1.P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2.852051">
                <text:p>702.852051</text:p>
              </table:table-cell>
              <table:table-cell office:value-type="float" office:value="362.289062">
                <text:p>362.289062</text:p>
              </table:table-cell>
              <table:table-cell office:value-type="float" office:value="444.843292">
                <text:p>444.843292</text:p>
              </table:table-cell>
              <table:table-cell office:value-type="float" office:value="311.527008">
                <text:p>311.527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.948242">
                <text:p>306.948242</text:p>
              </table:table-cell>
              <table:table-cell office:value-type="float" office:value="35.93626">
                <text:p>35.93626</text:p>
              </table:table-cell>
              <table:table-cell office:value-type="float" office:value="256.749542">
                <text:p>256.749542</text:p>
              </table:table-cell>
              <table:table-cell office:value-type="float" office:value="168.52739">
                <text:p>168.527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.995865">
                <text:p>160.995865</text:p>
              </table:table-cell>
              <table:table-cell office:value-type="float" office:value="24.056305">
                <text:p>24.056305</text:p>
              </table:table-cell>
              <table:table-cell office:value-type="float" office:value="95.657043">
                <text:p>95.657043</text:p>
              </table:table-cell>
              <table:table-cell office:value-type="float" office:value="23.039171">
                <text:p>23.0391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.329079">
                <text:p>91.329079</text:p>
              </table:table-cell>
              <table:table-cell office:value-type="float" office:value="18.176575">
                <text:p>18.176575</text:p>
              </table:table-cell>
              <table:table-cell office:value-type="float" office:value="36.787563">
                <text:p>36.787563</text:p>
              </table:table-cell>
              <table:table-cell office:value-type="float" office:value="18.52635">
                <text:p>18.52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263317">
                <text:p>52.263317</text:p>
              </table:table-cell>
              <table:table-cell office:value-type="float" office:value="20.123583">
                <text:p>20.123583</text:p>
              </table:table-cell>
              <table:table-cell office:value-type="float" office:value="18.347347">
                <text:p>18.347347</text:p>
              </table:table-cell>
              <table:table-cell office:value-type="float" office:value="14.261682">
                <text:p>14.261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220469">
                <text:p>26.220469</text:p>
              </table:table-cell>
              <table:table-cell office:value-type="float" office:value="13.043574">
                <text:p>13.043574</text:p>
              </table:table-cell>
              <table:table-cell office:value-type="float" office:value="14.09473">
                <text:p>14.09473</text:p>
              </table:table-cell>
              <table:table-cell office:value-type="float" office:value="11.797287">
                <text:p>11.7972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359103">
                <text:p>15.359103</text:p>
              </table:table-cell>
              <table:table-cell office:value-type="float" office:value="10.692004">
                <text:p>10.692004</text:p>
              </table:table-cell>
              <table:table-cell office:value-type="float" office:value="11.017861">
                <text:p>11.017861</text:p>
              </table:table-cell>
              <table:table-cell office:value-type="float" office:value="10.349121">
                <text:p>10.349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330287">
                <text:p>9.330287</text:p>
              </table:table-cell>
              <table:table-cell office:value-type="float" office:value="8.7626">
                <text:p>8.7626</text:p>
              </table:table-cell>
              <table:table-cell office:value-type="float" office:value="11.359105">
                <text:p>11.359105</text:p>
              </table:table-cell>
              <table:table-cell office:value-type="float" office:value="10.141527">
                <text:p>10.1415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014458">
                <text:p>8.014458</text:p>
              </table:table-cell>
              <table:table-cell office:value-type="float" office:value="8.106916">
                <text:p>8.106916</text:p>
              </table:table-cell>
              <table:table-cell office:value-type="float" office:value="10.010451">
                <text:p>10.010451</text:p>
              </table:table-cell>
              <table:table-cell office:value-type="float" office:value="9.363297">
                <text:p>9.363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83519">
                <text:p>7.383519</text:p>
              </table:table-cell>
              <table:table-cell office:value-type="float" office:value="6.840288">
                <text:p>6.840288</text:p>
              </table:table-cell>
              <table:table-cell office:value-type="float" office:value="8.794788">
                <text:p>8.794788</text:p>
              </table:table-cell>
              <table:table-cell office:value-type="float" office:value="8.935325">
                <text:p>8.935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4241">
                <text:p>6.74241</text:p>
              </table:table-cell>
              <table:table-cell office:value-type="float" office:value="6.210247">
                <text:p>6.210247</text:p>
              </table:table-cell>
              <table:table-cell office:value-type="float" office:value="8.218153">
                <text:p>8.218153</text:p>
              </table:table-cell>
              <table:table-cell office:value-type="float" office:value="8.288661">
                <text:p>8.2886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2915">
                <text:p>6.52915</text:p>
              </table:table-cell>
              <table:table-cell office:value-type="float" office:value="6.304777">
                <text:p>6.304777</text:p>
              </table:table-cell>
              <table:table-cell office:value-type="float" office:value="7.602123">
                <text:p>7.602123</text:p>
              </table:table-cell>
              <table:table-cell office:value-type="float" office:value="7.838128">
                <text:p>7.838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81203">
                <text:p>5.981203</text:p>
              </table:table-cell>
              <table:table-cell office:value-type="float" office:value="5.882975">
                <text:p>5.882975</text:p>
              </table:table-cell>
              <table:table-cell office:value-type="float" office:value="7.491911">
                <text:p>7.491911</text:p>
              </table:table-cell>
              <table:table-cell office:value-type="float" office:value="7.709852">
                <text:p>7.709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54512">
                <text:p>5.654512</text:p>
              </table:table-cell>
              <table:table-cell office:value-type="float" office:value="5.626031">
                <text:p>5.626031</text:p>
              </table:table-cell>
              <table:table-cell office:value-type="float" office:value="7.180854">
                <text:p>7.180854</text:p>
              </table:table-cell>
              <table:table-cell office:value-type="float" office:value="7.435798">
                <text:p>7.4357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821">
                <text:p>5.4821</text:p>
              </table:table-cell>
              <table:table-cell office:value-type="float" office:value="5.458801">
                <text:p>5.458801</text:p>
              </table:table-cell>
              <table:table-cell office:value-type="float" office:value="7.062698">
                <text:p>7.062698</text:p>
              </table:table-cell>
              <table:table-cell office:value-type="float" office:value="7.3262">
                <text:p>7.32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208613">
                <text:p>5.208613</text:p>
              </table:table-cell>
              <table:table-cell office:value-type="float" office:value="5.186345">
                <text:p>5.186345</text:p>
              </table:table-cell>
              <table:table-cell office:value-type="float" office:value="7.109093">
                <text:p>7.109093</text:p>
              </table:table-cell>
              <table:table-cell office:value-type="float" office:value="7.378864">
                <text:p>7.3788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76701">
                <text:p>4.976701</text:p>
              </table:table-cell>
              <table:table-cell office:value-type="float" office:value="4.938966">
                <text:p>4.938966</text:p>
              </table:table-cell>
              <table:table-cell office:value-type="float" office:value="7.202744">
                <text:p>7.202744</text:p>
              </table:table-cell>
              <table:table-cell office:value-type="float" office:value="7.03775">
                <text:p>7.03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597">
                <text:p>4.9597</text:p>
              </table:table-cell>
              <table:table-cell office:value-type="float" office:value="4.8792">
                <text:p>4.8792</text:p>
              </table:table-cell>
              <table:table-cell office:value-type="float" office:value="7.133714">
                <text:p>7.133714</text:p>
              </table:table-cell>
              <table:table-cell office:value-type="float" office:value="6.979779">
                <text:p>6.979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890031">
                <text:p>4.890031</text:p>
              </table:table-cell>
              <table:table-cell office:value-type="float" office:value="4.839433">
                <text:p>4.839433</text:p>
              </table:table-cell>
              <table:table-cell office:value-type="float" office:value="6.122927">
                <text:p>6.122927</text:p>
              </table:table-cell>
              <table:table-cell office:value-type="float" office:value="6.396488">
                <text:p>6.3964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887298">
                <text:p>4.887298</text:p>
              </table:table-cell>
              <table:table-cell office:value-type="float" office:value="4.836143">
                <text:p>4.836143</text:p>
              </table:table-cell>
              <table:table-cell office:value-type="float" office:value="6.160904">
                <text:p>6.160904</text:p>
              </table:table-cell>
              <table:table-cell office:value-type="float" office:value="6.424448">
                <text:p>6.4244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888749">
                <text:p>4.888749</text:p>
              </table:table-cell>
              <table:table-cell office:value-type="float" office:value="4.893449">
                <text:p>4.893449</text:p>
              </table:table-cell>
              <table:table-cell office:value-type="float" office:value="6.235479">
                <text:p>6.235479</text:p>
              </table:table-cell>
              <table:table-cell office:value-type="float" office:value="6.447567">
                <text:p>6.4475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724537">
                <text:p>4.724537</text:p>
              </table:table-cell>
              <table:table-cell office:value-type="float" office:value="4.727579">
                <text:p>4.727579</text:p>
              </table:table-cell>
              <table:table-cell office:value-type="float" office:value="5.988043">
                <text:p>5.988043</text:p>
              </table:table-cell>
              <table:table-cell office:value-type="float" office:value="6.187856">
                <text:p>6.1878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585217">
                <text:p>4.585217</text:p>
              </table:table-cell>
              <table:table-cell office:value-type="float" office:value="4.546032">
                <text:p>4.546032</text:p>
              </table:table-cell>
              <table:table-cell office:value-type="float" office:value="6.108551">
                <text:p>6.108551</text:p>
              </table:table-cell>
              <table:table-cell office:value-type="float" office:value="6.231203">
                <text:p>6.2312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429752">
                <text:p>4.429752</text:p>
              </table:table-cell>
              <table:table-cell office:value-type="float" office:value="4.415446">
                <text:p>4.415446</text:p>
              </table:table-cell>
              <table:table-cell office:value-type="float" office:value="6.177645">
                <text:p>6.177645</text:p>
              </table:table-cell>
              <table:table-cell office:value-type="float" office:value="6.093981">
                <text:p>6.093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404967">
                <text:p>4.404967</text:p>
              </table:table-cell>
              <table:table-cell office:value-type="float" office:value="4.403191">
                <text:p>4.403191</text:p>
              </table:table-cell>
              <table:table-cell office:value-type="float" office:value="5.983423">
                <text:p>5.983423</text:p>
              </table:table-cell>
              <table:table-cell office:value-type="float" office:value="6.001553">
                <text:p>6.001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90544">
                <text:p>4.390544</text:p>
              </table:table-cell>
              <table:table-cell office:value-type="float" office:value="4.343142">
                <text:p>4.343142</text:p>
              </table:table-cell>
              <table:table-cell office:value-type="float" office:value="5.879024">
                <text:p>5.879024</text:p>
              </table:table-cell>
              <table:table-cell office:value-type="float" office:value="5.995747">
                <text:p>5.9957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254547">
                <text:p>4.254547</text:p>
              </table:table-cell>
              <table:table-cell office:value-type="float" office:value="4.252223">
                <text:p>4.252223</text:p>
              </table:table-cell>
              <table:table-cell office:value-type="float" office:value="5.934158">
                <text:p>5.934158</text:p>
              </table:table-cell>
              <table:table-cell office:value-type="float" office:value="5.940929">
                <text:p>5.9409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213003">
                <text:p>4.213003</text:p>
              </table:table-cell>
              <table:table-cell office:value-type="float" office:value="4.232772">
                <text:p>4.232772</text:p>
              </table:table-cell>
              <table:table-cell office:value-type="float" office:value="5.966717">
                <text:p>5.966717</text:p>
              </table:table-cell>
              <table:table-cell office:value-type="float" office:value="5.940511">
                <text:p>5.9405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18364">
                <text:p>4.18364</text:p>
              </table:table-cell>
              <table:table-cell office:value-type="float" office:value="4.200653">
                <text:p>4.200653</text:p>
              </table:table-cell>
              <table:table-cell office:value-type="float" office:value="5.831453">
                <text:p>5.831453</text:p>
              </table:table-cell>
              <table:table-cell office:value-type="float" office:value="5.813925">
                <text:p>5.8139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164624">
                <text:p>4.164624</text:p>
              </table:table-cell>
              <table:table-cell office:value-type="float" office:value="4.166096">
                <text:p>4.166096</text:p>
              </table:table-cell>
              <table:table-cell office:value-type="float" office:value="5.728293">
                <text:p>5.728293</text:p>
              </table:table-cell>
              <table:table-cell office:value-type="float" office:value="5.778488">
                <text:p>5.7784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76539">
                <text:p>4.176539</text:p>
              </table:table-cell>
              <table:table-cell office:value-type="float" office:value="4.179107">
                <text:p>4.179107</text:p>
              </table:table-cell>
              <table:table-cell office:value-type="float" office:value="5.633101">
                <text:p>5.633101</text:p>
              </table:table-cell>
              <table:table-cell office:value-type="float" office:value="5.742002">
                <text:p>5.742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045337">
                <text:p>4.045337</text:p>
              </table:table-cell>
              <table:table-cell office:value-type="float" office:value="4.063224">
                <text:p>4.063224</text:p>
              </table:table-cell>
              <table:table-cell office:value-type="float" office:value="5.615438">
                <text:p>5.615438</text:p>
              </table:table-cell>
              <table:table-cell office:value-type="float" office:value="5.728846">
                <text:p>5.728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039701">
                <text:p>4.039701</text:p>
              </table:table-cell>
              <table:table-cell office:value-type="float" office:value="4.049232">
                <text:p>4.049232</text:p>
              </table:table-cell>
              <table:table-cell office:value-type="float" office:value="5.582596">
                <text:p>5.582596</text:p>
              </table:table-cell>
              <table:table-cell office:value-type="float" office:value="5.698013">
                <text:p>5.6980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039034">
                <text:p>4.039034</text:p>
              </table:table-cell>
              <table:table-cell office:value-type="float" office:value="4.046583">
                <text:p>4.046583</text:p>
              </table:table-cell>
              <table:table-cell office:value-type="float" office:value="5.566101">
                <text:p>5.566101</text:p>
              </table:table-cell>
              <table:table-cell office:value-type="float" office:value="5.690549">
                <text:p>5.690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023347">
                <text:p>4.023347</text:p>
              </table:table-cell>
              <table:table-cell office:value-type="float" office:value="4.046583">
                <text:p>4.046583</text:p>
              </table:table-cell>
              <table:table-cell office:value-type="float" office:value="5.569557">
                <text:p>5.569557</text:p>
              </table:table-cell>
              <table:table-cell office:value-type="float" office:value="5.681274">
                <text:p>5.681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022592">
                <text:p>4.022592</text:p>
              </table:table-cell>
              <table:table-cell office:value-type="float" office:value="4.045021">
                <text:p>4.045021</text:p>
              </table:table-cell>
              <table:table-cell office:value-type="float" office:value="5.57403">
                <text:p>5.57403</text:p>
              </table:table-cell>
              <table:table-cell office:value-type="float" office:value="5.663005">
                <text:p>5.663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003827">
                <text:p>4.003827</text:p>
              </table:table-cell>
              <table:table-cell office:value-type="float" office:value="3.99436">
                <text:p>3.99436</text:p>
              </table:table-cell>
              <table:table-cell office:value-type="float" office:value="5.550772">
                <text:p>5.550772</text:p>
              </table:table-cell>
              <table:table-cell office:value-type="float" office:value="5.659482">
                <text:p>5.6594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86023">
                <text:p>3.986023</text:p>
              </table:table-cell>
              <table:table-cell office:value-type="float" office:value="3.994798">
                <text:p>3.994798</text:p>
              </table:table-cell>
              <table:table-cell office:value-type="float" office:value="5.512943">
                <text:p>5.512943</text:p>
              </table:table-cell>
              <table:table-cell office:value-type="float" office:value="5.631977">
                <text:p>5.6319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53749">
                <text:p>3.953749</text:p>
              </table:table-cell>
              <table:table-cell office:value-type="float" office:value="3.965685">
                <text:p>3.965685</text:p>
              </table:table-cell>
              <table:table-cell office:value-type="float" office:value="5.513624">
                <text:p>5.513624</text:p>
              </table:table-cell>
              <table:table-cell office:value-type="float" office:value="5.618328">
                <text:p>5.6183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938108">
                <text:p>3.938108</text:p>
              </table:table-cell>
              <table:table-cell office:value-type="float" office:value="3.948307">
                <text:p>3.948307</text:p>
              </table:table-cell>
              <table:table-cell office:value-type="float" office:value="5.444597">
                <text:p>5.444597</text:p>
              </table:table-cell>
              <table:table-cell office:value-type="float" office:value="5.598562">
                <text:p>5.598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936858">
                <text:p>3.936858</text:p>
              </table:table-cell>
              <table:table-cell office:value-type="float" office:value="3.947261">
                <text:p>3.947261</text:p>
              </table:table-cell>
              <table:table-cell office:value-type="float" office:value="5.471035">
                <text:p>5.471035</text:p>
              </table:table-cell>
              <table:table-cell office:value-type="float" office:value="5.592426">
                <text:p>5.5924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909235">
                <text:p>3.909235</text:p>
              </table:table-cell>
              <table:table-cell office:value-type="float" office:value="3.931522">
                <text:p>3.931522</text:p>
              </table:table-cell>
              <table:table-cell office:value-type="float" office:value="5.484541">
                <text:p>5.484541</text:p>
              </table:table-cell>
              <table:table-cell office:value-type="float" office:value="5.595952">
                <text:p>5.5959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09235">
                <text:p>3.909235</text:p>
              </table:table-cell>
              <table:table-cell office:value-type="float" office:value="3.931522">
                <text:p>3.931522</text:p>
              </table:table-cell>
              <table:table-cell office:value-type="float" office:value="5.48184">
                <text:p>5.48184</text:p>
              </table:table-cell>
              <table:table-cell office:value-type="float" office:value="5.596095">
                <text:p>5.5960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00836">
                <text:p>3.900836</text:p>
              </table:table-cell>
              <table:table-cell office:value-type="float" office:value="3.912931">
                <text:p>3.912931</text:p>
              </table:table-cell>
              <table:table-cell office:value-type="float" office:value="5.490038">
                <text:p>5.490038</text:p>
              </table:table-cell>
              <table:table-cell office:value-type="float" office:value="5.575675">
                <text:p>5.5756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887102">
                <text:p>3.887102</text:p>
              </table:table-cell>
              <table:table-cell office:value-type="float" office:value="3.895075">
                <text:p>3.895075</text:p>
              </table:table-cell>
              <table:table-cell office:value-type="float" office:value="5.497099">
                <text:p>5.497099</text:p>
              </table:table-cell>
              <table:table-cell office:value-type="float" office:value="5.573246">
                <text:p>5.573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854705">
                <text:p>3.854705</text:p>
              </table:table-cell>
              <table:table-cell office:value-type="float" office:value="3.863902">
                <text:p>3.863902</text:p>
              </table:table-cell>
              <table:table-cell office:value-type="float" office:value="5.50054">
                <text:p>5.50054</text:p>
              </table:table-cell>
              <table:table-cell office:value-type="float" office:value="5.550421">
                <text:p>5.5504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855883">
                <text:p>3.855883</text:p>
              </table:table-cell>
              <table:table-cell office:value-type="float" office:value="3.860838">
                <text:p>3.860838</text:p>
              </table:table-cell>
              <table:table-cell office:value-type="float" office:value="5.477794">
                <text:p>5.477794</text:p>
              </table:table-cell>
              <table:table-cell office:value-type="float" office:value="5.498855">
                <text:p>5.4988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32493">
                <text:p>3.832493</text:p>
              </table:table-cell>
              <table:table-cell office:value-type="float" office:value="3.834121">
                <text:p>3.834121</text:p>
              </table:table-cell>
              <table:table-cell office:value-type="float" office:value="5.487765">
                <text:p>5.487765</text:p>
              </table:table-cell>
              <table:table-cell office:value-type="float" office:value="5.490546">
                <text:p>5.4905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823215">
                <text:p>3.823215</text:p>
              </table:table-cell>
              <table:table-cell office:value-type="float" office:value="3.812328">
                <text:p>3.812328</text:p>
              </table:table-cell>
              <table:table-cell office:value-type="float" office:value="5.420222">
                <text:p>5.420222</text:p>
              </table:table-cell>
              <table:table-cell office:value-type="float" office:value="5.481064">
                <text:p>5.4810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810396">
                <text:p>3.810396</text:p>
              </table:table-cell>
              <table:table-cell office:value-type="float" office:value="3.802655">
                <text:p>3.802655</text:p>
              </table:table-cell>
              <table:table-cell office:value-type="float" office:value="5.417984">
                <text:p>5.417984</text:p>
              </table:table-cell>
              <table:table-cell office:value-type="float" office:value="5.476092">
                <text:p>5.4760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81174">
                <text:p>3.81174</text:p>
              </table:table-cell>
              <table:table-cell office:value-type="float" office:value="3.794295">
                <text:p>3.794295</text:p>
              </table:table-cell>
              <table:table-cell office:value-type="float" office:value="5.408823">
                <text:p>5.408823</text:p>
              </table:table-cell>
              <table:table-cell office:value-type="float" office:value="5.448191">
                <text:p>5.448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798278">
                <text:p>3.798278</text:p>
              </table:table-cell>
              <table:table-cell office:value-type="float" office:value="3.777334">
                <text:p>3.777334</text:p>
              </table:table-cell>
              <table:table-cell office:value-type="float" office:value="5.396099">
                <text:p>5.396099</text:p>
              </table:table-cell>
              <table:table-cell office:value-type="float" office:value="5.450794">
                <text:p>5.4507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92979">
                <text:p>3.792979</text:p>
              </table:table-cell>
              <table:table-cell office:value-type="float" office:value="3.770451">
                <text:p>3.770451</text:p>
              </table:table-cell>
              <table:table-cell office:value-type="float" office:value="5.445336">
                <text:p>5.445336</text:p>
              </table:table-cell>
              <table:table-cell office:value-type="float" office:value="5.390388">
                <text:p>5.3903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782264">
                <text:p>3.782264</text:p>
              </table:table-cell>
              <table:table-cell office:value-type="float" office:value="3.760838">
                <text:p>3.760838</text:p>
              </table:table-cell>
              <table:table-cell office:value-type="float" office:value="5.386846">
                <text:p>5.386846</text:p>
              </table:table-cell>
              <table:table-cell office:value-type="float" office:value="5.478397">
                <text:p>5.478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779595">
                <text:p>3.779595</text:p>
              </table:table-cell>
              <table:table-cell office:value-type="float" office:value="3.754848">
                <text:p>3.754848</text:p>
              </table:table-cell>
              <table:table-cell office:value-type="float" office:value="5.369297">
                <text:p>5.369297</text:p>
              </table:table-cell>
              <table:table-cell office:value-type="float" office:value="5.479082">
                <text:p>5.4790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774336">
                <text:p>3.774336</text:p>
              </table:table-cell>
              <table:table-cell office:value-type="float" office:value="3.766807">
                <text:p>3.766807</text:p>
              </table:table-cell>
              <table:table-cell office:value-type="float" office:value="5.399023">
                <text:p>5.399023</text:p>
              </table:table-cell>
              <table:table-cell office:value-type="float" office:value="5.417959">
                <text:p>5.417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732304">
                <text:p>3.732304</text:p>
              </table:table-cell>
              <table:table-cell office:value-type="float" office:value="3.73301">
                <text:p>3.73301</text:p>
              </table:table-cell>
              <table:table-cell office:value-type="float" office:value="5.429567">
                <text:p>5.429567</text:p>
              </table:table-cell>
              <table:table-cell office:value-type="float" office:value="5.409748">
                <text:p>5.4097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727919">
                <text:p>3.727919</text:p>
              </table:table-cell>
              <table:table-cell office:value-type="float" office:value="3.731713">
                <text:p>3.731713</text:p>
              </table:table-cell>
              <table:table-cell office:value-type="float" office:value="5.420601">
                <text:p>5.420601</text:p>
              </table:table-cell>
              <table:table-cell office:value-type="float" office:value="5.384092">
                <text:p>5.3840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676446">
                <text:p>3.676446</text:p>
              </table:table-cell>
              <table:table-cell office:value-type="float" office:value="3.673185">
                <text:p>3.673185</text:p>
              </table:table-cell>
              <table:table-cell office:value-type="float" office:value="5.398187">
                <text:p>5.398187</text:p>
              </table:table-cell>
              <table:table-cell office:value-type="float" office:value="5.381958">
                <text:p>5.3819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675004">
                <text:p>3.675004</text:p>
              </table:table-cell>
              <table:table-cell office:value-type="float" office:value="3.665802">
                <text:p>3.665802</text:p>
              </table:table-cell>
              <table:table-cell office:value-type="float" office:value="5.325188">
                <text:p>5.325188</text:p>
              </table:table-cell>
              <table:table-cell office:value-type="float" office:value="5.384863">
                <text:p>5.3848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67178">
                <text:p>3.67178</text:p>
              </table:table-cell>
              <table:table-cell office:value-type="float" office:value="3.658179">
                <text:p>3.658179</text:p>
              </table:table-cell>
              <table:table-cell office:value-type="float" office:value="5.315373">
                <text:p>5.315373</text:p>
              </table:table-cell>
              <table:table-cell office:value-type="float" office:value="5.373011">
                <text:p>5.3730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652407">
                <text:p>3.652407</text:p>
              </table:table-cell>
              <table:table-cell office:value-type="float" office:value="3.638661">
                <text:p>3.638661</text:p>
              </table:table-cell>
              <table:table-cell office:value-type="float" office:value="5.343485">
                <text:p>5.343485</text:p>
              </table:table-cell>
              <table:table-cell office:value-type="float" office:value="5.370972">
                <text:p>5.3709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53915">
                <text:p>3.653915</text:p>
              </table:table-cell>
              <table:table-cell office:value-type="float" office:value="3.64072">
                <text:p>3.64072</text:p>
              </table:table-cell>
              <table:table-cell office:value-type="float" office:value="5.327073">
                <text:p>5.327073</text:p>
              </table:table-cell>
              <table:table-cell office:value-type="float" office:value="5.359379">
                <text:p>5.3593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4646">
                <text:p>3.64646</text:p>
              </table:table-cell>
              <table:table-cell office:value-type="float" office:value="3.634762">
                <text:p>3.634762</text:p>
              </table:table-cell>
              <table:table-cell office:value-type="float" office:value="5.319569">
                <text:p>5.319569</text:p>
              </table:table-cell>
              <table:table-cell office:value-type="float" office:value="5.345772">
                <text:p>5.3457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52132">
                <text:p>3.652132</text:p>
              </table:table-cell>
              <table:table-cell office:value-type="float" office:value="3.627596">
                <text:p>3.627596</text:p>
              </table:table-cell>
              <table:table-cell office:value-type="float" office:value="5.31858">
                <text:p>5.31858</text:p>
              </table:table-cell>
              <table:table-cell office:value-type="float" office:value="5.35199">
                <text:p>5.351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630971">
                <text:p>3.630971</text:p>
              </table:table-cell>
              <table:table-cell office:value-type="float" office:value="3.622145">
                <text:p>3.622145</text:p>
              </table:table-cell>
              <table:table-cell office:value-type="float" office:value="5.311182">
                <text:p>5.311182</text:p>
              </table:table-cell>
              <table:table-cell office:value-type="float" office:value="5.350097">
                <text:p>5.3500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629862">
                <text:p>3.629862</text:p>
              </table:table-cell>
              <table:table-cell office:value-type="float" office:value="3.61076">
                <text:p>3.61076</text:p>
              </table:table-cell>
              <table:table-cell office:value-type="float" office:value="5.341296">
                <text:p>5.341296</text:p>
              </table:table-cell>
              <table:table-cell office:value-type="float" office:value="5.344131">
                <text:p>5.3441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610186">
                <text:p>3.610186</text:p>
              </table:table-cell>
              <table:table-cell office:value-type="float" office:value="3.602803">
                <text:p>3.602803</text:p>
              </table:table-cell>
              <table:table-cell office:value-type="float" office:value="5.326521">
                <text:p>5.326521</text:p>
              </table:table-cell>
              <table:table-cell office:value-type="float" office:value="5.329895">
                <text:p>5.3298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26334">
                <text:p>3.626334</text:p>
              </table:table-cell>
              <table:table-cell office:value-type="float" office:value="3.599171">
                <text:p>3.599171</text:p>
              </table:table-cell>
              <table:table-cell office:value-type="float" office:value="5.320696">
                <text:p>5.320696</text:p>
              </table:table-cell>
              <table:table-cell office:value-type="float" office:value="5.327953">
                <text:p>5.3279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10454">
                <text:p>3.610454</text:p>
              </table:table-cell>
              <table:table-cell office:value-type="float" office:value="3.598145">
                <text:p>3.598145</text:p>
              </table:table-cell>
              <table:table-cell office:value-type="float" office:value="5.318365">
                <text:p>5.318365</text:p>
              </table:table-cell>
              <table:table-cell office:value-type="float" office:value="5.326262">
                <text:p>5.3262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606046">
                <text:p>3.606046</text:p>
              </table:table-cell>
              <table:table-cell office:value-type="float" office:value="3.592791">
                <text:p>3.592791</text:p>
              </table:table-cell>
              <table:table-cell office:value-type="float" office:value="5.318356">
                <text:p>5.318356</text:p>
              </table:table-cell>
              <table:table-cell office:value-type="float" office:value="5.314788">
                <text:p>5.3147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06337">
                <text:p>3.606337</text:p>
              </table:table-cell>
              <table:table-cell office:value-type="float" office:value="3.586938">
                <text:p>3.586938</text:p>
              </table:table-cell>
              <table:table-cell office:value-type="float" office:value="5.264181">
                <text:p>5.264181</text:p>
              </table:table-cell>
              <table:table-cell office:value-type="float" office:value="5.317712">
                <text:p>5.3177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07667">
                <text:p>3.607667</text:p>
              </table:table-cell>
              <table:table-cell office:value-type="float" office:value="3.587613">
                <text:p>3.587613</text:p>
              </table:table-cell>
              <table:table-cell office:value-type="float" office:value="5.303367">
                <text:p>5.303367</text:p>
              </table:table-cell>
              <table:table-cell office:value-type="float" office:value="5.315506">
                <text:p>5.3155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04906">
                <text:p>3.604906</text:p>
              </table:table-cell>
              <table:table-cell office:value-type="float" office:value="3.58888">
                <text:p>3.58888</text:p>
              </table:table-cell>
              <table:table-cell office:value-type="float" office:value="5.299922">
                <text:p>5.299922</text:p>
              </table:table-cell>
              <table:table-cell office:value-type="float" office:value="5.316369">
                <text:p>5.3163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606835">
                <text:p>3.606835</text:p>
              </table:table-cell>
              <table:table-cell office:value-type="float" office:value="3.579657">
                <text:p>3.579657</text:p>
              </table:table-cell>
              <table:table-cell office:value-type="float" office:value="5.298903">
                <text:p>5.298903</text:p>
              </table:table-cell>
              <table:table-cell office:value-type="float" office:value="5.320358">
                <text:p>5.3203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03594">
                <text:p>3.603594</text:p>
              </table:table-cell>
              <table:table-cell office:value-type="float" office:value="3.581122">
                <text:p>3.581122</text:p>
              </table:table-cell>
              <table:table-cell office:value-type="float" office:value="5.297405">
                <text:p>5.297405</text:p>
              </table:table-cell>
              <table:table-cell office:value-type="float" office:value="5.371593">
                <text:p>5.3715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599107">
                <text:p>3.599107</text:p>
              </table:table-cell>
              <table:table-cell office:value-type="float" office:value="3.57759">
                <text:p>3.57759</text:p>
              </table:table-cell>
              <table:table-cell office:value-type="float" office:value="5.258487">
                <text:p>5.258487</text:p>
              </table:table-cell>
              <table:table-cell office:value-type="float" office:value="5.328792">
                <text:p>5.3287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602811">
                <text:p>3.602811</text:p>
              </table:table-cell>
              <table:table-cell office:value-type="float" office:value="3.581192">
                <text:p>3.581192</text:p>
              </table:table-cell>
              <table:table-cell office:value-type="float" office:value="5.253702">
                <text:p>5.253702</text:p>
              </table:table-cell>
              <table:table-cell office:value-type="float" office:value="5.308769">
                <text:p>5.3087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602414">
                <text:p>3.602414</text:p>
              </table:table-cell>
              <table:table-cell office:value-type="float" office:value="3.578991">
                <text:p>3.578991</text:p>
              </table:table-cell>
              <table:table-cell office:value-type="float" office:value="5.260991">
                <text:p>5.260991</text:p>
              </table:table-cell>
              <table:table-cell office:value-type="float" office:value="5.309321">
                <text:p>5.3093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599523">
                <text:p>3.599523</text:p>
              </table:table-cell>
              <table:table-cell office:value-type="float" office:value="3.579601">
                <text:p>3.579601</text:p>
              </table:table-cell>
              <table:table-cell office:value-type="float" office:value="5.262167">
                <text:p>5.262167</text:p>
              </table:table-cell>
              <table:table-cell office:value-type="float" office:value="5.307452">
                <text:p>5.3074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597651">
                <text:p>3.597651</text:p>
              </table:table-cell>
              <table:table-cell office:value-type="float" office:value="3.575511">
                <text:p>3.575511</text:p>
              </table:table-cell>
              <table:table-cell office:value-type="float" office:value="5.271615">
                <text:p>5.271615</text:p>
              </table:table-cell>
              <table:table-cell office:value-type="float" office:value="5.322375">
                <text:p>5.322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5976">
                <text:p>3.5976</text:p>
              </table:table-cell>
              <table:table-cell office:value-type="float" office:value="3.577312">
                <text:p>3.577312</text:p>
              </table:table-cell>
              <table:table-cell office:value-type="float" office:value="5.256243">
                <text:p>5.256243</text:p>
              </table:table-cell>
              <table:table-cell office:value-type="float" office:value="5.314417">
                <text:p>5.3144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593263">
                <text:p>3.593263</text:p>
              </table:table-cell>
              <table:table-cell office:value-type="float" office:value="3.576447">
                <text:p>3.576447</text:p>
              </table:table-cell>
              <table:table-cell office:value-type="float" office:value="5.243733">
                <text:p>5.243733</text:p>
              </table:table-cell>
              <table:table-cell office:value-type="float" office:value="5.319021">
                <text:p>5.3190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589307">
                <text:p>3.589307</text:p>
              </table:table-cell>
              <table:table-cell office:value-type="float" office:value="3.580435">
                <text:p>3.580435</text:p>
              </table:table-cell>
              <table:table-cell office:value-type="float" office:value="5.246789">
                <text:p>5.246789</text:p>
              </table:table-cell>
              <table:table-cell office:value-type="float" office:value="5.322885">
                <text:p>5.3228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88331">
                <text:p>3.588331</text:p>
              </table:table-cell>
              <table:table-cell office:value-type="float" office:value="3.57557">
                <text:p>3.57557</text:p>
              </table:table-cell>
              <table:table-cell office:value-type="float" office:value="5.255734">
                <text:p>5.255734</text:p>
              </table:table-cell>
              <table:table-cell office:value-type="float" office:value="5.32968">
                <text:p>5.329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86144">
                <text:p>3.586144</text:p>
              </table:table-cell>
              <table:table-cell office:value-type="float" office:value="3.575232">
                <text:p>3.575232</text:p>
              </table:table-cell>
              <table:table-cell office:value-type="float" office:value="5.257081">
                <text:p>5.257081</text:p>
              </table:table-cell>
              <table:table-cell office:value-type="float" office:value="5.321266">
                <text:p>5.3212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586333">
                <text:p>3.586333</text:p>
              </table:table-cell>
              <table:table-cell office:value-type="float" office:value="3.57272">
                <text:p>3.57272</text:p>
              </table:table-cell>
              <table:table-cell office:value-type="float" office:value="5.249507">
                <text:p>5.249507</text:p>
              </table:table-cell>
              <table:table-cell office:value-type="float" office:value="5.318741">
                <text:p>5.3187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86549">
                <text:p>3.586549</text:p>
              </table:table-cell>
              <table:table-cell office:value-type="float" office:value="3.570993">
                <text:p>3.570993</text:p>
              </table:table-cell>
              <table:table-cell office:value-type="float" office:value="5.246318">
                <text:p>5.246318</text:p>
              </table:table-cell>
              <table:table-cell office:value-type="float" office:value="5.318363">
                <text:p>5.3183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76779">
                <text:p>3.576779</text:p>
              </table:table-cell>
              <table:table-cell office:value-type="float" office:value="3.560213">
                <text:p>3.560213</text:p>
              </table:table-cell>
              <table:table-cell office:value-type="float" office:value="5.253941">
                <text:p>5.253941</text:p>
              </table:table-cell>
              <table:table-cell office:value-type="float" office:value="5.33824">
                <text:p>5.338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576402">
                <text:p>3.576402</text:p>
              </table:table-cell>
              <table:table-cell office:value-type="float" office:value="3.556598">
                <text:p>3.556598</text:p>
              </table:table-cell>
              <table:table-cell office:value-type="float" office:value="5.253317">
                <text:p>5.253317</text:p>
              </table:table-cell>
              <table:table-cell office:value-type="float" office:value="5.329014">
                <text:p>5.3290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574324">
                <text:p>3.574324</text:p>
              </table:table-cell>
              <table:table-cell office:value-type="float" office:value="3.558492">
                <text:p>3.558492</text:p>
              </table:table-cell>
              <table:table-cell office:value-type="float" office:value="5.252986">
                <text:p>5.252986</text:p>
              </table:table-cell>
              <table:table-cell office:value-type="float" office:value="5.298416">
                <text:p>5.2984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569244">
                <text:p>3.569244</text:p>
              </table:table-cell>
              <table:table-cell office:value-type="float" office:value="3.562137">
                <text:p>3.562137</text:p>
              </table:table-cell>
              <table:table-cell office:value-type="float" office:value="5.240819">
                <text:p>5.240819</text:p>
              </table:table-cell>
              <table:table-cell office:value-type="float" office:value="5.29236">
                <text:p>5.292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560094">
                <text:p>3.560094</text:p>
              </table:table-cell>
              <table:table-cell office:value-type="float" office:value="3.56373">
                <text:p>3.56373</text:p>
              </table:table-cell>
              <table:table-cell office:value-type="float" office:value="5.242281">
                <text:p>5.242281</text:p>
              </table:table-cell>
              <table:table-cell office:value-type="float" office:value="5.289839">
                <text:p>5.2898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560266">
                <text:p>3.560266</text:p>
              </table:table-cell>
              <table:table-cell office:value-type="float" office:value="3.548704">
                <text:p>3.548704</text:p>
              </table:table-cell>
              <table:table-cell office:value-type="float" office:value="5.223912">
                <text:p>5.223912</text:p>
              </table:table-cell>
              <table:table-cell office:value-type="float" office:value="5.28968">
                <text:p>5.289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558514">
                <text:p>3.558514</text:p>
              </table:table-cell>
              <table:table-cell office:value-type="float" office:value="3.552238">
                <text:p>3.552238</text:p>
              </table:table-cell>
              <table:table-cell office:value-type="float" office:value="5.222705">
                <text:p>5.222705</text:p>
              </table:table-cell>
              <table:table-cell office:value-type="float" office:value="5.290848">
                <text:p>5.2908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557494">
                <text:p>3.557494</text:p>
              </table:table-cell>
              <table:table-cell office:value-type="float" office:value="3.548295">
                <text:p>3.548295</text:p>
              </table:table-cell>
              <table:table-cell office:value-type="float" office:value="5.217792">
                <text:p>5.217792</text:p>
              </table:table-cell>
              <table:table-cell office:value-type="float" office:value="5.285707">
                <text:p>5.2857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563594">
                <text:p>3.563594</text:p>
              </table:table-cell>
              <table:table-cell office:value-type="float" office:value="3.539802">
                <text:p>3.539802</text:p>
              </table:table-cell>
              <table:table-cell office:value-type="float" office:value="5.235844">
                <text:p>5.235844</text:p>
              </table:table-cell>
              <table:table-cell office:value-type="float" office:value="5.276779">
                <text:p>5.2767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564666">
                <text:p>3.564666</text:p>
              </table:table-cell>
              <table:table-cell office:value-type="float" office:value="3.541119">
                <text:p>3.541119</text:p>
              </table:table-cell>
              <table:table-cell office:value-type="float" office:value="5.231647">
                <text:p>5.231647</text:p>
              </table:table-cell>
              <table:table-cell office:value-type="float" office:value="5.276218">
                <text:p>5.2762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566079">
                <text:p>3.566079</text:p>
              </table:table-cell>
              <table:table-cell office:value-type="float" office:value="3.540628">
                <text:p>3.540628</text:p>
              </table:table-cell>
              <table:table-cell office:value-type="float" office:value="5.237691">
                <text:p>5.237691</text:p>
              </table:table-cell>
              <table:table-cell office:value-type="float" office:value="5.274825">
                <text:p>5.2748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54561">
                <text:p>3.54561</text:p>
              </table:table-cell>
              <table:table-cell office:value-type="float" office:value="3.537882">
                <text:p>3.537882</text:p>
              </table:table-cell>
              <table:table-cell office:value-type="float" office:value="5.229037">
                <text:p>5.229037</text:p>
              </table:table-cell>
              <table:table-cell office:value-type="float" office:value="5.282142">
                <text:p>5.2821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558563">
                <text:p>3.558563</text:p>
              </table:table-cell>
              <table:table-cell office:value-type="float" office:value="3.538416">
                <text:p>3.538416</text:p>
              </table:table-cell>
              <table:table-cell office:value-type="float" office:value="5.232932">
                <text:p>5.232932</text:p>
              </table:table-cell>
              <table:table-cell office:value-type="float" office:value="5.277724">
                <text:p>5.2777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554648">
                <text:p>3.554648</text:p>
              </table:table-cell>
              <table:table-cell office:value-type="float" office:value="3.543137">
                <text:p>3.543137</text:p>
              </table:table-cell>
              <table:table-cell office:value-type="float" office:value="5.22959">
                <text:p>5.22959</text:p>
              </table:table-cell>
              <table:table-cell office:value-type="float" office:value="5.280787">
                <text:p>5.2807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554147">
                <text:p>3.554147</text:p>
              </table:table-cell>
              <table:table-cell office:value-type="float" office:value="3.537483">
                <text:p>3.537483</text:p>
              </table:table-cell>
              <table:table-cell office:value-type="float" office:value="5.253543">
                <text:p>5.253543</text:p>
              </table:table-cell>
              <table:table-cell office:value-type="float" office:value="5.264522">
                <text:p>5.2645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551348">
                <text:p>3.551348</text:p>
              </table:table-cell>
              <table:table-cell office:value-type="float" office:value="3.536547">
                <text:p>3.536547</text:p>
              </table:table-cell>
              <table:table-cell office:value-type="float" office:value="5.239024">
                <text:p>5.239024</text:p>
              </table:table-cell>
              <table:table-cell office:value-type="float" office:value="5.27803">
                <text:p>5.278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548104">
                <text:p>3.548104</text:p>
              </table:table-cell>
              <table:table-cell office:value-type="float" office:value="3.532601">
                <text:p>3.532601</text:p>
              </table:table-cell>
              <table:table-cell office:value-type="float" office:value="5.232626">
                <text:p>5.232626</text:p>
              </table:table-cell>
              <table:table-cell office:value-type="float" office:value="5.23981">
                <text:p>5.239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550022">
                <text:p>3.550022</text:p>
              </table:table-cell>
              <table:table-cell office:value-type="float" office:value="3.534903">
                <text:p>3.534903</text:p>
              </table:table-cell>
              <table:table-cell office:value-type="float" office:value="5.243512">
                <text:p>5.243512</text:p>
              </table:table-cell>
              <table:table-cell office:value-type="float" office:value="5.228962">
                <text:p>5.2289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551053">
                <text:p>3.551053</text:p>
              </table:table-cell>
              <table:table-cell office:value-type="float" office:value="3.530864">
                <text:p>3.530864</text:p>
              </table:table-cell>
              <table:table-cell office:value-type="float" office:value="5.226837">
                <text:p>5.226837</text:p>
              </table:table-cell>
              <table:table-cell office:value-type="float" office:value="5.258981">
                <text:p>5.2589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548852">
                <text:p>3.548852</text:p>
              </table:table-cell>
              <table:table-cell office:value-type="float" office:value="3.536698">
                <text:p>3.536698</text:p>
              </table:table-cell>
              <table:table-cell office:value-type="float" office:value="5.225259">
                <text:p>5.225259</text:p>
              </table:table-cell>
              <table:table-cell office:value-type="float" office:value="5.255297">
                <text:p>5.2552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548461">
                <text:p>3.548461</text:p>
              </table:table-cell>
              <table:table-cell office:value-type="float" office:value="3.528332">
                <text:p>3.528332</text:p>
              </table:table-cell>
              <table:table-cell office:value-type="float" office:value="5.226773">
                <text:p>5.226773</text:p>
              </table:table-cell>
              <table:table-cell office:value-type="float" office:value="5.229339">
                <text:p>5.2293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541681">
                <text:p>3.541681</text:p>
              </table:table-cell>
              <table:table-cell office:value-type="float" office:value="3.522496">
                <text:p>3.522496</text:p>
              </table:table-cell>
              <table:table-cell office:value-type="float" office:value="5.232263">
                <text:p>5.232263</text:p>
              </table:table-cell>
              <table:table-cell office:value-type="float" office:value="5.227963">
                <text:p>5.2279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533911">
                <text:p>3.533911</text:p>
              </table:table-cell>
              <table:table-cell office:value-type="float" office:value="3.519875">
                <text:p>3.519875</text:p>
              </table:table-cell>
              <table:table-cell office:value-type="float" office:value="5.215647">
                <text:p>5.215647</text:p>
              </table:table-cell>
              <table:table-cell office:value-type="float" office:value="5.228266">
                <text:p>5.2282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550439">
                <text:p>3.550439</text:p>
              </table:table-cell>
              <table:table-cell office:value-type="float" office:value="3.526722">
                <text:p>3.526722</text:p>
              </table:table-cell>
              <table:table-cell office:value-type="float" office:value="5.224447">
                <text:p>5.224447</text:p>
              </table:table-cell>
              <table:table-cell office:value-type="float" office:value="5.227685">
                <text:p>5.2276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551014">
                <text:p>3.551014</text:p>
              </table:table-cell>
              <table:table-cell office:value-type="float" office:value="3.52753">
                <text:p>3.52753</text:p>
              </table:table-cell>
              <table:table-cell office:value-type="float" office:value="5.223595">
                <text:p>5.223595</text:p>
              </table:table-cell>
              <table:table-cell office:value-type="float" office:value="5.223669">
                <text:p>5.2236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539156">
                <text:p>3.539156</text:p>
              </table:table-cell>
              <table:table-cell office:value-type="float" office:value="3.529389">
                <text:p>3.529389</text:p>
              </table:table-cell>
              <table:table-cell office:value-type="float" office:value="5.221228">
                <text:p>5.221228</text:p>
              </table:table-cell>
              <table:table-cell office:value-type="float" office:value="5.224439">
                <text:p>5.2244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548912">
                <text:p>3.548912</text:p>
              </table:table-cell>
              <table:table-cell office:value-type="float" office:value="3.526004">
                <text:p>3.526004</text:p>
              </table:table-cell>
              <table:table-cell office:value-type="float" office:value="5.221456">
                <text:p>5.221456</text:p>
              </table:table-cell>
              <table:table-cell office:value-type="float" office:value="5.225751">
                <text:p>5.2257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547568">
                <text:p>3.547568</text:p>
              </table:table-cell>
              <table:table-cell office:value-type="float" office:value="3.525599">
                <text:p>3.525599</text:p>
              </table:table-cell>
              <table:table-cell office:value-type="float" office:value="5.219072">
                <text:p>5.219072</text:p>
              </table:table-cell>
              <table:table-cell office:value-type="float" office:value="5.223567">
                <text:p>5.2235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547265">
                <text:p>3.547265</text:p>
              </table:table-cell>
              <table:table-cell office:value-type="float" office:value="3.528019">
                <text:p>3.528019</text:p>
              </table:table-cell>
              <table:table-cell office:value-type="float" office:value="5.220586">
                <text:p>5.220586</text:p>
              </table:table-cell>
              <table:table-cell office:value-type="float" office:value="5.224389">
                <text:p>5.2243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145cm" svg:height="13.202cm" xlink:href=".." xlink:type="simple" chart:class="chart:line" chart:style-name="ch1">
        <chart:legend chart:legend-position="end" svg:x="36.605cm" svg:y="5.555cm" style:legend-expansion="high" chart:style-name="ch2"/>
        <chart:plot-area chart:style-name="ch3" table:cell-range-address="Sheet1.E88:Sheet1.E205 Sheet1.I88:Sheet1.I205 Sheet1.M88:Sheet1.M205 Sheet1.Q88:Sheet1.Q205" chart:data-source-has-labels="row" svg:x="0.802cm" svg:y="0.264cm" svg:width="35.001cm" svg:height="12.674cm">
          <chartooo:coordinate-region svg:x="1.794cm" svg:y="0.385cm" svg:width="34.009cm" svg:height="11.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88:Sheet1.E205" loext:label-string="no_int_wo_opt" chart:class="chart:line">
            <chart:data-point chart:repeated="118"/>
          </chart:series>
          <chart:series chart:style-name="ch8" chart:values-cell-range-address="Sheet1.I88:Sheet1.I205" loext:label-string="int_wo_opt" chart:class="chart:line">
            <chart:data-point chart:repeated="118"/>
          </chart:series>
          <chart:series chart:style-name="ch9" chart:values-cell-range-address="Sheet1.M88:Sheet1.M205" loext:label-string="no_int_wi_opt" chart:class="chart:line">
            <chart:data-point chart:repeated="118"/>
          </chart:series>
          <chart:series chart:style-name="ch10" chart:values-cell-range-address="Sheet1.Q88:Sheet1.Q205" loext:label-string="int_wi_opt" chart:class="chart:line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_int_wo_opt</text:p>
              </table:table-cell>
              <table:table-cell office:value-type="string">
                <text:p>int_wo_opt</text:p>
              </table:table-cell>
              <table:table-cell office:value-type="string">
                <text:p>no_int_wi_opt</text:p>
              </table:table-cell>
              <table:table-cell office:value-type="string">
                <text:p>int_wi_op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6.184082">
                <text:p>1206.184082</text:p>
                <draw:g>
                  <svg:desc>Sheet1.E88:Sheet1.E205</svg:desc>
                </draw:g>
              </table:table-cell>
              <table:table-cell office:value-type="float" office:value="983.039978">
                <text:p>983.039978</text:p>
                <draw:g>
                  <svg:desc>Sheet1.I88:Sheet1.I205</svg:desc>
                </draw:g>
              </table:table-cell>
              <table:table-cell office:value-type="float" office:value="1285.019653">
                <text:p>1285.019653</text:p>
                <draw:g>
                  <svg:desc>Sheet1.M88:Sheet1.M205</svg:desc>
                </draw:g>
              </table:table-cell>
              <table:table-cell office:value-type="float" office:value="983.039978">
                <text:p>983.039978</text:p>
                <draw:g>
                  <svg:desc>Sheet1.Q88:Sheet1.Q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3.811157">
                <text:p>843.811157</text:p>
              </table:table-cell>
              <table:table-cell office:value-type="float" office:value="725.490784">
                <text:p>725.490784</text:p>
              </table:table-cell>
              <table:table-cell office:value-type="float" office:value="809.086426">
                <text:p>809.086426</text:p>
              </table:table-cell>
              <table:table-cell office:value-type="float" office:value="717.547424">
                <text:p>717.5474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4.727905">
                <text:p>694.727905</text:p>
              </table:table-cell>
              <table:table-cell office:value-type="float" office:value="653.182739">
                <text:p>653.182739</text:p>
              </table:table-cell>
              <table:table-cell office:value-type="float" office:value="722.823547">
                <text:p>722.823547</text:p>
              </table:table-cell>
              <table:table-cell office:value-type="float" office:value="673.315063">
                <text:p>673.315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0.214539">
                <text:p>620.214539</text:p>
              </table:table-cell>
              <table:table-cell office:value-type="float" office:value="563.34668">
                <text:p>563.34668</text:p>
              </table:table-cell>
              <table:table-cell office:value-type="float" office:value="646.736816">
                <text:p>646.736816</text:p>
              </table:table-cell>
              <table:table-cell office:value-type="float" office:value="599.414612">
                <text:p>599.414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4.877197">
                <text:p>574.877197</text:p>
              </table:table-cell>
              <table:table-cell office:value-type="float" office:value="569.878235">
                <text:p>569.878235</text:p>
              </table:table-cell>
              <table:table-cell office:value-type="float" office:value="578.25885">
                <text:p>578.25885</text:p>
              </table:table-cell>
              <table:table-cell office:value-type="float" office:value="556.963196">
                <text:p>556.963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5.389832">
                <text:p>555.389832</text:p>
              </table:table-cell>
              <table:table-cell office:value-type="float" office:value="537.180298">
                <text:p>537.180298</text:p>
              </table:table-cell>
              <table:table-cell office:value-type="float" office:value="520.127014">
                <text:p>520.127014</text:p>
              </table:table-cell>
              <table:table-cell office:value-type="float" office:value="528.516113">
                <text:p>528.516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6.721649">
                <text:p>506.721649</text:p>
              </table:table-cell>
              <table:table-cell office:value-type="float" office:value="500.274811">
                <text:p>500.274811</text:p>
              </table:table-cell>
              <table:table-cell office:value-type="float" office:value="497.74176">
                <text:p>497.74176</text:p>
              </table:table-cell>
              <table:table-cell office:value-type="float" office:value="491.519989">
                <text:p>491.519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5.451843">
                <text:p>485.451843</text:p>
              </table:table-cell>
              <table:table-cell office:value-type="float" office:value="460.440277">
                <text:p>460.440277</text:p>
              </table:table-cell>
              <table:table-cell office:value-type="float" office:value="434.97345">
                <text:p>434.97345</text:p>
              </table:table-cell>
              <table:table-cell office:value-type="float" office:value="408.748444">
                <text:p>408.748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.440277">
                <text:p>460.440277</text:p>
              </table:table-cell>
              <table:table-cell office:value-type="float" office:value="435.937927">
                <text:p>435.937927</text:p>
              </table:table-cell>
              <table:table-cell office:value-type="float" office:value="317.621979">
                <text:p>317.621979</text:p>
              </table:table-cell>
              <table:table-cell office:value-type="float" office:value="295.651123">
                <text:p>295.651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5.50589">
                <text:p>385.50589</text:p>
              </table:table-cell>
              <table:table-cell office:value-type="float" office:value="389.322784">
                <text:p>389.322784</text:p>
              </table:table-cell>
              <table:table-cell office:value-type="float" office:value="251.7388">
                <text:p>251.7388</text:p>
              </table:table-cell>
              <table:table-cell office:value-type="float" office:value="263.196777">
                <text:p>263.1967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6.59903">
                <text:p>316.59903</text:p>
              </table:table-cell>
              <table:table-cell office:value-type="float" office:value="296.542999">
                <text:p>296.542999</text:p>
              </table:table-cell>
              <table:table-cell office:value-type="float" office:value="246.685074">
                <text:p>246.685074</text:p>
              </table:table-cell>
              <table:table-cell office:value-type="float" office:value="258.015747">
                <text:p>258.0157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7.130432">
                <text:p>267.130432</text:p>
              </table:table-cell>
              <table:table-cell office:value-type="float" office:value="254.344116">
                <text:p>254.344116</text:p>
              </table:table-cell>
              <table:table-cell office:value-type="float" office:value="262.84491">
                <text:p>262.84491</text:p>
              </table:table-cell>
              <table:table-cell office:value-type="float" office:value="254.015503">
                <text:p>254.0155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6.067581">
                <text:p>246.067581</text:p>
              </table:table-cell>
              <table:table-cell office:value-type="float" office:value="248.87088">
                <text:p>248.87088</text:p>
              </table:table-cell>
              <table:table-cell office:value-type="float" office:value="239.765854">
                <text:p>239.765854</text:p>
              </table:table-cell>
              <table:table-cell office:value-type="float" office:value="242.426636">
                <text:p>242.426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4.336121">
                <text:p>234.336121</text:p>
              </table:table-cell>
              <table:table-cell office:value-type="float" office:value="231.303528">
                <text:p>231.303528</text:p>
              </table:table-cell>
              <table:table-cell office:value-type="float" office:value="224.438354">
                <text:p>224.438354</text:p>
              </table:table-cell>
              <table:table-cell office:value-type="float" office:value="216.528641">
                <text:p>216.528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8.49205">
                <text:p>208.49205</text:p>
              </table:table-cell>
              <table:table-cell office:value-type="float" office:value="211.634018">
                <text:p>211.634018</text:p>
              </table:table-cell>
              <table:table-cell office:value-type="float" office:value="208.271179">
                <text:p>208.271179</text:p>
              </table:table-cell>
              <table:table-cell office:value-type="float" office:value="209.15744">
                <text:p>209.157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3.240784">
                <text:p>213.240784</text:p>
              </table:table-cell>
              <table:table-cell office:value-type="float" office:value="214.403488">
                <text:p>214.403488</text:p>
              </table:table-cell>
              <table:table-cell office:value-type="float" office:value="190.696411">
                <text:p>190.696411</text:p>
              </table:table-cell>
              <table:table-cell office:value-type="float" office:value="195.241318">
                <text:p>195.2413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8.935181">
                <text:p>208.935181</text:p>
              </table:table-cell>
              <table:table-cell office:value-type="float" office:value="205.227554">
                <text:p>205.227554</text:p>
              </table:table-cell>
              <table:table-cell office:value-type="float" office:value="184.435272">
                <text:p>184.435272</text:p>
              </table:table-cell>
              <table:table-cell office:value-type="float" office:value="190.881546">
                <text:p>190.8815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.435394">
                <text:p>195.435394</text:p>
              </table:table-cell>
              <table:table-cell office:value-type="float" office:value="194.854309">
                <text:p>194.854309</text:p>
              </table:table-cell>
              <table:table-cell office:value-type="float" office:value="182.044449">
                <text:p>182.044449</text:p>
              </table:table-cell>
              <table:table-cell office:value-type="float" office:value="185.479248">
                <text:p>185.479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9.959427">
                <text:p>189.959427</text:p>
              </table:table-cell>
              <table:table-cell office:value-type="float" office:value="188.683304">
                <text:p>188.683304</text:p>
              </table:table-cell>
              <table:table-cell office:value-type="float" office:value="174.918152">
                <text:p>174.918152</text:p>
              </table:table-cell>
              <table:table-cell office:value-type="float" office:value="178.410156">
                <text:p>178.410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5.542862">
                <text:p>175.542862</text:p>
              </table:table-cell>
              <table:table-cell office:value-type="float" office:value="175.073914">
                <text:p>175.073914</text:p>
              </table:table-cell>
              <table:table-cell office:value-type="float" office:value="170.223373">
                <text:p>170.223373</text:p>
              </table:table-cell>
              <table:table-cell office:value-type="float" office:value="177.124329">
                <text:p>177.1243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2.161118">
                <text:p>172.161118</text:p>
              </table:table-cell>
              <table:table-cell office:value-type="float" office:value="171.112274">
                <text:p>171.112274</text:p>
              </table:table-cell>
              <table:table-cell office:value-type="float" office:value="166.616943">
                <text:p>166.616943</text:p>
              </table:table-cell>
              <table:table-cell office:value-type="float" office:value="170.666672">
                <text:p>170.6666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8.328766">
                <text:p>168.328766</text:p>
              </table:table-cell>
              <table:table-cell office:value-type="float" office:value="169.343674">
                <text:p>169.343674</text:p>
              </table:table-cell>
              <table:table-cell office:value-type="float" office:value="161.154099">
                <text:p>161.154099</text:p>
              </table:table-cell>
              <table:table-cell office:value-type="float" office:value="166.475861">
                <text:p>166.4758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1.684204">
                <text:p>161.684204</text:p>
              </table:table-cell>
              <table:table-cell office:value-type="float" office:value="162.754974">
                <text:p>162.754974</text:p>
              </table:table-cell>
              <table:table-cell office:value-type="float" office:value="161.950577">
                <text:p>161.950577</text:p>
              </table:table-cell>
              <table:table-cell office:value-type="float" office:value="164.250626">
                <text:p>164.2506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7.538467">
                <text:p>157.538467</text:p>
              </table:table-cell>
              <table:table-cell office:value-type="float" office:value="157.918076">
                <text:p>157.918076</text:p>
              </table:table-cell>
              <table:table-cell office:value-type="float" office:value="153.960846">
                <text:p>153.960846</text:p>
              </table:table-cell>
              <table:table-cell office:value-type="float" office:value="158.427078">
                <text:p>158.427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.053635">
                <text:p>155.053635</text:p>
              </table:table-cell>
              <table:table-cell office:value-type="float" office:value="154.809448">
                <text:p>154.809448</text:p>
              </table:table-cell>
              <table:table-cell office:value-type="float" office:value="150.657471">
                <text:p>150.657471</text:p>
              </table:table-cell>
              <table:table-cell office:value-type="float" office:value="155.17601">
                <text:p>155.176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1.469955">
                <text:p>151.469955</text:p>
              </table:table-cell>
              <table:table-cell office:value-type="float" office:value="151.586746">
                <text:p>151.586746</text:p>
              </table:table-cell>
              <table:table-cell office:value-type="float" office:value="146.941711">
                <text:p>146.941711</text:p>
              </table:table-cell>
              <table:table-cell office:value-type="float" office:value="152.17337">
                <text:p>152.173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.720123">
                <text:p>148.720123</text:p>
              </table:table-cell>
              <table:table-cell office:value-type="float" office:value="149.625565">
                <text:p>149.625565</text:p>
              </table:table-cell>
              <table:table-cell office:value-type="float" office:value="143.824432">
                <text:p>143.824432</text:p>
              </table:table-cell>
              <table:table-cell office:value-type="float" office:value="148.720123">
                <text:p>148.7201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.312637">
                <text:p>145.312637</text:p>
              </table:table-cell>
              <table:table-cell office:value-type="float" office:value="146.285721">
                <text:p>146.285721</text:p>
              </table:table-cell>
              <table:table-cell office:value-type="float" office:value="141.546432">
                <text:p>141.546432</text:p>
              </table:table-cell>
              <table:table-cell office:value-type="float" office:value="146.503723">
                <text:p>146.5037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4.140762">
                <text:p>144.140762</text:p>
              </table:table-cell>
              <table:table-cell office:value-type="float" office:value="142.366394">
                <text:p>142.366394</text:p>
              </table:table-cell>
              <table:table-cell office:value-type="float" office:value="138.358902">
                <text:p>138.358902</text:p>
              </table:table-cell>
              <table:table-cell office:value-type="float" office:value="144.884308">
                <text:p>144.884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1.750534">
                <text:p>141.750534</text:p>
              </table:table-cell>
              <table:table-cell office:value-type="float" office:value="140.635193">
                <text:p>140.635193</text:p>
              </table:table-cell>
              <table:table-cell office:value-type="float" office:value="136.249481">
                <text:p>136.249481</text:p>
              </table:table-cell>
              <table:table-cell office:value-type="float" office:value="142.676346">
                <text:p>142.6763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9.735611">
                <text:p>139.735611</text:p>
              </table:table-cell>
              <table:table-cell office:value-type="float" office:value="138.945587">
                <text:p>138.945587</text:p>
              </table:table-cell>
              <table:table-cell office:value-type="float" office:value="135.218704">
                <text:p>135.218704</text:p>
              </table:table-cell>
              <table:table-cell office:value-type="float" office:value="141.342926">
                <text:p>141.3429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7.680679">
                <text:p>137.680679</text:p>
              </table:table-cell>
              <table:table-cell office:value-type="float" office:value="136.060898">
                <text:p>136.060898</text:p>
              </table:table-cell>
              <table:table-cell office:value-type="float" office:value="133.474548">
                <text:p>133.474548</text:p>
              </table:table-cell>
              <table:table-cell office:value-type="float" office:value="139.735611">
                <text:p>139.7356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6.155121">
                <text:p>136.155121</text:p>
              </table:table-cell>
              <table:table-cell office:value-type="float" office:value="135.218704">
                <text:p>135.218704</text:p>
              </table:table-cell>
              <table:table-cell office:value-type="float" office:value="130.810379">
                <text:p>130.810379</text:p>
              </table:table-cell>
              <table:table-cell office:value-type="float" office:value="135.404953">
                <text:p>135.4049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.02301">
                <text:p>133.02301</text:p>
              </table:table-cell>
              <table:table-cell office:value-type="float" office:value="132.040298">
                <text:p>132.040298</text:p>
              </table:table-cell>
              <table:table-cell office:value-type="float" office:value="129.85997">
                <text:p>129.85997</text:p>
              </table:table-cell>
              <table:table-cell office:value-type="float" office:value="134.111862">
                <text:p>134.1118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1.072006">
                <text:p>131.072006</text:p>
              </table:table-cell>
              <table:table-cell office:value-type="float" office:value="128.334198">
                <text:p>128.334198</text:p>
              </table:table-cell>
              <table:table-cell office:value-type="float" office:value="129.007874">
                <text:p>129.007874</text:p>
              </table:table-cell>
              <table:table-cell office:value-type="float" office:value="132.574509">
                <text:p>132.5745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.680412">
                <text:p>126.680412</text:p>
              </table:table-cell>
              <table:table-cell office:value-type="float" office:value="125.628113">
                <text:p>125.628113</text:p>
              </table:table-cell>
              <table:table-cell office:value-type="float" office:value="125.628113">
                <text:p>125.628113</text:p>
              </table:table-cell>
              <table:table-cell office:value-type="float" office:value="128.501968">
                <text:p>128.5019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.387756">
                <text:p>125.387756</text:p>
              </table:table-cell>
              <table:table-cell office:value-type="float" office:value="125.228027">
                <text:p>125.228027</text:p>
              </table:table-cell>
              <table:table-cell office:value-type="float" office:value="123.886581">
                <text:p>123.886581</text:p>
              </table:table-cell>
              <table:table-cell office:value-type="float" office:value="127.172058">
                <text:p>127.1720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0.766586">
                <text:p>120.766586</text:p>
              </table:table-cell>
              <table:table-cell office:value-type="float" office:value="121.437927">
                <text:p>121.437927</text:p>
              </table:table-cell>
              <table:table-cell office:value-type="float" office:value="121.064041">
                <text:p>121.064041</text:p>
              </table:table-cell>
              <table:table-cell office:value-type="float" office:value="123.265205">
                <text:p>123.265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8.224892">
                <text:p>118.224892</text:p>
              </table:table-cell>
              <table:table-cell office:value-type="float" office:value="120.323135">
                <text:p>120.323135</text:p>
              </table:table-cell>
              <table:table-cell office:value-type="float" office:value="114.707115">
                <text:p>114.707115</text:p>
              </table:table-cell>
              <table:table-cell office:value-type="float" office:value="116.198578">
                <text:p>116.1985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1.963554">
                <text:p>111.963554</text:p>
              </table:table-cell>
              <table:table-cell office:value-type="float" office:value="113.384087">
                <text:p>113.384087</text:p>
              </table:table-cell>
              <table:table-cell office:value-type="float" office:value="110.08287">
                <text:p>110.08287</text:p>
              </table:table-cell>
              <table:table-cell office:value-type="float" office:value="111.582291">
                <text:p>111.5822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1.582291">
                <text:p>111.582291</text:p>
              </table:table-cell>
              <table:table-cell office:value-type="float" office:value="112.863373">
                <text:p>112.863373</text:p>
              </table:table-cell>
              <table:table-cell office:value-type="float" office:value="105.988144">
                <text:p>105.988144</text:p>
              </table:table-cell>
              <table:table-cell office:value-type="float" office:value="105.533012">
                <text:p>105.533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9.959732">
                <text:p>109.959732</text:p>
              </table:table-cell>
              <table:table-cell office:value-type="float" office:value="111.077965">
                <text:p>111.077965</text:p>
              </table:table-cell>
              <table:table-cell office:value-type="float" office:value="105.533012">
                <text:p>105.533012</text:p>
              </table:table-cell>
              <table:table-cell office:value-type="float" office:value="104.745872">
                <text:p>104.7458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9.348167">
                <text:p>109.348167</text:p>
              </table:table-cell>
              <table:table-cell office:value-type="float" office:value="109.959732">
                <text:p>109.959732</text:p>
              </table:table-cell>
              <table:table-cell office:value-type="float" office:value="103.477898">
                <text:p>103.477898</text:p>
              </table:table-cell>
              <table:table-cell office:value-type="float" office:value="103.369087">
                <text:p>103.3690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9.166016">
                <text:p>109.166016</text:p>
              </table:table-cell>
              <table:table-cell office:value-type="float" office:value="109.775543">
                <text:p>109.775543</text:p>
              </table:table-cell>
              <table:table-cell office:value-type="float" office:value="102.080994">
                <text:p>102.080994</text:p>
              </table:table-cell>
              <table:table-cell office:value-type="float" office:value="102.453362">
                <text:p>102.4533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8.563225">
                <text:p>108.563225</text:p>
              </table:table-cell>
              <table:table-cell office:value-type="float" office:value="108.924103">
                <text:p>108.924103</text:p>
              </table:table-cell>
              <table:table-cell office:value-type="float" office:value="101.448914">
                <text:p>101.448914</text:p>
              </table:table-cell>
              <table:table-cell office:value-type="float" office:value="101.135803">
                <text:p>101.1358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8.026375">
                <text:p>108.026375</text:p>
              </table:table-cell>
              <table:table-cell office:value-type="float" office:value="107.967049">
                <text:p>107.967049</text:p>
              </table:table-cell>
              <table:table-cell office:value-type="float" office:value="101.187851">
                <text:p>101.187851</text:p>
              </table:table-cell>
              <table:table-cell office:value-type="float" office:value="100.87635">
                <text:p>100.876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7.377388">
                <text:p>107.377388</text:p>
              </table:table-cell>
              <table:table-cell office:value-type="float" office:value="107.61248">
                <text:p>107.61248</text:p>
              </table:table-cell>
              <table:table-cell office:value-type="float" office:value="99.953232">
                <text:p>99.953232</text:p>
              </table:table-cell>
              <table:table-cell office:value-type="float" office:value="100.207954">
                <text:p>100.2079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7.377388">
                <text:p>107.377388</text:p>
              </table:table-cell>
              <table:table-cell office:value-type="float" office:value="107.789474">
                <text:p>107.789474</text:p>
              </table:table-cell>
              <table:table-cell office:value-type="float" office:value="99.096771">
                <text:p>99.096771</text:p>
              </table:table-cell>
              <table:table-cell office:value-type="float" office:value="100.054962">
                <text:p>100.0549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.703224">
                <text:p>105.703224</text:p>
              </table:table-cell>
              <table:table-cell office:value-type="float" office:value="106.562599">
                <text:p>106.562599</text:p>
              </table:table-cell>
              <table:table-cell office:value-type="float" office:value="98.797989">
                <text:p>98.797989</text:p>
              </table:table-cell>
              <table:table-cell office:value-type="float" office:value="99.649261">
                <text:p>99.6492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080467">
                <text:p>104.080467</text:p>
              </table:table-cell>
              <table:table-cell office:value-type="float" office:value="104.634377">
                <text:p>104.634377</text:p>
              </table:table-cell>
              <table:table-cell office:value-type="float" office:value="98.156761">
                <text:p>98.156761</text:p>
              </table:table-cell>
              <table:table-cell office:value-type="float" office:value="98.5998">
                <text:p>98.5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.560249">
                <text:p>102.560249</text:p>
              </table:table-cell>
              <table:table-cell office:value-type="float" office:value="103.260506">
                <text:p>103.260506</text:p>
              </table:table-cell>
              <table:table-cell office:value-type="float" office:value="97.961136">
                <text:p>97.961136</text:p>
              </table:table-cell>
              <table:table-cell office:value-type="float" office:value="98.5998">
                <text:p>98.59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1.23996">
                <text:p>101.23996</text:p>
              </table:table-cell>
              <table:table-cell office:value-type="float" office:value="101.03186">
                <text:p>101.03186</text:p>
              </table:table-cell>
              <table:table-cell office:value-type="float" office:value="97.814926">
                <text:p>97.814926</text:p>
              </table:table-cell>
              <table:table-cell office:value-type="float" office:value="98.5998">
                <text:p>98.59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548355">
                <text:p>99.548355</text:p>
              </table:table-cell>
              <table:table-cell office:value-type="float" office:value="99.8517">
                <text:p>99.8517</text:p>
              </table:table-cell>
              <table:table-cell office:value-type="float" office:value="97.766289">
                <text:p>97.766289</text:p>
              </table:table-cell>
              <table:table-cell office:value-type="float" office:value="98.009972">
                <text:p>98.0099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.402405">
                <text:p>98.402405</text:p>
              </table:table-cell>
              <table:table-cell office:value-type="float" office:value="98.500999">
                <text:p>98.500999</text:p>
              </table:table-cell>
              <table:table-cell office:value-type="float" office:value="95.719574">
                <text:p>95.719574</text:p>
              </table:table-cell>
              <table:table-cell office:value-type="float" office:value="96.423737">
                <text:p>96.4237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6.660767">
                <text:p>96.660767</text:p>
              </table:table-cell>
              <table:table-cell office:value-type="float" office:value="97.475456">
                <text:p>97.475456</text:p>
              </table:table-cell>
              <table:table-cell office:value-type="float" office:value="95.163605">
                <text:p>95.163605</text:p>
              </table:table-cell>
              <table:table-cell office:value-type="float" office:value="94.888031">
                <text:p>94.8880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6.093842">
                <text:p>96.093842</text:p>
              </table:table-cell>
              <table:table-cell office:value-type="float" office:value="96.187866">
                <text:p>96.187866</text:p>
              </table:table-cell>
              <table:table-cell office:value-type="float" office:value="94.614052">
                <text:p>94.614052</text:p>
              </table:table-cell>
              <table:table-cell office:value-type="float" office:value="95.117561">
                <text:p>95.1175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5.719574">
                <text:p>95.719574</text:p>
              </table:table-cell>
              <table:table-cell office:value-type="float" office:value="96.046898">
                <text:p>96.046898</text:p>
              </table:table-cell>
              <table:table-cell office:value-type="float" office:value="93.622856">
                <text:p>93.622856</text:p>
              </table:table-cell>
              <table:table-cell office:value-type="float" office:value="93.712105">
                <text:p>93.7121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5.348206">
                <text:p>95.348206</text:p>
              </table:table-cell>
              <table:table-cell office:value-type="float" office:value="95.071564">
                <text:p>95.071564</text:p>
              </table:table-cell>
              <table:table-cell office:value-type="float" office:value="92.47789">
                <text:p>92.47789</text:p>
              </table:table-cell>
              <table:table-cell office:value-type="float" office:value="92.739624">
                <text:p>92.7396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.163605">
                <text:p>95.163605</text:p>
              </table:table-cell>
              <table:table-cell office:value-type="float" office:value="94.115845">
                <text:p>94.115845</text:p>
              </table:table-cell>
              <table:table-cell office:value-type="float" office:value="91.360596">
                <text:p>91.360596</text:p>
              </table:table-cell>
              <table:table-cell office:value-type="float" office:value="91.360596">
                <text:p>91.3605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.477654">
                <text:p>94.477654</text:p>
              </table:table-cell>
              <table:table-cell office:value-type="float" office:value="93.667458">
                <text:p>93.667458</text:p>
              </table:table-cell>
              <table:table-cell office:value-type="float" office:value="90.770081">
                <text:p>90.770081</text:p>
              </table:table-cell>
              <table:table-cell office:value-type="float" office:value="91.106583">
                <text:p>91.1065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.179146">
                <text:p>93.179146</text:p>
              </table:table-cell>
              <table:table-cell office:value-type="float" office:value="92.87104">
                <text:p>92.87104</text:p>
              </table:table-cell>
              <table:table-cell office:value-type="float" office:value="89.857407">
                <text:p>89.857407</text:p>
              </table:table-cell>
              <table:table-cell office:value-type="float" office:value="90.269974">
                <text:p>90.2699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652214">
                <text:p>92.652214</text:p>
              </table:table-cell>
              <table:table-cell office:value-type="float" office:value="91.872894">
                <text:p>91.872894</text:p>
              </table:table-cell>
              <table:table-cell office:value-type="float" office:value="89.164627">
                <text:p>89.164627</text:p>
              </table:table-cell>
              <table:table-cell office:value-type="float" office:value="89.530052">
                <text:p>89.5300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.304222">
                <text:p>92.304222</text:p>
              </table:table-cell>
              <table:table-cell office:value-type="float" office:value="91.106583">
                <text:p>91.106583</text:p>
              </table:table-cell>
              <table:table-cell office:value-type="float" office:value="88.562164">
                <text:p>88.562164</text:p>
              </table:table-cell>
              <table:table-cell office:value-type="float" office:value="89.245575">
                <text:p>89.2455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.530724">
                <text:p>91.530724</text:p>
              </table:table-cell>
              <table:table-cell office:value-type="float" office:value="90.602768">
                <text:p>90.602768</text:p>
              </table:table-cell>
              <table:table-cell office:value-type="float" office:value="88.402878">
                <text:p>88.402878</text:p>
              </table:table-cell>
              <table:table-cell office:value-type="float" office:value="89.04348">
                <text:p>89.043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.106583">
                <text:p>91.106583</text:p>
              </table:table-cell>
              <table:table-cell office:value-type="float" office:value="89.693428">
                <text:p>89.693428</text:p>
              </table:table-cell>
              <table:table-cell office:value-type="float" office:value="88.086021">
                <text:p>88.086021</text:p>
              </table:table-cell>
              <table:table-cell office:value-type="float" office:value="88.007164">
                <text:p>88.0071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.812012">
                <text:p>90.812012</text:p>
              </table:table-cell>
              <table:table-cell office:value-type="float" office:value="89.611671">
                <text:p>89.611671</text:p>
              </table:table-cell>
              <table:table-cell office:value-type="float" office:value="87.889137">
                <text:p>87.889137</text:p>
              </table:table-cell>
              <table:table-cell office:value-type="float" office:value="87.536957">
                <text:p>87.5369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.228546">
                <text:p>90.228546</text:p>
              </table:table-cell>
              <table:table-cell office:value-type="float" office:value="89.407913">
                <text:p>89.407913</text:p>
              </table:table-cell>
              <table:table-cell office:value-type="float" office:value="87.303734">
                <text:p>87.303734</text:p>
              </table:table-cell>
              <table:table-cell office:value-type="float" office:value="87.303734">
                <text:p>87.3037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.145805">
                <text:p>90.145805</text:p>
              </table:table-cell>
              <table:table-cell office:value-type="float" office:value="89.003166">
                <text:p>89.003166</text:p>
              </table:table-cell>
              <table:table-cell office:value-type="float" office:value="86.573318">
                <text:p>86.573318</text:p>
              </table:table-cell>
              <table:table-cell office:value-type="float" office:value="86.956215">
                <text:p>86.9562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9.407913">
                <text:p>89.407913</text:p>
              </table:table-cell>
              <table:table-cell office:value-type="float" office:value="88.562164">
                <text:p>88.562164</text:p>
              </table:table-cell>
              <table:table-cell office:value-type="float" office:value="86.497139">
                <text:p>86.497139</text:p>
              </table:table-cell>
              <table:table-cell office:value-type="float" office:value="86.649628">
                <text:p>86.6496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.448593">
                <text:p>89.448593</text:p>
              </table:table-cell>
              <table:table-cell office:value-type="float" office:value="88.722023">
                <text:p>88.722023</text:p>
              </table:table-cell>
              <table:table-cell office:value-type="float" office:value="85.930069">
                <text:p>85.930069</text:p>
              </table:table-cell>
              <table:table-cell office:value-type="float" office:value="85.855019">
                <text:p>85.8550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9.124207">
                <text:p>89.124207</text:p>
              </table:table-cell>
              <table:table-cell office:value-type="float" office:value="88.522285">
                <text:p>88.522285</text:p>
              </table:table-cell>
              <table:table-cell office:value-type="float" office:value="86.005249">
                <text:p>86.005249</text:p>
              </table:table-cell>
              <table:table-cell office:value-type="float" office:value="85.481743">
                <text:p>85.4817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8.363144">
                <text:p>88.363144</text:p>
              </table:table-cell>
              <table:table-cell office:value-type="float" office:value="87.771431">
                <text:p>87.771431</text:p>
              </table:table-cell>
              <table:table-cell office:value-type="float" office:value="85.444588">
                <text:p>85.444588</text:p>
              </table:table-cell>
              <table:table-cell office:value-type="float" office:value="85.333336">
                <text:p>85.3333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.323448">
                <text:p>88.323448</text:p>
              </table:table-cell>
              <table:table-cell office:value-type="float" office:value="87.654037">
                <text:p>87.654037</text:p>
              </table:table-cell>
              <table:table-cell office:value-type="float" office:value="84.598969">
                <text:p>84.598969</text:p>
              </table:table-cell>
              <table:table-cell office:value-type="float" office:value="84.272614">
                <text:p>84.2726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.007164">
                <text:p>88.007164</text:p>
              </table:table-cell>
              <table:table-cell office:value-type="float" office:value="87.187584">
                <text:p>87.187584</text:p>
              </table:table-cell>
              <table:table-cell office:value-type="float" office:value="83.912933">
                <text:p>83.912933</text:p>
              </table:table-cell>
              <table:table-cell office:value-type="float" office:value="84.308746">
                <text:p>84.3087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7.771431">
                <text:p>87.771431</text:p>
              </table:table-cell>
              <table:table-cell office:value-type="float" office:value="86.764343">
                <text:p>86.764343</text:p>
              </table:table-cell>
              <table:table-cell office:value-type="float" office:value="83.841362">
                <text:p>83.841362</text:p>
              </table:table-cell>
              <table:table-cell office:value-type="float" office:value="83.841362">
                <text:p>83.8413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.459076">
                <text:p>87.459076</text:p>
              </table:table-cell>
              <table:table-cell office:value-type="float" office:value="86.91777">
                <text:p>86.91777</text:p>
              </table:table-cell>
              <table:table-cell office:value-type="float" office:value="83.591835">
                <text:p>83.591835</text:p>
              </table:table-cell>
              <table:table-cell office:value-type="float" office:value="83.23793">
                <text:p>83.237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.726067">
                <text:p>86.726067</text:p>
              </table:table-cell>
              <table:table-cell office:value-type="float" office:value="86.307289">
                <text:p>86.307289</text:p>
              </table:table-cell>
              <table:table-cell office:value-type="float" office:value="83.520813">
                <text:p>83.520813</text:p>
              </table:table-cell>
              <table:table-cell office:value-type="float" office:value="83.062103">
                <text:p>83.062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.080559">
                <text:p>86.080559</text:p>
              </table:table-cell>
              <table:table-cell office:value-type="float" office:value="86.156006">
                <text:p>86.156006</text:p>
              </table:table-cell>
              <table:table-cell office:value-type="float" office:value="83.343788">
                <text:p>83.343788</text:p>
              </table:table-cell>
              <table:table-cell office:value-type="float" office:value="82.817184">
                <text:p>82.8171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.705315">
                <text:p>85.705315</text:p>
              </table:table-cell>
              <table:table-cell office:value-type="float" office:value="85.667976">
                <text:p>85.667976</text:p>
              </table:table-cell>
              <table:table-cell office:value-type="float" office:value="82.921974">
                <text:p>82.921974</text:p>
              </table:table-cell>
              <table:table-cell office:value-type="float" office:value="81.919998">
                <text:p>81.919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.817947">
                <text:p>84.817947</text:p>
              </table:table-cell>
              <table:table-cell office:value-type="float" office:value="85.111687">
                <text:p>85.111687</text:p>
              </table:table-cell>
              <table:table-cell office:value-type="float" office:value="82.02253">
                <text:p>82.02253</text:p>
              </table:table-cell>
              <table:table-cell office:value-type="float" office:value="81.411179">
                <text:p>81.4111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.453606">
                <text:p>84.453606</text:p>
              </table:table-cell>
              <table:table-cell office:value-type="float" office:value="84.781372">
                <text:p>84.781372</text:p>
              </table:table-cell>
              <table:table-cell office:value-type="float" office:value="81.276558">
                <text:p>81.276558</text:p>
              </table:table-cell>
              <table:table-cell office:value-type="float" office:value="80.975288">
                <text:p>80.9752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.841362">
                <text:p>83.841362</text:p>
              </table:table-cell>
              <table:table-cell office:value-type="float" office:value="84.164383">
                <text:p>84.164383</text:p>
              </table:table-cell>
              <table:table-cell office:value-type="float" office:value="81.075462">
                <text:p>81.075462</text:p>
              </table:table-cell>
              <table:table-cell office:value-type="float" office:value="80.676239">
                <text:p>80.6762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.627396">
                <text:p>83.627396</text:p>
              </table:table-cell>
              <table:table-cell office:value-type="float" office:value="83.734245">
                <text:p>83.734245</text:p>
              </table:table-cell>
              <table:table-cell office:value-type="float" office:value="80.28093">
                <text:p>80.28093</text:p>
              </table:table-cell>
              <table:table-cell office:value-type="float" office:value="79.437576">
                <text:p>79.437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.343788">
                <text:p>83.343788</text:p>
              </table:table-cell>
              <table:table-cell office:value-type="float" office:value="83.379135">
                <text:p>83.379135</text:p>
              </table:table-cell>
              <table:table-cell office:value-type="float" office:value="80.117363">
                <text:p>80.117363</text:p>
              </table:table-cell>
              <table:table-cell office:value-type="float" office:value="79.022507">
                <text:p>79.0225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2.435219">
                <text:p>82.435219</text:p>
              </table:table-cell>
              <table:table-cell office:value-type="float" office:value="83.202705">
                <text:p>83.202705</text:p>
              </table:table-cell>
              <table:table-cell office:value-type="float" office:value="79.501823">
                <text:p>79.501823</text:p>
              </table:table-cell>
              <table:table-cell office:value-type="float" office:value="79.022507">
                <text:p>79.0225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1.919998">
                <text:p>81.919998</text:p>
              </table:table-cell>
              <table:table-cell office:value-type="float" office:value="82.228355">
                <text:p>82.228355</text:p>
              </table:table-cell>
              <table:table-cell office:value-type="float" office:value="78.580338">
                <text:p>78.580338</text:p>
              </table:table-cell>
              <table:table-cell office:value-type="float" office:value="78.486229">
                <text:p>78.4862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1.242973">
                <text:p>81.242973</text:p>
              </table:table-cell>
              <table:table-cell office:value-type="float" office:value="81.749687">
                <text:p>81.749687</text:p>
              </table:table-cell>
              <table:table-cell office:value-type="float" office:value="78.361099">
                <text:p>78.361099</text:p>
              </table:table-cell>
              <table:table-cell office:value-type="float" office:value="78.019051">
                <text:p>78.0190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.10891">
                <text:p>81.10891</text:p>
              </table:table-cell>
              <table:table-cell office:value-type="float" office:value="81.478661">
                <text:p>81.478661</text:p>
              </table:table-cell>
              <table:table-cell office:value-type="float" office:value="77.741402">
                <text:p>77.741402</text:p>
              </table:table-cell>
              <table:table-cell office:value-type="float" office:value="77.957176">
                <text:p>77.9571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.709358">
                <text:p>80.709358</text:p>
              </table:table-cell>
              <table:table-cell office:value-type="float" office:value="80.808876">
                <text:p>80.808876</text:p>
              </table:table-cell>
              <table:table-cell office:value-type="float" office:value="77.465721">
                <text:p>77.465721</text:p>
              </table:table-cell>
              <table:table-cell office:value-type="float" office:value="77.557396">
                <text:p>77.5573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0.511055">
                <text:p>80.511055</text:p>
              </table:table-cell>
              <table:table-cell office:value-type="float" office:value="80.64315">
                <text:p>80.64315</text:p>
              </table:table-cell>
              <table:table-cell office:value-type="float" office:value="76.950294">
                <text:p>76.950294</text:p>
              </table:table-cell>
              <table:table-cell office:value-type="float" office:value="77.070953">
                <text:p>77.0709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.598381">
                <text:p>79.598381</text:p>
              </table:table-cell>
              <table:table-cell office:value-type="float" office:value="80.610085">
                <text:p>80.610085</text:p>
              </table:table-cell>
              <table:table-cell office:value-type="float" office:value="76.501167">
                <text:p>76.501167</text:p>
              </table:table-cell>
              <table:table-cell office:value-type="float" office:value="76.590576">
                <text:p>76.5905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.213539">
                <text:p>79.213539</text:p>
              </table:table-cell>
              <table:table-cell office:value-type="float" office:value="80.28093">
                <text:p>80.28093</text:p>
              </table:table-cell>
              <table:table-cell office:value-type="float" office:value="76.204651">
                <text:p>76.204651</text:p>
              </table:table-cell>
              <table:table-cell office:value-type="float" office:value="76.352623">
                <text:p>76.3526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.181633">
                <text:p>79.181633</text:p>
              </table:table-cell>
              <table:table-cell office:value-type="float" office:value="79.921951">
                <text:p>79.921951</text:p>
              </table:table-cell>
              <table:table-cell office:value-type="float" office:value="76.02784">
                <text:p>76.02784</text:p>
              </table:table-cell>
              <table:table-cell office:value-type="float" office:value="75.998451">
                <text:p>75.9984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.800804">
                <text:p>78.800804</text:p>
              </table:table-cell>
              <table:table-cell office:value-type="float" office:value="79.501823">
                <text:p>79.501823</text:p>
              </table:table-cell>
              <table:table-cell office:value-type="float" office:value="75.793373">
                <text:p>75.793373</text:p>
              </table:table-cell>
              <table:table-cell office:value-type="float" office:value="75.793373">
                <text:p>75.7933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.298683">
                <text:p>78.298683</text:p>
              </table:table-cell>
              <table:table-cell office:value-type="float" office:value="78.580338">
                <text:p>78.580338</text:p>
              </table:table-cell>
              <table:table-cell office:value-type="float" office:value="75.560341">
                <text:p>75.560341</text:p>
              </table:table-cell>
              <table:table-cell office:value-type="float" office:value="75.64756">
                <text:p>75.647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.081017">
                <text:p>78.081017</text:p>
              </table:table-cell>
              <table:table-cell office:value-type="float" office:value="78.45491">
                <text:p>78.45491</text:p>
              </table:table-cell>
              <table:table-cell office:value-type="float" office:value="75.098549">
                <text:p>75.098549</text:p>
              </table:table-cell>
              <table:table-cell office:value-type="float" office:value="75.64756">
                <text:p>75.647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.557396">
                <text:p>77.557396</text:p>
              </table:table-cell>
              <table:table-cell office:value-type="float" office:value="77.772148">
                <text:p>77.772148</text:p>
              </table:table-cell>
              <table:table-cell office:value-type="float" office:value="74.784332">
                <text:p>74.784332</text:p>
              </table:table-cell>
              <table:table-cell office:value-type="float" office:value="75.299889">
                <text:p>75.2998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.618637">
                <text:p>77.618637</text:p>
              </table:table-cell>
              <table:table-cell office:value-type="float" office:value="77.802925">
                <text:p>77.802925</text:p>
              </table:table-cell>
              <table:table-cell office:value-type="float" office:value="74.388199">
                <text:p>74.388199</text:p>
              </table:table-cell>
              <table:table-cell office:value-type="float" office:value="74.898285">
                <text:p>74.8982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.101173">
                <text:p>77.101173</text:p>
              </table:table-cell>
              <table:table-cell office:value-type="float" office:value="77.252655">
                <text:p>77.252655</text:p>
              </table:table-cell>
              <table:table-cell office:value-type="float" office:value="74.444527">
                <text:p>74.444527</text:p>
              </table:table-cell>
              <table:table-cell office:value-type="float" office:value="74.75589">
                <text:p>74.755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.830009">
                <text:p>76.830009</text:p>
              </table:table-cell>
              <table:table-cell office:value-type="float" office:value="76.560745">
                <text:p>76.560745</text:p>
              </table:table-cell>
              <table:table-cell office:value-type="float" office:value="74.13575">
                <text:p>74.13575</text:p>
              </table:table-cell>
              <table:table-cell office:value-type="float" office:value="74.13575">
                <text:p>74.135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6.293365">
                <text:p>76.293365</text:p>
              </table:table-cell>
              <table:table-cell office:value-type="float" office:value="76.411972">
                <text:p>76.411972</text:p>
              </table:table-cell>
              <table:table-cell office:value-type="float" office:value="73.801804">
                <text:p>73.801804</text:p>
              </table:table-cell>
              <table:table-cell office:value-type="float" office:value="73.443405">
                <text:p>73.4434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6.322983">
                <text:p>76.322983</text:p>
              </table:table-cell>
              <table:table-cell office:value-type="float" office:value="76.322983">
                <text:p>76.322983</text:p>
              </table:table-cell>
              <table:table-cell office:value-type="float" office:value="73.415985">
                <text:p>73.415985</text:p>
              </table:table-cell>
              <table:table-cell office:value-type="float" office:value="73.306488">
                <text:p>73.3064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6.2342">
                <text:p>76.2342</text:p>
              </table:table-cell>
              <table:table-cell office:value-type="float" office:value="77.101173">
                <text:p>77.101173</text:p>
              </table:table-cell>
              <table:table-cell office:value-type="float" office:value="73.279167">
                <text:p>73.279167</text:p>
              </table:table-cell>
              <table:table-cell office:value-type="float" office:value="73.170074">
                <text:p>73.1700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6.02784">
                <text:p>76.02784</text:p>
              </table:table-cell>
              <table:table-cell office:value-type="float" office:value="75.705818">
                <text:p>75.705818</text:p>
              </table:table-cell>
              <table:table-cell office:value-type="float" office:value="72.898773">
                <text:p>72.898773</text:p>
              </table:table-cell>
              <table:table-cell office:value-type="float" office:value="72.683182">
                <text:p>72.6831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5.705818">
                <text:p>75.705818</text:p>
              </table:table-cell>
              <table:table-cell office:value-type="float" office:value="75.64756">
                <text:p>75.64756</text:p>
              </table:table-cell>
              <table:table-cell office:value-type="float" office:value="72.844757">
                <text:p>72.844757</text:p>
              </table:table-cell>
              <table:table-cell office:value-type="float" office:value="72.255791">
                <text:p>72.2557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5.531311">
                <text:p>75.531311</text:p>
              </table:table-cell>
              <table:table-cell office:value-type="float" office:value="75.386505">
                <text:p>75.386505</text:p>
              </table:table-cell>
              <table:table-cell office:value-type="float" office:value="72.522316">
                <text:p>72.522316</text:p>
              </table:table-cell>
              <table:table-cell office:value-type="float" office:value="72.12326">
                <text:p>72.123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.415421">
                <text:p>75.415421</text:p>
              </table:table-cell>
              <table:table-cell office:value-type="float" office:value="74.983978">
                <text:p>74.983978</text:p>
              </table:table-cell>
              <table:table-cell office:value-type="float" office:value="71.964859">
                <text:p>71.964859</text:p>
              </table:table-cell>
              <table:table-cell office:value-type="float" office:value="71.912216">
                <text:p>71.9122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5.041222">
                <text:p>75.041222</text:p>
              </table:table-cell>
              <table:table-cell office:value-type="float" office:value="74.75589">
                <text:p>74.75589</text:p>
              </table:table-cell>
              <table:table-cell office:value-type="float" office:value="71.780945">
                <text:p>71.780945</text:p>
              </table:table-cell>
              <table:table-cell office:value-type="float" office:value="71.702408">
                <text:p>71.7024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4.75589">
                <text:p>74.75589</text:p>
              </table:table-cell>
              <table:table-cell office:value-type="float" office:value="74.585739">
                <text:p>74.585739</text:p>
              </table:table-cell>
              <table:table-cell office:value-type="float" office:value="71.545853">
                <text:p>71.545853</text:p>
              </table:table-cell>
              <table:table-cell office:value-type="float" office:value="71.650146">
                <text:p>71.6501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4.500946">
                <text:p>74.500946</text:p>
              </table:table-cell>
              <table:table-cell office:value-type="float" office:value="73.940582">
                <text:p>73.940582</text:p>
              </table:table-cell>
              <table:table-cell office:value-type="float" office:value="71.467827">
                <text:p>71.467827</text:p>
              </table:table-cell>
              <table:table-cell office:value-type="float" office:value="71.49382">
                <text:p>71.493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3.996239">
                <text:p>73.996239</text:p>
              </table:table-cell>
              <table:table-cell office:value-type="float" office:value="73.746437">
                <text:p>73.746437</text:p>
              </table:table-cell>
              <table:table-cell office:value-type="float" office:value="71.105965">
                <text:p>71.105965</text:p>
              </table:table-cell>
              <table:table-cell office:value-type="float" office:value="71.208984">
                <text:p>71.2089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3.829514">
                <text:p>73.829514</text:p>
              </table:table-cell>
              <table:table-cell office:value-type="float" office:value="73.718788">
                <text:p>73.718788</text:p>
              </table:table-cell>
              <table:table-cell office:value-type="float" office:value="70.798706">
                <text:p>70.798706</text:p>
              </table:table-cell>
              <table:table-cell office:value-type="float" office:value="71.080261">
                <text:p>71.0802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.746437">
                <text:p>73.746437</text:p>
              </table:table-cell>
              <table:table-cell office:value-type="float" office:value="73.470856">
                <text:p>73.470856</text:p>
              </table:table-cell>
              <table:table-cell office:value-type="float" office:value="70.519371">
                <text:p>70.519371</text:p>
              </table:table-cell>
              <table:table-cell office:value-type="float" office:value="70.875267">
                <text:p>70.8752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3.718788">
                <text:p>73.718788</text:p>
              </table:table-cell>
              <table:table-cell office:value-type="float" office:value="73.224579">
                <text:p>73.224579</text:p>
              </table:table-cell>
              <table:table-cell office:value-type="float" office:value="70.646065">
                <text:p>70.646065</text:p>
              </table:table-cell>
              <table:table-cell office:value-type="float" office:value="70.671463">
                <text:p>70.6714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.197319">
                <text:p>73.197319</text:p>
              </table:table-cell>
              <table:table-cell office:value-type="float" office:value="72.790817">
                <text:p>72.790817</text:p>
              </table:table-cell>
              <table:table-cell office:value-type="float" office:value="70.569992">
                <text:p>70.569992</text:p>
              </table:table-cell>
              <table:table-cell office:value-type="float" office:value="70.292458">
                <text:p>70.2924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2.979958">
                <text:p>72.979958</text:p>
              </table:table-cell>
              <table:table-cell office:value-type="float" office:value="73.088478">
                <text:p>73.088478</text:p>
              </table:table-cell>
              <table:table-cell office:value-type="float" office:value="70.418335">
                <text:p>70.418335</text:p>
              </table:table-cell>
              <table:table-cell office:value-type="float" office:value="70.242226">
                <text:p>70.2422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2.683182">
                <text:p>72.683182</text:p>
              </table:table-cell>
              <table:table-cell office:value-type="float" office:value="72.81778">
                <text:p>72.81778</text:p>
              </table:table-cell>
              <table:table-cell office:value-type="float" office:value="70.267334">
                <text:p>70.267334</text:p>
              </table:table-cell>
              <table:table-cell office:value-type="float" office:value="70.242226">
                <text:p>70.2422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2.71006">
                <text:p>72.71006</text:p>
              </table:table-cell>
              <table:table-cell office:value-type="float" office:value="72.602661">
                <text:p>72.602661</text:p>
              </table:table-cell>
              <table:table-cell office:value-type="float" office:value="69.867805">
                <text:p>69.867805</text:p>
              </table:table-cell>
              <table:table-cell office:value-type="float" office:value="69.694435">
                <text:p>69.6944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2.711cm" svg:height="13.759cm" xlink:href=".." xlink:type="simple" chart:class="chart:scatter" chart:style-name="ch1">
        <chart:title svg:x="14.102cm" svg:y="0.411cm" chart:style-name="ch2">
          <text:p>Rate-Distortion Graph</text:p>
        </chart:title>
        <chart:legend chart:legend-position="end" svg:x="28.801cm" svg:y="5.335cm" style:legend-expansion="high" chart:style-name="ch3"/>
        <chart:plot-area chart:style-name="ch4" table:cell-range-address="Sheet1.D88:Sheet1.E205 Sheet1.H88:Sheet1.H205 Sheet1.L88:Sheet1.L205 Sheet1.P88:Sheet1.P205 Sheet1.T88:Sheet1.T205 Sheet1.X88:Sheet1.X205" chart:data-source-has-labels="row" svg:x="1.665cm" svg:y="1.465cm" svg:width="26.482cm" svg:height="11.038cm">
          <chartooo:coordinate-region svg:x="2.657cm" svg:y="1.664cm" svg:width="25.119cm" svg:height="10.192cm"/>
          <chart:axis chart:dimension="x" chart:name="primary-x" chart:style-name="ch5">
            <chart:title svg:x="13.526cm" svg:y="12.778cm" chart:style-name="ch6">
              <text:p>Compression ratio</text:p>
            </chart:title>
          </chart:axis>
          <chart:axis chart:dimension="y" chart:name="primary-y" chart:style-name="ch7">
            <chart:title svg:x="0.451cm" svg:y="7.385cm" chart:style-name="ch8">
              <text:p>MSE</text:p>
            </chart:title>
            <chart:grid chart:style-name="ch9" chart:class="major"/>
          </chart:axis>
          <chart:series chart:style-name="ch10" chart:values-cell-range-address="Sheet1.D88:Sheet1.D205" loext:label-string="no_int_wo_opt" chart:class="chart:scatter">
            <chart:domain table:cell-range-address="Sheet1.E88:Sheet1.E205"/>
            <chart:data-point chart:repeated="118"/>
          </chart:series>
          <chart:series chart:style-name="ch11" chart:values-cell-range-address="Sheet1.H88:Sheet1.H205" loext:label-string="int_wo_opt" chart:class="chart:scatter">
            <chart:domain table:cell-range-address="Sheet1.I88:Sheet1.I205"/>
            <chart:data-point chart:repeated="118"/>
          </chart:series>
          <chart:series chart:style-name="ch12" chart:values-cell-range-address="Sheet1.L88:Sheet1.L205" loext:label-string="no_int_wi_opt" chart:class="chart:scatter">
            <chart:domain table:cell-range-address="Sheet1.M88:Sheet1.M205"/>
            <chart:data-point chart:repeated="118"/>
          </chart:series>
          <chart:series chart:style-name="ch13" chart:values-cell-range-address="Sheet1.P88:Sheet1.P205" loext:label-string="int_wi_opt" chart:class="chart:scatter">
            <chart:domain table:cell-range-address="Sheet1.Q88:Sheet1.Q205"/>
            <chart:data-point chart:repeated="118"/>
          </chart:series>
          <chart:series chart:style-name="ch14" chart:values-cell-range-address="Sheet1.T88:Sheet1.T205" loext:label-string="no_tonal_wo_opt" chart:class="chart:scatter">
            <chart:domain table:cell-range-address="Sheet1.U88:Sheet1.U205"/>
            <chart:data-point chart:repeated="118"/>
          </chart:series>
          <chart:series chart:style-name="ch15" chart:values-cell-range-address="Sheet1.X88:Sheet1.X205" loext:label-string="no_tonal_wi_opt" chart:class="chart:scatter">
            <chart:domain table:cell-range-address="Sheet1.Y88:Sheet1.Y205"/>
            <chart:data-point chart:repeated="1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no_int_wo_opt</text:p>
              </table:table-cell>
              <table:table-cell office:value-type="string">
                <text:p>Column I</text:p>
              </table:table-cell>
              <table:table-cell office:value-type="string">
                <text:p>int_wo_opt</text:p>
              </table:table-cell>
              <table:table-cell office:value-type="string">
                <text:p>Column M</text:p>
              </table:table-cell>
              <table:table-cell office:value-type="string">
                <text:p>no_int_wi_opt</text:p>
              </table:table-cell>
              <table:table-cell office:value-type="string">
                <text:p>Column Q</text:p>
              </table:table-cell>
              <table:table-cell office:value-type="string">
                <text:p>int_wi_opt</text:p>
              </table:table-cell>
              <table:table-cell office:value-type="string">
                <text:p>Column U</text:p>
              </table:table-cell>
              <table:table-cell office:value-type="string">
                <text:p>no_tonal_wo_opt</text:p>
              </table:table-cell>
              <table:table-cell office:value-type="string">
                <text:p>Column Y</text:p>
              </table:table-cell>
              <table:table-cell office:value-type="string">
                <text:p>no_tonal_wi_op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6.184082">
                <text:p>1206.184082</text:p>
                <draw:g>
                  <svg:desc>Sheet1.E88:Sheet1.E205</svg:desc>
                </draw:g>
              </table:table-cell>
              <table:table-cell office:value-type="float" office:value="1893.047485">
                <text:p>1893.047485</text:p>
                <draw:g>
                  <svg:desc>Sheet1.D88:Sheet1.D205</svg:desc>
                </draw:g>
              </table:table-cell>
              <table:table-cell office:value-type="float" office:value="983.039978">
                <text:p>983.039978</text:p>
                <draw:g>
                  <svg:desc>Sheet1.I88:Sheet1.I205</svg:desc>
                </draw:g>
              </table:table-cell>
              <table:table-cell office:value-type="float" office:value="1094.838989">
                <text:p>1094.838989</text:p>
                <draw:g>
                  <svg:desc>Sheet1.H88:Sheet1.H205</svg:desc>
                </draw:g>
              </table:table-cell>
              <table:table-cell office:value-type="float" office:value="1285.019653">
                <text:p>1285.019653</text:p>
                <draw:g>
                  <svg:desc>Sheet1.M88:Sheet1.M205</svg:desc>
                </draw:g>
              </table:table-cell>
              <table:table-cell office:value-type="float" office:value="1486.495972">
                <text:p>1486.495972</text:p>
                <draw:g>
                  <svg:desc>Sheet1.L88:Sheet1.L205</svg:desc>
                </draw:g>
              </table:table-cell>
              <table:table-cell office:value-type="float" office:value="983.039978">
                <text:p>983.039978</text:p>
                <draw:g>
                  <svg:desc>Sheet1.Q88:Sheet1.Q205</svg:desc>
                </draw:g>
              </table:table-cell>
              <table:table-cell office:value-type="float" office:value="990.32251">
                <text:p>990.32251</text:p>
                <draw:g>
                  <svg:desc>Sheet1.P88:Sheet1.P205</svg:desc>
                </draw:g>
              </table:table-cell>
              <table:table-cell office:value-type="float" office:value="1585.54834">
                <text:p>1585.54834</text:p>
                <draw:g>
                  <svg:desc>Sheet1.U88:Sheet1.U205</svg:desc>
                </draw:g>
              </table:table-cell>
              <table:table-cell office:value-type="float" office:value="1925.712891">
                <text:p>1925.712891</text:p>
                <draw:g>
                  <svg:desc>Sheet1.T88:Sheet1.T205</svg:desc>
                </draw:g>
              </table:table-cell>
              <table:table-cell office:value-type="float" office:value="1478.255615">
                <text:p>1478.255615</text:p>
                <draw:g>
                  <svg:desc>Sheet1.Y88:Sheet1.Y205</svg:desc>
                </draw:g>
              </table:table-cell>
              <table:table-cell office:value-type="float" office:value="1512.95752">
                <text:p>1512.95752</text:p>
                <draw:g>
                  <svg:desc>Sheet1.X88:Sheet1.X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3.811157">
                <text:p>843.811157</text:p>
              </table:table-cell>
              <table:table-cell office:value-type="float" office:value="702.852051">
                <text:p>702.852051</text:p>
              </table:table-cell>
              <table:table-cell office:value-type="float" office:value="725.490784">
                <text:p>725.490784</text:p>
              </table:table-cell>
              <table:table-cell office:value-type="float" office:value="362.289062">
                <text:p>362.289062</text:p>
              </table:table-cell>
              <table:table-cell office:value-type="float" office:value="809.086426">
                <text:p>809.086426</text:p>
              </table:table-cell>
              <table:table-cell office:value-type="float" office:value="444.843292">
                <text:p>444.843292</text:p>
              </table:table-cell>
              <table:table-cell office:value-type="float" office:value="717.547424">
                <text:p>717.547424</text:p>
              </table:table-cell>
              <table:table-cell office:value-type="float" office:value="311.527008">
                <text:p>311.527008</text:p>
              </table:table-cell>
              <table:table-cell office:value-type="float" office:value="1236.52832">
                <text:p>1236.52832</text:p>
              </table:table-cell>
              <table:table-cell office:value-type="float" office:value="735.857361">
                <text:p>735.857361</text:p>
              </table:table-cell>
              <table:table-cell office:value-type="float" office:value="1080.263794">
                <text:p>1080.263794</text:p>
              </table:table-cell>
              <table:table-cell office:value-type="float" office:value="468.832733">
                <text:p>468.8327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4.727905">
                <text:p>694.727905</text:p>
              </table:table-cell>
              <table:table-cell office:value-type="float" office:value="306.948242">
                <text:p>306.948242</text:p>
              </table:table-cell>
              <table:table-cell office:value-type="float" office:value="653.182739">
                <text:p>653.182739</text:p>
              </table:table-cell>
              <table:table-cell office:value-type="float" office:value="35.93626">
                <text:p>35.93626</text:p>
              </table:table-cell>
              <table:table-cell office:value-type="float" office:value="722.823547">
                <text:p>722.823547</text:p>
              </table:table-cell>
              <table:table-cell office:value-type="float" office:value="256.749542">
                <text:p>256.749542</text:p>
              </table:table-cell>
              <table:table-cell office:value-type="float" office:value="673.315063">
                <text:p>673.315063</text:p>
              </table:table-cell>
              <table:table-cell office:value-type="float" office:value="168.52739">
                <text:p>168.52739</text:p>
              </table:table-cell>
              <table:table-cell office:value-type="float" office:value="1045.787231">
                <text:p>1045.787231</text:p>
              </table:table-cell>
              <table:table-cell office:value-type="float" office:value="334.733368">
                <text:p>334.733368</text:p>
              </table:table-cell>
              <table:table-cell office:value-type="float" office:value="987.979919">
                <text:p>987.979919</text:p>
              </table:table-cell>
              <table:table-cell office:value-type="float" office:value="282.8862">
                <text:p>282.8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0.214539">
                <text:p>620.214539</text:p>
              </table:table-cell>
              <table:table-cell office:value-type="float" office:value="160.995865">
                <text:p>160.995865</text:p>
              </table:table-cell>
              <table:table-cell office:value-type="float" office:value="563.34668">
                <text:p>563.34668</text:p>
              </table:table-cell>
              <table:table-cell office:value-type="float" office:value="24.056305">
                <text:p>24.056305</text:p>
              </table:table-cell>
              <table:table-cell office:value-type="float" office:value="646.736816">
                <text:p>646.736816</text:p>
              </table:table-cell>
              <table:table-cell office:value-type="float" office:value="95.657043">
                <text:p>95.657043</text:p>
              </table:table-cell>
              <table:table-cell office:value-type="float" office:value="599.414612">
                <text:p>599.414612</text:p>
              </table:table-cell>
              <table:table-cell office:value-type="float" office:value="23.039171">
                <text:p>23.039171</text:p>
              </table:table-cell>
              <table:table-cell office:value-type="float" office:value="954.407776">
                <text:p>954.407776</text:p>
              </table:table-cell>
              <table:table-cell office:value-type="float" office:value="179.14209">
                <text:p>179.14209</text:p>
              </table:table-cell>
              <table:table-cell office:value-type="float" office:value="869.946899">
                <text:p>869.946899</text:p>
              </table:table-cell>
              <table:table-cell office:value-type="float" office:value="109.296181">
                <text:p>109.296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4.877197">
                <text:p>574.877197</text:p>
              </table:table-cell>
              <table:table-cell office:value-type="float" office:value="91.329079">
                <text:p>91.329079</text:p>
              </table:table-cell>
              <table:table-cell office:value-type="float" office:value="569.878235">
                <text:p>569.878235</text:p>
              </table:table-cell>
              <table:table-cell office:value-type="float" office:value="18.176575">
                <text:p>18.176575</text:p>
              </table:table-cell>
              <table:table-cell office:value-type="float" office:value="578.25885">
                <text:p>578.25885</text:p>
              </table:table-cell>
              <table:table-cell office:value-type="float" office:value="36.787563">
                <text:p>36.787563</text:p>
              </table:table-cell>
              <table:table-cell office:value-type="float" office:value="556.963196">
                <text:p>556.963196</text:p>
              </table:table-cell>
              <table:table-cell office:value-type="float" office:value="18.52635">
                <text:p>18.52635</text:p>
              </table:table-cell>
              <table:table-cell office:value-type="float" office:value="866.114563">
                <text:p>866.114563</text:p>
              </table:table-cell>
              <table:table-cell office:value-type="float" office:value="101.664955">
                <text:p>101.664955</text:p>
              </table:table-cell>
              <table:table-cell office:value-type="float" office:value="725.490784">
                <text:p>725.490784</text:p>
              </table:table-cell>
              <table:table-cell office:value-type="float" office:value="43.595348">
                <text:p>43.595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5.389832">
                <text:p>555.389832</text:p>
              </table:table-cell>
              <table:table-cell office:value-type="float" office:value="52.263317">
                <text:p>52.263317</text:p>
              </table:table-cell>
              <table:table-cell office:value-type="float" office:value="537.180298">
                <text:p>537.180298</text:p>
              </table:table-cell>
              <table:table-cell office:value-type="float" office:value="20.123583">
                <text:p>20.123583</text:p>
              </table:table-cell>
              <table:table-cell office:value-type="float" office:value="520.127014">
                <text:p>520.127014</text:p>
              </table:table-cell>
              <table:table-cell office:value-type="float" office:value="18.347347">
                <text:p>18.347347</text:p>
              </table:table-cell>
              <table:table-cell office:value-type="float" office:value="528.516113">
                <text:p>528.516113</text:p>
              </table:table-cell>
              <table:table-cell office:value-type="float" office:value="14.261682">
                <text:p>14.261682</text:p>
              </table:table-cell>
              <table:table-cell office:value-type="float" office:value="783.298828">
                <text:p>783.298828</text:p>
              </table:table-cell>
              <table:table-cell office:value-type="float" office:value="59.659595">
                <text:p>59.659595</text:p>
              </table:table-cell>
              <table:table-cell office:value-type="float" office:value="651.019897">
                <text:p>651.019897</text:p>
              </table:table-cell>
              <table:table-cell office:value-type="float" office:value="23.494514">
                <text:p>23.494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6.721649">
                <text:p>506.721649</text:p>
              </table:table-cell>
              <table:table-cell office:value-type="float" office:value="26.220469">
                <text:p>26.220469</text:p>
              </table:table-cell>
              <table:table-cell office:value-type="float" office:value="500.274811">
                <text:p>500.274811</text:p>
              </table:table-cell>
              <table:table-cell office:value-type="float" office:value="13.043574">
                <text:p>13.043574</text:p>
              </table:table-cell>
              <table:table-cell office:value-type="float" office:value="497.74176">
                <text:p>497.74176</text:p>
              </table:table-cell>
              <table:table-cell office:value-type="float" office:value="14.09473">
                <text:p>14.09473</text:p>
              </table:table-cell>
              <table:table-cell office:value-type="float" office:value="491.519989">
                <text:p>491.519989</text:p>
              </table:table-cell>
              <table:table-cell office:value-type="float" office:value="11.797287">
                <text:p>11.797287</text:p>
              </table:table-cell>
              <table:table-cell office:value-type="float" office:value="692.281677">
                <text:p>692.281677</text:p>
              </table:table-cell>
              <table:table-cell office:value-type="float" office:value="32.840958">
                <text:p>32.840958</text:p>
              </table:table-cell>
              <table:table-cell office:value-type="float" office:value="588.646729">
                <text:p>588.646729</text:p>
              </table:table-cell>
              <table:table-cell office:value-type="float" office:value="17.656219">
                <text:p>17.656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5.451843">
                <text:p>485.451843</text:p>
              </table:table-cell>
              <table:table-cell office:value-type="float" office:value="15.359103">
                <text:p>15.359103</text:p>
              </table:table-cell>
              <table:table-cell office:value-type="float" office:value="460.440277">
                <text:p>460.440277</text:p>
              </table:table-cell>
              <table:table-cell office:value-type="float" office:value="10.692004">
                <text:p>10.692004</text:p>
              </table:table-cell>
              <table:table-cell office:value-type="float" office:value="434.97345">
                <text:p>434.97345</text:p>
              </table:table-cell>
              <table:table-cell office:value-type="float" office:value="11.017861">
                <text:p>11.017861</text:p>
              </table:table-cell>
              <table:table-cell office:value-type="float" office:value="408.748444">
                <text:p>408.748444</text:p>
              </table:table-cell>
              <table:table-cell office:value-type="float" office:value="10.349121">
                <text:p>10.349121</text:p>
              </table:table-cell>
              <table:table-cell office:value-type="float" office:value="638.337646">
                <text:p>638.337646</text:p>
              </table:table-cell>
              <table:table-cell office:value-type="float" office:value="20.367243">
                <text:p>20.367243</text:p>
              </table:table-cell>
              <table:table-cell office:value-type="float" office:value="552.269653">
                <text:p>552.269653</text:p>
              </table:table-cell>
              <table:table-cell office:value-type="float" office:value="13.303773">
                <text:p>13.303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.440277">
                <text:p>460.440277</text:p>
              </table:table-cell>
              <table:table-cell office:value-type="float" office:value="9.330287">
                <text:p>9.330287</text:p>
              </table:table-cell>
              <table:table-cell office:value-type="float" office:value="435.937927">
                <text:p>435.937927</text:p>
              </table:table-cell>
              <table:table-cell office:value-type="float" office:value="8.7626">
                <text:p>8.7626</text:p>
              </table:table-cell>
              <table:table-cell office:value-type="float" office:value="317.621979">
                <text:p>317.621979</text:p>
              </table:table-cell>
              <table:table-cell office:value-type="float" office:value="11.359105">
                <text:p>11.359105</text:p>
              </table:table-cell>
              <table:table-cell office:value-type="float" office:value="295.651123">
                <text:p>295.651123</text:p>
              </table:table-cell>
              <table:table-cell office:value-type="float" office:value="10.141527">
                <text:p>10.141527</text:p>
              </table:table-cell>
              <table:table-cell office:value-type="float" office:value="590.414429">
                <text:p>590.414429</text:p>
              </table:table-cell>
              <table:table-cell office:value-type="float" office:value="13.363357">
                <text:p>13.363357</text:p>
              </table:table-cell>
              <table:table-cell office:value-type="float" office:value="476.048431">
                <text:p>476.048431</text:p>
              </table:table-cell>
              <table:table-cell office:value-type="float" office:value="17.30644">
                <text:p>17.30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5.50589">
                <text:p>385.50589</text:p>
              </table:table-cell>
              <table:table-cell office:value-type="float" office:value="8.014458">
                <text:p>8.014458</text:p>
              </table:table-cell>
              <table:table-cell office:value-type="float" office:value="389.322784">
                <text:p>389.322784</text:p>
              </table:table-cell>
              <table:table-cell office:value-type="float" office:value="8.106916">
                <text:p>8.106916</text:p>
              </table:table-cell>
              <table:table-cell office:value-type="float" office:value="251.7388">
                <text:p>251.7388</text:p>
              </table:table-cell>
              <table:table-cell office:value-type="float" office:value="10.010451">
                <text:p>10.010451</text:p>
              </table:table-cell>
              <table:table-cell office:value-type="float" office:value="263.196777">
                <text:p>263.196777</text:p>
              </table:table-cell>
              <table:table-cell office:value-type="float" office:value="9.363297">
                <text:p>9.363297</text:p>
              </table:table-cell>
              <table:table-cell office:value-type="float" office:value="538.652039">
                <text:p>538.652039</text:p>
              </table:table-cell>
              <table:table-cell office:value-type="float" office:value="12.377538">
                <text:p>12.377538</text:p>
              </table:table-cell>
              <table:table-cell office:value-type="float" office:value="366.805969">
                <text:p>366.805969</text:p>
              </table:table-cell>
              <table:table-cell office:value-type="float" office:value="19.748823">
                <text:p>19.748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6.59903">
                <text:p>316.59903</text:p>
              </table:table-cell>
              <table:table-cell office:value-type="float" office:value="7.383519">
                <text:p>7.383519</text:p>
              </table:table-cell>
              <table:table-cell office:value-type="float" office:value="296.542999">
                <text:p>296.542999</text:p>
              </table:table-cell>
              <table:table-cell office:value-type="float" office:value="6.840288">
                <text:p>6.840288</text:p>
              </table:table-cell>
              <table:table-cell office:value-type="float" office:value="246.685074">
                <text:p>246.685074</text:p>
              </table:table-cell>
              <table:table-cell office:value-type="float" office:value="8.794788">
                <text:p>8.794788</text:p>
              </table:table-cell>
              <table:table-cell office:value-type="float" office:value="258.015747">
                <text:p>258.015747</text:p>
              </table:table-cell>
              <table:table-cell office:value-type="float" office:value="8.935325">
                <text:p>8.935325</text:p>
              </table:table-cell>
              <table:table-cell office:value-type="float" office:value="495.234253">
                <text:p>495.234253</text:p>
              </table:table-cell>
              <table:table-cell office:value-type="float" office:value="12.128285">
                <text:p>12.128285</text:p>
              </table:table-cell>
              <table:table-cell office:value-type="float" office:value="330.989899">
                <text:p>330.989899</text:p>
              </table:table-cell>
              <table:table-cell office:value-type="float" office:value="14.803586">
                <text:p>14.8035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7.130432">
                <text:p>267.130432</text:p>
              </table:table-cell>
              <table:table-cell office:value-type="float" office:value="6.74241">
                <text:p>6.74241</text:p>
              </table:table-cell>
              <table:table-cell office:value-type="float" office:value="254.344116">
                <text:p>254.344116</text:p>
              </table:table-cell>
              <table:table-cell office:value-type="float" office:value="6.210247">
                <text:p>6.210247</text:p>
              </table:table-cell>
              <table:table-cell office:value-type="float" office:value="262.84491">
                <text:p>262.84491</text:p>
              </table:table-cell>
              <table:table-cell office:value-type="float" office:value="8.218153">
                <text:p>8.218153</text:p>
              </table:table-cell>
              <table:table-cell office:value-type="float" office:value="254.015503">
                <text:p>254.015503</text:p>
              </table:table-cell>
              <table:table-cell office:value-type="float" office:value="8.288661">
                <text:p>8.288661</text:p>
              </table:table-cell>
              <table:table-cell office:value-type="float" office:value="437.87973">
                <text:p>437.87973</text:p>
              </table:table-cell>
              <table:table-cell office:value-type="float" office:value="12.849869">
                <text:p>12.849869</text:p>
              </table:table-cell>
              <table:table-cell office:value-type="float" office:value="330.989899">
                <text:p>330.989899</text:p>
              </table:table-cell>
              <table:table-cell office:value-type="float" office:value="11.102498">
                <text:p>11.102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6.067581">
                <text:p>246.067581</text:p>
              </table:table-cell>
              <table:table-cell office:value-type="float" office:value="6.52915">
                <text:p>6.52915</text:p>
              </table:table-cell>
              <table:table-cell office:value-type="float" office:value="248.87088">
                <text:p>248.87088</text:p>
              </table:table-cell>
              <table:table-cell office:value-type="float" office:value="6.304777">
                <text:p>6.304777</text:p>
              </table:table-cell>
              <table:table-cell office:value-type="float" office:value="239.765854">
                <text:p>239.765854</text:p>
              </table:table-cell>
              <table:table-cell office:value-type="float" office:value="7.602123">
                <text:p>7.602123</text:p>
              </table:table-cell>
              <table:table-cell office:value-type="float" office:value="242.426636">
                <text:p>242.426636</text:p>
              </table:table-cell>
              <table:table-cell office:value-type="float" office:value="7.838128">
                <text:p>7.838128</text:p>
              </table:table-cell>
              <table:table-cell office:value-type="float" office:value="388.553345">
                <text:p>388.553345</text:p>
              </table:table-cell>
              <table:table-cell office:value-type="float" office:value="13.124972">
                <text:p>13.124972</text:p>
              </table:table-cell>
              <table:table-cell office:value-type="float" office:value="310.597168">
                <text:p>310.597168</text:p>
              </table:table-cell>
              <table:table-cell office:value-type="float" office:value="10.850739">
                <text:p>10.850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4.336121">
                <text:p>234.336121</text:p>
              </table:table-cell>
              <table:table-cell office:value-type="float" office:value="5.981203">
                <text:p>5.981203</text:p>
              </table:table-cell>
              <table:table-cell office:value-type="float" office:value="231.303528">
                <text:p>231.303528</text:p>
              </table:table-cell>
              <table:table-cell office:value-type="float" office:value="5.882975">
                <text:p>5.882975</text:p>
              </table:table-cell>
              <table:table-cell office:value-type="float" office:value="224.438354">
                <text:p>224.438354</text:p>
              </table:table-cell>
              <table:table-cell office:value-type="float" office:value="7.491911">
                <text:p>7.491911</text:p>
              </table:table-cell>
              <table:table-cell office:value-type="float" office:value="216.528641">
                <text:p>216.528641</text:p>
              </table:table-cell>
              <table:table-cell office:value-type="float" office:value="7.709852">
                <text:p>7.709852</text:p>
              </table:table-cell>
              <table:table-cell office:value-type="float" office:value="347.97876">
                <text:p>347.97876</text:p>
              </table:table-cell>
              <table:table-cell office:value-type="float" office:value="10.440856">
                <text:p>10.440856</text:p>
              </table:table-cell>
              <table:table-cell office:value-type="float" office:value="278.087708">
                <text:p>278.087708</text:p>
              </table:table-cell>
              <table:table-cell office:value-type="float" office:value="10.312997">
                <text:p>10.312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8.49205">
                <text:p>208.49205</text:p>
              </table:table-cell>
              <table:table-cell office:value-type="float" office:value="5.654512">
                <text:p>5.654512</text:p>
              </table:table-cell>
              <table:table-cell office:value-type="float" office:value="211.634018">
                <text:p>211.634018</text:p>
              </table:table-cell>
              <table:table-cell office:value-type="float" office:value="5.626031">
                <text:p>5.626031</text:p>
              </table:table-cell>
              <table:table-cell office:value-type="float" office:value="208.271179">
                <text:p>208.271179</text:p>
              </table:table-cell>
              <table:table-cell office:value-type="float" office:value="7.180854">
                <text:p>7.180854</text:p>
              </table:table-cell>
              <table:table-cell office:value-type="float" office:value="209.15744">
                <text:p>209.15744</text:p>
              </table:table-cell>
              <table:table-cell office:value-type="float" office:value="7.435798">
                <text:p>7.435798</text:p>
              </table:table-cell>
              <table:table-cell office:value-type="float" office:value="324.971893">
                <text:p>324.971893</text:p>
              </table:table-cell>
              <table:table-cell office:value-type="float" office:value="10.219116">
                <text:p>10.219116</text:p>
              </table:table-cell>
              <table:table-cell office:value-type="float" office:value="258.694733">
                <text:p>258.694733</text:p>
              </table:table-cell>
              <table:table-cell office:value-type="float" office:value="9.500533">
                <text:p>9.5005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3.240784">
                <text:p>213.240784</text:p>
              </table:table-cell>
              <table:table-cell office:value-type="float" office:value="5.4821">
                <text:p>5.4821</text:p>
              </table:table-cell>
              <table:table-cell office:value-type="float" office:value="214.403488">
                <text:p>214.403488</text:p>
              </table:table-cell>
              <table:table-cell office:value-type="float" office:value="5.458801">
                <text:p>5.458801</text:p>
              </table:table-cell>
              <table:table-cell office:value-type="float" office:value="190.696411">
                <text:p>190.696411</text:p>
              </table:table-cell>
              <table:table-cell office:value-type="float" office:value="7.062698">
                <text:p>7.062698</text:p>
              </table:table-cell>
              <table:table-cell office:value-type="float" office:value="195.241318">
                <text:p>195.241318</text:p>
              </table:table-cell>
              <table:table-cell office:value-type="float" office:value="7.3262">
                <text:p>7.3262</text:p>
              </table:table-cell>
              <table:table-cell office:value-type="float" office:value="352.976654">
                <text:p>352.976654</text:p>
              </table:table-cell>
              <table:table-cell office:value-type="float" office:value="9.607118">
                <text:p>9.607118</text:p>
              </table:table-cell>
              <table:table-cell office:value-type="float" office:value="238.601944">
                <text:p>238.601944</text:p>
              </table:table-cell>
              <table:table-cell office:value-type="float" office:value="9.22634">
                <text:p>9.22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8.935181">
                <text:p>208.935181</text:p>
              </table:table-cell>
              <table:table-cell office:value-type="float" office:value="5.208613">
                <text:p>5.208613</text:p>
              </table:table-cell>
              <table:table-cell office:value-type="float" office:value="205.227554">
                <text:p>205.227554</text:p>
              </table:table-cell>
              <table:table-cell office:value-type="float" office:value="5.186345">
                <text:p>5.186345</text:p>
              </table:table-cell>
              <table:table-cell office:value-type="float" office:value="184.435272">
                <text:p>184.435272</text:p>
              </table:table-cell>
              <table:table-cell office:value-type="float" office:value="7.109093">
                <text:p>7.109093</text:p>
              </table:table-cell>
              <table:table-cell office:value-type="float" office:value="190.881546">
                <text:p>190.881546</text:p>
              </table:table-cell>
              <table:table-cell office:value-type="float" office:value="7.378864">
                <text:p>7.378864</text:p>
              </table:table-cell>
              <table:table-cell office:value-type="float" office:value="322.308197">
                <text:p>322.308197</text:p>
              </table:table-cell>
              <table:table-cell office:value-type="float" office:value="9.215302">
                <text:p>9.215302</text:p>
              </table:table-cell>
              <table:table-cell office:value-type="float" office:value="233.778839">
                <text:p>233.778839</text:p>
              </table:table-cell>
              <table:table-cell office:value-type="float" office:value="9.322003">
                <text:p>9.3220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.435394">
                <text:p>195.435394</text:p>
              </table:table-cell>
              <table:table-cell office:value-type="float" office:value="4.976701">
                <text:p>4.976701</text:p>
              </table:table-cell>
              <table:table-cell office:value-type="float" office:value="194.854309">
                <text:p>194.854309</text:p>
              </table:table-cell>
              <table:table-cell office:value-type="float" office:value="4.938966">
                <text:p>4.938966</text:p>
              </table:table-cell>
              <table:table-cell office:value-type="float" office:value="182.044449">
                <text:p>182.044449</text:p>
              </table:table-cell>
              <table:table-cell office:value-type="float" office:value="7.202744">
                <text:p>7.202744</text:p>
              </table:table-cell>
              <table:table-cell office:value-type="float" office:value="185.479248">
                <text:p>185.479248</text:p>
              </table:table-cell>
              <table:table-cell office:value-type="float" office:value="7.03775">
                <text:p>7.03775</text:p>
              </table:table-cell>
              <table:table-cell office:value-type="float" office:value="286.600586">
                <text:p>286.600586</text:p>
              </table:table-cell>
              <table:table-cell office:value-type="float" office:value="8.762891">
                <text:p>8.762891</text:p>
              </table:table-cell>
              <table:table-cell office:value-type="float" office:value="222.91156">
                <text:p>222.91156</text:p>
              </table:table-cell>
              <table:table-cell office:value-type="float" office:value="9.101719">
                <text:p>9.1017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9.959427">
                <text:p>189.959427</text:p>
              </table:table-cell>
              <table:table-cell office:value-type="float" office:value="4.9597">
                <text:p>4.9597</text:p>
              </table:table-cell>
              <table:table-cell office:value-type="float" office:value="188.683304">
                <text:p>188.683304</text:p>
              </table:table-cell>
              <table:table-cell office:value-type="float" office:value="4.8792">
                <text:p>4.8792</text:p>
              </table:table-cell>
              <table:table-cell office:value-type="float" office:value="174.918152">
                <text:p>174.918152</text:p>
              </table:table-cell>
              <table:table-cell office:value-type="float" office:value="7.133714">
                <text:p>7.133714</text:p>
              </table:table-cell>
              <table:table-cell office:value-type="float" office:value="178.410156">
                <text:p>178.410156</text:p>
              </table:table-cell>
              <table:table-cell office:value-type="float" office:value="6.979779">
                <text:p>6.979779</text:p>
              </table:table-cell>
              <table:table-cell office:value-type="float" office:value="274.592194">
                <text:p>274.592194</text:p>
              </table:table-cell>
              <table:table-cell office:value-type="float" office:value="8.644066">
                <text:p>8.644066</text:p>
              </table:table-cell>
              <table:table-cell office:value-type="float" office:value="211.634018">
                <text:p>211.634018</text:p>
              </table:table-cell>
              <table:table-cell office:value-type="float" office:value="8.991567">
                <text:p>8.9915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5.542862">
                <text:p>175.542862</text:p>
              </table:table-cell>
              <table:table-cell office:value-type="float" office:value="4.890031">
                <text:p>4.890031</text:p>
              </table:table-cell>
              <table:table-cell office:value-type="float" office:value="175.073914">
                <text:p>175.073914</text:p>
              </table:table-cell>
              <table:table-cell office:value-type="float" office:value="4.839433">
                <text:p>4.839433</text:p>
              </table:table-cell>
              <table:table-cell office:value-type="float" office:value="170.223373">
                <text:p>170.223373</text:p>
              </table:table-cell>
              <table:table-cell office:value-type="float" office:value="6.122927">
                <text:p>6.122927</text:p>
              </table:table-cell>
              <table:table-cell office:value-type="float" office:value="177.124329">
                <text:p>177.124329</text:p>
              </table:table-cell>
              <table:table-cell office:value-type="float" office:value="6.396488">
                <text:p>6.396488</text:p>
              </table:table-cell>
              <table:table-cell office:value-type="float" office:value="250.456055">
                <text:p>250.456055</text:p>
              </table:table-cell>
              <table:table-cell office:value-type="float" office:value="8.58158">
                <text:p>8.58158</text:p>
              </table:table-cell>
              <table:table-cell office:value-type="float" office:value="209.380188">
                <text:p>209.380188</text:p>
              </table:table-cell>
              <table:table-cell office:value-type="float" office:value="8.230545">
                <text:p>8.2305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2.161118">
                <text:p>172.161118</text:p>
              </table:table-cell>
              <table:table-cell office:value-type="float" office:value="4.887298">
                <text:p>4.887298</text:p>
              </table:table-cell>
              <table:table-cell office:value-type="float" office:value="171.112274">
                <text:p>171.112274</text:p>
              </table:table-cell>
              <table:table-cell office:value-type="float" office:value="4.836143">
                <text:p>4.836143</text:p>
              </table:table-cell>
              <table:table-cell office:value-type="float" office:value="166.616943">
                <text:p>166.616943</text:p>
              </table:table-cell>
              <table:table-cell office:value-type="float" office:value="6.160904">
                <text:p>6.160904</text:p>
              </table:table-cell>
              <table:table-cell office:value-type="float" office:value="170.666672">
                <text:p>170.666672</text:p>
              </table:table-cell>
              <table:table-cell office:value-type="float" office:value="6.424448">
                <text:p>6.424448</text:p>
              </table:table-cell>
              <table:table-cell office:value-type="float" office:value="249.502533">
                <text:p>249.502533</text:p>
              </table:table-cell>
              <table:table-cell office:value-type="float" office:value="8.58158">
                <text:p>8.58158</text:p>
              </table:table-cell>
              <table:table-cell office:value-type="float" office:value="202.479919">
                <text:p>202.479919</text:p>
              </table:table-cell>
              <table:table-cell office:value-type="float" office:value="8.224169">
                <text:p>8.2241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8.328766">
                <text:p>168.328766</text:p>
              </table:table-cell>
              <table:table-cell office:value-type="float" office:value="4.888749">
                <text:p>4.888749</text:p>
              </table:table-cell>
              <table:table-cell office:value-type="float" office:value="169.343674">
                <text:p>169.343674</text:p>
              </table:table-cell>
              <table:table-cell office:value-type="float" office:value="4.893449">
                <text:p>4.893449</text:p>
              </table:table-cell>
              <table:table-cell office:value-type="float" office:value="161.154099">
                <text:p>161.154099</text:p>
              </table:table-cell>
              <table:table-cell office:value-type="float" office:value="6.235479">
                <text:p>6.235479</text:p>
              </table:table-cell>
              <table:table-cell office:value-type="float" office:value="166.475861">
                <text:p>166.475861</text:p>
              </table:table-cell>
              <table:table-cell office:value-type="float" office:value="6.447567">
                <text:p>6.447567</text:p>
              </table:table-cell>
              <table:table-cell office:value-type="float" office:value="239.18248">
                <text:p>239.18248</text:p>
              </table:table-cell>
              <table:table-cell office:value-type="float" office:value="8.544561">
                <text:p>8.544561</text:p>
              </table:table-cell>
              <table:table-cell office:value-type="float" office:value="200.211807">
                <text:p>200.211807</text:p>
              </table:table-cell>
              <table:table-cell office:value-type="float" office:value="8.128554">
                <text:p>8.128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1.684204">
                <text:p>161.684204</text:p>
              </table:table-cell>
              <table:table-cell office:value-type="float" office:value="4.724537">
                <text:p>4.724537</text:p>
              </table:table-cell>
              <table:table-cell office:value-type="float" office:value="162.754974">
                <text:p>162.754974</text:p>
              </table:table-cell>
              <table:table-cell office:value-type="float" office:value="4.727579">
                <text:p>4.727579</text:p>
              </table:table-cell>
              <table:table-cell office:value-type="float" office:value="161.950577">
                <text:p>161.950577</text:p>
              </table:table-cell>
              <table:table-cell office:value-type="float" office:value="5.988043">
                <text:p>5.988043</text:p>
              </table:table-cell>
              <table:table-cell office:value-type="float" office:value="164.250626">
                <text:p>164.250626</text:p>
              </table:table-cell>
              <table:table-cell office:value-type="float" office:value="6.187856">
                <text:p>6.187856</text:p>
              </table:table-cell>
              <table:table-cell office:value-type="float" office:value="230.220139">
                <text:p>230.220139</text:p>
              </table:table-cell>
              <table:table-cell office:value-type="float" office:value="8.355673">
                <text:p>8.355673</text:p>
              </table:table-cell>
              <table:table-cell office:value-type="float" office:value="196.411591">
                <text:p>196.411591</text:p>
              </table:table-cell>
              <table:table-cell office:value-type="float" office:value="7.811348">
                <text:p>7.811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7.538467">
                <text:p>157.538467</text:p>
              </table:table-cell>
              <table:table-cell office:value-type="float" office:value="4.585217">
                <text:p>4.585217</text:p>
              </table:table-cell>
              <table:table-cell office:value-type="float" office:value="157.918076">
                <text:p>157.918076</text:p>
              </table:table-cell>
              <table:table-cell office:value-type="float" office:value="4.546032">
                <text:p>4.546032</text:p>
              </table:table-cell>
              <table:table-cell office:value-type="float" office:value="153.960846">
                <text:p>153.960846</text:p>
              </table:table-cell>
              <table:table-cell office:value-type="float" office:value="6.108551">
                <text:p>6.108551</text:p>
              </table:table-cell>
              <table:table-cell office:value-type="float" office:value="158.427078">
                <text:p>158.427078</text:p>
              </table:table-cell>
              <table:table-cell office:value-type="float" office:value="6.231203">
                <text:p>6.231203</text:p>
              </table:table-cell>
              <table:table-cell office:value-type="float" office:value="219.919464">
                <text:p>219.919464</text:p>
              </table:table-cell>
              <table:table-cell office:value-type="float" office:value="8.179751">
                <text:p>8.179751</text:p>
              </table:table-cell>
              <table:table-cell office:value-type="float" office:value="188.141632">
                <text:p>188.141632</text:p>
              </table:table-cell>
              <table:table-cell office:value-type="float" office:value="7.596883">
                <text:p>7.5968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.053635">
                <text:p>155.053635</text:p>
              </table:table-cell>
              <table:table-cell office:value-type="float" office:value="4.429752">
                <text:p>4.429752</text:p>
              </table:table-cell>
              <table:table-cell office:value-type="float" office:value="154.809448">
                <text:p>154.809448</text:p>
              </table:table-cell>
              <table:table-cell office:value-type="float" office:value="4.415446">
                <text:p>4.415446</text:p>
              </table:table-cell>
              <table:table-cell office:value-type="float" office:value="150.657471">
                <text:p>150.657471</text:p>
              </table:table-cell>
              <table:table-cell office:value-type="float" office:value="6.177645">
                <text:p>6.177645</text:p>
              </table:table-cell>
              <table:table-cell office:value-type="float" office:value="155.17601">
                <text:p>155.17601</text:p>
              </table:table-cell>
              <table:table-cell office:value-type="float" office:value="6.093981">
                <text:p>6.093981</text:p>
              </table:table-cell>
              <table:table-cell office:value-type="float" office:value="213.704346">
                <text:p>213.704346</text:p>
              </table:table-cell>
              <table:table-cell office:value-type="float" office:value="7.962604">
                <text:p>7.962604</text:p>
              </table:table-cell>
              <table:table-cell office:value-type="float" office:value="181.038681">
                <text:p>181.038681</text:p>
              </table:table-cell>
              <table:table-cell office:value-type="float" office:value="7.515242">
                <text:p>7.5152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1.469955">
                <text:p>151.469955</text:p>
              </table:table-cell>
              <table:table-cell office:value-type="float" office:value="4.404967">
                <text:p>4.404967</text:p>
              </table:table-cell>
              <table:table-cell office:value-type="float" office:value="151.586746">
                <text:p>151.586746</text:p>
              </table:table-cell>
              <table:table-cell office:value-type="float" office:value="4.403191">
                <text:p>4.403191</text:p>
              </table:table-cell>
              <table:table-cell office:value-type="float" office:value="146.941711">
                <text:p>146.941711</text:p>
              </table:table-cell>
              <table:table-cell office:value-type="float" office:value="5.983423">
                <text:p>5.983423</text:p>
              </table:table-cell>
              <table:table-cell office:value-type="float" office:value="152.17337">
                <text:p>152.17337</text:p>
              </table:table-cell>
              <table:table-cell office:value-type="float" office:value="6.001553">
                <text:p>6.001553</text:p>
              </table:table-cell>
              <table:table-cell office:value-type="float" office:value="208.49205">
                <text:p>208.49205</text:p>
              </table:table-cell>
              <table:table-cell office:value-type="float" office:value="7.979897">
                <text:p>7.979897</text:p>
              </table:table-cell>
              <table:table-cell office:value-type="float" office:value="177.925797">
                <text:p>177.925797</text:p>
              </table:table-cell>
              <table:table-cell office:value-type="float" office:value="7.458124">
                <text:p>7.4581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.720123">
                <text:p>148.720123</text:p>
              </table:table-cell>
              <table:table-cell office:value-type="float" office:value="4.390544">
                <text:p>4.390544</text:p>
              </table:table-cell>
              <table:table-cell office:value-type="float" office:value="149.625565">
                <text:p>149.625565</text:p>
              </table:table-cell>
              <table:table-cell office:value-type="float" office:value="4.343142">
                <text:p>4.343142</text:p>
              </table:table-cell>
              <table:table-cell office:value-type="float" office:value="143.824432">
                <text:p>143.824432</text:p>
              </table:table-cell>
              <table:table-cell office:value-type="float" office:value="5.879024">
                <text:p>5.879024</text:p>
              </table:table-cell>
              <table:table-cell office:value-type="float" office:value="148.720123">
                <text:p>148.720123</text:p>
              </table:table-cell>
              <table:table-cell office:value-type="float" office:value="5.995747">
                <text:p>5.995747</text:p>
              </table:table-cell>
              <table:table-cell office:value-type="float" office:value="201.236435">
                <text:p>201.236435</text:p>
              </table:table-cell>
              <table:table-cell office:value-type="float" office:value="7.914419">
                <text:p>7.914419</text:p>
              </table:table-cell>
              <table:table-cell office:value-type="float" office:value="172.614578">
                <text:p>172.614578</text:p>
              </table:table-cell>
              <table:table-cell office:value-type="float" office:value="7.341885">
                <text:p>7.3418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.312637">
                <text:p>145.312637</text:p>
              </table:table-cell>
              <table:table-cell office:value-type="float" office:value="4.254547">
                <text:p>4.254547</text:p>
              </table:table-cell>
              <table:table-cell office:value-type="float" office:value="146.285721">
                <text:p>146.285721</text:p>
              </table:table-cell>
              <table:table-cell office:value-type="float" office:value="4.252223">
                <text:p>4.252223</text:p>
              </table:table-cell>
              <table:table-cell office:value-type="float" office:value="141.546432">
                <text:p>141.546432</text:p>
              </table:table-cell>
              <table:table-cell office:value-type="float" office:value="5.934158">
                <text:p>5.934158</text:p>
              </table:table-cell>
              <table:table-cell office:value-type="float" office:value="146.503723">
                <text:p>146.503723</text:p>
              </table:table-cell>
              <table:table-cell office:value-type="float" office:value="5.940929">
                <text:p>5.940929</text:p>
              </table:table-cell>
              <table:table-cell office:value-type="float" office:value="195.241318">
                <text:p>195.241318</text:p>
              </table:table-cell>
              <table:table-cell office:value-type="float" office:value="7.513948">
                <text:p>7.513948</text:p>
              </table:table-cell>
              <table:table-cell office:value-type="float" office:value="168.328766">
                <text:p>168.328766</text:p>
              </table:table-cell>
              <table:table-cell office:value-type="float" office:value="7.282843">
                <text:p>7.2828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4.140762">
                <text:p>144.140762</text:p>
              </table:table-cell>
              <table:table-cell office:value-type="float" office:value="4.213003">
                <text:p>4.213003</text:p>
              </table:table-cell>
              <table:table-cell office:value-type="float" office:value="142.366394">
                <text:p>142.366394</text:p>
              </table:table-cell>
              <table:table-cell office:value-type="float" office:value="4.232772">
                <text:p>4.232772</text:p>
              </table:table-cell>
              <table:table-cell office:value-type="float" office:value="138.358902">
                <text:p>138.358902</text:p>
              </table:table-cell>
              <table:table-cell office:value-type="float" office:value="5.966717">
                <text:p>5.966717</text:p>
              </table:table-cell>
              <table:table-cell office:value-type="float" office:value="144.884308">
                <text:p>144.884308</text:p>
              </table:table-cell>
              <table:table-cell office:value-type="float" office:value="5.940511">
                <text:p>5.940511</text:p>
              </table:table-cell>
              <table:table-cell office:value-type="float" office:value="189.593063">
                <text:p>189.593063</text:p>
              </table:table-cell>
              <table:table-cell office:value-type="float" office:value="7.474087">
                <text:p>7.474087</text:p>
              </table:table-cell>
              <table:table-cell office:value-type="float" office:value="164.250626">
                <text:p>164.250626</text:p>
              </table:table-cell>
              <table:table-cell office:value-type="float" office:value="7.238206">
                <text:p>7.2382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1.750534">
                <text:p>141.750534</text:p>
              </table:table-cell>
              <table:table-cell office:value-type="float" office:value="4.18364">
                <text:p>4.18364</text:p>
              </table:table-cell>
              <table:table-cell office:value-type="float" office:value="140.635193">
                <text:p>140.635193</text:p>
              </table:table-cell>
              <table:table-cell office:value-type="float" office:value="4.200653">
                <text:p>4.200653</text:p>
              </table:table-cell>
              <table:table-cell office:value-type="float" office:value="136.249481">
                <text:p>136.249481</text:p>
              </table:table-cell>
              <table:table-cell office:value-type="float" office:value="5.831453">
                <text:p>5.831453</text:p>
              </table:table-cell>
              <table:table-cell office:value-type="float" office:value="142.676346">
                <text:p>142.676346</text:p>
              </table:table-cell>
              <table:table-cell office:value-type="float" office:value="5.813925">
                <text:p>5.813925</text:p>
              </table:table-cell>
              <table:table-cell office:value-type="float" office:value="185.479248">
                <text:p>185.479248</text:p>
              </table:table-cell>
              <table:table-cell office:value-type="float" office:value="7.470623">
                <text:p>7.470623</text:p>
              </table:table-cell>
              <table:table-cell office:value-type="float" office:value="162.889816">
                <text:p>162.889816</text:p>
              </table:table-cell>
              <table:table-cell office:value-type="float" office:value="7.102257">
                <text:p>7.1022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9.735611">
                <text:p>139.735611</text:p>
              </table:table-cell>
              <table:table-cell office:value-type="float" office:value="4.164624">
                <text:p>4.164624</text:p>
              </table:table-cell>
              <table:table-cell office:value-type="float" office:value="138.945587">
                <text:p>138.945587</text:p>
              </table:table-cell>
              <table:table-cell office:value-type="float" office:value="4.166096">
                <text:p>4.166096</text:p>
              </table:table-cell>
              <table:table-cell office:value-type="float" office:value="135.218704">
                <text:p>135.218704</text:p>
              </table:table-cell>
              <table:table-cell office:value-type="float" office:value="5.728293">
                <text:p>5.728293</text:p>
              </table:table-cell>
              <table:table-cell office:value-type="float" office:value="141.342926">
                <text:p>141.342926</text:p>
              </table:table-cell>
              <table:table-cell office:value-type="float" office:value="5.778488">
                <text:p>5.778488</text:p>
              </table:table-cell>
              <table:table-cell office:value-type="float" office:value="182.382187">
                <text:p>182.382187</text:p>
              </table:table-cell>
              <table:table-cell office:value-type="float" office:value="7.448822">
                <text:p>7.448822</text:p>
              </table:table-cell>
              <table:table-cell office:value-type="float" office:value="160.365417">
                <text:p>160.365417</text:p>
              </table:table-cell>
              <table:table-cell office:value-type="float" office:value="7.076036">
                <text:p>7.0760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7.680679">
                <text:p>137.680679</text:p>
              </table:table-cell>
              <table:table-cell office:value-type="float" office:value="4.176539">
                <text:p>4.176539</text:p>
              </table:table-cell>
              <table:table-cell office:value-type="float" office:value="136.060898">
                <text:p>136.060898</text:p>
              </table:table-cell>
              <table:table-cell office:value-type="float" office:value="4.179107">
                <text:p>4.179107</text:p>
              </table:table-cell>
              <table:table-cell office:value-type="float" office:value="133.474548">
                <text:p>133.474548</text:p>
              </table:table-cell>
              <table:table-cell office:value-type="float" office:value="5.633101">
                <text:p>5.633101</text:p>
              </table:table-cell>
              <table:table-cell office:value-type="float" office:value="139.735611">
                <text:p>139.735611</text:p>
              </table:table-cell>
              <table:table-cell office:value-type="float" office:value="5.742002">
                <text:p>5.742002</text:p>
              </table:table-cell>
              <table:table-cell office:value-type="float" office:value="178.897186">
                <text:p>178.897186</text:p>
              </table:table-cell>
              <table:table-cell office:value-type="float" office:value="7.445345">
                <text:p>7.445345</text:p>
              </table:table-cell>
              <table:table-cell office:value-type="float" office:value="158.55484">
                <text:p>158.55484</text:p>
              </table:table-cell>
              <table:table-cell office:value-type="float" office:value="6.954651">
                <text:p>6.9546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6.155121">
                <text:p>136.155121</text:p>
              </table:table-cell>
              <table:table-cell office:value-type="float" office:value="4.045337">
                <text:p>4.045337</text:p>
              </table:table-cell>
              <table:table-cell office:value-type="float" office:value="135.218704">
                <text:p>135.218704</text:p>
              </table:table-cell>
              <table:table-cell office:value-type="float" office:value="4.063224">
                <text:p>4.063224</text:p>
              </table:table-cell>
              <table:table-cell office:value-type="float" office:value="130.810379">
                <text:p>130.810379</text:p>
              </table:table-cell>
              <table:table-cell office:value-type="float" office:value="5.615438">
                <text:p>5.615438</text:p>
              </table:table-cell>
              <table:table-cell office:value-type="float" office:value="135.404953">
                <text:p>135.404953</text:p>
              </table:table-cell>
              <table:table-cell office:value-type="float" office:value="5.728846">
                <text:p>5.728846</text:p>
              </table:table-cell>
              <table:table-cell office:value-type="float" office:value="177.284042">
                <text:p>177.284042</text:p>
              </table:table-cell>
              <table:table-cell office:value-type="float" office:value="7.179342">
                <text:p>7.179342</text:p>
              </table:table-cell>
              <table:table-cell office:value-type="float" office:value="154.931442">
                <text:p>154.931442</text:p>
              </table:table-cell>
              <table:table-cell office:value-type="float" office:value="6.894589">
                <text:p>6.8945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.02301">
                <text:p>133.02301</text:p>
              </table:table-cell>
              <table:table-cell office:value-type="float" office:value="4.039701">
                <text:p>4.039701</text:p>
              </table:table-cell>
              <table:table-cell office:value-type="float" office:value="132.040298">
                <text:p>132.040298</text:p>
              </table:table-cell>
              <table:table-cell office:value-type="float" office:value="4.049232">
                <text:p>4.049232</text:p>
              </table:table-cell>
              <table:table-cell office:value-type="float" office:value="129.85997">
                <text:p>129.85997</text:p>
              </table:table-cell>
              <table:table-cell office:value-type="float" office:value="5.582596">
                <text:p>5.582596</text:p>
              </table:table-cell>
              <table:table-cell office:value-type="float" office:value="134.111862">
                <text:p>134.111862</text:p>
              </table:table-cell>
              <table:table-cell office:value-type="float" office:value="5.698013">
                <text:p>5.698013</text:p>
              </table:table-cell>
              <table:table-cell office:value-type="float" office:value="174.45253">
                <text:p>174.45253</text:p>
              </table:table-cell>
              <table:table-cell office:value-type="float" office:value="7.179451">
                <text:p>7.179451</text:p>
              </table:table-cell>
              <table:table-cell office:value-type="float" office:value="152.645966">
                <text:p>152.645966</text:p>
              </table:table-cell>
              <table:table-cell office:value-type="float" office:value="6.814493">
                <text:p>6.8144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1.072006">
                <text:p>131.072006</text:p>
              </table:table-cell>
              <table:table-cell office:value-type="float" office:value="4.039034">
                <text:p>4.039034</text:p>
              </table:table-cell>
              <table:table-cell office:value-type="float" office:value="128.334198">
                <text:p>128.334198</text:p>
              </table:table-cell>
              <table:table-cell office:value-type="float" office:value="4.046583">
                <text:p>4.046583</text:p>
              </table:table-cell>
              <table:table-cell office:value-type="float" office:value="129.007874">
                <text:p>129.007874</text:p>
              </table:table-cell>
              <table:table-cell office:value-type="float" office:value="5.566101">
                <text:p>5.566101</text:p>
              </table:table-cell>
              <table:table-cell office:value-type="float" office:value="132.574509">
                <text:p>132.574509</text:p>
              </table:table-cell>
              <table:table-cell office:value-type="float" office:value="5.690549">
                <text:p>5.690549</text:p>
              </table:table-cell>
              <table:table-cell office:value-type="float" office:value="169.782379">
                <text:p>169.782379</text:p>
              </table:table-cell>
              <table:table-cell office:value-type="float" office:value="7.188485">
                <text:p>7.188485</text:p>
              </table:table-cell>
              <table:table-cell office:value-type="float" office:value="151.236923">
                <text:p>151.236923</text:p>
              </table:table-cell>
              <table:table-cell office:value-type="float" office:value="6.817976">
                <text:p>6.8179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.680412">
                <text:p>126.680412</text:p>
              </table:table-cell>
              <table:table-cell office:value-type="float" office:value="4.023347">
                <text:p>4.023347</text:p>
              </table:table-cell>
              <table:table-cell office:value-type="float" office:value="125.628113">
                <text:p>125.628113</text:p>
              </table:table-cell>
              <table:table-cell office:value-type="float" office:value="4.046583">
                <text:p>4.046583</text:p>
              </table:table-cell>
              <table:table-cell office:value-type="float" office:value="125.628113">
                <text:p>125.628113</text:p>
              </table:table-cell>
              <table:table-cell office:value-type="float" office:value="5.569557">
                <text:p>5.569557</text:p>
              </table:table-cell>
              <table:table-cell office:value-type="float" office:value="128.501968">
                <text:p>128.501968</text:p>
              </table:table-cell>
              <table:table-cell office:value-type="float" office:value="5.681274">
                <text:p>5.681274</text:p>
              </table:table-cell>
              <table:table-cell office:value-type="float" office:value="164.387955">
                <text:p>164.387955</text:p>
              </table:table-cell>
              <table:table-cell office:value-type="float" office:value="7.136471">
                <text:p>7.136471</text:p>
              </table:table-cell>
              <table:table-cell office:value-type="float" office:value="149.171478">
                <text:p>149.171478</text:p>
              </table:table-cell>
              <table:table-cell office:value-type="float" office:value="6.832809">
                <text:p>6.8328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.387756">
                <text:p>125.387756</text:p>
              </table:table-cell>
              <table:table-cell office:value-type="float" office:value="4.022592">
                <text:p>4.022592</text:p>
              </table:table-cell>
              <table:table-cell office:value-type="float" office:value="125.228027">
                <text:p>125.228027</text:p>
              </table:table-cell>
              <table:table-cell office:value-type="float" office:value="4.045021">
                <text:p>4.045021</text:p>
              </table:table-cell>
              <table:table-cell office:value-type="float" office:value="123.886581">
                <text:p>123.886581</text:p>
              </table:table-cell>
              <table:table-cell office:value-type="float" office:value="5.57403">
                <text:p>5.57403</text:p>
              </table:table-cell>
              <table:table-cell office:value-type="float" office:value="127.172058">
                <text:p>127.172058</text:p>
              </table:table-cell>
              <table:table-cell office:value-type="float" office:value="5.663005">
                <text:p>5.663005</text:p>
              </table:table-cell>
              <table:table-cell office:value-type="float" office:value="162.084091">
                <text:p>162.084091</text:p>
              </table:table-cell>
              <table:table-cell office:value-type="float" office:value="7.134703">
                <text:p>7.134703</text:p>
              </table:table-cell>
              <table:table-cell office:value-type="float" office:value="147.161682">
                <text:p>147.161682</text:p>
              </table:table-cell>
              <table:table-cell office:value-type="float" office:value="6.813766">
                <text:p>6.8137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0.766586">
                <text:p>120.766586</text:p>
              </table:table-cell>
              <table:table-cell office:value-type="float" office:value="4.003827">
                <text:p>4.003827</text:p>
              </table:table-cell>
              <table:table-cell office:value-type="float" office:value="121.437927">
                <text:p>121.437927</text:p>
              </table:table-cell>
              <table:table-cell office:value-type="float" office:value="3.99436">
                <text:p>3.99436</text:p>
              </table:table-cell>
              <table:table-cell office:value-type="float" office:value="121.064041">
                <text:p>121.064041</text:p>
              </table:table-cell>
              <table:table-cell office:value-type="float" office:value="5.550772">
                <text:p>5.550772</text:p>
              </table:table-cell>
              <table:table-cell office:value-type="float" office:value="123.265205">
                <text:p>123.265205</text:p>
              </table:table-cell>
              <table:table-cell office:value-type="float" office:value="5.659482">
                <text:p>5.659482</text:p>
              </table:table-cell>
              <table:table-cell office:value-type="float" office:value="147.051605">
                <text:p>147.051605</text:p>
              </table:table-cell>
              <table:table-cell office:value-type="float" office:value="7.038113">
                <text:p>7.038113</text:p>
              </table:table-cell>
              <table:table-cell office:value-type="float" office:value="140.635193">
                <text:p>140.635193</text:p>
              </table:table-cell>
              <table:table-cell office:value-type="float" office:value="6.808692">
                <text:p>6.8086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8.224892">
                <text:p>118.224892</text:p>
              </table:table-cell>
              <table:table-cell office:value-type="float" office:value="3.986023">
                <text:p>3.986023</text:p>
              </table:table-cell>
              <table:table-cell office:value-type="float" office:value="120.323135">
                <text:p>120.323135</text:p>
              </table:table-cell>
              <table:table-cell office:value-type="float" office:value="3.994798">
                <text:p>3.994798</text:p>
              </table:table-cell>
              <table:table-cell office:value-type="float" office:value="114.707115">
                <text:p>114.707115</text:p>
              </table:table-cell>
              <table:table-cell office:value-type="float" office:value="5.512943">
                <text:p>5.512943</text:p>
              </table:table-cell>
              <table:table-cell office:value-type="float" office:value="116.198578">
                <text:p>116.198578</text:p>
              </table:table-cell>
              <table:table-cell office:value-type="float" office:value="5.631977">
                <text:p>5.631977</text:p>
              </table:table-cell>
              <table:table-cell office:value-type="float" office:value="143.719299">
                <text:p>143.719299</text:p>
              </table:table-cell>
              <table:table-cell office:value-type="float" office:value="7.032418">
                <text:p>7.032418</text:p>
              </table:table-cell>
              <table:table-cell office:value-type="float" office:value="133.837982">
                <text:p>133.837982</text:p>
              </table:table-cell>
              <table:table-cell office:value-type="float" office:value="6.810318">
                <text:p>6.810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1.963554">
                <text:p>111.963554</text:p>
              </table:table-cell>
              <table:table-cell office:value-type="float" office:value="3.953749">
                <text:p>3.953749</text:p>
              </table:table-cell>
              <table:table-cell office:value-type="float" office:value="113.384087">
                <text:p>113.384087</text:p>
              </table:table-cell>
              <table:table-cell office:value-type="float" office:value="3.965685">
                <text:p>3.965685</text:p>
              </table:table-cell>
              <table:table-cell office:value-type="float" office:value="110.08287">
                <text:p>110.08287</text:p>
              </table:table-cell>
              <table:table-cell office:value-type="float" office:value="5.513624">
                <text:p>5.513624</text:p>
              </table:table-cell>
              <table:table-cell office:value-type="float" office:value="111.582291">
                <text:p>111.582291</text:p>
              </table:table-cell>
              <table:table-cell office:value-type="float" office:value="5.618328">
                <text:p>5.618328</text:p>
              </table:table-cell>
              <table:table-cell office:value-type="float" office:value="134.66301">
                <text:p>134.66301</text:p>
              </table:table-cell>
              <table:table-cell office:value-type="float" office:value="7.026562">
                <text:p>7.026562</text:p>
              </table:table-cell>
              <table:table-cell office:value-type="float" office:value="120.766586">
                <text:p>120.766586</text:p>
              </table:table-cell>
              <table:table-cell office:value-type="float" office:value="6.713721">
                <text:p>6.7137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1.582291">
                <text:p>111.582291</text:p>
              </table:table-cell>
              <table:table-cell office:value-type="float" office:value="3.938108">
                <text:p>3.938108</text:p>
              </table:table-cell>
              <table:table-cell office:value-type="float" office:value="112.863373">
                <text:p>112.863373</text:p>
              </table:table-cell>
              <table:table-cell office:value-type="float" office:value="3.948307">
                <text:p>3.948307</text:p>
              </table:table-cell>
              <table:table-cell office:value-type="float" office:value="105.988144">
                <text:p>105.988144</text:p>
              </table:table-cell>
              <table:table-cell office:value-type="float" office:value="5.444597">
                <text:p>5.444597</text:p>
              </table:table-cell>
              <table:table-cell office:value-type="float" office:value="105.533012">
                <text:p>105.533012</text:p>
              </table:table-cell>
              <table:table-cell office:value-type="float" office:value="5.598562">
                <text:p>5.598562</text:p>
              </table:table-cell>
              <table:table-cell office:value-type="float" office:value="130.031754">
                <text:p>130.031754</text:p>
              </table:table-cell>
              <table:table-cell office:value-type="float" office:value="6.889451">
                <text:p>6.889451</text:p>
              </table:table-cell>
              <table:table-cell office:value-type="float" office:value="114.707115">
                <text:p>114.707115</text:p>
              </table:table-cell>
              <table:table-cell office:value-type="float" office:value="6.718557">
                <text:p>6.718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9.959732">
                <text:p>109.959732</text:p>
              </table:table-cell>
              <table:table-cell office:value-type="float" office:value="3.936858">
                <text:p>3.936858</text:p>
              </table:table-cell>
              <table:table-cell office:value-type="float" office:value="111.077965">
                <text:p>111.077965</text:p>
              </table:table-cell>
              <table:table-cell office:value-type="float" office:value="3.947261">
                <text:p>3.947261</text:p>
              </table:table-cell>
              <table:table-cell office:value-type="float" office:value="105.533012">
                <text:p>105.533012</text:p>
              </table:table-cell>
              <table:table-cell office:value-type="float" office:value="5.471035">
                <text:p>5.471035</text:p>
              </table:table-cell>
              <table:table-cell office:value-type="float" office:value="104.745872">
                <text:p>104.745872</text:p>
              </table:table-cell>
              <table:table-cell office:value-type="float" office:value="5.592426">
                <text:p>5.592426</text:p>
              </table:table-cell>
              <table:table-cell office:value-type="float" office:value="128.754425">
                <text:p>128.754425</text:p>
              </table:table-cell>
              <table:table-cell office:value-type="float" office:value="6.888546">
                <text:p>6.888546</text:p>
              </table:table-cell>
              <table:table-cell office:value-type="float" office:value="110.206276">
                <text:p>110.206276</text:p>
              </table:table-cell>
              <table:table-cell office:value-type="float" office:value="6.561671">
                <text:p>6.5616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9.348167">
                <text:p>109.348167</text:p>
              </table:table-cell>
              <table:table-cell office:value-type="float" office:value="3.909235">
                <text:p>3.909235</text:p>
              </table:table-cell>
              <table:table-cell office:value-type="float" office:value="109.959732">
                <text:p>109.959732</text:p>
              </table:table-cell>
              <table:table-cell office:value-type="float" office:value="3.931522">
                <text:p>3.931522</text:p>
              </table:table-cell>
              <table:table-cell office:value-type="float" office:value="103.477898">
                <text:p>103.477898</text:p>
              </table:table-cell>
              <table:table-cell office:value-type="float" office:value="5.484541">
                <text:p>5.484541</text:p>
              </table:table-cell>
              <table:table-cell office:value-type="float" office:value="103.369087">
                <text:p>103.369087</text:p>
              </table:table-cell>
              <table:table-cell office:value-type="float" office:value="5.595952">
                <text:p>5.595952</text:p>
              </table:table-cell>
              <table:table-cell office:value-type="float" office:value="127.007751">
                <text:p>127.007751</text:p>
              </table:table-cell>
              <table:table-cell office:value-type="float" office:value="6.868117">
                <text:p>6.868117</text:p>
              </table:table-cell>
              <table:table-cell office:value-type="float" office:value="108.743362">
                <text:p>108.743362</text:p>
              </table:table-cell>
              <table:table-cell office:value-type="float" office:value="6.59264">
                <text:p>6.592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9.166016">
                <text:p>109.166016</text:p>
              </table:table-cell>
              <table:table-cell office:value-type="float" office:value="3.909235">
                <text:p>3.909235</text:p>
              </table:table-cell>
              <table:table-cell office:value-type="float" office:value="109.775543">
                <text:p>109.775543</text:p>
              </table:table-cell>
              <table:table-cell office:value-type="float" office:value="3.931522">
                <text:p>3.931522</text:p>
              </table:table-cell>
              <table:table-cell office:value-type="float" office:value="102.080994">
                <text:p>102.080994</text:p>
              </table:table-cell>
              <table:table-cell office:value-type="float" office:value="5.48184">
                <text:p>5.48184</text:p>
              </table:table-cell>
              <table:table-cell office:value-type="float" office:value="102.453362">
                <text:p>102.453362</text:p>
              </table:table-cell>
              <table:table-cell office:value-type="float" office:value="5.596095">
                <text:p>5.596095</text:p>
              </table:table-cell>
              <table:table-cell office:value-type="float" office:value="126.762093">
                <text:p>126.762093</text:p>
              </table:table-cell>
              <table:table-cell office:value-type="float" office:value="6.868117">
                <text:p>6.868117</text:p>
              </table:table-cell>
              <table:table-cell office:value-type="float" office:value="107.61248">
                <text:p>107.61248</text:p>
              </table:table-cell>
              <table:table-cell office:value-type="float" office:value="6.571355">
                <text:p>6.5713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8.563225">
                <text:p>108.563225</text:p>
              </table:table-cell>
              <table:table-cell office:value-type="float" office:value="3.900836">
                <text:p>3.900836</text:p>
              </table:table-cell>
              <table:table-cell office:value-type="float" office:value="108.924103">
                <text:p>108.924103</text:p>
              </table:table-cell>
              <table:table-cell office:value-type="float" office:value="3.912931">
                <text:p>3.912931</text:p>
              </table:table-cell>
              <table:table-cell office:value-type="float" office:value="101.448914">
                <text:p>101.448914</text:p>
              </table:table-cell>
              <table:table-cell office:value-type="float" office:value="5.490038">
                <text:p>5.490038</text:p>
              </table:table-cell>
              <table:table-cell office:value-type="float" office:value="101.135803">
                <text:p>101.135803</text:p>
              </table:table-cell>
              <table:table-cell office:value-type="float" office:value="5.575675">
                <text:p>5.575675</text:p>
              </table:table-cell>
              <table:table-cell office:value-type="float" office:value="125.708443">
                <text:p>125.708443</text:p>
              </table:table-cell>
              <table:table-cell office:value-type="float" office:value="6.901934">
                <text:p>6.901934</text:p>
              </table:table-cell>
              <table:table-cell office:value-type="float" office:value="106.217178">
                <text:p>106.217178</text:p>
              </table:table-cell>
              <table:table-cell office:value-type="float" office:value="6.544941">
                <text:p>6.5449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8.026375">
                <text:p>108.026375</text:p>
              </table:table-cell>
              <table:table-cell office:value-type="float" office:value="3.887102">
                <text:p>3.887102</text:p>
              </table:table-cell>
              <table:table-cell office:value-type="float" office:value="107.967049">
                <text:p>107.967049</text:p>
              </table:table-cell>
              <table:table-cell office:value-type="float" office:value="3.895075">
                <text:p>3.895075</text:p>
              </table:table-cell>
              <table:table-cell office:value-type="float" office:value="101.187851">
                <text:p>101.187851</text:p>
              </table:table-cell>
              <table:table-cell office:value-type="float" office:value="5.497099">
                <text:p>5.497099</text:p>
              </table:table-cell>
              <table:table-cell office:value-type="float" office:value="100.87635">
                <text:p>100.87635</text:p>
              </table:table-cell>
              <table:table-cell office:value-type="float" office:value="5.573246">
                <text:p>5.573246</text:p>
              </table:table-cell>
              <table:table-cell office:value-type="float" office:value="124.830475">
                <text:p>124.830475</text:p>
              </table:table-cell>
              <table:table-cell office:value-type="float" office:value="6.982267">
                <text:p>6.982267</text:p>
              </table:table-cell>
              <table:table-cell office:value-type="float" office:value="105.873993">
                <text:p>105.873993</text:p>
              </table:table-cell>
              <table:table-cell office:value-type="float" office:value="6.530257">
                <text:p>6.5302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7.377388">
                <text:p>107.377388</text:p>
              </table:table-cell>
              <table:table-cell office:value-type="float" office:value="3.854705">
                <text:p>3.854705</text:p>
              </table:table-cell>
              <table:table-cell office:value-type="float" office:value="107.61248">
                <text:p>107.61248</text:p>
              </table:table-cell>
              <table:table-cell office:value-type="float" office:value="3.863902">
                <text:p>3.863902</text:p>
              </table:table-cell>
              <table:table-cell office:value-type="float" office:value="99.953232">
                <text:p>99.953232</text:p>
              </table:table-cell>
              <table:table-cell office:value-type="float" office:value="5.50054">
                <text:p>5.50054</text:p>
              </table:table-cell>
              <table:table-cell office:value-type="float" office:value="100.207954">
                <text:p>100.207954</text:p>
              </table:table-cell>
              <table:table-cell office:value-type="float" office:value="5.550421">
                <text:p>5.550421</text:p>
              </table:table-cell>
              <table:table-cell office:value-type="float" office:value="123.808563">
                <text:p>123.808563</text:p>
              </table:table-cell>
              <table:table-cell office:value-type="float" office:value="6.89966">
                <text:p>6.89966</text:p>
              </table:table-cell>
              <table:table-cell office:value-type="float" office:value="105.081772">
                <text:p>105.081772</text:p>
              </table:table-cell>
              <table:table-cell office:value-type="float" office:value="6.535299">
                <text:p>6.5352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7.377388">
                <text:p>107.377388</text:p>
              </table:table-cell>
              <table:table-cell office:value-type="float" office:value="3.855883">
                <text:p>3.855883</text:p>
              </table:table-cell>
              <table:table-cell office:value-type="float" office:value="107.789474">
                <text:p>107.789474</text:p>
              </table:table-cell>
              <table:table-cell office:value-type="float" office:value="3.860838">
                <text:p>3.860838</text:p>
              </table:table-cell>
              <table:table-cell office:value-type="float" office:value="99.096771">
                <text:p>99.096771</text:p>
              </table:table-cell>
              <table:table-cell office:value-type="float" office:value="5.477794">
                <text:p>5.477794</text:p>
              </table:table-cell>
              <table:table-cell office:value-type="float" office:value="100.054962">
                <text:p>100.054962</text:p>
              </table:table-cell>
              <table:table-cell office:value-type="float" office:value="5.498855">
                <text:p>5.498855</text:p>
              </table:table-cell>
              <table:table-cell office:value-type="float" office:value="122.344742">
                <text:p>122.344742</text:p>
              </table:table-cell>
              <table:table-cell office:value-type="float" office:value="6.892106">
                <text:p>6.892106</text:p>
              </table:table-cell>
              <table:table-cell office:value-type="float" office:value="104.13559">
                <text:p>104.13559</text:p>
              </table:table-cell>
              <table:table-cell office:value-type="float" office:value="6.476532">
                <text:p>6.4765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.703224">
                <text:p>105.703224</text:p>
              </table:table-cell>
              <table:table-cell office:value-type="float" office:value="3.832493">
                <text:p>3.832493</text:p>
              </table:table-cell>
              <table:table-cell office:value-type="float" office:value="106.562599">
                <text:p>106.562599</text:p>
              </table:table-cell>
              <table:table-cell office:value-type="float" office:value="3.834121">
                <text:p>3.834121</text:p>
              </table:table-cell>
              <table:table-cell office:value-type="float" office:value="98.797989">
                <text:p>98.797989</text:p>
              </table:table-cell>
              <table:table-cell office:value-type="float" office:value="5.487765">
                <text:p>5.487765</text:p>
              </table:table-cell>
              <table:table-cell office:value-type="float" office:value="99.649261">
                <text:p>99.649261</text:p>
              </table:table-cell>
              <table:table-cell office:value-type="float" office:value="5.490546">
                <text:p>5.490546</text:p>
              </table:table-cell>
              <table:table-cell office:value-type="float" office:value="121.064041">
                <text:p>121.064041</text:p>
              </table:table-cell>
              <table:table-cell office:value-type="float" office:value="6.805845">
                <text:p>6.805845</text:p>
              </table:table-cell>
              <table:table-cell office:value-type="float" office:value="103.641541">
                <text:p>103.641541</text:p>
              </table:table-cell>
              <table:table-cell office:value-type="float" office:value="6.525132">
                <text:p>6.525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080467">
                <text:p>104.080467</text:p>
              </table:table-cell>
              <table:table-cell office:value-type="float" office:value="3.823215">
                <text:p>3.823215</text:p>
              </table:table-cell>
              <table:table-cell office:value-type="float" office:value="104.634377">
                <text:p>104.634377</text:p>
              </table:table-cell>
              <table:table-cell office:value-type="float" office:value="3.812328">
                <text:p>3.812328</text:p>
              </table:table-cell>
              <table:table-cell office:value-type="float" office:value="98.156761">
                <text:p>98.156761</text:p>
              </table:table-cell>
              <table:table-cell office:value-type="float" office:value="5.420222">
                <text:p>5.420222</text:p>
              </table:table-cell>
              <table:table-cell office:value-type="float" office:value="98.5998">
                <text:p>98.5998</text:p>
              </table:table-cell>
              <table:table-cell office:value-type="float" office:value="5.481064">
                <text:p>5.481064</text:p>
              </table:table-cell>
              <table:table-cell office:value-type="float" office:value="118.581421">
                <text:p>118.581421</text:p>
              </table:table-cell>
              <table:table-cell office:value-type="float" office:value="6.805184">
                <text:p>6.805184</text:p>
              </table:table-cell>
              <table:table-cell office:value-type="float" office:value="102.882263">
                <text:p>102.882263</text:p>
              </table:table-cell>
              <table:table-cell office:value-type="float" office:value="6.501876">
                <text:p>6.5018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.560249">
                <text:p>102.560249</text:p>
              </table:table-cell>
              <table:table-cell office:value-type="float" office:value="3.810396">
                <text:p>3.810396</text:p>
              </table:table-cell>
              <table:table-cell office:value-type="float" office:value="103.260506">
                <text:p>103.260506</text:p>
              </table:table-cell>
              <table:table-cell office:value-type="float" office:value="3.802655">
                <text:p>3.802655</text:p>
              </table:table-cell>
              <table:table-cell office:value-type="float" office:value="97.961136">
                <text:p>97.961136</text:p>
              </table:table-cell>
              <table:table-cell office:value-type="float" office:value="5.417984">
                <text:p>5.417984</text:p>
              </table:table-cell>
              <table:table-cell office:value-type="float" office:value="98.5998">
                <text:p>98.5998</text:p>
              </table:table-cell>
              <table:table-cell office:value-type="float" office:value="5.476092">
                <text:p>5.476092</text:p>
              </table:table-cell>
              <table:table-cell office:value-type="float" office:value="116.819962">
                <text:p>116.819962</text:p>
              </table:table-cell>
              <table:table-cell office:value-type="float" office:value="6.773031">
                <text:p>6.773031</text:p>
              </table:table-cell>
              <table:table-cell office:value-type="float" office:value="102.560249">
                <text:p>102.560249</text:p>
              </table:table-cell>
              <table:table-cell office:value-type="float" office:value="6.516087">
                <text:p>6.5160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1.23996">
                <text:p>101.23996</text:p>
              </table:table-cell>
              <table:table-cell office:value-type="float" office:value="3.81174">
                <text:p>3.81174</text:p>
              </table:table-cell>
              <table:table-cell office:value-type="float" office:value="101.03186">
                <text:p>101.03186</text:p>
              </table:table-cell>
              <table:table-cell office:value-type="float" office:value="3.794295">
                <text:p>3.794295</text:p>
              </table:table-cell>
              <table:table-cell office:value-type="float" office:value="97.814926">
                <text:p>97.814926</text:p>
              </table:table-cell>
              <table:table-cell office:value-type="float" office:value="5.408823">
                <text:p>5.408823</text:p>
              </table:table-cell>
              <table:table-cell office:value-type="float" office:value="98.5998">
                <text:p>98.5998</text:p>
              </table:table-cell>
              <table:table-cell office:value-type="float" office:value="5.448191">
                <text:p>5.448191</text:p>
              </table:table-cell>
              <table:table-cell office:value-type="float" office:value="114.774078">
                <text:p>114.774078</text:p>
              </table:table-cell>
              <table:table-cell office:value-type="float" office:value="6.766085">
                <text:p>6.766085</text:p>
              </table:table-cell>
              <table:table-cell office:value-type="float" office:value="101.869431">
                <text:p>101.869431</text:p>
              </table:table-cell>
              <table:table-cell office:value-type="float" office:value="6.520025">
                <text:p>6.5200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548355">
                <text:p>99.548355</text:p>
              </table:table-cell>
              <table:table-cell office:value-type="float" office:value="3.798278">
                <text:p>3.798278</text:p>
              </table:table-cell>
              <table:table-cell office:value-type="float" office:value="99.8517">
                <text:p>99.8517</text:p>
              </table:table-cell>
              <table:table-cell office:value-type="float" office:value="3.777334">
                <text:p>3.777334</text:p>
              </table:table-cell>
              <table:table-cell office:value-type="float" office:value="97.766289">
                <text:p>97.766289</text:p>
              </table:table-cell>
              <table:table-cell office:value-type="float" office:value="5.396099">
                <text:p>5.396099</text:p>
              </table:table-cell>
              <table:table-cell office:value-type="float" office:value="98.009972">
                <text:p>98.009972</text:p>
              </table:table-cell>
              <table:table-cell office:value-type="float" office:value="5.450794">
                <text:p>5.450794</text:p>
              </table:table-cell>
              <table:table-cell office:value-type="float" office:value="112.863373">
                <text:p>112.863373</text:p>
              </table:table-cell>
              <table:table-cell office:value-type="float" office:value="6.768318">
                <text:p>6.768318</text:p>
              </table:table-cell>
              <table:table-cell office:value-type="float" office:value="101.292114">
                <text:p>101.292114</text:p>
              </table:table-cell>
              <table:table-cell office:value-type="float" office:value="6.527179">
                <text:p>6.5271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.402405">
                <text:p>98.402405</text:p>
              </table:table-cell>
              <table:table-cell office:value-type="float" office:value="3.792979">
                <text:p>3.792979</text:p>
              </table:table-cell>
              <table:table-cell office:value-type="float" office:value="98.500999">
                <text:p>98.500999</text:p>
              </table:table-cell>
              <table:table-cell office:value-type="float" office:value="3.770451">
                <text:p>3.770451</text:p>
              </table:table-cell>
              <table:table-cell office:value-type="float" office:value="95.719574">
                <text:p>95.719574</text:p>
              </table:table-cell>
              <table:table-cell office:value-type="float" office:value="5.445336">
                <text:p>5.445336</text:p>
              </table:table-cell>
              <table:table-cell office:value-type="float" office:value="96.423737">
                <text:p>96.423737</text:p>
              </table:table-cell>
              <table:table-cell office:value-type="float" office:value="5.390388">
                <text:p>5.390388</text:p>
              </table:table-cell>
              <table:table-cell office:value-type="float" office:value="111.899826">
                <text:p>111.899826</text:p>
              </table:table-cell>
              <table:table-cell office:value-type="float" office:value="6.767061">
                <text:p>6.767061</text:p>
              </table:table-cell>
              <table:table-cell office:value-type="float" office:value="99.902435">
                <text:p>99.902435</text:p>
              </table:table-cell>
              <table:table-cell office:value-type="float" office:value="6.527239">
                <text:p>6.5272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6.660767">
                <text:p>96.660767</text:p>
              </table:table-cell>
              <table:table-cell office:value-type="float" office:value="3.782264">
                <text:p>3.782264</text:p>
              </table:table-cell>
              <table:table-cell office:value-type="float" office:value="97.475456">
                <text:p>97.475456</text:p>
              </table:table-cell>
              <table:table-cell office:value-type="float" office:value="3.760838">
                <text:p>3.760838</text:p>
              </table:table-cell>
              <table:table-cell office:value-type="float" office:value="95.163605">
                <text:p>95.163605</text:p>
              </table:table-cell>
              <table:table-cell office:value-type="float" office:value="5.386846">
                <text:p>5.386846</text:p>
              </table:table-cell>
              <table:table-cell office:value-type="float" office:value="94.888031">
                <text:p>94.888031</text:p>
              </table:table-cell>
              <table:table-cell office:value-type="float" office:value="5.478397">
                <text:p>5.478397</text:p>
              </table:table-cell>
              <table:table-cell office:value-type="float" office:value="110.702705">
                <text:p>110.702705</text:p>
              </table:table-cell>
              <table:table-cell office:value-type="float" office:value="6.774968">
                <text:p>6.774968</text:p>
              </table:table-cell>
              <table:table-cell office:value-type="float" office:value="98.35318">
                <text:p>98.35318</text:p>
              </table:table-cell>
              <table:table-cell office:value-type="float" office:value="6.448339">
                <text:p>6.4483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6.093842">
                <text:p>96.093842</text:p>
              </table:table-cell>
              <table:table-cell office:value-type="float" office:value="3.779595">
                <text:p>3.779595</text:p>
              </table:table-cell>
              <table:table-cell office:value-type="float" office:value="96.187866">
                <text:p>96.187866</text:p>
              </table:table-cell>
              <table:table-cell office:value-type="float" office:value="3.754848">
                <text:p>3.754848</text:p>
              </table:table-cell>
              <table:table-cell office:value-type="float" office:value="94.614052">
                <text:p>94.614052</text:p>
              </table:table-cell>
              <table:table-cell office:value-type="float" office:value="5.369297">
                <text:p>5.369297</text:p>
              </table:table-cell>
              <table:table-cell office:value-type="float" office:value="95.117561">
                <text:p>95.117561</text:p>
              </table:table-cell>
              <table:table-cell office:value-type="float" office:value="5.479082">
                <text:p>5.479082</text:p>
              </table:table-cell>
              <table:table-cell office:value-type="float" office:value="110.08287">
                <text:p>110.08287</text:p>
              </table:table-cell>
              <table:table-cell office:value-type="float" office:value="6.76978">
                <text:p>6.76978</text:p>
              </table:table-cell>
              <table:table-cell office:value-type="float" office:value="97.863617">
                <text:p>97.863617</text:p>
              </table:table-cell>
              <table:table-cell office:value-type="float" office:value="6.441029">
                <text:p>6.4410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5.719574">
                <text:p>95.719574</text:p>
              </table:table-cell>
              <table:table-cell office:value-type="float" office:value="3.774336">
                <text:p>3.774336</text:p>
              </table:table-cell>
              <table:table-cell office:value-type="float" office:value="96.046898">
                <text:p>96.046898</text:p>
              </table:table-cell>
              <table:table-cell office:value-type="float" office:value="3.766807">
                <text:p>3.766807</text:p>
              </table:table-cell>
              <table:table-cell office:value-type="float" office:value="93.622856">
                <text:p>93.622856</text:p>
              </table:table-cell>
              <table:table-cell office:value-type="float" office:value="5.399023">
                <text:p>5.399023</text:p>
              </table:table-cell>
              <table:table-cell office:value-type="float" office:value="93.712105">
                <text:p>93.712105</text:p>
              </table:table-cell>
              <table:table-cell office:value-type="float" office:value="5.417959">
                <text:p>5.417959</text:p>
              </table:table-cell>
              <table:table-cell office:value-type="float" office:value="108.803543">
                <text:p>108.803543</text:p>
              </table:table-cell>
              <table:table-cell office:value-type="float" office:value="6.783715">
                <text:p>6.783715</text:p>
              </table:table-cell>
              <table:table-cell office:value-type="float" office:value="96.423737">
                <text:p>96.423737</text:p>
              </table:table-cell>
              <table:table-cell office:value-type="float" office:value="6.482004">
                <text:p>6.482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5.348206">
                <text:p>95.348206</text:p>
              </table:table-cell>
              <table:table-cell office:value-type="float" office:value="3.732304">
                <text:p>3.732304</text:p>
              </table:table-cell>
              <table:table-cell office:value-type="float" office:value="95.071564">
                <text:p>95.071564</text:p>
              </table:table-cell>
              <table:table-cell office:value-type="float" office:value="3.73301">
                <text:p>3.73301</text:p>
              </table:table-cell>
              <table:table-cell office:value-type="float" office:value="92.47789">
                <text:p>92.47789</text:p>
              </table:table-cell>
              <table:table-cell office:value-type="float" office:value="5.429567">
                <text:p>5.429567</text:p>
              </table:table-cell>
              <table:table-cell office:value-type="float" office:value="92.739624">
                <text:p>92.739624</text:p>
              </table:table-cell>
              <table:table-cell office:value-type="float" office:value="5.409748">
                <text:p>5.409748</text:p>
              </table:table-cell>
              <table:table-cell office:value-type="float" office:value="108.443466">
                <text:p>108.443466</text:p>
              </table:table-cell>
              <table:table-cell office:value-type="float" office:value="6.877783">
                <text:p>6.877783</text:p>
              </table:table-cell>
              <table:table-cell office:value-type="float" office:value="95.209686">
                <text:p>95.209686</text:p>
              </table:table-cell>
              <table:table-cell office:value-type="float" office:value="6.427459">
                <text:p>6.427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.163605">
                <text:p>95.163605</text:p>
              </table:table-cell>
              <table:table-cell office:value-type="float" office:value="3.727919">
                <text:p>3.727919</text:p>
              </table:table-cell>
              <table:table-cell office:value-type="float" office:value="94.115845">
                <text:p>94.115845</text:p>
              </table:table-cell>
              <table:table-cell office:value-type="float" office:value="3.731713">
                <text:p>3.731713</text:p>
              </table:table-cell>
              <table:table-cell office:value-type="float" office:value="91.360596">
                <text:p>91.360596</text:p>
              </table:table-cell>
              <table:table-cell office:value-type="float" office:value="5.420601">
                <text:p>5.420601</text:p>
              </table:table-cell>
              <table:table-cell office:value-type="float" office:value="91.360596">
                <text:p>91.360596</text:p>
              </table:table-cell>
              <table:table-cell office:value-type="float" office:value="5.384092">
                <text:p>5.384092</text:p>
              </table:table-cell>
              <table:table-cell office:value-type="float" office:value="107.318779">
                <text:p>107.318779</text:p>
              </table:table-cell>
              <table:table-cell office:value-type="float" office:value="6.864769">
                <text:p>6.864769</text:p>
              </table:table-cell>
              <table:table-cell office:value-type="float" office:value="94.341652">
                <text:p>94.341652</text:p>
              </table:table-cell>
              <table:table-cell office:value-type="float" office:value="6.434992">
                <text:p>6.4349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.477654">
                <text:p>94.477654</text:p>
              </table:table-cell>
              <table:table-cell office:value-type="float" office:value="3.676446">
                <text:p>3.676446</text:p>
              </table:table-cell>
              <table:table-cell office:value-type="float" office:value="93.667458">
                <text:p>93.667458</text:p>
              </table:table-cell>
              <table:table-cell office:value-type="float" office:value="3.673185">
                <text:p>3.673185</text:p>
              </table:table-cell>
              <table:table-cell office:value-type="float" office:value="90.770081">
                <text:p>90.770081</text:p>
              </table:table-cell>
              <table:table-cell office:value-type="float" office:value="5.398187">
                <text:p>5.398187</text:p>
              </table:table-cell>
              <table:table-cell office:value-type="float" office:value="91.106583">
                <text:p>91.106583</text:p>
              </table:table-cell>
              <table:table-cell office:value-type="float" office:value="5.381958">
                <text:p>5.381958</text:p>
              </table:table-cell>
              <table:table-cell office:value-type="float" office:value="106.678246">
                <text:p>106.678246</text:p>
              </table:table-cell>
              <table:table-cell office:value-type="float" office:value="6.823639">
                <text:p>6.823639</text:p>
              </table:table-cell>
              <table:table-cell office:value-type="float" office:value="93.980881">
                <text:p>93.980881</text:p>
              </table:table-cell>
              <table:table-cell office:value-type="float" office:value="6.412167">
                <text:p>6.412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.179146">
                <text:p>93.179146</text:p>
              </table:table-cell>
              <table:table-cell office:value-type="float" office:value="3.675004">
                <text:p>3.675004</text:p>
              </table:table-cell>
              <table:table-cell office:value-type="float" office:value="92.87104">
                <text:p>92.87104</text:p>
              </table:table-cell>
              <table:table-cell office:value-type="float" office:value="3.665802">
                <text:p>3.665802</text:p>
              </table:table-cell>
              <table:table-cell office:value-type="float" office:value="89.857407">
                <text:p>89.857407</text:p>
              </table:table-cell>
              <table:table-cell office:value-type="float" office:value="5.325188">
                <text:p>5.325188</text:p>
              </table:table-cell>
              <table:table-cell office:value-type="float" office:value="90.269974">
                <text:p>90.269974</text:p>
              </table:table-cell>
              <table:table-cell office:value-type="float" office:value="5.384863">
                <text:p>5.384863</text:p>
              </table:table-cell>
              <table:table-cell office:value-type="float" office:value="105.363342">
                <text:p>105.363342</text:p>
              </table:table-cell>
              <table:table-cell office:value-type="float" office:value="6.828926">
                <text:p>6.828926</text:p>
              </table:table-cell>
              <table:table-cell office:value-type="float" office:value="93.002838">
                <text:p>93.002838</text:p>
              </table:table-cell>
              <table:table-cell office:value-type="float" office:value="6.372363">
                <text:p>6.3723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652214">
                <text:p>92.652214</text:p>
              </table:table-cell>
              <table:table-cell office:value-type="float" office:value="3.67178">
                <text:p>3.67178</text:p>
              </table:table-cell>
              <table:table-cell office:value-type="float" office:value="91.872894">
                <text:p>91.872894</text:p>
              </table:table-cell>
              <table:table-cell office:value-type="float" office:value="3.658179">
                <text:p>3.658179</text:p>
              </table:table-cell>
              <table:table-cell office:value-type="float" office:value="89.164627">
                <text:p>89.164627</text:p>
              </table:table-cell>
              <table:table-cell office:value-type="float" office:value="5.315373">
                <text:p>5.315373</text:p>
              </table:table-cell>
              <table:table-cell office:value-type="float" office:value="89.530052">
                <text:p>89.530052</text:p>
              </table:table-cell>
              <table:table-cell office:value-type="float" office:value="5.373011">
                <text:p>5.373011</text:p>
              </table:table-cell>
              <table:table-cell office:value-type="float" office:value="104.190781">
                <text:p>104.190781</text:p>
              </table:table-cell>
              <table:table-cell office:value-type="float" office:value="6.824564">
                <text:p>6.824564</text:p>
              </table:table-cell>
              <table:table-cell office:value-type="float" office:value="92.434418">
                <text:p>92.434418</text:p>
              </table:table-cell>
              <table:table-cell office:value-type="float" office:value="6.353355">
                <text:p>6.3533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.304222">
                <text:p>92.304222</text:p>
              </table:table-cell>
              <table:table-cell office:value-type="float" office:value="3.652407">
                <text:p>3.652407</text:p>
              </table:table-cell>
              <table:table-cell office:value-type="float" office:value="91.106583">
                <text:p>91.106583</text:p>
              </table:table-cell>
              <table:table-cell office:value-type="float" office:value="3.638661">
                <text:p>3.638661</text:p>
              </table:table-cell>
              <table:table-cell office:value-type="float" office:value="88.562164">
                <text:p>88.562164</text:p>
              </table:table-cell>
              <table:table-cell office:value-type="float" office:value="5.343485">
                <text:p>5.343485</text:p>
              </table:table-cell>
              <table:table-cell office:value-type="float" office:value="89.245575">
                <text:p>89.245575</text:p>
              </table:table-cell>
              <table:table-cell office:value-type="float" office:value="5.370972">
                <text:p>5.370972</text:p>
              </table:table-cell>
              <table:table-cell office:value-type="float" office:value="103.696205">
                <text:p>103.696205</text:p>
              </table:table-cell>
              <table:table-cell office:value-type="float" office:value="6.811297">
                <text:p>6.811297</text:p>
              </table:table-cell>
              <table:table-cell office:value-type="float" office:value="91.403069">
                <text:p>91.403069</text:p>
              </table:table-cell>
              <table:table-cell office:value-type="float" office:value="6.341796">
                <text:p>6.3417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.530724">
                <text:p>91.530724</text:p>
              </table:table-cell>
              <table:table-cell office:value-type="float" office:value="3.653915">
                <text:p>3.653915</text:p>
              </table:table-cell>
              <table:table-cell office:value-type="float" office:value="90.602768">
                <text:p>90.602768</text:p>
              </table:table-cell>
              <table:table-cell office:value-type="float" office:value="3.64072">
                <text:p>3.64072</text:p>
              </table:table-cell>
              <table:table-cell office:value-type="float" office:value="88.402878">
                <text:p>88.402878</text:p>
              </table:table-cell>
              <table:table-cell office:value-type="float" office:value="5.327073">
                <text:p>5.327073</text:p>
              </table:table-cell>
              <table:table-cell office:value-type="float" office:value="89.04348">
                <text:p>89.04348</text:p>
              </table:table-cell>
              <table:table-cell office:value-type="float" office:value="5.359379">
                <text:p>5.359379</text:p>
              </table:table-cell>
              <table:table-cell office:value-type="float" office:value="102.667366">
                <text:p>102.667366</text:p>
              </table:table-cell>
              <table:table-cell office:value-type="float" office:value="6.810617">
                <text:p>6.810617</text:p>
              </table:table-cell>
              <table:table-cell office:value-type="float" office:value="91.191093">
                <text:p>91.191093</text:p>
              </table:table-cell>
              <table:table-cell office:value-type="float" office:value="6.32977">
                <text:p>6.329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.106583">
                <text:p>91.106583</text:p>
              </table:table-cell>
              <table:table-cell office:value-type="float" office:value="3.64646">
                <text:p>3.64646</text:p>
              </table:table-cell>
              <table:table-cell office:value-type="float" office:value="89.693428">
                <text:p>89.693428</text:p>
              </table:table-cell>
              <table:table-cell office:value-type="float" office:value="3.634762">
                <text:p>3.634762</text:p>
              </table:table-cell>
              <table:table-cell office:value-type="float" office:value="88.086021">
                <text:p>88.086021</text:p>
              </table:table-cell>
              <table:table-cell office:value-type="float" office:value="5.319569">
                <text:p>5.319569</text:p>
              </table:table-cell>
              <table:table-cell office:value-type="float" office:value="88.007164">
                <text:p>88.007164</text:p>
              </table:table-cell>
              <table:table-cell office:value-type="float" office:value="5.345772">
                <text:p>5.345772</text:p>
              </table:table-cell>
              <table:table-cell office:value-type="float" office:value="102.080994">
                <text:p>102.080994</text:p>
              </table:table-cell>
              <table:table-cell office:value-type="float" office:value="6.771326">
                <text:p>6.771326</text:p>
              </table:table-cell>
              <table:table-cell office:value-type="float" office:value="90.770081">
                <text:p>90.770081</text:p>
              </table:table-cell>
              <table:table-cell office:value-type="float" office:value="6.321736">
                <text:p>6.3217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.812012">
                <text:p>90.812012</text:p>
              </table:table-cell>
              <table:table-cell office:value-type="float" office:value="3.652132">
                <text:p>3.652132</text:p>
              </table:table-cell>
              <table:table-cell office:value-type="float" office:value="89.611671">
                <text:p>89.611671</text:p>
              </table:table-cell>
              <table:table-cell office:value-type="float" office:value="3.627596">
                <text:p>3.627596</text:p>
              </table:table-cell>
              <table:table-cell office:value-type="float" office:value="87.889137">
                <text:p>87.889137</text:p>
              </table:table-cell>
              <table:table-cell office:value-type="float" office:value="5.31858">
                <text:p>5.31858</text:p>
              </table:table-cell>
              <table:table-cell office:value-type="float" office:value="87.536957">
                <text:p>87.536957</text:p>
              </table:table-cell>
              <table:table-cell office:value-type="float" office:value="5.35199">
                <text:p>5.35199</text:p>
              </table:table-cell>
              <table:table-cell office:value-type="float" office:value="101.606201">
                <text:p>101.606201</text:p>
              </table:table-cell>
              <table:table-cell office:value-type="float" office:value="6.792914">
                <text:p>6.792914</text:p>
              </table:table-cell>
              <table:table-cell office:value-type="float" office:value="90.394485">
                <text:p>90.394485</text:p>
              </table:table-cell>
              <table:table-cell office:value-type="float" office:value="6.320532">
                <text:p>6.3205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.228546">
                <text:p>90.228546</text:p>
              </table:table-cell>
              <table:table-cell office:value-type="float" office:value="3.630971">
                <text:p>3.630971</text:p>
              </table:table-cell>
              <table:table-cell office:value-type="float" office:value="89.407913">
                <text:p>89.407913</text:p>
              </table:table-cell>
              <table:table-cell office:value-type="float" office:value="3.622145">
                <text:p>3.622145</text:p>
              </table:table-cell>
              <table:table-cell office:value-type="float" office:value="87.303734">
                <text:p>87.303734</text:p>
              </table:table-cell>
              <table:table-cell office:value-type="float" office:value="5.311182">
                <text:p>5.311182</text:p>
              </table:table-cell>
              <table:table-cell office:value-type="float" office:value="87.303734">
                <text:p>87.303734</text:p>
              </table:table-cell>
              <table:table-cell office:value-type="float" office:value="5.350097">
                <text:p>5.350097</text:p>
              </table:table-cell>
              <table:table-cell office:value-type="float" office:value="101.135803">
                <text:p>101.135803</text:p>
              </table:table-cell>
              <table:table-cell office:value-type="float" office:value="6.82568">
                <text:p>6.82568</text:p>
              </table:table-cell>
              <table:table-cell office:value-type="float" office:value="89.816353">
                <text:p>89.816353</text:p>
              </table:table-cell>
              <table:table-cell office:value-type="float" office:value="6.309842">
                <text:p>6.3098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.145805">
                <text:p>90.145805</text:p>
              </table:table-cell>
              <table:table-cell office:value-type="float" office:value="3.629862">
                <text:p>3.629862</text:p>
              </table:table-cell>
              <table:table-cell office:value-type="float" office:value="89.003166">
                <text:p>89.003166</text:p>
              </table:table-cell>
              <table:table-cell office:value-type="float" office:value="3.61076">
                <text:p>3.61076</text:p>
              </table:table-cell>
              <table:table-cell office:value-type="float" office:value="86.573318">
                <text:p>86.573318</text:p>
              </table:table-cell>
              <table:table-cell office:value-type="float" office:value="5.341296">
                <text:p>5.341296</text:p>
              </table:table-cell>
              <table:table-cell office:value-type="float" office:value="86.956215">
                <text:p>86.956215</text:p>
              </table:table-cell>
              <table:table-cell office:value-type="float" office:value="5.344131">
                <text:p>5.344131</text:p>
              </table:table-cell>
              <table:table-cell office:value-type="float" office:value="100.669739">
                <text:p>100.669739</text:p>
              </table:table-cell>
              <table:table-cell office:value-type="float" office:value="6.839172">
                <text:p>6.839172</text:p>
              </table:table-cell>
              <table:table-cell office:value-type="float" office:value="89.286102">
                <text:p>89.286102</text:p>
              </table:table-cell>
              <table:table-cell office:value-type="float" office:value="6.303333">
                <text:p>6.30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9.407913">
                <text:p>89.407913</text:p>
              </table:table-cell>
              <table:table-cell office:value-type="float" office:value="3.610186">
                <text:p>3.610186</text:p>
              </table:table-cell>
              <table:table-cell office:value-type="float" office:value="88.562164">
                <text:p>88.562164</text:p>
              </table:table-cell>
              <table:table-cell office:value-type="float" office:value="3.602803">
                <text:p>3.602803</text:p>
              </table:table-cell>
              <table:table-cell office:value-type="float" office:value="86.497139">
                <text:p>86.497139</text:p>
              </table:table-cell>
              <table:table-cell office:value-type="float" office:value="5.326521">
                <text:p>5.326521</text:p>
              </table:table-cell>
              <table:table-cell office:value-type="float" office:value="86.649628">
                <text:p>86.649628</text:p>
              </table:table-cell>
              <table:table-cell office:value-type="float" office:value="5.329895">
                <text:p>5.329895</text:p>
              </table:table-cell>
              <table:table-cell office:value-type="float" office:value="99.902435">
                <text:p>99.902435</text:p>
              </table:table-cell>
              <table:table-cell office:value-type="float" office:value="6.841483">
                <text:p>6.841483</text:p>
              </table:table-cell>
              <table:table-cell office:value-type="float" office:value="88.882462">
                <text:p>88.882462</text:p>
              </table:table-cell>
              <table:table-cell office:value-type="float" office:value="6.294397">
                <text:p>6.2943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.448593">
                <text:p>89.448593</text:p>
              </table:table-cell>
              <table:table-cell office:value-type="float" office:value="3.626334">
                <text:p>3.626334</text:p>
              </table:table-cell>
              <table:table-cell office:value-type="float" office:value="88.722023">
                <text:p>88.722023</text:p>
              </table:table-cell>
              <table:table-cell office:value-type="float" office:value="3.599171">
                <text:p>3.599171</text:p>
              </table:table-cell>
              <table:table-cell office:value-type="float" office:value="85.930069">
                <text:p>85.930069</text:p>
              </table:table-cell>
              <table:table-cell office:value-type="float" office:value="5.320696">
                <text:p>5.320696</text:p>
              </table:table-cell>
              <table:table-cell office:value-type="float" office:value="85.855019">
                <text:p>85.855019</text:p>
              </table:table-cell>
              <table:table-cell office:value-type="float" office:value="5.327953">
                <text:p>5.327953</text:p>
              </table:table-cell>
              <table:table-cell office:value-type="float" office:value="99.548355">
                <text:p>99.548355</text:p>
              </table:table-cell>
              <table:table-cell office:value-type="float" office:value="6.779368">
                <text:p>6.779368</text:p>
              </table:table-cell>
              <table:table-cell office:value-type="float" office:value="88.562164">
                <text:p>88.562164</text:p>
              </table:table-cell>
              <table:table-cell office:value-type="float" office:value="6.305133">
                <text:p>6.3051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9.124207">
                <text:p>89.124207</text:p>
              </table:table-cell>
              <table:table-cell office:value-type="float" office:value="3.610454">
                <text:p>3.610454</text:p>
              </table:table-cell>
              <table:table-cell office:value-type="float" office:value="88.522285">
                <text:p>88.522285</text:p>
              </table:table-cell>
              <table:table-cell office:value-type="float" office:value="3.598145">
                <text:p>3.598145</text:p>
              </table:table-cell>
              <table:table-cell office:value-type="float" office:value="86.005249">
                <text:p>86.005249</text:p>
              </table:table-cell>
              <table:table-cell office:value-type="float" office:value="5.318365">
                <text:p>5.318365</text:p>
              </table:table-cell>
              <table:table-cell office:value-type="float" office:value="85.481743">
                <text:p>85.481743</text:p>
              </table:table-cell>
              <table:table-cell office:value-type="float" office:value="5.326262">
                <text:p>5.326262</text:p>
              </table:table-cell>
              <table:table-cell office:value-type="float" office:value="99.246841">
                <text:p>99.246841</text:p>
              </table:table-cell>
              <table:table-cell office:value-type="float" office:value="6.775365">
                <text:p>6.775365</text:p>
              </table:table-cell>
              <table:table-cell office:value-type="float" office:value="88.402878">
                <text:p>88.402878</text:p>
              </table:table-cell>
              <table:table-cell office:value-type="float" office:value="6.313856">
                <text:p>6.3138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8.363144">
                <text:p>88.363144</text:p>
              </table:table-cell>
              <table:table-cell office:value-type="float" office:value="3.606046">
                <text:p>3.606046</text:p>
              </table:table-cell>
              <table:table-cell office:value-type="float" office:value="87.771431">
                <text:p>87.771431</text:p>
              </table:table-cell>
              <table:table-cell office:value-type="float" office:value="3.592791">
                <text:p>3.592791</text:p>
              </table:table-cell>
              <table:table-cell office:value-type="float" office:value="85.444588">
                <text:p>85.444588</text:p>
              </table:table-cell>
              <table:table-cell office:value-type="float" office:value="5.318356">
                <text:p>5.318356</text:p>
              </table:table-cell>
              <table:table-cell office:value-type="float" office:value="85.333336">
                <text:p>85.333336</text:p>
              </table:table-cell>
              <table:table-cell office:value-type="float" office:value="5.314788">
                <text:p>5.314788</text:p>
              </table:table-cell>
              <table:table-cell office:value-type="float" office:value="98.451675">
                <text:p>98.451675</text:p>
              </table:table-cell>
              <table:table-cell office:value-type="float" office:value="6.761713">
                <text:p>6.761713</text:p>
              </table:table-cell>
              <table:table-cell office:value-type="float" office:value="88.007164">
                <text:p>88.007164</text:p>
              </table:table-cell>
              <table:table-cell office:value-type="float" office:value="6.30651">
                <text:p>6.306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.323448">
                <text:p>88.323448</text:p>
              </table:table-cell>
              <table:table-cell office:value-type="float" office:value="3.606337">
                <text:p>3.606337</text:p>
              </table:table-cell>
              <table:table-cell office:value-type="float" office:value="87.654037">
                <text:p>87.654037</text:p>
              </table:table-cell>
              <table:table-cell office:value-type="float" office:value="3.586938">
                <text:p>3.586938</text:p>
              </table:table-cell>
              <table:table-cell office:value-type="float" office:value="84.598969">
                <text:p>84.598969</text:p>
              </table:table-cell>
              <table:table-cell office:value-type="float" office:value="5.264181">
                <text:p>5.264181</text:p>
              </table:table-cell>
              <table:table-cell office:value-type="float" office:value="84.272614">
                <text:p>84.272614</text:p>
              </table:table-cell>
              <table:table-cell office:value-type="float" office:value="5.317712">
                <text:p>5.317712</text:p>
              </table:table-cell>
              <table:table-cell office:value-type="float" office:value="98.205795">
                <text:p>98.205795</text:p>
              </table:table-cell>
              <table:table-cell office:value-type="float" office:value="6.754816">
                <text:p>6.754816</text:p>
              </table:table-cell>
              <table:table-cell office:value-type="float" office:value="87.264977">
                <text:p>87.264977</text:p>
              </table:table-cell>
              <table:table-cell office:value-type="float" office:value="6.307859">
                <text:p>6.3078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.007164">
                <text:p>88.007164</text:p>
              </table:table-cell>
              <table:table-cell office:value-type="float" office:value="3.607667">
                <text:p>3.607667</text:p>
              </table:table-cell>
              <table:table-cell office:value-type="float" office:value="87.187584">
                <text:p>87.187584</text:p>
              </table:table-cell>
              <table:table-cell office:value-type="float" office:value="3.587613">
                <text:p>3.587613</text:p>
              </table:table-cell>
              <table:table-cell office:value-type="float" office:value="83.912933">
                <text:p>83.912933</text:p>
              </table:table-cell>
              <table:table-cell office:value-type="float" office:value="5.303367">
                <text:p>5.303367</text:p>
              </table:table-cell>
              <table:table-cell office:value-type="float" office:value="84.308746">
                <text:p>84.308746</text:p>
              </table:table-cell>
              <table:table-cell office:value-type="float" office:value="5.315506">
                <text:p>5.315506</text:p>
              </table:table-cell>
              <table:table-cell office:value-type="float" office:value="97.766289">
                <text:p>97.766289</text:p>
              </table:table-cell>
              <table:table-cell office:value-type="float" office:value="6.79508">
                <text:p>6.79508</text:p>
              </table:table-cell>
              <table:table-cell office:value-type="float" office:value="86.879364">
                <text:p>86.879364</text:p>
              </table:table-cell>
              <table:table-cell office:value-type="float" office:value="6.307864">
                <text:p>6.3078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7.771431">
                <text:p>87.771431</text:p>
              </table:table-cell>
              <table:table-cell office:value-type="float" office:value="3.604906">
                <text:p>3.604906</text:p>
              </table:table-cell>
              <table:table-cell office:value-type="float" office:value="86.764343">
                <text:p>86.764343</text:p>
              </table:table-cell>
              <table:table-cell office:value-type="float" office:value="3.58888">
                <text:p>3.58888</text:p>
              </table:table-cell>
              <table:table-cell office:value-type="float" office:value="83.841362">
                <text:p>83.841362</text:p>
              </table:table-cell>
              <table:table-cell office:value-type="float" office:value="5.299922">
                <text:p>5.299922</text:p>
              </table:table-cell>
              <table:table-cell office:value-type="float" office:value="83.841362">
                <text:p>83.841362</text:p>
              </table:table-cell>
              <table:table-cell office:value-type="float" office:value="5.316369">
                <text:p>5.316369</text:p>
              </table:table-cell>
              <table:table-cell office:value-type="float" office:value="97.330696">
                <text:p>97.330696</text:p>
              </table:table-cell>
              <table:table-cell office:value-type="float" office:value="6.768503">
                <text:p>6.768503</text:p>
              </table:table-cell>
              <table:table-cell office:value-type="float" office:value="86.497139">
                <text:p>86.497139</text:p>
              </table:table-cell>
              <table:table-cell office:value-type="float" office:value="6.300397">
                <text:p>6.300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.459076">
                <text:p>87.459076</text:p>
              </table:table-cell>
              <table:table-cell office:value-type="float" office:value="3.606835">
                <text:p>3.606835</text:p>
              </table:table-cell>
              <table:table-cell office:value-type="float" office:value="86.91777">
                <text:p>86.91777</text:p>
              </table:table-cell>
              <table:table-cell office:value-type="float" office:value="3.579657">
                <text:p>3.579657</text:p>
              </table:table-cell>
              <table:table-cell office:value-type="float" office:value="83.591835">
                <text:p>83.591835</text:p>
              </table:table-cell>
              <table:table-cell office:value-type="float" office:value="5.298903">
                <text:p>5.298903</text:p>
              </table:table-cell>
              <table:table-cell office:value-type="float" office:value="83.23793">
                <text:p>83.23793</text:p>
              </table:table-cell>
              <table:table-cell office:value-type="float" office:value="5.320358">
                <text:p>5.320358</text:p>
              </table:table-cell>
              <table:table-cell office:value-type="float" office:value="96.565819">
                <text:p>96.565819</text:p>
              </table:table-cell>
              <table:table-cell office:value-type="float" office:value="6.75468">
                <text:p>6.75468</text:p>
              </table:table-cell>
              <table:table-cell office:value-type="float" office:value="86.269417">
                <text:p>86.269417</text:p>
              </table:table-cell>
              <table:table-cell office:value-type="float" office:value="6.289623">
                <text:p>6.2896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.726067">
                <text:p>86.726067</text:p>
              </table:table-cell>
              <table:table-cell office:value-type="float" office:value="3.603594">
                <text:p>3.603594</text:p>
              </table:table-cell>
              <table:table-cell office:value-type="float" office:value="86.307289">
                <text:p>86.307289</text:p>
              </table:table-cell>
              <table:table-cell office:value-type="float" office:value="3.581122">
                <text:p>3.581122</text:p>
              </table:table-cell>
              <table:table-cell office:value-type="float" office:value="83.520813">
                <text:p>83.520813</text:p>
              </table:table-cell>
              <table:table-cell office:value-type="float" office:value="5.297405">
                <text:p>5.297405</text:p>
              </table:table-cell>
              <table:table-cell office:value-type="float" office:value="83.062103">
                <text:p>83.062103</text:p>
              </table:table-cell>
              <table:table-cell office:value-type="float" office:value="5.371593">
                <text:p>5.371593</text:p>
              </table:table-cell>
              <table:table-cell office:value-type="float" office:value="95.533531">
                <text:p>95.533531</text:p>
              </table:table-cell>
              <table:table-cell office:value-type="float" office:value="6.760044">
                <text:p>6.760044</text:p>
              </table:table-cell>
              <table:table-cell office:value-type="float" office:value="85.630661">
                <text:p>85.630661</text:p>
              </table:table-cell>
              <table:table-cell office:value-type="float" office:value="6.278741">
                <text:p>6.2787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.080559">
                <text:p>86.080559</text:p>
              </table:table-cell>
              <table:table-cell office:value-type="float" office:value="3.599107">
                <text:p>3.599107</text:p>
              </table:table-cell>
              <table:table-cell office:value-type="float" office:value="86.156006">
                <text:p>86.156006</text:p>
              </table:table-cell>
              <table:table-cell office:value-type="float" office:value="3.57759">
                <text:p>3.57759</text:p>
              </table:table-cell>
              <table:table-cell office:value-type="float" office:value="83.343788">
                <text:p>83.343788</text:p>
              </table:table-cell>
              <table:table-cell office:value-type="float" office:value="5.258487">
                <text:p>5.258487</text:p>
              </table:table-cell>
              <table:table-cell office:value-type="float" office:value="82.817184">
                <text:p>82.817184</text:p>
              </table:table-cell>
              <table:table-cell office:value-type="float" office:value="5.328792">
                <text:p>5.328792</text:p>
              </table:table-cell>
              <table:table-cell office:value-type="float" office:value="94.979713">
                <text:p>94.979713</text:p>
              </table:table-cell>
              <table:table-cell office:value-type="float" office:value="6.754604">
                <text:p>6.754604</text:p>
              </table:table-cell>
              <table:table-cell office:value-type="float" office:value="85.259323">
                <text:p>85.259323</text:p>
              </table:table-cell>
              <table:table-cell office:value-type="float" office:value="6.243874">
                <text:p>6.2438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.705315">
                <text:p>85.705315</text:p>
              </table:table-cell>
              <table:table-cell office:value-type="float" office:value="3.602811">
                <text:p>3.602811</text:p>
              </table:table-cell>
              <table:table-cell office:value-type="float" office:value="85.667976">
                <text:p>85.667976</text:p>
              </table:table-cell>
              <table:table-cell office:value-type="float" office:value="3.581192">
                <text:p>3.581192</text:p>
              </table:table-cell>
              <table:table-cell office:value-type="float" office:value="82.921974">
                <text:p>82.921974</text:p>
              </table:table-cell>
              <table:table-cell office:value-type="float" office:value="5.253702">
                <text:p>5.253702</text:p>
              </table:table-cell>
              <table:table-cell office:value-type="float" office:value="81.919998">
                <text:p>81.919998</text:p>
              </table:table-cell>
              <table:table-cell office:value-type="float" office:value="5.308769">
                <text:p>5.308769</text:p>
              </table:table-cell>
              <table:table-cell office:value-type="float" office:value="94.477654">
                <text:p>94.477654</text:p>
              </table:table-cell>
              <table:table-cell office:value-type="float" office:value="6.731647">
                <text:p>6.731647</text:p>
              </table:table-cell>
              <table:table-cell office:value-type="float" office:value="84.526222">
                <text:p>84.526222</text:p>
              </table:table-cell>
              <table:table-cell office:value-type="float" office:value="6.237096">
                <text:p>6.2370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.817947">
                <text:p>84.817947</text:p>
              </table:table-cell>
              <table:table-cell office:value-type="float" office:value="3.602414">
                <text:p>3.602414</text:p>
              </table:table-cell>
              <table:table-cell office:value-type="float" office:value="85.111687">
                <text:p>85.111687</text:p>
              </table:table-cell>
              <table:table-cell office:value-type="float" office:value="3.578991">
                <text:p>3.578991</text:p>
              </table:table-cell>
              <table:table-cell office:value-type="float" office:value="82.02253">
                <text:p>82.02253</text:p>
              </table:table-cell>
              <table:table-cell office:value-type="float" office:value="5.260991">
                <text:p>5.260991</text:p>
              </table:table-cell>
              <table:table-cell office:value-type="float" office:value="81.411179">
                <text:p>81.411179</text:p>
              </table:table-cell>
              <table:table-cell office:value-type="float" office:value="5.309321">
                <text:p>5.309321</text:p>
              </table:table-cell>
              <table:table-cell office:value-type="float" office:value="93.44487">
                <text:p>93.44487</text:p>
              </table:table-cell>
              <table:table-cell office:value-type="float" office:value="6.74826">
                <text:p>6.74826</text:p>
              </table:table-cell>
              <table:table-cell office:value-type="float" office:value="84.236504">
                <text:p>84.236504</text:p>
              </table:table-cell>
              <table:table-cell office:value-type="float" office:value="6.251702">
                <text:p>6.2517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.453606">
                <text:p>84.453606</text:p>
              </table:table-cell>
              <table:table-cell office:value-type="float" office:value="3.599523">
                <text:p>3.599523</text:p>
              </table:table-cell>
              <table:table-cell office:value-type="float" office:value="84.781372">
                <text:p>84.781372</text:p>
              </table:table-cell>
              <table:table-cell office:value-type="float" office:value="3.579601">
                <text:p>3.579601</text:p>
              </table:table-cell>
              <table:table-cell office:value-type="float" office:value="81.276558">
                <text:p>81.276558</text:p>
              </table:table-cell>
              <table:table-cell office:value-type="float" office:value="5.262167">
                <text:p>5.262167</text:p>
              </table:table-cell>
              <table:table-cell office:value-type="float" office:value="80.975288">
                <text:p>80.975288</text:p>
              </table:table-cell>
              <table:table-cell office:value-type="float" office:value="5.307452">
                <text:p>5.307452</text:p>
              </table:table-cell>
              <table:table-cell office:value-type="float" office:value="93.090912">
                <text:p>93.090912</text:p>
              </table:table-cell>
              <table:table-cell office:value-type="float" office:value="6.77244">
                <text:p>6.77244</text:p>
              </table:table-cell>
              <table:table-cell office:value-type="float" office:value="83.485352">
                <text:p>83.485352</text:p>
              </table:table-cell>
              <table:table-cell office:value-type="float" office:value="6.248847">
                <text:p>6.2488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.841362">
                <text:p>83.841362</text:p>
              </table:table-cell>
              <table:table-cell office:value-type="float" office:value="3.597651">
                <text:p>3.597651</text:p>
              </table:table-cell>
              <table:table-cell office:value-type="float" office:value="84.164383">
                <text:p>84.164383</text:p>
              </table:table-cell>
              <table:table-cell office:value-type="float" office:value="3.575511">
                <text:p>3.575511</text:p>
              </table:table-cell>
              <table:table-cell office:value-type="float" office:value="81.075462">
                <text:p>81.075462</text:p>
              </table:table-cell>
              <table:table-cell office:value-type="float" office:value="5.271615">
                <text:p>5.271615</text:p>
              </table:table-cell>
              <table:table-cell office:value-type="float" office:value="80.676239">
                <text:p>80.676239</text:p>
              </table:table-cell>
              <table:table-cell office:value-type="float" office:value="5.322375">
                <text:p>5.322375</text:p>
              </table:table-cell>
              <table:table-cell office:value-type="float" office:value="92.434418">
                <text:p>92.434418</text:p>
              </table:table-cell>
              <table:table-cell office:value-type="float" office:value="6.776964">
                <text:p>6.776964</text:p>
              </table:table-cell>
              <table:table-cell office:value-type="float" office:value="83.202705">
                <text:p>83.202705</text:p>
              </table:table-cell>
              <table:table-cell office:value-type="float" office:value="6.27173">
                <text:p>6.271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.627396">
                <text:p>83.627396</text:p>
              </table:table-cell>
              <table:table-cell office:value-type="float" office:value="3.5976">
                <text:p>3.5976</text:p>
              </table:table-cell>
              <table:table-cell office:value-type="float" office:value="83.734245">
                <text:p>83.734245</text:p>
              </table:table-cell>
              <table:table-cell office:value-type="float" office:value="3.577312">
                <text:p>3.577312</text:p>
              </table:table-cell>
              <table:table-cell office:value-type="float" office:value="80.28093">
                <text:p>80.28093</text:p>
              </table:table-cell>
              <table:table-cell office:value-type="float" office:value="5.256243">
                <text:p>5.256243</text:p>
              </table:table-cell>
              <table:table-cell office:value-type="float" office:value="79.437576">
                <text:p>79.437576</text:p>
              </table:table-cell>
              <table:table-cell office:value-type="float" office:value="5.314417">
                <text:p>5.314417</text:p>
              </table:table-cell>
              <table:table-cell office:value-type="float" office:value="91.915848">
                <text:p>91.915848</text:p>
              </table:table-cell>
              <table:table-cell office:value-type="float" office:value="6.770094">
                <text:p>6.770094</text:p>
              </table:table-cell>
              <table:table-cell office:value-type="float" office:value="82.573708">
                <text:p>82.573708</text:p>
              </table:table-cell>
              <table:table-cell office:value-type="float" office:value="6.268787">
                <text:p>6.2687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.343788">
                <text:p>83.343788</text:p>
              </table:table-cell>
              <table:table-cell office:value-type="float" office:value="3.593263">
                <text:p>3.593263</text:p>
              </table:table-cell>
              <table:table-cell office:value-type="float" office:value="83.379135">
                <text:p>83.379135</text:p>
              </table:table-cell>
              <table:table-cell office:value-type="float" office:value="3.576447">
                <text:p>3.576447</text:p>
              </table:table-cell>
              <table:table-cell office:value-type="float" office:value="80.117363">
                <text:p>80.117363</text:p>
              </table:table-cell>
              <table:table-cell office:value-type="float" office:value="5.243733">
                <text:p>5.243733</text:p>
              </table:table-cell>
              <table:table-cell office:value-type="float" office:value="79.022507">
                <text:p>79.022507</text:p>
              </table:table-cell>
              <table:table-cell office:value-type="float" office:value="5.319021">
                <text:p>5.319021</text:p>
              </table:table-cell>
              <table:table-cell office:value-type="float" office:value="91.403069">
                <text:p>91.403069</text:p>
              </table:table-cell>
              <table:table-cell office:value-type="float" office:value="6.765996">
                <text:p>6.765996</text:p>
              </table:table-cell>
              <table:table-cell office:value-type="float" office:value="82.02253">
                <text:p>82.02253</text:p>
              </table:table-cell>
              <table:table-cell office:value-type="float" office:value="6.272322">
                <text:p>6.2723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2.435219">
                <text:p>82.435219</text:p>
              </table:table-cell>
              <table:table-cell office:value-type="float" office:value="3.589307">
                <text:p>3.589307</text:p>
              </table:table-cell>
              <table:table-cell office:value-type="float" office:value="83.202705">
                <text:p>83.202705</text:p>
              </table:table-cell>
              <table:table-cell office:value-type="float" office:value="3.580435">
                <text:p>3.580435</text:p>
              </table:table-cell>
              <table:table-cell office:value-type="float" office:value="79.501823">
                <text:p>79.501823</text:p>
              </table:table-cell>
              <table:table-cell office:value-type="float" office:value="5.246789">
                <text:p>5.246789</text:p>
              </table:table-cell>
              <table:table-cell office:value-type="float" office:value="79.022507">
                <text:p>79.022507</text:p>
              </table:table-cell>
              <table:table-cell office:value-type="float" office:value="5.322885">
                <text:p>5.322885</text:p>
              </table:table-cell>
              <table:table-cell office:value-type="float" office:value="90.938019">
                <text:p>90.938019</text:p>
              </table:table-cell>
              <table:table-cell office:value-type="float" office:value="6.753849">
                <text:p>6.753849</text:p>
              </table:table-cell>
              <table:table-cell office:value-type="float" office:value="81.580086">
                <text:p>81.580086</text:p>
              </table:table-cell>
              <table:table-cell office:value-type="float" office:value="6.280039">
                <text:p>6.2800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1.919998">
                <text:p>81.919998</text:p>
              </table:table-cell>
              <table:table-cell office:value-type="float" office:value="3.588331">
                <text:p>3.588331</text:p>
              </table:table-cell>
              <table:table-cell office:value-type="float" office:value="82.228355">
                <text:p>82.228355</text:p>
              </table:table-cell>
              <table:table-cell office:value-type="float" office:value="3.57557">
                <text:p>3.57557</text:p>
              </table:table-cell>
              <table:table-cell office:value-type="float" office:value="78.580338">
                <text:p>78.580338</text:p>
              </table:table-cell>
              <table:table-cell office:value-type="float" office:value="5.255734">
                <text:p>5.255734</text:p>
              </table:table-cell>
              <table:table-cell office:value-type="float" office:value="78.486229">
                <text:p>78.486229</text:p>
              </table:table-cell>
              <table:table-cell office:value-type="float" office:value="5.32968">
                <text:p>5.32968</text:p>
              </table:table-cell>
              <table:table-cell office:value-type="float" office:value="90.519341">
                <text:p>90.519341</text:p>
              </table:table-cell>
              <table:table-cell office:value-type="float" office:value="6.751425">
                <text:p>6.751425</text:p>
              </table:table-cell>
              <table:table-cell office:value-type="float" office:value="81.175888">
                <text:p>81.175888</text:p>
              </table:table-cell>
              <table:table-cell office:value-type="float" office:value="6.271027">
                <text:p>6.2710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1.242973">
                <text:p>81.242973</text:p>
              </table:table-cell>
              <table:table-cell office:value-type="float" office:value="3.586144">
                <text:p>3.586144</text:p>
              </table:table-cell>
              <table:table-cell office:value-type="float" office:value="81.749687">
                <text:p>81.749687</text:p>
              </table:table-cell>
              <table:table-cell office:value-type="float" office:value="3.575232">
                <text:p>3.575232</text:p>
              </table:table-cell>
              <table:table-cell office:value-type="float" office:value="78.361099">
                <text:p>78.361099</text:p>
              </table:table-cell>
              <table:table-cell office:value-type="float" office:value="5.257081">
                <text:p>5.257081</text:p>
              </table:table-cell>
              <table:table-cell office:value-type="float" office:value="78.019051">
                <text:p>78.019051</text:p>
              </table:table-cell>
              <table:table-cell office:value-type="float" office:value="5.321266">
                <text:p>5.321266</text:p>
              </table:table-cell>
              <table:table-cell office:value-type="float" office:value="89.693428">
                <text:p>89.693428</text:p>
              </table:table-cell>
              <table:table-cell office:value-type="float" office:value="6.744562">
                <text:p>6.744562</text:p>
              </table:table-cell>
              <table:table-cell office:value-type="float" office:value="80.511055">
                <text:p>80.511055</text:p>
              </table:table-cell>
              <table:table-cell office:value-type="float" office:value="6.261583">
                <text:p>6.2615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.10891">
                <text:p>81.10891</text:p>
              </table:table-cell>
              <table:table-cell office:value-type="float" office:value="3.586333">
                <text:p>3.586333</text:p>
              </table:table-cell>
              <table:table-cell office:value-type="float" office:value="81.478661">
                <text:p>81.478661</text:p>
              </table:table-cell>
              <table:table-cell office:value-type="float" office:value="3.57272">
                <text:p>3.57272</text:p>
              </table:table-cell>
              <table:table-cell office:value-type="float" office:value="77.741402">
                <text:p>77.741402</text:p>
              </table:table-cell>
              <table:table-cell office:value-type="float" office:value="5.249507">
                <text:p>5.249507</text:p>
              </table:table-cell>
              <table:table-cell office:value-type="float" office:value="77.957176">
                <text:p>77.957176</text:p>
              </table:table-cell>
              <table:table-cell office:value-type="float" office:value="5.318741">
                <text:p>5.318741</text:p>
              </table:table-cell>
              <table:table-cell office:value-type="float" office:value="89.083824">
                <text:p>89.083824</text:p>
              </table:table-cell>
              <table:table-cell office:value-type="float" office:value="6.747831">
                <text:p>6.747831</text:p>
              </table:table-cell>
              <table:table-cell office:value-type="float" office:value="80.248161">
                <text:p>80.248161</text:p>
              </table:table-cell>
              <table:table-cell office:value-type="float" office:value="6.259916">
                <text:p>6.2599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.709358">
                <text:p>80.709358</text:p>
              </table:table-cell>
              <table:table-cell office:value-type="float" office:value="3.586549">
                <text:p>3.586549</text:p>
              </table:table-cell>
              <table:table-cell office:value-type="float" office:value="80.808876">
                <text:p>80.808876</text:p>
              </table:table-cell>
              <table:table-cell office:value-type="float" office:value="3.570993">
                <text:p>3.570993</text:p>
              </table:table-cell>
              <table:table-cell office:value-type="float" office:value="77.465721">
                <text:p>77.465721</text:p>
              </table:table-cell>
              <table:table-cell office:value-type="float" office:value="5.246318">
                <text:p>5.246318</text:p>
              </table:table-cell>
              <table:table-cell office:value-type="float" office:value="77.557396">
                <text:p>77.557396</text:p>
              </table:table-cell>
              <table:table-cell office:value-type="float" office:value="5.318363">
                <text:p>5.318363</text:p>
              </table:table-cell>
              <table:table-cell office:value-type="float" office:value="88.442642">
                <text:p>88.442642</text:p>
              </table:table-cell>
              <table:table-cell office:value-type="float" office:value="6.742366">
                <text:p>6.742366</text:p>
              </table:table-cell>
              <table:table-cell office:value-type="float" office:value="79.662888">
                <text:p>79.662888</text:p>
              </table:table-cell>
              <table:table-cell office:value-type="float" office:value="6.259005">
                <text:p>6.2590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0.511055">
                <text:p>80.511055</text:p>
              </table:table-cell>
              <table:table-cell office:value-type="float" office:value="3.576779">
                <text:p>3.576779</text:p>
              </table:table-cell>
              <table:table-cell office:value-type="float" office:value="80.64315">
                <text:p>80.64315</text:p>
              </table:table-cell>
              <table:table-cell office:value-type="float" office:value="3.560213">
                <text:p>3.560213</text:p>
              </table:table-cell>
              <table:table-cell office:value-type="float" office:value="76.950294">
                <text:p>76.950294</text:p>
              </table:table-cell>
              <table:table-cell office:value-type="float" office:value="5.253941">
                <text:p>5.253941</text:p>
              </table:table-cell>
              <table:table-cell office:value-type="float" office:value="77.070953">
                <text:p>77.070953</text:p>
              </table:table-cell>
              <table:table-cell office:value-type="float" office:value="5.33824">
                <text:p>5.33824</text:p>
              </table:table-cell>
              <table:table-cell office:value-type="float" office:value="88.204575">
                <text:p>88.204575</text:p>
              </table:table-cell>
              <table:table-cell office:value-type="float" office:value="6.741795">
                <text:p>6.741795</text:p>
              </table:table-cell>
              <table:table-cell office:value-type="float" office:value="79.213539">
                <text:p>79.213539</text:p>
              </table:table-cell>
              <table:table-cell office:value-type="float" office:value="6.285704">
                <text:p>6.2857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.598381">
                <text:p>79.598381</text:p>
              </table:table-cell>
              <table:table-cell office:value-type="float" office:value="3.576402">
                <text:p>3.576402</text:p>
              </table:table-cell>
              <table:table-cell office:value-type="float" office:value="80.610085">
                <text:p>80.610085</text:p>
              </table:table-cell>
              <table:table-cell office:value-type="float" office:value="3.556598">
                <text:p>3.556598</text:p>
              </table:table-cell>
              <table:table-cell office:value-type="float" office:value="76.501167">
                <text:p>76.501167</text:p>
              </table:table-cell>
              <table:table-cell office:value-type="float" office:value="5.253317">
                <text:p>5.253317</text:p>
              </table:table-cell>
              <table:table-cell office:value-type="float" office:value="76.590576">
                <text:p>76.590576</text:p>
              </table:table-cell>
              <table:table-cell office:value-type="float" office:value="5.329014">
                <text:p>5.329014</text:p>
              </table:table-cell>
              <table:table-cell office:value-type="float" office:value="87.459076">
                <text:p>87.459076</text:p>
              </table:table-cell>
              <table:table-cell office:value-type="float" office:value="6.74442">
                <text:p>6.74442</text:p>
              </table:table-cell>
              <table:table-cell office:value-type="float" office:value="78.800804">
                <text:p>78.800804</text:p>
              </table:table-cell>
              <table:table-cell office:value-type="float" office:value="6.284605">
                <text:p>6.2846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.213539">
                <text:p>79.213539</text:p>
              </table:table-cell>
              <table:table-cell office:value-type="float" office:value="3.574324">
                <text:p>3.574324</text:p>
              </table:table-cell>
              <table:table-cell office:value-type="float" office:value="80.28093">
                <text:p>80.28093</text:p>
              </table:table-cell>
              <table:table-cell office:value-type="float" office:value="3.558492">
                <text:p>3.558492</text:p>
              </table:table-cell>
              <table:table-cell office:value-type="float" office:value="76.204651">
                <text:p>76.204651</text:p>
              </table:table-cell>
              <table:table-cell office:value-type="float" office:value="5.252986">
                <text:p>5.252986</text:p>
              </table:table-cell>
              <table:table-cell office:value-type="float" office:value="76.352623">
                <text:p>76.352623</text:p>
              </table:table-cell>
              <table:table-cell office:value-type="float" office:value="5.298416">
                <text:p>5.298416</text:p>
              </table:table-cell>
              <table:table-cell office:value-type="float" office:value="86.99469">
                <text:p>86.99469</text:p>
              </table:table-cell>
              <table:table-cell office:value-type="float" office:value="6.740316">
                <text:p>6.740316</text:p>
              </table:table-cell>
              <table:table-cell office:value-type="float" office:value="78.423615">
                <text:p>78.423615</text:p>
              </table:table-cell>
              <table:table-cell office:value-type="float" office:value="6.293382">
                <text:p>6.2933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.181633">
                <text:p>79.181633</text:p>
              </table:table-cell>
              <table:table-cell office:value-type="float" office:value="3.569244">
                <text:p>3.569244</text:p>
              </table:table-cell>
              <table:table-cell office:value-type="float" office:value="79.921951">
                <text:p>79.921951</text:p>
              </table:table-cell>
              <table:table-cell office:value-type="float" office:value="3.562137">
                <text:p>3.562137</text:p>
              </table:table-cell>
              <table:table-cell office:value-type="float" office:value="76.02784">
                <text:p>76.02784</text:p>
              </table:table-cell>
              <table:table-cell office:value-type="float" office:value="5.240819">
                <text:p>5.240819</text:p>
              </table:table-cell>
              <table:table-cell office:value-type="float" office:value="75.998451">
                <text:p>75.998451</text:p>
              </table:table-cell>
              <table:table-cell office:value-type="float" office:value="5.29236">
                <text:p>5.29236</text:p>
              </table:table-cell>
              <table:table-cell office:value-type="float" office:value="86.649628">
                <text:p>86.649628</text:p>
              </table:table-cell>
              <table:table-cell office:value-type="float" office:value="6.725205">
                <text:p>6.725205</text:p>
              </table:table-cell>
              <table:table-cell office:value-type="float" office:value="77.833733">
                <text:p>77.833733</text:p>
              </table:table-cell>
              <table:table-cell office:value-type="float" office:value="6.277244">
                <text:p>6.2772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.800804">
                <text:p>78.800804</text:p>
              </table:table-cell>
              <table:table-cell office:value-type="float" office:value="3.560094">
                <text:p>3.560094</text:p>
              </table:table-cell>
              <table:table-cell office:value-type="float" office:value="79.501823">
                <text:p>79.501823</text:p>
              </table:table-cell>
              <table:table-cell office:value-type="float" office:value="3.56373">
                <text:p>3.56373</text:p>
              </table:table-cell>
              <table:table-cell office:value-type="float" office:value="75.793373">
                <text:p>75.793373</text:p>
              </table:table-cell>
              <table:table-cell office:value-type="float" office:value="5.242281">
                <text:p>5.242281</text:p>
              </table:table-cell>
              <table:table-cell office:value-type="float" office:value="75.793373">
                <text:p>75.793373</text:p>
              </table:table-cell>
              <table:table-cell office:value-type="float" office:value="5.289839">
                <text:p>5.289839</text:p>
              </table:table-cell>
              <table:table-cell office:value-type="float" office:value="86.497139">
                <text:p>86.497139</text:p>
              </table:table-cell>
              <table:table-cell office:value-type="float" office:value="6.724842">
                <text:p>6.724842</text:p>
              </table:table-cell>
              <table:table-cell office:value-type="float" office:value="77.588005">
                <text:p>77.588005</text:p>
              </table:table-cell>
              <table:table-cell office:value-type="float" office:value="6.276098">
                <text:p>6.2760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.298683">
                <text:p>78.298683</text:p>
              </table:table-cell>
              <table:table-cell office:value-type="float" office:value="3.560266">
                <text:p>3.560266</text:p>
              </table:table-cell>
              <table:table-cell office:value-type="float" office:value="78.580338">
                <text:p>78.580338</text:p>
              </table:table-cell>
              <table:table-cell office:value-type="float" office:value="3.548704">
                <text:p>3.548704</text:p>
              </table:table-cell>
              <table:table-cell office:value-type="float" office:value="75.560341">
                <text:p>75.560341</text:p>
              </table:table-cell>
              <table:table-cell office:value-type="float" office:value="5.223912">
                <text:p>5.223912</text:p>
              </table:table-cell>
              <table:table-cell office:value-type="float" office:value="75.64756">
                <text:p>75.64756</text:p>
              </table:table-cell>
              <table:table-cell office:value-type="float" office:value="5.28968">
                <text:p>5.28968</text:p>
              </table:table-cell>
              <table:table-cell office:value-type="float" office:value="86.231583">
                <text:p>86.231583</text:p>
              </table:table-cell>
              <table:table-cell office:value-type="float" office:value="6.718917">
                <text:p>6.718917</text:p>
              </table:table-cell>
              <table:table-cell office:value-type="float" office:value="77.343826">
                <text:p>77.343826</text:p>
              </table:table-cell>
              <table:table-cell office:value-type="float" office:value="6.28372">
                <text:p>6.283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.081017">
                <text:p>78.081017</text:p>
              </table:table-cell>
              <table:table-cell office:value-type="float" office:value="3.558514">
                <text:p>3.558514</text:p>
              </table:table-cell>
              <table:table-cell office:value-type="float" office:value="78.45491">
                <text:p>78.45491</text:p>
              </table:table-cell>
              <table:table-cell office:value-type="float" office:value="3.552238">
                <text:p>3.552238</text:p>
              </table:table-cell>
              <table:table-cell office:value-type="float" office:value="75.098549">
                <text:p>75.098549</text:p>
              </table:table-cell>
              <table:table-cell office:value-type="float" office:value="5.222705">
                <text:p>5.222705</text:p>
              </table:table-cell>
              <table:table-cell office:value-type="float" office:value="75.64756">
                <text:p>75.64756</text:p>
              </table:table-cell>
              <table:table-cell office:value-type="float" office:value="5.290848">
                <text:p>5.290848</text:p>
              </table:table-cell>
              <table:table-cell office:value-type="float" office:value="85.630661">
                <text:p>85.630661</text:p>
              </table:table-cell>
              <table:table-cell office:value-type="float" office:value="6.719537">
                <text:p>6.719537</text:p>
              </table:table-cell>
              <table:table-cell office:value-type="float" office:value="77.161697">
                <text:p>77.161697</text:p>
              </table:table-cell>
              <table:table-cell office:value-type="float" office:value="6.284906">
                <text:p>6.2849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.557396">
                <text:p>77.557396</text:p>
              </table:table-cell>
              <table:table-cell office:value-type="float" office:value="3.557494">
                <text:p>3.557494</text:p>
              </table:table-cell>
              <table:table-cell office:value-type="float" office:value="77.772148">
                <text:p>77.772148</text:p>
              </table:table-cell>
              <table:table-cell office:value-type="float" office:value="3.548295">
                <text:p>3.548295</text:p>
              </table:table-cell>
              <table:table-cell office:value-type="float" office:value="74.784332">
                <text:p>74.784332</text:p>
              </table:table-cell>
              <table:table-cell office:value-type="float" office:value="5.217792">
                <text:p>5.217792</text:p>
              </table:table-cell>
              <table:table-cell office:value-type="float" office:value="75.299889">
                <text:p>75.299889</text:p>
              </table:table-cell>
              <table:table-cell office:value-type="float" office:value="5.285707">
                <text:p>5.285707</text:p>
              </table:table-cell>
              <table:table-cell office:value-type="float" office:value="85.038063">
                <text:p>85.038063</text:p>
              </table:table-cell>
              <table:table-cell office:value-type="float" office:value="6.71838">
                <text:p>6.71838</text:p>
              </table:table-cell>
              <table:table-cell office:value-type="float" office:value="77.040749">
                <text:p>77.040749</text:p>
              </table:table-cell>
              <table:table-cell office:value-type="float" office:value="6.287111">
                <text:p>6.2871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.618637">
                <text:p>77.618637</text:p>
              </table:table-cell>
              <table:table-cell office:value-type="float" office:value="3.563594">
                <text:p>3.563594</text:p>
              </table:table-cell>
              <table:table-cell office:value-type="float" office:value="77.802925">
                <text:p>77.802925</text:p>
              </table:table-cell>
              <table:table-cell office:value-type="float" office:value="3.539802">
                <text:p>3.539802</text:p>
              </table:table-cell>
              <table:table-cell office:value-type="float" office:value="74.388199">
                <text:p>74.388199</text:p>
              </table:table-cell>
              <table:table-cell office:value-type="float" office:value="5.235844">
                <text:p>5.235844</text:p>
              </table:table-cell>
              <table:table-cell office:value-type="float" office:value="74.898285">
                <text:p>74.898285</text:p>
              </table:table-cell>
              <table:table-cell office:value-type="float" office:value="5.276779">
                <text:p>5.276779</text:p>
              </table:table-cell>
              <table:table-cell office:value-type="float" office:value="84.272614">
                <text:p>84.272614</text:p>
              </table:table-cell>
              <table:table-cell office:value-type="float" office:value="6.720308">
                <text:p>6.720308</text:p>
              </table:table-cell>
              <table:table-cell office:value-type="float" office:value="76.530945">
                <text:p>76.530945</text:p>
              </table:table-cell>
              <table:table-cell office:value-type="float" office:value="6.293749">
                <text:p>6.2937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.101173">
                <text:p>77.101173</text:p>
              </table:table-cell>
              <table:table-cell office:value-type="float" office:value="3.564666">
                <text:p>3.564666</text:p>
              </table:table-cell>
              <table:table-cell office:value-type="float" office:value="77.252655">
                <text:p>77.252655</text:p>
              </table:table-cell>
              <table:table-cell office:value-type="float" office:value="3.541119">
                <text:p>3.541119</text:p>
              </table:table-cell>
              <table:table-cell office:value-type="float" office:value="74.444527">
                <text:p>74.444527</text:p>
              </table:table-cell>
              <table:table-cell office:value-type="float" office:value="5.231647">
                <text:p>5.231647</text:p>
              </table:table-cell>
              <table:table-cell office:value-type="float" office:value="74.75589">
                <text:p>74.75589</text:p>
              </table:table-cell>
              <table:table-cell office:value-type="float" office:value="5.276218">
                <text:p>5.276218</text:p>
              </table:table-cell>
              <table:table-cell office:value-type="float" office:value="83.841362">
                <text:p>83.841362</text:p>
              </table:table-cell>
              <table:table-cell office:value-type="float" office:value="6.714139">
                <text:p>6.714139</text:p>
              </table:table-cell>
              <table:table-cell office:value-type="float" office:value="76.2342">
                <text:p>76.2342</text:p>
              </table:table-cell>
              <table:table-cell office:value-type="float" office:value="6.292717">
                <text:p>6.2927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.830009">
                <text:p>76.830009</text:p>
              </table:table-cell>
              <table:table-cell office:value-type="float" office:value="3.566079">
                <text:p>3.566079</text:p>
              </table:table-cell>
              <table:table-cell office:value-type="float" office:value="76.560745">
                <text:p>76.560745</text:p>
              </table:table-cell>
              <table:table-cell office:value-type="float" office:value="3.540628">
                <text:p>3.540628</text:p>
              </table:table-cell>
              <table:table-cell office:value-type="float" office:value="74.13575">
                <text:p>74.13575</text:p>
              </table:table-cell>
              <table:table-cell office:value-type="float" office:value="5.237691">
                <text:p>5.237691</text:p>
              </table:table-cell>
              <table:table-cell office:value-type="float" office:value="74.13575">
                <text:p>74.13575</text:p>
              </table:table-cell>
              <table:table-cell office:value-type="float" office:value="5.274825">
                <text:p>5.274825</text:p>
              </table:table-cell>
              <table:table-cell office:value-type="float" office:value="83.485352">
                <text:p>83.485352</text:p>
              </table:table-cell>
              <table:table-cell office:value-type="float" office:value="6.71766">
                <text:p>6.71766</text:p>
              </table:table-cell>
              <table:table-cell office:value-type="float" office:value="75.793373">
                <text:p>75.793373</text:p>
              </table:table-cell>
              <table:table-cell office:value-type="float" office:value="6.290102">
                <text:p>6.2901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6.293365">
                <text:p>76.293365</text:p>
              </table:table-cell>
              <table:table-cell office:value-type="float" office:value="3.54561">
                <text:p>3.54561</text:p>
              </table:table-cell>
              <table:table-cell office:value-type="float" office:value="76.411972">
                <text:p>76.411972</text:p>
              </table:table-cell>
              <table:table-cell office:value-type="float" office:value="3.537882">
                <text:p>3.537882</text:p>
              </table:table-cell>
              <table:table-cell office:value-type="float" office:value="73.801804">
                <text:p>73.801804</text:p>
              </table:table-cell>
              <table:table-cell office:value-type="float" office:value="5.229037">
                <text:p>5.229037</text:p>
              </table:table-cell>
              <table:table-cell office:value-type="float" office:value="73.443405">
                <text:p>73.443405</text:p>
              </table:table-cell>
              <table:table-cell office:value-type="float" office:value="5.282142">
                <text:p>5.282142</text:p>
              </table:table-cell>
              <table:table-cell office:value-type="float" office:value="83.167511">
                <text:p>83.167511</text:p>
              </table:table-cell>
              <table:table-cell office:value-type="float" office:value="6.718343">
                <text:p>6.718343</text:p>
              </table:table-cell>
              <table:table-cell office:value-type="float" office:value="75.415421">
                <text:p>75.415421</text:p>
              </table:table-cell>
              <table:table-cell office:value-type="float" office:value="6.290414">
                <text:p>6.2904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6.322983">
                <text:p>76.322983</text:p>
              </table:table-cell>
              <table:table-cell office:value-type="float" office:value="3.558563">
                <text:p>3.558563</text:p>
              </table:table-cell>
              <table:table-cell office:value-type="float" office:value="76.322983">
                <text:p>76.322983</text:p>
              </table:table-cell>
              <table:table-cell office:value-type="float" office:value="3.538416">
                <text:p>3.538416</text:p>
              </table:table-cell>
              <table:table-cell office:value-type="float" office:value="73.415985">
                <text:p>73.415985</text:p>
              </table:table-cell>
              <table:table-cell office:value-type="float" office:value="5.232932">
                <text:p>5.232932</text:p>
              </table:table-cell>
              <table:table-cell office:value-type="float" office:value="73.306488">
                <text:p>73.306488</text:p>
              </table:table-cell>
              <table:table-cell office:value-type="float" office:value="5.277724">
                <text:p>5.277724</text:p>
              </table:table-cell>
              <table:table-cell office:value-type="float" office:value="82.817184">
                <text:p>82.817184</text:p>
              </table:table-cell>
              <table:table-cell office:value-type="float" office:value="6.721918">
                <text:p>6.721918</text:p>
              </table:table-cell>
              <table:table-cell office:value-type="float" office:value="75.127243">
                <text:p>75.127243</text:p>
              </table:table-cell>
              <table:table-cell office:value-type="float" office:value="6.285281">
                <text:p>6.2852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6.2342">
                <text:p>76.2342</text:p>
              </table:table-cell>
              <table:table-cell office:value-type="float" office:value="3.554648">
                <text:p>3.554648</text:p>
              </table:table-cell>
              <table:table-cell office:value-type="float" office:value="77.101173">
                <text:p>77.101173</text:p>
              </table:table-cell>
              <table:table-cell office:value-type="float" office:value="3.543137">
                <text:p>3.543137</text:p>
              </table:table-cell>
              <table:table-cell office:value-type="float" office:value="73.279167">
                <text:p>73.279167</text:p>
              </table:table-cell>
              <table:table-cell office:value-type="float" office:value="5.22959">
                <text:p>5.22959</text:p>
              </table:table-cell>
              <table:table-cell office:value-type="float" office:value="73.170074">
                <text:p>73.170074</text:p>
              </table:table-cell>
              <table:table-cell office:value-type="float" office:value="5.280787">
                <text:p>5.280787</text:p>
              </table:table-cell>
              <table:table-cell office:value-type="float" office:value="82.50441">
                <text:p>82.50441</text:p>
              </table:table-cell>
              <table:table-cell office:value-type="float" office:value="6.705739">
                <text:p>6.705739</text:p>
              </table:table-cell>
              <table:table-cell office:value-type="float" office:value="74.955391">
                <text:p>74.955391</text:p>
              </table:table-cell>
              <table:table-cell office:value-type="float" office:value="6.280027">
                <text:p>6.2800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6.02784">
                <text:p>76.02784</text:p>
              </table:table-cell>
              <table:table-cell office:value-type="float" office:value="3.554147">
                <text:p>3.554147</text:p>
              </table:table-cell>
              <table:table-cell office:value-type="float" office:value="75.705818">
                <text:p>75.705818</text:p>
              </table:table-cell>
              <table:table-cell office:value-type="float" office:value="3.537483">
                <text:p>3.537483</text:p>
              </table:table-cell>
              <table:table-cell office:value-type="float" office:value="72.898773">
                <text:p>72.898773</text:p>
              </table:table-cell>
              <table:table-cell office:value-type="float" office:value="5.253543">
                <text:p>5.253543</text:p>
              </table:table-cell>
              <table:table-cell office:value-type="float" office:value="72.683182">
                <text:p>72.683182</text:p>
              </table:table-cell>
              <table:table-cell office:value-type="float" office:value="5.264522">
                <text:p>5.264522</text:p>
              </table:table-cell>
              <table:table-cell office:value-type="float" office:value="82.02253">
                <text:p>82.02253</text:p>
              </table:table-cell>
              <table:table-cell office:value-type="float" office:value="6.719681">
                <text:p>6.719681</text:p>
              </table:table-cell>
              <table:table-cell office:value-type="float" office:value="74.585739">
                <text:p>74.585739</text:p>
              </table:table-cell>
              <table:table-cell office:value-type="float" office:value="6.294432">
                <text:p>6.2944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5.705818">
                <text:p>75.705818</text:p>
              </table:table-cell>
              <table:table-cell office:value-type="float" office:value="3.551348">
                <text:p>3.551348</text:p>
              </table:table-cell>
              <table:table-cell office:value-type="float" office:value="75.64756">
                <text:p>75.64756</text:p>
              </table:table-cell>
              <table:table-cell office:value-type="float" office:value="3.536547">
                <text:p>3.536547</text:p>
              </table:table-cell>
              <table:table-cell office:value-type="float" office:value="72.844757">
                <text:p>72.844757</text:p>
              </table:table-cell>
              <table:table-cell office:value-type="float" office:value="5.239024">
                <text:p>5.239024</text:p>
              </table:table-cell>
              <table:table-cell office:value-type="float" office:value="72.255791">
                <text:p>72.255791</text:p>
              </table:table-cell>
              <table:table-cell office:value-type="float" office:value="5.27803">
                <text:p>5.27803</text:p>
              </table:table-cell>
              <table:table-cell office:value-type="float" office:value="81.647842">
                <text:p>81.647842</text:p>
              </table:table-cell>
              <table:table-cell office:value-type="float" office:value="6.709106">
                <text:p>6.709106</text:p>
              </table:table-cell>
              <table:table-cell office:value-type="float" office:value="74.360062">
                <text:p>74.360062</text:p>
              </table:table-cell>
              <table:table-cell office:value-type="float" office:value="6.279564">
                <text:p>6.2795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5.531311">
                <text:p>75.531311</text:p>
              </table:table-cell>
              <table:table-cell office:value-type="float" office:value="3.548104">
                <text:p>3.548104</text:p>
              </table:table-cell>
              <table:table-cell office:value-type="float" office:value="75.386505">
                <text:p>75.386505</text:p>
              </table:table-cell>
              <table:table-cell office:value-type="float" office:value="3.532601">
                <text:p>3.532601</text:p>
              </table:table-cell>
              <table:table-cell office:value-type="float" office:value="72.522316">
                <text:p>72.522316</text:p>
              </table:table-cell>
              <table:table-cell office:value-type="float" office:value="5.232626">
                <text:p>5.232626</text:p>
              </table:table-cell>
              <table:table-cell office:value-type="float" office:value="72.12326">
                <text:p>72.12326</text:p>
              </table:table-cell>
              <table:table-cell office:value-type="float" office:value="5.23981">
                <text:p>5.23981</text:p>
              </table:table-cell>
              <table:table-cell office:value-type="float" office:value="81.310173">
                <text:p>81.310173</text:p>
              </table:table-cell>
              <table:table-cell office:value-type="float" office:value="6.689053">
                <text:p>6.689053</text:p>
              </table:table-cell>
              <table:table-cell office:value-type="float" office:value="74.163712">
                <text:p>74.163712</text:p>
              </table:table-cell>
              <table:table-cell office:value-type="float" office:value="6.295147">
                <text:p>6.2951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.415421">
                <text:p>75.415421</text:p>
              </table:table-cell>
              <table:table-cell office:value-type="float" office:value="3.550022">
                <text:p>3.550022</text:p>
              </table:table-cell>
              <table:table-cell office:value-type="float" office:value="74.983978">
                <text:p>74.983978</text:p>
              </table:table-cell>
              <table:table-cell office:value-type="float" office:value="3.534903">
                <text:p>3.534903</text:p>
              </table:table-cell>
              <table:table-cell office:value-type="float" office:value="71.964859">
                <text:p>71.964859</text:p>
              </table:table-cell>
              <table:table-cell office:value-type="float" office:value="5.243512">
                <text:p>5.243512</text:p>
              </table:table-cell>
              <table:table-cell office:value-type="float" office:value="71.912216">
                <text:p>71.912216</text:p>
              </table:table-cell>
              <table:table-cell office:value-type="float" office:value="5.228962">
                <text:p>5.228962</text:p>
              </table:table-cell>
              <table:table-cell office:value-type="float" office:value="80.908646">
                <text:p>80.908646</text:p>
              </table:table-cell>
              <table:table-cell office:value-type="float" office:value="6.706781">
                <text:p>6.706781</text:p>
              </table:table-cell>
              <table:table-cell office:value-type="float" office:value="73.746437">
                <text:p>73.746437</text:p>
              </table:table-cell>
              <table:table-cell office:value-type="float" office:value="6.300552">
                <text:p>6.3005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5.041222">
                <text:p>75.041222</text:p>
              </table:table-cell>
              <table:table-cell office:value-type="float" office:value="3.551053">
                <text:p>3.551053</text:p>
              </table:table-cell>
              <table:table-cell office:value-type="float" office:value="74.75589">
                <text:p>74.75589</text:p>
              </table:table-cell>
              <table:table-cell office:value-type="float" office:value="3.530864">
                <text:p>3.530864</text:p>
              </table:table-cell>
              <table:table-cell office:value-type="float" office:value="71.780945">
                <text:p>71.780945</text:p>
              </table:table-cell>
              <table:table-cell office:value-type="float" office:value="5.226837">
                <text:p>5.226837</text:p>
              </table:table-cell>
              <table:table-cell office:value-type="float" office:value="71.702408">
                <text:p>71.702408</text:p>
              </table:table-cell>
              <table:table-cell office:value-type="float" office:value="5.258981">
                <text:p>5.258981</text:p>
              </table:table-cell>
              <table:table-cell office:value-type="float" office:value="80.676239">
                <text:p>80.676239</text:p>
              </table:table-cell>
              <table:table-cell office:value-type="float" office:value="6.705395">
                <text:p>6.705395</text:p>
              </table:table-cell>
              <table:table-cell office:value-type="float" office:value="73.279167">
                <text:p>73.279167</text:p>
              </table:table-cell>
              <table:table-cell office:value-type="float" office:value="6.280625">
                <text:p>6.280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4.75589">
                <text:p>74.75589</text:p>
              </table:table-cell>
              <table:table-cell office:value-type="float" office:value="3.548852">
                <text:p>3.548852</text:p>
              </table:table-cell>
              <table:table-cell office:value-type="float" office:value="74.585739">
                <text:p>74.585739</text:p>
              </table:table-cell>
              <table:table-cell office:value-type="float" office:value="3.536698">
                <text:p>3.536698</text:p>
              </table:table-cell>
              <table:table-cell office:value-type="float" office:value="71.545853">
                <text:p>71.545853</text:p>
              </table:table-cell>
              <table:table-cell office:value-type="float" office:value="5.225259">
                <text:p>5.225259</text:p>
              </table:table-cell>
              <table:table-cell office:value-type="float" office:value="71.650146">
                <text:p>71.650146</text:p>
              </table:table-cell>
              <table:table-cell office:value-type="float" office:value="5.255297">
                <text:p>5.255297</text:p>
              </table:table-cell>
              <table:table-cell office:value-type="float" office:value="80.34655">
                <text:p>80.34655</text:p>
              </table:table-cell>
              <table:table-cell office:value-type="float" office:value="6.697678">
                <text:p>6.697678</text:p>
              </table:table-cell>
              <table:table-cell office:value-type="float" office:value="73.061317">
                <text:p>73.061317</text:p>
              </table:table-cell>
              <table:table-cell office:value-type="float" office:value="6.281881">
                <text:p>6.2818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4.500946">
                <text:p>74.500946</text:p>
              </table:table-cell>
              <table:table-cell office:value-type="float" office:value="3.548461">
                <text:p>3.548461</text:p>
              </table:table-cell>
              <table:table-cell office:value-type="float" office:value="73.940582">
                <text:p>73.940582</text:p>
              </table:table-cell>
              <table:table-cell office:value-type="float" office:value="3.528332">
                <text:p>3.528332</text:p>
              </table:table-cell>
              <table:table-cell office:value-type="float" office:value="71.467827">
                <text:p>71.467827</text:p>
              </table:table-cell>
              <table:table-cell office:value-type="float" office:value="5.226773">
                <text:p>5.226773</text:p>
              </table:table-cell>
              <table:table-cell office:value-type="float" office:value="71.49382">
                <text:p>71.49382</text:p>
              </table:table-cell>
              <table:table-cell office:value-type="float" office:value="5.229339">
                <text:p>5.229339</text:p>
              </table:table-cell>
              <table:table-cell office:value-type="float" office:value="80.215424">
                <text:p>80.215424</text:p>
              </table:table-cell>
              <table:table-cell office:value-type="float" office:value="6.686302">
                <text:p>6.686302</text:p>
              </table:table-cell>
              <table:table-cell office:value-type="float" office:value="72.844757">
                <text:p>72.844757</text:p>
              </table:table-cell>
              <table:table-cell office:value-type="float" office:value="6.288428">
                <text:p>6.2884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3.996239">
                <text:p>73.996239</text:p>
              </table:table-cell>
              <table:table-cell office:value-type="float" office:value="3.541681">
                <text:p>3.541681</text:p>
              </table:table-cell>
              <table:table-cell office:value-type="float" office:value="73.746437">
                <text:p>73.746437</text:p>
              </table:table-cell>
              <table:table-cell office:value-type="float" office:value="3.522496">
                <text:p>3.522496</text:p>
              </table:table-cell>
              <table:table-cell office:value-type="float" office:value="71.105965">
                <text:p>71.105965</text:p>
              </table:table-cell>
              <table:table-cell office:value-type="float" office:value="5.232263">
                <text:p>5.232263</text:p>
              </table:table-cell>
              <table:table-cell office:value-type="float" office:value="71.208984">
                <text:p>71.208984</text:p>
              </table:table-cell>
              <table:table-cell office:value-type="float" office:value="5.227963">
                <text:p>5.227963</text:p>
              </table:table-cell>
              <table:table-cell office:value-type="float" office:value="79.857025">
                <text:p>79.857025</text:p>
              </table:table-cell>
              <table:table-cell office:value-type="float" office:value="6.684558">
                <text:p>6.684558</text:p>
              </table:table-cell>
              <table:table-cell office:value-type="float" office:value="72.683182">
                <text:p>72.683182</text:p>
              </table:table-cell>
              <table:table-cell office:value-type="float" office:value="6.288813">
                <text:p>6.2888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3.829514">
                <text:p>73.829514</text:p>
              </table:table-cell>
              <table:table-cell office:value-type="float" office:value="3.533911">
                <text:p>3.533911</text:p>
              </table:table-cell>
              <table:table-cell office:value-type="float" office:value="73.718788">
                <text:p>73.718788</text:p>
              </table:table-cell>
              <table:table-cell office:value-type="float" office:value="3.519875">
                <text:p>3.519875</text:p>
              </table:table-cell>
              <table:table-cell office:value-type="float" office:value="70.798706">
                <text:p>70.798706</text:p>
              </table:table-cell>
              <table:table-cell office:value-type="float" office:value="5.215647">
                <text:p>5.215647</text:p>
              </table:table-cell>
              <table:table-cell office:value-type="float" office:value="71.080261">
                <text:p>71.080261</text:p>
              </table:table-cell>
              <table:table-cell office:value-type="float" office:value="5.228266">
                <text:p>5.228266</text:p>
              </table:table-cell>
              <table:table-cell office:value-type="float" office:value="79.662888">
                <text:p>79.662888</text:p>
              </table:table-cell>
              <table:table-cell office:value-type="float" office:value="6.66397">
                <text:p>6.66397</text:p>
              </table:table-cell>
              <table:table-cell office:value-type="float" office:value="72.415466">
                <text:p>72.415466</text:p>
              </table:table-cell>
              <table:table-cell office:value-type="float" office:value="6.288393">
                <text:p>6.2883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.746437">
                <text:p>73.746437</text:p>
              </table:table-cell>
              <table:table-cell office:value-type="float" office:value="3.550439">
                <text:p>3.550439</text:p>
              </table:table-cell>
              <table:table-cell office:value-type="float" office:value="73.470856">
                <text:p>73.470856</text:p>
              </table:table-cell>
              <table:table-cell office:value-type="float" office:value="3.526722">
                <text:p>3.526722</text:p>
              </table:table-cell>
              <table:table-cell office:value-type="float" office:value="70.519371">
                <text:p>70.519371</text:p>
              </table:table-cell>
              <table:table-cell office:value-type="float" office:value="5.224447">
                <text:p>5.224447</text:p>
              </table:table-cell>
              <table:table-cell office:value-type="float" office:value="70.875267">
                <text:p>70.875267</text:p>
              </table:table-cell>
              <table:table-cell office:value-type="float" office:value="5.227685">
                <text:p>5.227685</text:p>
              </table:table-cell>
              <table:table-cell office:value-type="float" office:value="79.341408">
                <text:p>79.341408</text:p>
              </table:table-cell>
              <table:table-cell office:value-type="float" office:value="6.665387">
                <text:p>6.665387</text:p>
              </table:table-cell>
              <table:table-cell office:value-type="float" office:value="72.096809">
                <text:p>72.096809</text:p>
              </table:table-cell>
              <table:table-cell office:value-type="float" office:value="6.287007">
                <text:p>6.2870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3.718788">
                <text:p>73.718788</text:p>
              </table:table-cell>
              <table:table-cell office:value-type="float" office:value="3.551014">
                <text:p>3.551014</text:p>
              </table:table-cell>
              <table:table-cell office:value-type="float" office:value="73.224579">
                <text:p>73.224579</text:p>
              </table:table-cell>
              <table:table-cell office:value-type="float" office:value="3.52753">
                <text:p>3.52753</text:p>
              </table:table-cell>
              <table:table-cell office:value-type="float" office:value="70.646065">
                <text:p>70.646065</text:p>
              </table:table-cell>
              <table:table-cell office:value-type="float" office:value="5.223595">
                <text:p>5.223595</text:p>
              </table:table-cell>
              <table:table-cell office:value-type="float" office:value="70.671463">
                <text:p>70.671463</text:p>
              </table:table-cell>
              <table:table-cell office:value-type="float" office:value="5.223669">
                <text:p>5.223669</text:p>
              </table:table-cell>
              <table:table-cell office:value-type="float" office:value="79.022507">
                <text:p>79.022507</text:p>
              </table:table-cell>
              <table:table-cell office:value-type="float" office:value="6.668515">
                <text:p>6.668515</text:p>
              </table:table-cell>
              <table:table-cell office:value-type="float" office:value="71.93853">
                <text:p>71.93853</text:p>
              </table:table-cell>
              <table:table-cell office:value-type="float" office:value="6.287603">
                <text:p>6.2876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.197319">
                <text:p>73.197319</text:p>
              </table:table-cell>
              <table:table-cell office:value-type="float" office:value="3.539156">
                <text:p>3.539156</text:p>
              </table:table-cell>
              <table:table-cell office:value-type="float" office:value="72.790817">
                <text:p>72.790817</text:p>
              </table:table-cell>
              <table:table-cell office:value-type="float" office:value="3.529389">
                <text:p>3.529389</text:p>
              </table:table-cell>
              <table:table-cell office:value-type="float" office:value="70.569992">
                <text:p>70.569992</text:p>
              </table:table-cell>
              <table:table-cell office:value-type="float" office:value="5.221228">
                <text:p>5.221228</text:p>
              </table:table-cell>
              <table:table-cell office:value-type="float" office:value="70.292458">
                <text:p>70.292458</text:p>
              </table:table-cell>
              <table:table-cell office:value-type="float" office:value="5.224439">
                <text:p>5.224439</text:p>
              </table:table-cell>
              <table:table-cell office:value-type="float" office:value="78.674667">
                <text:p>78.674667</text:p>
              </table:table-cell>
              <table:table-cell office:value-type="float" office:value="6.6721">
                <text:p>6.6721</text:p>
              </table:table-cell>
              <table:table-cell office:value-type="float" office:value="71.597961">
                <text:p>71.597961</text:p>
              </table:table-cell>
              <table:table-cell office:value-type="float" office:value="6.286704">
                <text:p>6.2867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2.979958">
                <text:p>72.979958</text:p>
              </table:table-cell>
              <table:table-cell office:value-type="float" office:value="3.548912">
                <text:p>3.548912</text:p>
              </table:table-cell>
              <table:table-cell office:value-type="float" office:value="73.088478">
                <text:p>73.088478</text:p>
              </table:table-cell>
              <table:table-cell office:value-type="float" office:value="3.526004">
                <text:p>3.526004</text:p>
              </table:table-cell>
              <table:table-cell office:value-type="float" office:value="70.418335">
                <text:p>70.418335</text:p>
              </table:table-cell>
              <table:table-cell office:value-type="float" office:value="5.221456">
                <text:p>5.221456</text:p>
              </table:table-cell>
              <table:table-cell office:value-type="float" office:value="70.242226">
                <text:p>70.242226</text:p>
              </table:table-cell>
              <table:table-cell office:value-type="float" office:value="5.225751">
                <text:p>5.225751</text:p>
              </table:table-cell>
              <table:table-cell office:value-type="float" office:value="78.51757">
                <text:p>78.51757</text:p>
              </table:table-cell>
              <table:table-cell office:value-type="float" office:value="6.678896">
                <text:p>6.678896</text:p>
              </table:table-cell>
              <table:table-cell office:value-type="float" office:value="71.389977">
                <text:p>71.389977</text:p>
              </table:table-cell>
              <table:table-cell office:value-type="float" office:value="6.286127">
                <text:p>6.2861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2.683182">
                <text:p>72.683182</text:p>
              </table:table-cell>
              <table:table-cell office:value-type="float" office:value="3.547568">
                <text:p>3.547568</text:p>
              </table:table-cell>
              <table:table-cell office:value-type="float" office:value="72.81778">
                <text:p>72.81778</text:p>
              </table:table-cell>
              <table:table-cell office:value-type="float" office:value="3.525599">
                <text:p>3.525599</text:p>
              </table:table-cell>
              <table:table-cell office:value-type="float" office:value="70.267334">
                <text:p>70.267334</text:p>
              </table:table-cell>
              <table:table-cell office:value-type="float" office:value="5.219072">
                <text:p>5.219072</text:p>
              </table:table-cell>
              <table:table-cell office:value-type="float" office:value="70.242226">
                <text:p>70.242226</text:p>
              </table:table-cell>
              <table:table-cell office:value-type="float" office:value="5.223567">
                <text:p>5.223567</text:p>
              </table:table-cell>
              <table:table-cell office:value-type="float" office:value="78.236374">
                <text:p>78.236374</text:p>
              </table:table-cell>
              <table:table-cell office:value-type="float" office:value="6.680133">
                <text:p>6.680133</text:p>
              </table:table-cell>
              <table:table-cell office:value-type="float" office:value="71.312294">
                <text:p>71.312294</text:p>
              </table:table-cell>
              <table:table-cell office:value-type="float" office:value="6.284468">
                <text:p>6.2844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2.71006">
                <text:p>72.71006</text:p>
              </table:table-cell>
              <table:table-cell office:value-type="float" office:value="3.547265">
                <text:p>3.547265</text:p>
              </table:table-cell>
              <table:table-cell office:value-type="float" office:value="72.602661">
                <text:p>72.602661</text:p>
              </table:table-cell>
              <table:table-cell office:value-type="float" office:value="3.528019">
                <text:p>3.528019</text:p>
              </table:table-cell>
              <table:table-cell office:value-type="float" office:value="69.867805">
                <text:p>69.867805</text:p>
              </table:table-cell>
              <table:table-cell office:value-type="float" office:value="5.220586">
                <text:p>5.220586</text:p>
              </table:table-cell>
              <table:table-cell office:value-type="float" office:value="69.694435">
                <text:p>69.694435</text:p>
              </table:table-cell>
              <table:table-cell office:value-type="float" office:value="5.224389">
                <text:p>5.224389</text:p>
              </table:table-cell>
              <table:table-cell office:value-type="float" office:value="78.050018">
                <text:p>78.050018</text:p>
              </table:table-cell>
              <table:table-cell office:value-type="float" office:value="6.648451">
                <text:p>6.648451</text:p>
              </table:table-cell>
              <table:table-cell office:value-type="float" office:value="71.131691">
                <text:p>71.131691</text:p>
              </table:table-cell>
              <table:table-cell office:value-type="float" office:value="6.282152">
                <text:p>6.2821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825cm" svg:height="12.034cm" xlink:href=".." xlink:type="simple" chart:class="chart:scatter" chart:style-name="ch1">
        <chart:legend chart:legend-position="end" svg:x="16.47cm" svg:y="4.971cm" style:legend-expansion="high" chart:style-name="ch2"/>
        <chart:plot-area chart:style-name="ch3" table:cell-range-address="Sheet1.F212:Sheet1.G221 Sheet1.M212:Sheet1.M221 Sheet1.G228:Sheet1.G237 Sheet1.M228:Sheet1.M237" chart:data-source-has-labels="row" svg:x="0.396cm" svg:y="0.24cm" svg:width="15.678cm" svg:height="11.554cm">
          <chartooo:coordinate-region svg:x="1.017cm" svg:y="0.439cm" svg:width="14.685cm" svg:height="10.7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12:Sheet1.G221" loext:label-string="wi_int_opt_1" chart:class="chart:scatter">
            <chart:domain table:cell-range-address="Sheet1.F212:Sheet1.F221"/>
            <chart:data-point chart:repeated="10"/>
          </chart:series>
          <chart:series chart:style-name="ch7" chart:values-cell-range-address="Sheet1.M212:Sheet1.M221" loext:label-string="wo_int_opt_1" chart:class="chart:scatter">
            <chart:domain table:cell-range-address="Sheet1.L212:Sheet1.L221"/>
            <chart:data-point chart:repeated="10"/>
          </chart:series>
          <chart:series chart:style-name="ch8" chart:values-cell-range-address="Sheet1.G228:Sheet1.G237" loext:label-string="wi_int_opt_2" chart:class="chart:scatter">
            <chart:domain table:cell-range-address="Sheet1.F228:Sheet1.F237"/>
            <chart:data-point chart:repeated="10"/>
          </chart:series>
          <chart:series chart:style-name="ch9" chart:values-cell-range-address="Sheet1.M228:Sheet1.M237" loext:label-string="wo_int_opt_2" chart:class="chart:scatter">
            <chart:domain table:cell-range-address="Sheet1.L228:Sheet1.L237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wi_int_opt_1</text:p>
              </table:table-cell>
              <table:table-cell office:value-type="string">
                <text:p>Column L</text:p>
              </table:table-cell>
              <table:table-cell office:value-type="string">
                <text:p>wo_int_opt_1</text:p>
              </table:table-cell>
              <table:table-cell office:value-type="string">
                <text:p>Column F</text:p>
              </table:table-cell>
              <table:table-cell office:value-type="string">
                <text:p>wi_int_opt_2</text:p>
              </table:table-cell>
              <table:table-cell office:value-type="string">
                <text:p>Column L</text:p>
              </table:table-cell>
              <table:table-cell office:value-type="string">
                <text:p>wo_int_opt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.550598">
                <text:p>97.550598</text:p>
                <draw:g>
                  <svg:desc>Sheet1.F212:Sheet1.F221</svg:desc>
                </draw:g>
              </table:table-cell>
              <table:table-cell office:value-type="float" office:value="11.529377">
                <text:p>11.529377</text:p>
                <draw:g>
                  <svg:desc>Sheet1.G212:Sheet1.G221</svg:desc>
                </draw:g>
              </table:table-cell>
              <table:table-cell office:value-type="float" office:value="97.550598">
                <text:p>97.550598</text:p>
                <draw:g>
                  <svg:desc>Sheet1.L212:Sheet1.L221</svg:desc>
                </draw:g>
              </table:table-cell>
              <table:table-cell office:value-type="float" office:value="11.529377">
                <text:p>11.529377</text:p>
                <draw:g>
                  <svg:desc>Sheet1.M212:Sheet1.M221</svg:desc>
                </draw:g>
              </table:table-cell>
              <table:table-cell office:value-type="float" office:value="102.856697">
                <text:p>102.856697</text:p>
                <draw:g>
                  <svg:desc>Sheet1.F228:Sheet1.F237</svg:desc>
                </draw:g>
              </table:table-cell>
              <table:table-cell office:value-type="float" office:value="2.754087">
                <text:p>2.754087</text:p>
                <draw:g>
                  <svg:desc>Sheet1.G228:Sheet1.G237</svg:desc>
                </draw:g>
              </table:table-cell>
              <table:table-cell office:value-type="float" office:value="102.856697">
                <text:p>102.856697</text:p>
                <draw:g>
                  <svg:desc>Sheet1.L228:Sheet1.L237</svg:desc>
                </draw:g>
              </table:table-cell>
              <table:table-cell office:value-type="float" office:value="2.754087">
                <text:p>2.754087</text:p>
                <draw:g>
                  <svg:desc>Sheet1.M228:Sheet1.M2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7.618057">
                <text:p>227.618057</text:p>
              </table:table-cell>
              <table:table-cell office:value-type="float" office:value="15.123258">
                <text:p>15.123258</text:p>
              </table:table-cell>
              <table:table-cell office:value-type="float" office:value="227.618057">
                <text:p>227.618057</text:p>
              </table:table-cell>
              <table:table-cell office:value-type="float" office:value="15.123258">
                <text:p>15.123258</text:p>
              </table:table-cell>
              <table:table-cell office:value-type="float" office:value="203.163223">
                <text:p>203.163223</text:p>
              </table:table-cell>
              <table:table-cell office:value-type="float" office:value="5.645586">
                <text:p>5.645586</text:p>
              </table:table-cell>
              <table:table-cell office:value-type="float" office:value="203.163223">
                <text:p>203.163223</text:p>
              </table:table-cell>
              <table:table-cell office:value-type="float" office:value="5.645586">
                <text:p>5.6455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5.163452">
                <text:p>315.163452</text:p>
              </table:table-cell>
              <table:table-cell office:value-type="float" office:value="17.463985">
                <text:p>17.463985</text:p>
              </table:table-cell>
              <table:table-cell office:value-type="float" office:value="289.208832">
                <text:p>289.208832</text:p>
              </table:table-cell>
              <table:table-cell office:value-type="float" office:value="16.475439">
                <text:p>16.475439</text:p>
              </table:table-cell>
              <table:table-cell office:value-type="float" office:value="327.769989">
                <text:p>327.769989</text:p>
              </table:table-cell>
              <table:table-cell office:value-type="float" office:value="8.462514">
                <text:p>8.462514</text:p>
              </table:table-cell>
              <table:table-cell office:value-type="float" office:value="327.769989">
                <text:p>327.769989</text:p>
              </table:table-cell>
              <table:table-cell office:value-type="float" office:value="8.462514">
                <text:p>8.462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2.995911">
                <text:p>402.995911</text:p>
              </table:table-cell>
              <table:table-cell office:value-type="float" office:value="18.979345">
                <text:p>18.979345</text:p>
              </table:table-cell>
              <table:table-cell office:value-type="float" office:value="384.105469">
                <text:p>384.105469</text:p>
              </table:table-cell>
              <table:table-cell office:value-type="float" office:value="18.255882">
                <text:p>18.255882</text:p>
              </table:table-cell>
              <table:table-cell office:value-type="float" office:value="438.977692">
                <text:p>438.977692</text:p>
              </table:table-cell>
              <table:table-cell office:value-type="float" office:value="10.027593">
                <text:p>10.027593</text:p>
              </table:table-cell>
              <table:table-cell office:value-type="float" office:value="438.977692">
                <text:p>438.977692</text:p>
              </table:table-cell>
              <table:table-cell office:value-type="float" office:value="9.967114">
                <text:p>9.967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.140625">
                <text:p>512.140625</text:p>
              </table:table-cell>
              <table:table-cell office:value-type="float" office:value="20.942579">
                <text:p>20.942579</text:p>
              </table:table-cell>
              <table:table-cell office:value-type="float" office:value="512.140625">
                <text:p>512.140625</text:p>
              </table:table-cell>
              <table:table-cell office:value-type="float" office:value="20.942579">
                <text:p>20.942579</text:p>
              </table:table-cell>
              <table:table-cell office:value-type="float" office:value="546.283325">
                <text:p>546.283325</text:p>
              </table:table-cell>
              <table:table-cell office:value-type="float" office:value="11.670436">
                <text:p>11.670436</text:p>
              </table:table-cell>
              <table:table-cell office:value-type="float" office:value="546.283325">
                <text:p>546.283325</text:p>
              </table:table-cell>
              <table:table-cell office:value-type="float" office:value="11.679082">
                <text:p>11.679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6.91449">
                <text:p>646.91449</text:p>
              </table:table-cell>
              <table:table-cell office:value-type="float" office:value="23.592691">
                <text:p>23.592691</text:p>
              </table:table-cell>
              <table:table-cell office:value-type="float" office:value="646.91449">
                <text:p>646.91449</text:p>
              </table:table-cell>
              <table:table-cell office:value-type="float" office:value="24.08964">
                <text:p>24.08964</text:p>
              </table:table-cell>
              <table:table-cell office:value-type="float" office:value="664.398621">
                <text:p>664.398621</text:p>
              </table:table-cell>
              <table:table-cell office:value-type="float" office:value="14.607013">
                <text:p>14.607013</text:p>
              </table:table-cell>
              <table:table-cell office:value-type="float" office:value="571.691833">
                <text:p>571.691833</text:p>
              </table:table-cell>
              <table:table-cell office:value-type="float" office:value="14.340743">
                <text:p>14.340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2.854187">
                <text:p>682.854187</text:p>
              </table:table-cell>
              <table:table-cell office:value-type="float" office:value="24.774969">
                <text:p>24.774969</text:p>
              </table:table-cell>
              <table:table-cell office:value-type="float" office:value="682.854187">
                <text:p>682.854187</text:p>
              </table:table-cell>
              <table:table-cell office:value-type="float" office:value="24.774969">
                <text:p>24.774969</text:p>
              </table:table-cell>
              <table:table-cell office:value-type="float" office:value="792.991943">
                <text:p>792.991943</text:p>
              </table:table-cell>
              <table:table-cell office:value-type="float" office:value="15.429787">
                <text:p>15.429787</text:p>
              </table:table-cell>
              <table:table-cell office:value-type="float" office:value="664.398621">
                <text:p>664.398621</text:p>
              </table:table-cell>
              <table:table-cell office:value-type="float" office:value="14.763564">
                <text:p>14.763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2.991943">
                <text:p>792.991943</text:p>
              </table:table-cell>
              <table:table-cell office:value-type="float" office:value="27.650248">
                <text:p>27.650248</text:p>
              </table:table-cell>
              <table:table-cell office:value-type="float" office:value="792.991943">
                <text:p>792.991943</text:p>
              </table:table-cell>
              <table:table-cell office:value-type="float" office:value="27.650248">
                <text:p>27.650248</text:p>
              </table:table-cell>
              <table:table-cell office:value-type="float" office:value="792.991943">
                <text:p>792.991943</text:p>
              </table:table-cell>
              <table:table-cell office:value-type="float" office:value="15.429787">
                <text:p>15.429787</text:p>
              </table:table-cell>
              <table:table-cell office:value-type="float" office:value="792.991943">
                <text:p>792.991943</text:p>
              </table:table-cell>
              <table:table-cell office:value-type="float" office:value="15.429787">
                <text:p>15.4297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.28125">
                <text:p>1024.28125</text:p>
              </table:table-cell>
              <table:table-cell office:value-type="float" office:value="30.92465">
                <text:p>30.92465</text:p>
              </table:table-cell>
              <table:table-cell office:value-type="float" office:value="847.68103">
                <text:p>847.68103</text:p>
              </table:table-cell>
              <table:table-cell office:value-type="float" office:value="28.656904">
                <text:p>28.656904</text:p>
              </table:table-cell>
              <table:table-cell office:value-type="float" office:value="945.490356">
                <text:p>945.490356</text:p>
              </table:table-cell>
              <table:table-cell office:value-type="float" office:value="18.258581">
                <text:p>18.258581</text:p>
              </table:table-cell>
              <table:table-cell office:value-type="float" office:value="945.490356">
                <text:p>945.490356</text:p>
              </table:table-cell>
              <table:table-cell office:value-type="float" office:value="18.258581">
                <text:p>18.2585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.28125">
                <text:p>1024.28125</text:p>
              </table:table-cell>
              <table:table-cell office:value-type="float" office:value="30.92465">
                <text:p>30.92465</text:p>
              </table:table-cell>
              <table:table-cell office:value-type="float" office:value="1024.28125">
                <text:p>1024.28125</text:p>
              </table:table-cell>
              <table:table-cell office:value-type="float" office:value="30.92465">
                <text:p>30.92465</text:p>
              </table:table-cell>
              <table:table-cell office:value-type="float" office:value="945.490356">
                <text:p>945.490356</text:p>
              </table:table-cell>
              <table:table-cell office:value-type="float" office:value="18.258581">
                <text:p>18.258581</text:p>
              </table:table-cell>
              <table:table-cell office:value-type="float" office:value="1024.28125">
                <text:p>1024.28125</text:p>
              </table:table-cell>
              <table:table-cell office:value-type="float" office:value="19.085215">
                <text:p>19.085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149cm" svg:height="12.299cm" xlink:href=".." xlink:type="simple" chart:class="chart:scatter" chart:style-name="ch1">
        <chart:title svg:x="6.408cm" svg:y="0.383cm" chart:style-name="ch2">
          <text:p>Rate-distortion graphs for the first 20 resized images of ImageNet</text:p>
        </chart:title>
        <chart:legend chart:legend-position="end" svg:x="20.318cm" svg:y="4.605cm" style:legend-expansion="high" chart:style-name="ch3"/>
        <chart:plot-area chart:style-name="ch4" table:cell-range-address="Sheet1.AD232:Sheet1.AE242 Sheet1.AQ232:Sheet1.AQ242 Sheet1.AT232:Sheet1.AT241 Sheet1.AH232:Sheet1.AH242 Sheet1.AK232:Sheet1.AK242 Sheet1.AN232:Sheet1.AN242" chart:data-source-has-labels="row" svg:x="0.482cm" svg:y="1.405cm" svg:width="19.354cm" svg:height="10.649cm">
          <chartooo:coordinate-region svg:x="1.289cm" svg:y="1.604cm" svg:width="18.175cm" svg:height="9.80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E232:Sheet1.AE242" loext:label-string="jpeg2000" chart:class="chart:scatter">
            <chart:domain table:cell-range-address="Sheet1.AD232:Sheet1.AD242"/>
            <chart:data-point chart:repeated="11"/>
          </chart:series>
          <chart:series chart:style-name="ch8" chart:values-cell-range-address="Sheet1.AQ232:Sheet1.AQ242" loext:label-string="bpg" chart:class="chart:scatter">
            <chart:domain table:cell-range-address="Sheet1.AP232:Sheet1.AP242"/>
            <chart:data-point chart:repeated="11"/>
          </chart:series>
          <chart:series chart:style-name="ch9" chart:values-cell-range-address="Sheet1.AT232:Sheet1.AT241" loext:label-string="jpg" chart:class="chart:scatter">
            <chart:domain table:cell-range-address="Sheet1.AS232:Sheet1.AS241"/>
            <chart:data-point chart:repeated="10"/>
          </chart:series>
          <chart:series chart:style-name="ch10" chart:values-cell-range-address="Sheet1.AH232:Sheet1.AH242" loext:label-string="scalar_pixels" chart:class="chart:scatter">
            <chart:domain table:cell-range-address="Sheet1.AG232:Sheet1.AG242"/>
            <chart:data-point chart:repeated="11"/>
          </chart:series>
          <chart:series chart:style-name="ch11" chart:values-cell-range-address="Sheet1.AK232:Sheet1.AK242" loext:label-string="scalar_residuals" chart:class="chart:scatter">
            <chart:domain table:cell-range-address="Sheet1.AJ232:Sheet1.AJ242"/>
            <chart:data-point chart:repeated="11"/>
          </chart:series>
          <chart:series chart:style-name="ch12" chart:values-cell-range-address="Sheet1.AN232:Sheet1.AN242" loext:label-string="vector_pixels" chart:class="chart:scatter">
            <chart:domain table:cell-range-address="Sheet1.AM232:Sheet1.AM242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jpeg2000</text:p>
              </table:table-cell>
              <table:table-cell office:value-type="string">
                <text:p>Column AP</text:p>
              </table:table-cell>
              <table:table-cell office:value-type="string">
                <text:p>bpg</text:p>
              </table:table-cell>
              <table:table-cell office:value-type="string">
                <text:p>Column AS</text:p>
              </table:table-cell>
              <table:table-cell office:value-type="string">
                <text:p>jpg</text:p>
              </table:table-cell>
              <table:table-cell office:value-type="string">
                <text:p>Column AG</text:p>
              </table:table-cell>
              <table:table-cell office:value-type="string">
                <text:p>scalar_pixels</text:p>
              </table:table-cell>
              <table:table-cell office:value-type="string">
                <text:p>Column AJ</text:p>
              </table:table-cell>
              <table:table-cell office:value-type="string">
                <text:p>scalar_residuals</text:p>
              </table:table-cell>
              <table:table-cell office:value-type="string">
                <text:p>Column AM</text:p>
              </table:table-cell>
              <table:table-cell office:value-type="string">
                <text:p>vector_pixe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0449">
                <text:p>10.0449</text:p>
                <draw:g>
                  <svg:desc>Sheet1.AD232:Sheet1.AD242</svg:desc>
                </draw:g>
              </table:table-cell>
              <table:table-cell office:value-type="float" office:value="27.6484">
                <text:p>27.6484</text:p>
                <draw:g>
                  <svg:desc>Sheet1.AE232:Sheet1.AE242</svg:desc>
                </draw:g>
              </table:table-cell>
              <table:table-cell office:value-type="float" office:value="9.52806">
                <text:p>9.52806</text:p>
                <draw:g>
                  <svg:desc>Sheet1.AP232:Sheet1.AP242</svg:desc>
                </draw:g>
              </table:table-cell>
              <table:table-cell office:value-type="float" office:value="18.3287">
                <text:p>18.3287</text:p>
                <draw:g>
                  <svg:desc>Sheet1.AQ232:Sheet1.AQ242</svg:desc>
                </draw:g>
              </table:table-cell>
              <table:table-cell office:value-type="float" office:value="9.33541">
                <text:p>9.33541</text:p>
                <draw:g>
                  <svg:desc>Sheet1.AS232:Sheet1.AS241</svg:desc>
                </draw:g>
              </table:table-cell>
              <table:table-cell office:value-type="float" office:value="31.5316">
                <text:p>31.5316</text:p>
                <draw:g>
                  <svg:desc>Sheet1.AT232:Sheet1.AT241</svg:desc>
                </draw:g>
              </table:table-cell>
              <table:table-cell office:value-type="float" office:value="9.8663">
                <text:p>9.8663</text:p>
                <draw:g>
                  <svg:desc>Sheet1.AG232:Sheet1.AG242</svg:desc>
                </draw:g>
              </table:table-cell>
              <table:table-cell office:value-type="float" office:value="141.18">
                <text:p>141.18</text:p>
                <draw:g>
                  <svg:desc>Sheet1.AH232:Sheet1.AH242</svg:desc>
                </draw:g>
              </table:table-cell>
              <table:table-cell office:value-type="float" office:value="9.9276">
                <text:p>9.9276</text:p>
                <draw:g>
                  <svg:desc>Sheet1.AJ232:Sheet1.AJ242</svg:desc>
                </draw:g>
              </table:table-cell>
              <table:table-cell office:value-type="float" office:value="132.62">
                <text:p>132.62</text:p>
                <draw:g>
                  <svg:desc>Sheet1.AK232:Sheet1.AK242</svg:desc>
                </draw:g>
              </table:table-cell>
              <table:table-cell office:value-type="float" office:value="10.39">
                <text:p>10.39</text:p>
                <draw:g>
                  <svg:desc>Sheet1.AM232:Sheet1.AM242</svg:desc>
                </draw:g>
              </table:table-cell>
              <table:table-cell office:value-type="float" office:value="29.874">
                <text:p>29.874</text:p>
                <draw:g>
                  <svg:desc>Sheet1.AN232:Sheet1.AN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0967">
                <text:p>20.0967</text:p>
              </table:table-cell>
              <table:table-cell office:value-type="float" office:value="63.3097">
                <text:p>63.3097</text:p>
              </table:table-cell>
              <table:table-cell office:value-type="float" office:value="18.8958">
                <text:p>18.8958</text:p>
              </table:table-cell>
              <table:table-cell office:value-type="float" office:value="35.8716">
                <text:p>35.8716</text:p>
              </table:table-cell>
              <table:table-cell office:value-type="float" office:value="19.8067">
                <text:p>19.8067</text:p>
              </table:table-cell>
              <table:table-cell office:value-type="float" office:value="74.862">
                <text:p>74.862</text:p>
              </table:table-cell>
              <table:table-cell office:value-type="float" office:value="19.819">
                <text:p>19.819</text:p>
              </table:table-cell>
              <table:table-cell office:value-type="float" office:value="210.02">
                <text:p>210.02</text:p>
              </table:table-cell>
              <table:table-cell office:value-type="float" office:value="19.956">
                <text:p>19.956</text:p>
              </table:table-cell>
              <table:table-cell office:value-type="float" office:value="198.92">
                <text:p>198.92</text:p>
              </table:table-cell>
              <table:table-cell office:value-type="float" office:value="19.879">
                <text:p>19.879</text:p>
              </table:table-cell>
              <table:table-cell office:value-type="float" office:value="101.55">
                <text:p>101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151">
                <text:p>50.151</text:p>
              </table:table-cell>
              <table:table-cell office:value-type="float" office:value="145.607">
                <text:p>145.607</text:p>
              </table:table-cell>
              <table:table-cell office:value-type="float" office:value="46.0784">
                <text:p>46.0784</text:p>
              </table:table-cell>
              <table:table-cell office:value-type="float" office:value="81.5267">
                <text:p>81.5267</text:p>
              </table:table-cell>
              <table:table-cell office:value-type="float" office:value="49.0232">
                <text:p>49.0232</text:p>
              </table:table-cell>
              <table:table-cell office:value-type="float" office:value="155.73">
                <text:p>155.73</text:p>
              </table:table-cell>
              <table:table-cell office:value-type="float" office:value="49.707">
                <text:p>49.707</text:p>
              </table:table-cell>
              <table:table-cell office:value-type="float" office:value="292.24">
                <text:p>292.24</text:p>
              </table:table-cell>
              <table:table-cell office:value-type="float" office:value="49.637">
                <text:p>49.637</text:p>
              </table:table-cell>
              <table:table-cell office:value-type="float" office:value="272.17">
                <text:p>272.17</text:p>
              </table:table-cell>
              <table:table-cell office:value-type="float" office:value="49.176">
                <text:p>49.176</text:p>
              </table:table-cell>
              <table:table-cell office:value-type="float" office:value="194.58">
                <text:p>194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1784">
                <text:p>69.1784</text:p>
              </table:table-cell>
              <table:table-cell office:value-type="float" office:value="173.76">
                <text:p>173.76</text:p>
              </table:table-cell>
              <table:table-cell office:value-type="float" office:value="65.5385">
                <text:p>65.5385</text:p>
              </table:table-cell>
              <table:table-cell office:value-type="float" office:value="106.78">
                <text:p>106.78</text:p>
              </table:table-cell>
              <table:table-cell office:value-type="float" office:value="67.649">
                <text:p>67.649</text:p>
              </table:table-cell>
              <table:table-cell office:value-type="float" office:value="196.994">
                <text:p>196.994</text:p>
              </table:table-cell>
              <table:table-cell office:value-type="float" office:value="69.971">
                <text:p>69.971</text:p>
              </table:table-cell>
              <table:table-cell office:value-type="float" office:value="324.52">
                <text:p>324.52</text:p>
              </table:table-cell>
              <table:table-cell office:value-type="float" office:value="69.189">
                <text:p>69.189</text:p>
              </table:table-cell>
              <table:table-cell office:value-type="float" office:value="303.9">
                <text:p>303.9</text:p>
              </table:table-cell>
              <table:table-cell office:value-type="float" office:value="69.213">
                <text:p>69.213</text:p>
              </table:table-cell>
              <table:table-cell office:value-type="float" office:value="226.28">
                <text:p>226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.4425">
                <text:p>98.4425</text:p>
              </table:table-cell>
              <table:table-cell office:value-type="float" office:value="207.304">
                <text:p>207.304</text:p>
              </table:table-cell>
              <table:table-cell office:value-type="float" office:value="92.8037">
                <text:p>92.8037</text:p>
              </table:table-cell>
              <table:table-cell office:value-type="float" office:value="135.558">
                <text:p>135.558</text:p>
              </table:table-cell>
              <table:table-cell office:value-type="float" office:value="95.1188">
                <text:p>95.1188</text:p>
              </table:table-cell>
              <table:table-cell office:value-type="float" office:value="262.369">
                <text:p>262.369</text:p>
              </table:table-cell>
              <table:table-cell office:value-type="float" office:value="98.961">
                <text:p>98.961</text:p>
              </table:table-cell>
              <table:table-cell office:value-type="float" office:value="360.89">
                <text:p>360.89</text:p>
              </table:table-cell>
              <table:table-cell office:value-type="float" office:value="100.1">
                <text:p>100.1</text:p>
              </table:table-cell>
              <table:table-cell office:value-type="float" office:value="343.83">
                <text:p>343.83</text:p>
              </table:table-cell>
              <table:table-cell office:value-type="float" office:value="99.183">
                <text:p>99.183</text:p>
              </table:table-cell>
              <table:table-cell office:value-type="float" office:value="262.26">
                <text:p>262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3.685">
                <text:p>143.685</text:p>
              </table:table-cell>
              <table:table-cell office:value-type="float" office:value="255.113">
                <text:p>255.113</text:p>
              </table:table-cell>
              <table:table-cell office:value-type="float" office:value="138.037">
                <text:p>138.037</text:p>
              </table:table-cell>
              <table:table-cell office:value-type="float" office:value="174.73">
                <text:p>174.73</text:p>
              </table:table-cell>
              <table:table-cell office:value-type="float" office:value="140.614">
                <text:p>140.614</text:p>
              </table:table-cell>
              <table:table-cell office:value-type="float" office:value="389.435">
                <text:p>389.435</text:p>
              </table:table-cell>
              <table:table-cell office:value-type="float" office:value="150.3">
                <text:p>150.3</text:p>
              </table:table-cell>
              <table:table-cell office:value-type="float" office:value="410.95">
                <text:p>410.95</text:p>
              </table:table-cell>
              <table:table-cell office:value-type="float" office:value="148.15">
                <text:p>148.15</text:p>
              </table:table-cell>
              <table:table-cell office:value-type="float" office:value="387.42">
                <text:p>387.42</text:p>
              </table:table-cell>
              <table:table-cell office:value-type="float" office:value="147.45">
                <text:p>147.45</text:p>
              </table:table-cell>
              <table:table-cell office:value-type="float" office:value="300.48">
                <text:p>300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6.982">
                <text:p>186.982</text:p>
              </table:table-cell>
              <table:table-cell office:value-type="float" office:value="299.347">
                <text:p>299.347</text:p>
              </table:table-cell>
              <table:table-cell office:value-type="float" office:value="184.334">
                <text:p>184.334</text:p>
              </table:table-cell>
              <table:table-cell office:value-type="float" office:value="206.895">
                <text:p>206.895</text:p>
              </table:table-cell>
              <table:table-cell office:value-type="float" office:value="182.137">
                <text:p>182.137</text:p>
              </table:table-cell>
              <table:table-cell office:value-type="float" office:value="504.655">
                <text:p>504.655</text:p>
              </table:table-cell>
              <table:table-cell office:value-type="float" office:value="197.04">
                <text:p>197.04</text:p>
              </table:table-cell>
              <table:table-cell office:value-type="float" office:value="447.33">
                <text:p>447.33</text:p>
              </table:table-cell>
              <table:table-cell office:value-type="float" office:value="198.57">
                <text:p>198.57</text:p>
              </table:table-cell>
              <table:table-cell office:value-type="float" office:value="427.71">
                <text:p>427.71</text:p>
              </table:table-cell>
              <table:table-cell office:value-type="float" office:value="199.12">
                <text:p>199.12</text:p>
              </table:table-cell>
              <table:table-cell office:value-type="float" office:value="328.89">
                <text:p>328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9.63">
                <text:p>229.63</text:p>
              </table:table-cell>
              <table:table-cell office:value-type="float" office:value="343.341">
                <text:p>343.341</text:p>
              </table:table-cell>
              <table:table-cell office:value-type="float" office:value="225.092">
                <text:p>225.092</text:p>
              </table:table-cell>
              <table:table-cell office:value-type="float" office:value="228.934">
                <text:p>228.934</text:p>
              </table:table-cell>
              <table:table-cell office:value-type="float" office:value="199.795">
                <text:p>199.795</text:p>
              </table:table-cell>
              <table:table-cell office:value-type="float" office:value="541.78">
                <text:p>541.78</text:p>
              </table:table-cell>
              <table:table-cell office:value-type="float" office:value="247.56">
                <text:p>247.56</text:p>
              </table:table-cell>
              <table:table-cell office:value-type="float" office:value="479.42">
                <text:p>479.42</text:p>
              </table:table-cell>
              <table:table-cell office:value-type="float" office:value="247.54">
                <text:p>247.54</text:p>
              </table:table-cell>
              <table:table-cell office:value-type="float" office:value="457.25">
                <text:p>457.25</text:p>
              </table:table-cell>
              <table:table-cell office:value-type="float" office:value="250.52">
                <text:p>250.52</text:p>
              </table:table-cell>
              <table:table-cell office:value-type="float" office:value="355.26">
                <text:p>355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4.455">
                <text:p>414.455</text:p>
              </table:table-cell>
              <table:table-cell office:value-type="float" office:value="579.531">
                <text:p>579.531</text:p>
              </table:table-cell>
              <table:table-cell office:value-type="float" office:value="424.894">
                <text:p>424.894</text:p>
              </table:table-cell>
              <table:table-cell office:value-type="float" office:value="305.772">
                <text:p>305.772</text:p>
              </table:table-cell>
              <table:table-cell office:value-type="float" office:value="201.942">
                <text:p>201.942</text:p>
              </table:table-cell>
              <table:table-cell office:value-type="float" office:value="542.467">
                <text:p>542.467</text:p>
              </table:table-cell>
              <table:table-cell office:value-type="float" office:value="503.45">
                <text:p>503.45</text:p>
              </table:table-cell>
              <table:table-cell office:value-type="float" office:value="585.26">
                <text:p>585.26</text:p>
              </table:table-cell>
              <table:table-cell office:value-type="float" office:value="502.79">
                <text:p>502.79</text:p>
              </table:table-cell>
              <table:table-cell office:value-type="float" office:value="568.49">
                <text:p>568.49</text:p>
              </table:table-cell>
              <table:table-cell office:value-type="float" office:value="499.24">
                <text:p>499.24</text:p>
              </table:table-cell>
              <table:table-cell office:value-type="float" office:value="453.36">
                <text:p>453.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.844">
                <text:p>543.844</text:p>
              </table:table-cell>
              <table:table-cell office:value-type="float" office:value="327.519">
                <text:p>327.519</text:p>
              </table:table-cell>
              <table:table-cell office:value-type="float" office:value="201.942">
                <text:p>201.942</text:p>
              </table:table-cell>
              <table:table-cell office:value-type="float" office:value="542.467">
                <text:p>542.467</text:p>
              </table:table-cell>
              <table:table-cell office:value-type="float" office:value="754.37">
                <text:p>754.37</text:p>
              </table:table-cell>
              <table:table-cell office:value-type="float" office:value="664.81">
                <text:p>664.81</text:p>
              </table:table-cell>
              <table:table-cell office:value-type="float" office:value="757.06">
                <text:p>757.06</text:p>
              </table:table-cell>
              <table:table-cell office:value-type="float" office:value="645.71">
                <text:p>645.71</text:p>
              </table:table-cell>
              <table:table-cell office:value-type="float" office:value="750.52">
                <text:p>750.52</text:p>
              </table:table-cell>
              <table:table-cell office:value-type="float" office:value="513.58">
                <text:p>513.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4.124">
                <text:p>594.124</text:p>
              </table:table-cell>
              <table:table-cell office:value-type="float" office:value="333.052">
                <text:p>333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4.7">
                <text:p>1034.7</text:p>
              </table:table-cell>
              <table:table-cell office:value-type="float" office:value="756.94">
                <text:p>756.94</text:p>
              </table:table-cell>
              <table:table-cell office:value-type="float" office:value="1026">
                <text:p>1026</text:p>
              </table:table-cell>
              <table:table-cell office:value-type="float" office:value="731.51">
                <text:p>731.51</text:p>
              </table:table-cell>
              <table:table-cell office:value-type="float" office:value="1000.3">
                <text:p>1000.3</text:p>
              </table:table-cell>
              <table:table-cell office:value-type="float" office:value="584.08">
                <text:p>584.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431cm" svg:height="11.21cm" xlink:href=".." xlink:type="simple" chart:class="chart:scatter" chart:style-name="ch1">
        <chart:title svg:x="6.705cm" svg:y="0.36cm" chart:style-name="ch2">
          <text:p>Comparison for Berkeley database</text:p>
        </chart:title>
        <chart:legend chart:legend-position="end" svg:x="16.6cm" svg:y="4.31cm" style:legend-expansion="high" chart:style-name="ch3"/>
        <chart:plot-area chart:style-name="ch4" table:cell-range-address="Sheet1.AD280:Sheet1.AE290 Sheet1.AH280:Sheet1.AH289 Sheet1.AK280:Sheet1.AK289 Sheet1.AN280:Sheet1.AN289 Sheet1.AT280:Sheet1.AT289" chart:data-source-has-labels="row" svg:x="0.408cm" svg:y="1.363cm" svg:width="15.784cm" svg:height="9.623cm">
          <chartooo:coordinate-region svg:x="1.215cm" svg:y="1.562cm" svg:width="14.605cm" svg:height="8.77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E280:Sheet1.AE290" loext:label-string="jpeg2000" chart:class="chart:scatter">
            <chart:domain table:cell-range-address="Sheet1.AD280:Sheet1.AD290"/>
            <chart:data-point chart:repeated="11"/>
          </chart:series>
          <chart:series chart:style-name="ch9" chart:values-cell-range-address="Sheet1.AH280:Sheet1.AH289" loext:label-string="scalar_pixels" chart:class="chart:scatter">
            <chart:domain table:cell-range-address="Sheet1.AG280:Sheet1.AG289"/>
            <chart:data-point chart:repeated="10"/>
          </chart:series>
          <chart:series chart:style-name="ch10" chart:values-cell-range-address="Sheet1.AK280:Sheet1.AK289" loext:label-string="scalar_residuals" chart:class="chart:scatter">
            <chart:domain table:cell-range-address="Sheet1.AJ280:Sheet1.AJ289"/>
            <chart:data-point chart:repeated="10"/>
          </chart:series>
          <chart:series chart:style-name="ch11" chart:values-cell-range-address="Sheet1.AN280:Sheet1.AN289" loext:label-string="vector_pixels" chart:class="chart:scatter">
            <chart:domain table:cell-range-address="Sheet1.AM280:Sheet1.AM289"/>
            <chart:data-point chart:repeated="10"/>
          </chart:series>
          <chart:series chart:style-name="ch12" chart:values-cell-range-address="Sheet1.AT280:Sheet1.AT289" loext:label-string="jpg" chart:class="chart:scatter">
            <chart:domain table:cell-range-address="Sheet1.AS280:Sheet1.AS289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jpeg2000</text:p>
              </table:table-cell>
              <table:table-cell office:value-type="string">
                <text:p>Column AG</text:p>
              </table:table-cell>
              <table:table-cell office:value-type="string">
                <text:p>scalar_pixels</text:p>
              </table:table-cell>
              <table:table-cell office:value-type="string">
                <text:p>Column AJ</text:p>
              </table:table-cell>
              <table:table-cell office:value-type="string">
                <text:p>scalar_residuals</text:p>
              </table:table-cell>
              <table:table-cell office:value-type="string">
                <text:p>Column AM</text:p>
              </table:table-cell>
              <table:table-cell office:value-type="string">
                <text:p>vector_pixels</text:p>
              </table:table-cell>
              <table:table-cell office:value-type="string">
                <text:p>Column AS</text:p>
              </table:table-cell>
              <table:table-cell office:value-type="string">
                <text:p>jp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0816">
                <text:p>10.0816</text:p>
                <draw:g>
                  <svg:desc>Sheet1.AD280:Sheet1.AD290</svg:desc>
                </draw:g>
              </table:table-cell>
              <table:table-cell office:value-type="float" office:value="16.7682">
                <text:p>16.7682</text:p>
                <draw:g>
                  <svg:desc>Sheet1.AE280:Sheet1.AE290</svg:desc>
                </draw:g>
              </table:table-cell>
              <table:table-cell office:value-type="float" office:value="9.8808">
                <text:p>9.8808</text:p>
                <draw:g>
                  <svg:desc>Sheet1.AG280:Sheet1.AG289</svg:desc>
                </draw:g>
              </table:table-cell>
              <table:table-cell office:value-type="float" office:value="124.54">
                <text:p>124.54</text:p>
                <draw:g>
                  <svg:desc>Sheet1.AH280:Sheet1.AH289</svg:desc>
                </draw:g>
              </table:table-cell>
              <table:table-cell office:value-type="float" office:value="9.9108">
                <text:p>9.9108</text:p>
                <draw:g>
                  <svg:desc>Sheet1.AJ280:Sheet1.AJ289</svg:desc>
                </draw:g>
              </table:table-cell>
              <table:table-cell office:value-type="float" office:value="115.65">
                <text:p>115.65</text:p>
                <draw:g>
                  <svg:desc>Sheet1.AK280:Sheet1.AK289</svg:desc>
                </draw:g>
              </table:table-cell>
              <table:table-cell office:value-type="float" office:value="10.434">
                <text:p>10.434</text:p>
                <draw:g>
                  <svg:desc>Sheet1.AM280:Sheet1.AM289</svg:desc>
                </draw:g>
              </table:table-cell>
              <table:table-cell office:value-type="float" office:value="24.096">
                <text:p>24.096</text:p>
                <draw:g>
                  <svg:desc>Sheet1.AN280:Sheet1.AN289</svg:desc>
                </draw:g>
              </table:table-cell>
              <table:table-cell office:value-type="float" office:value="9.29673">
                <text:p>9.29673</text:p>
                <draw:g>
                  <svg:desc>Sheet1.AS280:Sheet1.AS289</svg:desc>
                </draw:g>
              </table:table-cell>
              <table:table-cell office:value-type="float" office:value="19.938">
                <text:p>19.938</text:p>
                <draw:g>
                  <svg:desc>Sheet1.AT280:Sheet1.AT2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1055">
                <text:p>20.1055</text:p>
              </table:table-cell>
              <table:table-cell office:value-type="float" office:value="46.1236">
                <text:p>46.1236</text:p>
              </table:table-cell>
              <table:table-cell office:value-type="float" office:value="19.856">
                <text:p>19.856</text:p>
              </table:table-cell>
              <table:table-cell office:value-type="float" office:value="202.13">
                <text:p>202.13</text:p>
              </table:table-cell>
              <table:table-cell office:value-type="float" office:value="20.095">
                <text:p>20.095</text:p>
              </table:table-cell>
              <table:table-cell office:value-type="float" office:value="191.59">
                <text:p>191.59</text:p>
              </table:table-cell>
              <table:table-cell office:value-type="float" office:value="19.909">
                <text:p>19.909</text:p>
              </table:table-cell>
              <table:table-cell office:value-type="float" office:value="94.419">
                <text:p>94.419</text:p>
              </table:table-cell>
              <table:table-cell office:value-type="float" office:value="19.723">
                <text:p>19.723</text:p>
              </table:table-cell>
              <table:table-cell office:value-type="float" office:value="56.9682">
                <text:p>56.9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0874">
                <text:p>50.0874</text:p>
              </table:table-cell>
              <table:table-cell office:value-type="float" office:value="122.041">
                <text:p>122.041</text:p>
              </table:table-cell>
              <table:table-cell office:value-type="float" office:value="50.03">
                <text:p>50.03</text:p>
              </table:table-cell>
              <table:table-cell office:value-type="float" office:value="297.62">
                <text:p>297.62</text:p>
              </table:table-cell>
              <table:table-cell office:value-type="float" office:value="49.538">
                <text:p>49.538</text:p>
              </table:table-cell>
              <table:table-cell office:value-type="float" office:value="276.41">
                <text:p>276.41</text:p>
              </table:table-cell>
              <table:table-cell office:value-type="float" office:value="48.891">
                <text:p>48.891</text:p>
              </table:table-cell>
              <table:table-cell office:value-type="float" office:value="184.83">
                <text:p>184.83</text:p>
              </table:table-cell>
              <table:table-cell office:value-type="float" office:value="48.7528">
                <text:p>48.7528</text:p>
              </table:table-cell>
              <table:table-cell office:value-type="float" office:value="138.647">
                <text:p>138.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9488">
                <text:p>69.9488</text:p>
              </table:table-cell>
              <table:table-cell office:value-type="float" office:value="151.484">
                <text:p>151.484</text:p>
              </table:table-cell>
              <table:table-cell office:value-type="float" office:value="99.686">
                <text:p>99.686</text:p>
              </table:table-cell>
              <table:table-cell office:value-type="float" office:value="381.89">
                <text:p>381.89</text:p>
              </table:table-cell>
              <table:table-cell office:value-type="float" office:value="100.14">
                <text:p>100.14</text:p>
              </table:table-cell>
              <table:table-cell office:value-type="float" office:value="361.18">
                <text:p>361.18</text:p>
              </table:table-cell>
              <table:table-cell office:value-type="float" office:value="98.179">
                <text:p>98.179</text:p>
              </table:table-cell>
              <table:table-cell office:value-type="float" office:value="260.98">
                <text:p>260.98</text:p>
              </table:table-cell>
              <table:table-cell office:value-type="float" office:value="67.4534">
                <text:p>67.4534</text:p>
              </table:table-cell>
              <table:table-cell office:value-type="float" office:value="184.85">
                <text:p>184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5963">
                <text:p>99.5963</text:p>
              </table:table-cell>
              <table:table-cell office:value-type="float" office:value="187.227">
                <text:p>187.227</text:p>
              </table:table-cell>
              <table:table-cell office:value-type="float" office:value="149.27">
                <text:p>149.27</text:p>
              </table:table-cell>
              <table:table-cell office:value-type="float" office:value="435.55">
                <text:p>435.55</text:p>
              </table:table-cell>
              <table:table-cell office:value-type="float" office:value="149.44">
                <text:p>149.44</text:p>
              </table:table-cell>
              <table:table-cell office:value-type="float" office:value="415.93">
                <text:p>415.93</text:p>
              </table:table-cell>
              <table:table-cell office:value-type="float" office:value="147.29">
                <text:p>147.29</text:p>
              </table:table-cell>
              <table:table-cell office:value-type="float" office:value="307.93">
                <text:p>307.93</text:p>
              </table:table-cell>
              <table:table-cell office:value-type="float" office:value="94.6356">
                <text:p>94.6356</text:p>
              </table:table-cell>
              <table:table-cell office:value-type="float" office:value="253.328">
                <text:p>253.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.123">
                <text:p>148.123</text:p>
              </table:table-cell>
              <table:table-cell office:value-type="float" office:value="235.553">
                <text:p>235.553</text:p>
              </table:table-cell>
              <table:table-cell office:value-type="float" office:value="198.98">
                <text:p>198.98</text:p>
              </table:table-cell>
              <table:table-cell office:value-type="float" office:value="474.72">
                <text:p>474.72</text:p>
              </table:table-cell>
              <table:table-cell office:value-type="float" office:value="198.98">
                <text:p>198.98</text:p>
              </table:table-cell>
              <table:table-cell office:value-type="float" office:value="453.91">
                <text:p>453.91</text:p>
              </table:table-cell>
              <table:table-cell office:value-type="float" office:value="196.5">
                <text:p>196.5</text:p>
              </table:table-cell>
              <table:table-cell office:value-type="float" office:value="342.62">
                <text:p>342.62</text:p>
              </table:table-cell>
              <table:table-cell office:value-type="float" office:value="138.04">
                <text:p>138.04</text:p>
              </table:table-cell>
              <table:table-cell office:value-type="float" office:value="363.606">
                <text:p>363.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.26">
                <text:p>196.26</text:p>
              </table:table-cell>
              <table:table-cell office:value-type="float" office:value="277.181">
                <text:p>277.181</text:p>
              </table:table-cell>
              <table:table-cell office:value-type="float" office:value="249.63">
                <text:p>249.63</text:p>
              </table:table-cell>
              <table:table-cell office:value-type="float" office:value="506.73">
                <text:p>506.73</text:p>
              </table:table-cell>
              <table:table-cell office:value-type="float" office:value="249.27">
                <text:p>249.27</text:p>
              </table:table-cell>
              <table:table-cell office:value-type="float" office:value="487.55">
                <text:p>487.55</text:p>
              </table:table-cell>
              <table:table-cell office:value-type="float" office:value="246.15">
                <text:p>246.15</text:p>
              </table:table-cell>
              <table:table-cell office:value-type="float" office:value="373.27">
                <text:p>373.27</text:p>
              </table:table-cell>
              <table:table-cell office:value-type="float" office:value="180.038">
                <text:p>180.038</text:p>
              </table:table-cell>
              <table:table-cell office:value-type="float" office:value="464.119">
                <text:p>464.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3.021">
                <text:p>243.021</text:p>
              </table:table-cell>
              <table:table-cell office:value-type="float" office:value="312.861">
                <text:p>312.861</text:p>
              </table:table-cell>
              <table:table-cell office:value-type="float" office:value="498.06">
                <text:p>498.06</text:p>
              </table:table-cell>
              <table:table-cell office:value-type="float" office:value="617.08">
                <text:p>617.08</text:p>
              </table:table-cell>
              <table:table-cell office:value-type="float" office:value="498.86">
                <text:p>498.86</text:p>
              </table:table-cell>
              <table:table-cell office:value-type="float" office:value="599.45">
                <text:p>599.45</text:p>
              </table:table-cell>
              <table:table-cell office:value-type="float" office:value="494.36">
                <text:p>494.36</text:p>
              </table:table-cell>
              <table:table-cell office:value-type="float" office:value="471.77">
                <text:p>471.77</text:p>
              </table:table-cell>
              <table:table-cell office:value-type="float" office:value="213.533">
                <text:p>213.533</text:p>
              </table:table-cell>
              <table:table-cell office:value-type="float" office:value="532.413">
                <text:p>532.4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7.32">
                <text:p>467.32</text:p>
              </table:table-cell>
              <table:table-cell office:value-type="float" office:value="455.579">
                <text:p>455.579</text:p>
              </table:table-cell>
              <table:table-cell office:value-type="float" office:value="755.84">
                <text:p>755.84</text:p>
              </table:table-cell>
              <table:table-cell office:value-type="float" office:value="692.58">
                <text:p>692.58</text:p>
              </table:table-cell>
              <table:table-cell office:value-type="float" office:value="750.52">
                <text:p>750.52</text:p>
              </table:table-cell>
              <table:table-cell office:value-type="float" office:value="671.55">
                <text:p>671.55</text:p>
              </table:table-cell>
              <table:table-cell office:value-type="float" office:value="740.69">
                <text:p>740.69</text:p>
              </table:table-cell>
              <table:table-cell office:value-type="float" office:value="537.39">
                <text:p>537.39</text:p>
              </table:table-cell>
              <table:table-cell office:value-type="float" office:value="229.059">
                <text:p>229.059</text:p>
              </table:table-cell>
              <table:table-cell office:value-type="float" office:value="561.801">
                <text:p>561.8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1.273">
                <text:p>671.273</text:p>
              </table:table-cell>
              <table:table-cell office:value-type="float" office:value="577.857">
                <text:p>577.857</text:p>
              </table:table-cell>
              <table:table-cell office:value-type="float" office:value="1018.9">
                <text:p>1018.9</text:p>
              </table:table-cell>
              <table:table-cell office:value-type="float" office:value="788.64">
                <text:p>788.64</text:p>
              </table:table-cell>
              <table:table-cell office:value-type="float" office:value="1011.9">
                <text:p>1011.9</text:p>
              </table:table-cell>
              <table:table-cell office:value-type="float" office:value="741.74">
                <text:p>741.74</text:p>
              </table:table-cell>
              <table:table-cell office:value-type="float" office:value="990.8">
                <text:p>990.8</text:p>
              </table:table-cell>
              <table:table-cell office:value-type="float" office:value="591.89">
                <text:p>591.89</text:p>
              </table:table-cell>
              <table:table-cell office:value-type="float" office:value="229.059">
                <text:p>229.059</text:p>
              </table:table-cell>
              <table:table-cell office:value-type="float" office:value="561.801">
                <text:p>561.8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6.834">
                <text:p>856.834</text:p>
              </table:table-cell>
              <table:table-cell office:value-type="float" office:value="711.013">
                <text:p>711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5" chart:maximum="500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68cm" svg:height="10.52cm" xlink:href=".." xlink:type="simple" chart:class="chart:scatter" chart:style-name="ch1">
        <chart:title svg:x="5.266cm" svg:y="0.346cm" chart:style-name="ch2">
          <text:p>MSE vs log(ratio) comparison for Kodak database</text:p>
        </chart:title>
        <chart:legend chart:legend-position="end" svg:x="15.89cm" svg:y="3.716cm" style:legend-expansion="high" chart:style-name="ch3"/>
        <chart:plot-area chart:style-name="ch4" table:cell-range-address="Sheet1.AD324:Sheet1.AE334 Sheet1.AQ324:Sheet1.AQ334 Sheet1.AT324:Sheet1.AT334 Sheet1.AH324:Sheet1.AH333 Sheet1.AK324:Sheet1.AK334 Sheet1.AN324:Sheet1.AN334" chart:data-source-has-labels="row" svg:x="0.411cm" svg:y="1.335cm" svg:width="15.068cm" svg:height="8.975cm">
          <chartooo:coordinate-region svg:x="1.218cm" svg:y="1.534cm" svg:width="13.889cm" svg:height="8.12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E324:Sheet1.AE334" loext:label-string="ours_vector_pixels" chart:class="chart:scatter">
            <chart:domain table:cell-range-address="Sheet1.AD324:Sheet1.AD334"/>
            <chart:data-point chart:repeated="11"/>
          </chart:series>
          <chart:series chart:style-name="ch9" chart:values-cell-range-address="Sheet1.AQ324:Sheet1.AQ334" loext:label-string="ours_scalar_pixels" chart:class="chart:scatter">
            <chart:domain table:cell-range-address="Sheet1.AP324:Sheet1.AP334"/>
            <chart:data-point chart:repeated="11"/>
          </chart:series>
          <chart:series chart:style-name="ch10" chart:values-cell-range-address="Sheet1.AT324:Sheet1.AT334" loext:label-string="ours_scalar_residuals" chart:class="chart:scatter">
            <chart:domain table:cell-range-address="Sheet1.AS324:Sheet1.AS334"/>
            <chart:data-point chart:repeated="11"/>
          </chart:series>
          <chart:series chart:style-name="ch11" chart:values-cell-range-address="Sheet1.AH324:Sheet1.AH333" loext:label-string="jpg" chart:class="chart:scatter">
            <chart:domain table:cell-range-address="Sheet1.AG324:Sheet1.AG333"/>
            <chart:data-point chart:repeated="10"/>
          </chart:series>
          <chart:series chart:style-name="ch12" chart:values-cell-range-address="Sheet1.AK324:Sheet1.AK334" loext:label-string="jpeg2000" chart:class="chart:scatter">
            <chart:domain table:cell-range-address="Sheet1.AJ324:Sheet1.AJ334"/>
            <chart:data-point chart:repeated="11"/>
          </chart:series>
          <chart:series chart:style-name="ch13" chart:values-cell-range-address="Sheet1.AN324:Sheet1.AN334" loext:label-string="bpg" chart:class="chart:scatter">
            <chart:domain table:cell-range-address="Sheet1.AM324:Sheet1.AM334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ours_vector_pixels</text:p>
              </table:table-cell>
              <table:table-cell office:value-type="string">
                <text:p>Column AP</text:p>
              </table:table-cell>
              <table:table-cell office:value-type="string">
                <text:p>ours_scalar_pixels</text:p>
              </table:table-cell>
              <table:table-cell office:value-type="string">
                <text:p>Column AS</text:p>
              </table:table-cell>
              <table:table-cell office:value-type="string">
                <text:p>ours_scalar_residuals</text:p>
              </table:table-cell>
              <table:table-cell office:value-type="string">
                <text:p>Column AG</text:p>
              </table:table-cell>
              <table:table-cell office:value-type="string">
                <text:p>jpg</text:p>
              </table:table-cell>
              <table:table-cell office:value-type="string">
                <text:p>Column AJ</text:p>
              </table:table-cell>
              <table:table-cell office:value-type="string">
                <text:p>jpeg2000</text:p>
              </table:table-cell>
              <table:table-cell office:value-type="string">
                <text:p>Column AM</text:p>
              </table:table-cell>
              <table:table-cell office:value-type="string">
                <text:p>bp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24">
                <text:p>11.24</text:p>
                <draw:g>
                  <svg:desc>Sheet1.AD324:Sheet1.AD334</svg:desc>
                </draw:g>
              </table:table-cell>
              <table:table-cell office:value-type="float" office:value="19.475">
                <text:p>19.475</text:p>
                <draw:g>
                  <svg:desc>Sheet1.AE324:Sheet1.AE334</svg:desc>
                </draw:g>
              </table:table-cell>
              <table:table-cell office:value-type="float" office:value="9.878">
                <text:p>9.878</text:p>
                <draw:g>
                  <svg:desc>Sheet1.AP324:Sheet1.AP334</svg:desc>
                </draw:g>
              </table:table-cell>
              <table:table-cell office:value-type="float" office:value="104.03">
                <text:p>104.03</text:p>
                <draw:g>
                  <svg:desc>Sheet1.AQ324:Sheet1.AQ334</svg:desc>
                </draw:g>
              </table:table-cell>
              <table:table-cell office:value-type="float" office:value="9.9243">
                <text:p>9.9243</text:p>
                <draw:g>
                  <svg:desc>Sheet1.AS324:Sheet1.AS334</svg:desc>
                </draw:g>
              </table:table-cell>
              <table:table-cell office:value-type="float" office:value="96.018">
                <text:p>96.018</text:p>
                <draw:g>
                  <svg:desc>Sheet1.AT324:Sheet1.AT334</svg:desc>
                </draw:g>
              </table:table-cell>
              <table:table-cell office:value-type="float" office:value="9.47173">
                <text:p>9.47173</text:p>
                <draw:g>
                  <svg:desc>Sheet1.AG324:Sheet1.AG333</svg:desc>
                </draw:g>
              </table:table-cell>
              <table:table-cell office:value-type="float" office:value="12.1924">
                <text:p>12.1924</text:p>
                <draw:g>
                  <svg:desc>Sheet1.AH324:Sheet1.AH333</svg:desc>
                </draw:g>
              </table:table-cell>
              <table:table-cell office:value-type="float" office:value="10.0895">
                <text:p>10.0895</text:p>
                <draw:g>
                  <svg:desc>Sheet1.AJ324:Sheet1.AJ334</svg:desc>
                </draw:g>
              </table:table-cell>
              <table:table-cell office:value-type="float" office:value="10.0953">
                <text:p>10.0953</text:p>
                <draw:g>
                  <svg:desc>Sheet1.AK324:Sheet1.AK334</svg:desc>
                </draw:g>
              </table:table-cell>
              <table:table-cell office:value-type="float" office:value="9.5072">
                <text:p>9.5072</text:p>
                <draw:g>
                  <svg:desc>Sheet1.AM324:Sheet1.AM334</svg:desc>
                </draw:g>
              </table:table-cell>
              <table:table-cell office:value-type="float" office:value="4.85439">
                <text:p>4.85439</text:p>
                <draw:g>
                  <svg:desc>Sheet1.AN324:Sheet1.AN3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088">
                <text:p>20.088</text:p>
              </table:table-cell>
              <table:table-cell office:value-type="float" office:value="81.853">
                <text:p>81.853</text:p>
              </table:table-cell>
              <table:table-cell office:value-type="float" office:value="19.789">
                <text:p>19.789</text:p>
              </table:table-cell>
              <table:table-cell office:value-type="float" office:value="166.92">
                <text:p>166.92</text:p>
              </table:table-cell>
              <table:table-cell office:value-type="float" office:value="19.962">
                <text:p>19.962</text:p>
              </table:table-cell>
              <table:table-cell office:value-type="float" office:value="155.87">
                <text:p>155.87</text:p>
              </table:table-cell>
              <table:table-cell office:value-type="float" office:value="19.7823">
                <text:p>19.7823</text:p>
              </table:table-cell>
              <table:table-cell office:value-type="float" office:value="35.6772">
                <text:p>35.6772</text:p>
              </table:table-cell>
              <table:table-cell office:value-type="float" office:value="20.1591">
                <text:p>20.1591</text:p>
              </table:table-cell>
              <table:table-cell office:value-type="float" office:value="28.7723">
                <text:p>28.7723</text:p>
              </table:table-cell>
              <table:table-cell office:value-type="float" office:value="18.8725">
                <text:p>18.8725</text:p>
              </table:table-cell>
              <table:table-cell office:value-type="float" office:value="13.881">
                <text:p>13.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276">
                <text:p>50.276</text:p>
              </table:table-cell>
              <table:table-cell office:value-type="float" office:value="157.62">
                <text:p>157.62</text:p>
              </table:table-cell>
              <table:table-cell office:value-type="float" office:value="49.806">
                <text:p>49.806</text:p>
              </table:table-cell>
              <table:table-cell office:value-type="float" office:value="242.31">
                <text:p>242.31</text:p>
              </table:table-cell>
              <table:table-cell office:value-type="float" office:value="49.37">
                <text:p>49.37</text:p>
              </table:table-cell>
              <table:table-cell office:value-type="float" office:value="227.36">
                <text:p>227.36</text:p>
              </table:table-cell>
              <table:table-cell office:value-type="float" office:value="49.1985">
                <text:p>49.1985</text:p>
              </table:table-cell>
              <table:table-cell office:value-type="float" office:value="92.1184">
                <text:p>92.1184</text:p>
              </table:table-cell>
              <table:table-cell office:value-type="float" office:value="50.2627">
                <text:p>50.2627</text:p>
              </table:table-cell>
              <table:table-cell office:value-type="float" office:value="81.5455">
                <text:p>81.5455</text:p>
              </table:table-cell>
              <table:table-cell office:value-type="float" office:value="46.8282">
                <text:p>46.8282</text:p>
              </table:table-cell>
              <table:table-cell office:value-type="float" office:value="42.0427">
                <text:p>42.0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.697">
                <text:p>68.697</text:p>
              </table:table-cell>
              <table:table-cell office:value-type="float" office:value="184.99">
                <text:p>184.99</text:p>
              </table:table-cell>
              <table:table-cell office:value-type="float" office:value="69.407">
                <text:p>69.407</text:p>
              </table:table-cell>
              <table:table-cell office:value-type="float" office:value="270.78">
                <text:p>270.78</text:p>
              </table:table-cell>
              <table:table-cell office:value-type="float" office:value="69.428">
                <text:p>69.428</text:p>
              </table:table-cell>
              <table:table-cell office:value-type="float" office:value="254.98">
                <text:p>254.98</text:p>
              </table:table-cell>
              <table:table-cell office:value-type="float" office:value="68.0813">
                <text:p>68.0813</text:p>
              </table:table-cell>
              <table:table-cell office:value-type="float" office:value="123.231">
                <text:p>123.231</text:p>
              </table:table-cell>
              <table:table-cell office:value-type="float" office:value="70.2891">
                <text:p>70.2891</text:p>
              </table:table-cell>
              <table:table-cell office:value-type="float" office:value="104.877">
                <text:p>104.877</text:p>
              </table:table-cell>
              <table:table-cell office:value-type="float" office:value="65.1035">
                <text:p>65.1035</text:p>
              </table:table-cell>
              <table:table-cell office:value-type="float" office:value="58.0737">
                <text:p>58.0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.464">
                <text:p>98.464</text:p>
              </table:table-cell>
              <table:table-cell office:value-type="float" office:value="217.51">
                <text:p>217.51</text:p>
              </table:table-cell>
              <table:table-cell office:value-type="float" office:value="100.52">
                <text:p>100.52</text:p>
              </table:table-cell>
              <table:table-cell office:value-type="float" office:value="304.42">
                <text:p>304.42</text:p>
              </table:table-cell>
              <table:table-cell office:value-type="float" office:value="99.806">
                <text:p>99.806</text:p>
              </table:table-cell>
              <table:table-cell office:value-type="float" office:value="282.89">
                <text:p>282.89</text:p>
              </table:table-cell>
              <table:table-cell office:value-type="float" office:value="95.7929">
                <text:p>95.7929</text:p>
              </table:table-cell>
              <table:table-cell office:value-type="float" office:value="167.985">
                <text:p>167.985</text:p>
              </table:table-cell>
              <table:table-cell office:value-type="float" office:value="99.9916">
                <text:p>99.9916</text:p>
              </table:table-cell>
              <table:table-cell office:value-type="float" office:value="128.649">
                <text:p>128.649</text:p>
              </table:table-cell>
              <table:table-cell office:value-type="float" office:value="92.4332">
                <text:p>92.4332</text:p>
              </table:table-cell>
              <table:table-cell office:value-type="float" office:value="79.5117">
                <text:p>79.5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.78">
                <text:p>147.78</text:p>
              </table:table-cell>
              <table:table-cell office:value-type="float" office:value="253.87">
                <text:p>253.87</text:p>
              </table:table-cell>
              <table:table-cell office:value-type="float" office:value="149.62">
                <text:p>149.62</text:p>
              </table:table-cell>
              <table:table-cell office:value-type="float" office:value="343">
                <text:p>343</text:p>
              </table:table-cell>
              <table:table-cell office:value-type="float" office:value="149.03">
                <text:p>149.03</text:p>
              </table:table-cell>
              <table:table-cell office:value-type="float" office:value="325.12">
                <text:p>325.12</text:p>
              </table:table-cell>
              <table:table-cell office:value-type="float" office:value="140.241">
                <text:p>140.241</text:p>
              </table:table-cell>
              <table:table-cell office:value-type="float" office:value="242.148">
                <text:p>242.148</text:p>
              </table:table-cell>
              <table:table-cell office:value-type="float" office:value="150.109">
                <text:p>150.109</text:p>
              </table:table-cell>
              <table:table-cell office:value-type="float" office:value="160.595">
                <text:p>160.595</text:p>
              </table:table-cell>
              <table:table-cell office:value-type="float" office:value="138.694">
                <text:p>138.694</text:p>
              </table:table-cell>
              <table:table-cell office:value-type="float" office:value="107.843">
                <text:p>107.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.46">
                <text:p>196.46</text:p>
              </table:table-cell>
              <table:table-cell office:value-type="float" office:value="279.57">
                <text:p>279.57</text:p>
              </table:table-cell>
              <table:table-cell office:value-type="float" office:value="198.87">
                <text:p>198.87</text:p>
              </table:table-cell>
              <table:table-cell office:value-type="float" office:value="374.17">
                <text:p>374.17</text:p>
              </table:table-cell>
              <table:table-cell office:value-type="float" office:value="200.98">
                <text:p>200.98</text:p>
              </table:table-cell>
              <table:table-cell office:value-type="float" office:value="355.92">
                <text:p>355.92</text:p>
              </table:table-cell>
              <table:table-cell office:value-type="float" office:value="184.501">
                <text:p>184.501</text:p>
              </table:table-cell>
              <table:table-cell office:value-type="float" office:value="314.113">
                <text:p>314.113</text:p>
              </table:table-cell>
              <table:table-cell office:value-type="float" office:value="199.255">
                <text:p>199.255</text:p>
              </table:table-cell>
              <table:table-cell office:value-type="float" office:value="187.342">
                <text:p>187.342</text:p>
              </table:table-cell>
              <table:table-cell office:value-type="float" office:value="184.515">
                <text:p>184.515</text:p>
              </table:table-cell>
              <table:table-cell office:value-type="float" office:value="132.269">
                <text:p>132.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6.54">
                <text:p>246.54</text:p>
              </table:table-cell>
              <table:table-cell office:value-type="float" office:value="300.33">
                <text:p>300.33</text:p>
              </table:table-cell>
              <table:table-cell office:value-type="float" office:value="248.21">
                <text:p>248.21</text:p>
              </table:table-cell>
              <table:table-cell office:value-type="float" office:value="398.08">
                <text:p>398.08</text:p>
              </table:table-cell>
              <table:table-cell office:value-type="float" office:value="247.54">
                <text:p>247.54</text:p>
              </table:table-cell>
              <table:table-cell office:value-type="float" office:value="381.6">
                <text:p>381.6</text:p>
              </table:table-cell>
              <table:table-cell office:value-type="float" office:value="225.78">
                <text:p>225.78</text:p>
              </table:table-cell>
              <table:table-cell office:value-type="float" office:value="387.048">
                <text:p>387.048</text:p>
              </table:table-cell>
              <table:table-cell office:value-type="float" office:value="248.703">
                <text:p>248.703</text:p>
              </table:table-cell>
              <table:table-cell office:value-type="float" office:value="210.58">
                <text:p>210.58</text:p>
              </table:table-cell>
              <table:table-cell office:value-type="float" office:value="230.853">
                <text:p>230.853</text:p>
              </table:table-cell>
              <table:table-cell office:value-type="float" office:value="151.045">
                <text:p>151.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4.21">
                <text:p>494.21</text:p>
              </table:table-cell>
              <table:table-cell office:value-type="float" office:value="376.45">
                <text:p>376.45</text:p>
              </table:table-cell>
              <table:table-cell office:value-type="float" office:value="497.62">
                <text:p>497.62</text:p>
              </table:table-cell>
              <table:table-cell office:value-type="float" office:value="472.9">
                <text:p>472.9</text:p>
              </table:table-cell>
              <table:table-cell office:value-type="float" office:value="495.6">
                <text:p>495.6</text:p>
              </table:table-cell>
              <table:table-cell office:value-type="float" office:value="458.06">
                <text:p>458.06</text:p>
              </table:table-cell>
              <table:table-cell office:value-type="float" office:value="284.424">
                <text:p>284.424</text:p>
              </table:table-cell>
              <table:table-cell office:value-type="float" office:value="483.384">
                <text:p>483.384</text:p>
              </table:table-cell>
              <table:table-cell office:value-type="float" office:value="487.937">
                <text:p>487.937</text:p>
              </table:table-cell>
              <table:table-cell office:value-type="float" office:value="296.796">
                <text:p>296.796</text:p>
              </table:table-cell>
              <table:table-cell office:value-type="float" office:value="452.435">
                <text:p>452.435</text:p>
              </table:table-cell>
              <table:table-cell office:value-type="float" office:value="211.186">
                <text:p>211.1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2.82">
                <text:p>742.82</text:p>
              </table:table-cell>
              <table:table-cell office:value-type="float" office:value="422.08">
                <text:p>422.08</text:p>
              </table:table-cell>
              <table:table-cell office:value-type="float" office:value="757.14">
                <text:p>757.14</text:p>
              </table:table-cell>
              <table:table-cell office:value-type="float" office:value="526.03">
                <text:p>526.03</text:p>
              </table:table-cell>
              <table:table-cell office:value-type="float" office:value="744.02">
                <text:p>744.02</text:p>
              </table:table-cell>
              <table:table-cell office:value-type="float" office:value="504.66">
                <text:p>504.66</text:p>
              </table:table-cell>
              <table:table-cell office:value-type="float" office:value="284.424">
                <text:p>284.424</text:p>
              </table:table-cell>
              <table:table-cell office:value-type="float" office:value="483.384">
                <text:p>483.384</text:p>
              </table:table-cell>
              <table:table-cell office:value-type="float" office:value="723.142">
                <text:p>723.142</text:p>
              </table:table-cell>
              <table:table-cell office:value-type="float" office:value="361.432">
                <text:p>361.432</text:p>
              </table:table-cell>
              <table:table-cell office:value-type="float" office:value="643.687">
                <text:p>643.687</text:p>
              </table:table-cell>
              <table:table-cell office:value-type="float" office:value="242.192">
                <text:p>242.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9.78">
                <text:p>989.78</text:p>
              </table:table-cell>
              <table:table-cell office:value-type="float" office:value="458.32">
                <text:p>458.32</text:p>
              </table:table-cell>
              <table:table-cell office:value-type="float" office:value="1020.6">
                <text:p>1020.6</text:p>
              </table:table-cell>
              <table:table-cell office:value-type="float" office:value="583.06">
                <text:p>583.06</text:p>
              </table:table-cell>
              <table:table-cell office:value-type="float" office:value="1002.6">
                <text:p>1002.6</text:p>
              </table:table-cell>
              <table:table-cell office:value-type="float" office:value="551.75">
                <text:p>55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7.419">
                <text:p>947.419</text:p>
              </table:table-cell>
              <table:table-cell office:value-type="float" office:value="413.103">
                <text:p>413.103</text:p>
              </table:table-cell>
              <table:table-cell office:value-type="float" office:value="776.601">
                <text:p>776.601</text:p>
              </table:table-cell>
              <table:table-cell office:value-type="float" office:value="256.018">
                <text:p>256.0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68cm" svg:height="10.52cm" xlink:href=".." xlink:type="simple" chart:class="chart:scatter" chart:style-name="ch1">
        <chart:title svg:x="5.716cm" svg:y="0.346cm" chart:style-name="ch2">
          <text:p>MSE vs ratio comparison for Kodak database</text:p>
        </chart:title>
        <chart:legend chart:legend-position="end" svg:x="15.89cm" svg:y="3.716cm" style:legend-expansion="high" chart:style-name="ch3"/>
        <chart:plot-area chart:style-name="ch4" table:cell-range-address="Sheet1.AD324:Sheet1.AE334 Sheet1.AQ324:Sheet1.AQ334 Sheet1.AT324:Sheet1.AT334 Sheet1.AH324:Sheet1.AH333 Sheet1.AK324:Sheet1.AK334 Sheet1.AN324:Sheet1.AN334" chart:data-source-has-labels="row" svg:x="0.411cm" svg:y="1.335cm" svg:width="15.068cm" svg:height="8.975cm">
          <chartooo:coordinate-region svg:x="1.218cm" svg:y="1.534cm" svg:width="13.889cm" svg:height="8.12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E324:Sheet1.AE334" loext:label-string="ours_vector_pixels" chart:class="chart:scatter">
            <chart:domain table:cell-range-address="Sheet1.AD324:Sheet1.AD334"/>
            <chart:data-point chart:repeated="11"/>
          </chart:series>
          <chart:series chart:style-name="ch9" chart:values-cell-range-address="Sheet1.AQ324:Sheet1.AQ334" loext:label-string="ours_scalar_pixels" chart:class="chart:scatter">
            <chart:domain table:cell-range-address="Sheet1.AP324:Sheet1.AP334"/>
            <chart:data-point chart:repeated="11"/>
          </chart:series>
          <chart:series chart:style-name="ch10" chart:values-cell-range-address="Sheet1.AT324:Sheet1.AT334" loext:label-string="ours_scalar_residuals" chart:class="chart:scatter">
            <chart:domain table:cell-range-address="Sheet1.AS324:Sheet1.AS334"/>
            <chart:data-point chart:repeated="11"/>
          </chart:series>
          <chart:series chart:style-name="ch11" chart:values-cell-range-address="Sheet1.AH324:Sheet1.AH333" loext:label-string="jpg" chart:class="chart:scatter">
            <chart:domain table:cell-range-address="Sheet1.AG324:Sheet1.AG333"/>
            <chart:data-point chart:repeated="10"/>
          </chart:series>
          <chart:series chart:style-name="ch12" chart:values-cell-range-address="Sheet1.AK324:Sheet1.AK334" loext:label-string="jpeg2000" chart:class="chart:scatter">
            <chart:domain table:cell-range-address="Sheet1.AJ324:Sheet1.AJ334"/>
            <chart:data-point chart:repeated="11"/>
          </chart:series>
          <chart:series chart:style-name="ch13" chart:values-cell-range-address="Sheet1.AN324:Sheet1.AN334" loext:label-string="bpg" chart:class="chart:scatter">
            <chart:domain table:cell-range-address="Sheet1.AM324:Sheet1.AM334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ours_vector_pixels</text:p>
              </table:table-cell>
              <table:table-cell office:value-type="string">
                <text:p>Column AP</text:p>
              </table:table-cell>
              <table:table-cell office:value-type="string">
                <text:p>ours_scalar_pixels</text:p>
              </table:table-cell>
              <table:table-cell office:value-type="string">
                <text:p>Column AS</text:p>
              </table:table-cell>
              <table:table-cell office:value-type="string">
                <text:p>ours_scalar_residuals</text:p>
              </table:table-cell>
              <table:table-cell office:value-type="string">
                <text:p>Column AG</text:p>
              </table:table-cell>
              <table:table-cell office:value-type="string">
                <text:p>jpg</text:p>
              </table:table-cell>
              <table:table-cell office:value-type="string">
                <text:p>Column AJ</text:p>
              </table:table-cell>
              <table:table-cell office:value-type="string">
                <text:p>jpeg2000</text:p>
              </table:table-cell>
              <table:table-cell office:value-type="string">
                <text:p>Column AM</text:p>
              </table:table-cell>
              <table:table-cell office:value-type="string">
                <text:p>bp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24">
                <text:p>11.24</text:p>
                <draw:g>
                  <svg:desc>Sheet1.AD324:Sheet1.AD334</svg:desc>
                </draw:g>
              </table:table-cell>
              <table:table-cell office:value-type="float" office:value="19.475">
                <text:p>19.475</text:p>
                <draw:g>
                  <svg:desc>Sheet1.AE324:Sheet1.AE334</svg:desc>
                </draw:g>
              </table:table-cell>
              <table:table-cell office:value-type="float" office:value="9.878">
                <text:p>9.878</text:p>
                <draw:g>
                  <svg:desc>Sheet1.AP324:Sheet1.AP334</svg:desc>
                </draw:g>
              </table:table-cell>
              <table:table-cell office:value-type="float" office:value="104.03">
                <text:p>104.03</text:p>
                <draw:g>
                  <svg:desc>Sheet1.AQ324:Sheet1.AQ334</svg:desc>
                </draw:g>
              </table:table-cell>
              <table:table-cell office:value-type="float" office:value="9.9243">
                <text:p>9.9243</text:p>
                <draw:g>
                  <svg:desc>Sheet1.AS324:Sheet1.AS334</svg:desc>
                </draw:g>
              </table:table-cell>
              <table:table-cell office:value-type="float" office:value="96.018">
                <text:p>96.018</text:p>
                <draw:g>
                  <svg:desc>Sheet1.AT324:Sheet1.AT334</svg:desc>
                </draw:g>
              </table:table-cell>
              <table:table-cell office:value-type="float" office:value="9.47173">
                <text:p>9.47173</text:p>
                <draw:g>
                  <svg:desc>Sheet1.AG324:Sheet1.AG333</svg:desc>
                </draw:g>
              </table:table-cell>
              <table:table-cell office:value-type="float" office:value="12.1924">
                <text:p>12.1924</text:p>
                <draw:g>
                  <svg:desc>Sheet1.AH324:Sheet1.AH333</svg:desc>
                </draw:g>
              </table:table-cell>
              <table:table-cell office:value-type="float" office:value="10.0895">
                <text:p>10.0895</text:p>
                <draw:g>
                  <svg:desc>Sheet1.AJ324:Sheet1.AJ334</svg:desc>
                </draw:g>
              </table:table-cell>
              <table:table-cell office:value-type="float" office:value="10.0953">
                <text:p>10.0953</text:p>
                <draw:g>
                  <svg:desc>Sheet1.AK324:Sheet1.AK334</svg:desc>
                </draw:g>
              </table:table-cell>
              <table:table-cell office:value-type="float" office:value="9.5072">
                <text:p>9.5072</text:p>
                <draw:g>
                  <svg:desc>Sheet1.AM324:Sheet1.AM334</svg:desc>
                </draw:g>
              </table:table-cell>
              <table:table-cell office:value-type="float" office:value="4.85439">
                <text:p>4.85439</text:p>
                <draw:g>
                  <svg:desc>Sheet1.AN324:Sheet1.AN3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088">
                <text:p>20.088</text:p>
              </table:table-cell>
              <table:table-cell office:value-type="float" office:value="81.853">
                <text:p>81.853</text:p>
              </table:table-cell>
              <table:table-cell office:value-type="float" office:value="19.789">
                <text:p>19.789</text:p>
              </table:table-cell>
              <table:table-cell office:value-type="float" office:value="166.92">
                <text:p>166.92</text:p>
              </table:table-cell>
              <table:table-cell office:value-type="float" office:value="19.962">
                <text:p>19.962</text:p>
              </table:table-cell>
              <table:table-cell office:value-type="float" office:value="155.87">
                <text:p>155.87</text:p>
              </table:table-cell>
              <table:table-cell office:value-type="float" office:value="19.7823">
                <text:p>19.7823</text:p>
              </table:table-cell>
              <table:table-cell office:value-type="float" office:value="35.6772">
                <text:p>35.6772</text:p>
              </table:table-cell>
              <table:table-cell office:value-type="float" office:value="20.1591">
                <text:p>20.1591</text:p>
              </table:table-cell>
              <table:table-cell office:value-type="float" office:value="28.7723">
                <text:p>28.7723</text:p>
              </table:table-cell>
              <table:table-cell office:value-type="float" office:value="18.8725">
                <text:p>18.8725</text:p>
              </table:table-cell>
              <table:table-cell office:value-type="float" office:value="13.881">
                <text:p>13.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276">
                <text:p>50.276</text:p>
              </table:table-cell>
              <table:table-cell office:value-type="float" office:value="157.62">
                <text:p>157.62</text:p>
              </table:table-cell>
              <table:table-cell office:value-type="float" office:value="49.806">
                <text:p>49.806</text:p>
              </table:table-cell>
              <table:table-cell office:value-type="float" office:value="242.31">
                <text:p>242.31</text:p>
              </table:table-cell>
              <table:table-cell office:value-type="float" office:value="49.37">
                <text:p>49.37</text:p>
              </table:table-cell>
              <table:table-cell office:value-type="float" office:value="227.36">
                <text:p>227.36</text:p>
              </table:table-cell>
              <table:table-cell office:value-type="float" office:value="49.1985">
                <text:p>49.1985</text:p>
              </table:table-cell>
              <table:table-cell office:value-type="float" office:value="92.1184">
                <text:p>92.1184</text:p>
              </table:table-cell>
              <table:table-cell office:value-type="float" office:value="50.2627">
                <text:p>50.2627</text:p>
              </table:table-cell>
              <table:table-cell office:value-type="float" office:value="81.5455">
                <text:p>81.5455</text:p>
              </table:table-cell>
              <table:table-cell office:value-type="float" office:value="46.8282">
                <text:p>46.8282</text:p>
              </table:table-cell>
              <table:table-cell office:value-type="float" office:value="42.0427">
                <text:p>42.0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.697">
                <text:p>68.697</text:p>
              </table:table-cell>
              <table:table-cell office:value-type="float" office:value="184.99">
                <text:p>184.99</text:p>
              </table:table-cell>
              <table:table-cell office:value-type="float" office:value="69.407">
                <text:p>69.407</text:p>
              </table:table-cell>
              <table:table-cell office:value-type="float" office:value="270.78">
                <text:p>270.78</text:p>
              </table:table-cell>
              <table:table-cell office:value-type="float" office:value="69.428">
                <text:p>69.428</text:p>
              </table:table-cell>
              <table:table-cell office:value-type="float" office:value="254.98">
                <text:p>254.98</text:p>
              </table:table-cell>
              <table:table-cell office:value-type="float" office:value="68.0813">
                <text:p>68.0813</text:p>
              </table:table-cell>
              <table:table-cell office:value-type="float" office:value="123.231">
                <text:p>123.231</text:p>
              </table:table-cell>
              <table:table-cell office:value-type="float" office:value="70.2891">
                <text:p>70.2891</text:p>
              </table:table-cell>
              <table:table-cell office:value-type="float" office:value="104.877">
                <text:p>104.877</text:p>
              </table:table-cell>
              <table:table-cell office:value-type="float" office:value="65.1035">
                <text:p>65.1035</text:p>
              </table:table-cell>
              <table:table-cell office:value-type="float" office:value="58.0737">
                <text:p>58.0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.464">
                <text:p>98.464</text:p>
              </table:table-cell>
              <table:table-cell office:value-type="float" office:value="217.51">
                <text:p>217.51</text:p>
              </table:table-cell>
              <table:table-cell office:value-type="float" office:value="100.52">
                <text:p>100.52</text:p>
              </table:table-cell>
              <table:table-cell office:value-type="float" office:value="304.42">
                <text:p>304.42</text:p>
              </table:table-cell>
              <table:table-cell office:value-type="float" office:value="99.806">
                <text:p>99.806</text:p>
              </table:table-cell>
              <table:table-cell office:value-type="float" office:value="282.89">
                <text:p>282.89</text:p>
              </table:table-cell>
              <table:table-cell office:value-type="float" office:value="95.7929">
                <text:p>95.7929</text:p>
              </table:table-cell>
              <table:table-cell office:value-type="float" office:value="167.985">
                <text:p>167.985</text:p>
              </table:table-cell>
              <table:table-cell office:value-type="float" office:value="99.9916">
                <text:p>99.9916</text:p>
              </table:table-cell>
              <table:table-cell office:value-type="float" office:value="128.649">
                <text:p>128.649</text:p>
              </table:table-cell>
              <table:table-cell office:value-type="float" office:value="92.4332">
                <text:p>92.4332</text:p>
              </table:table-cell>
              <table:table-cell office:value-type="float" office:value="79.5117">
                <text:p>79.5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.78">
                <text:p>147.78</text:p>
              </table:table-cell>
              <table:table-cell office:value-type="float" office:value="253.87">
                <text:p>253.87</text:p>
              </table:table-cell>
              <table:table-cell office:value-type="float" office:value="149.62">
                <text:p>149.62</text:p>
              </table:table-cell>
              <table:table-cell office:value-type="float" office:value="343">
                <text:p>343</text:p>
              </table:table-cell>
              <table:table-cell office:value-type="float" office:value="149.03">
                <text:p>149.03</text:p>
              </table:table-cell>
              <table:table-cell office:value-type="float" office:value="325.12">
                <text:p>325.12</text:p>
              </table:table-cell>
              <table:table-cell office:value-type="float" office:value="140.241">
                <text:p>140.241</text:p>
              </table:table-cell>
              <table:table-cell office:value-type="float" office:value="242.148">
                <text:p>242.148</text:p>
              </table:table-cell>
              <table:table-cell office:value-type="float" office:value="150.109">
                <text:p>150.109</text:p>
              </table:table-cell>
              <table:table-cell office:value-type="float" office:value="160.595">
                <text:p>160.595</text:p>
              </table:table-cell>
              <table:table-cell office:value-type="float" office:value="138.694">
                <text:p>138.694</text:p>
              </table:table-cell>
              <table:table-cell office:value-type="float" office:value="107.843">
                <text:p>107.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.46">
                <text:p>196.46</text:p>
              </table:table-cell>
              <table:table-cell office:value-type="float" office:value="279.57">
                <text:p>279.57</text:p>
              </table:table-cell>
              <table:table-cell office:value-type="float" office:value="198.87">
                <text:p>198.87</text:p>
              </table:table-cell>
              <table:table-cell office:value-type="float" office:value="374.17">
                <text:p>374.17</text:p>
              </table:table-cell>
              <table:table-cell office:value-type="float" office:value="200.98">
                <text:p>200.98</text:p>
              </table:table-cell>
              <table:table-cell office:value-type="float" office:value="355.92">
                <text:p>355.92</text:p>
              </table:table-cell>
              <table:table-cell office:value-type="float" office:value="184.501">
                <text:p>184.501</text:p>
              </table:table-cell>
              <table:table-cell office:value-type="float" office:value="314.113">
                <text:p>314.113</text:p>
              </table:table-cell>
              <table:table-cell office:value-type="float" office:value="199.255">
                <text:p>199.255</text:p>
              </table:table-cell>
              <table:table-cell office:value-type="float" office:value="187.342">
                <text:p>187.342</text:p>
              </table:table-cell>
              <table:table-cell office:value-type="float" office:value="184.515">
                <text:p>184.515</text:p>
              </table:table-cell>
              <table:table-cell office:value-type="float" office:value="132.269">
                <text:p>132.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6.54">
                <text:p>246.54</text:p>
              </table:table-cell>
              <table:table-cell office:value-type="float" office:value="300.33">
                <text:p>300.33</text:p>
              </table:table-cell>
              <table:table-cell office:value-type="float" office:value="248.21">
                <text:p>248.21</text:p>
              </table:table-cell>
              <table:table-cell office:value-type="float" office:value="398.08">
                <text:p>398.08</text:p>
              </table:table-cell>
              <table:table-cell office:value-type="float" office:value="247.54">
                <text:p>247.54</text:p>
              </table:table-cell>
              <table:table-cell office:value-type="float" office:value="381.6">
                <text:p>381.6</text:p>
              </table:table-cell>
              <table:table-cell office:value-type="float" office:value="225.78">
                <text:p>225.78</text:p>
              </table:table-cell>
              <table:table-cell office:value-type="float" office:value="387.048">
                <text:p>387.048</text:p>
              </table:table-cell>
              <table:table-cell office:value-type="float" office:value="248.703">
                <text:p>248.703</text:p>
              </table:table-cell>
              <table:table-cell office:value-type="float" office:value="210.58">
                <text:p>210.58</text:p>
              </table:table-cell>
              <table:table-cell office:value-type="float" office:value="230.853">
                <text:p>230.853</text:p>
              </table:table-cell>
              <table:table-cell office:value-type="float" office:value="151.045">
                <text:p>151.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4.21">
                <text:p>494.21</text:p>
              </table:table-cell>
              <table:table-cell office:value-type="float" office:value="376.45">
                <text:p>376.45</text:p>
              </table:table-cell>
              <table:table-cell office:value-type="float" office:value="497.62">
                <text:p>497.62</text:p>
              </table:table-cell>
              <table:table-cell office:value-type="float" office:value="472.9">
                <text:p>472.9</text:p>
              </table:table-cell>
              <table:table-cell office:value-type="float" office:value="495.6">
                <text:p>495.6</text:p>
              </table:table-cell>
              <table:table-cell office:value-type="float" office:value="458.06">
                <text:p>458.06</text:p>
              </table:table-cell>
              <table:table-cell office:value-type="float" office:value="284.424">
                <text:p>284.424</text:p>
              </table:table-cell>
              <table:table-cell office:value-type="float" office:value="483.384">
                <text:p>483.384</text:p>
              </table:table-cell>
              <table:table-cell office:value-type="float" office:value="487.937">
                <text:p>487.937</text:p>
              </table:table-cell>
              <table:table-cell office:value-type="float" office:value="296.796">
                <text:p>296.796</text:p>
              </table:table-cell>
              <table:table-cell office:value-type="float" office:value="452.435">
                <text:p>452.435</text:p>
              </table:table-cell>
              <table:table-cell office:value-type="float" office:value="211.186">
                <text:p>211.1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2.82">
                <text:p>742.82</text:p>
              </table:table-cell>
              <table:table-cell office:value-type="float" office:value="422.08">
                <text:p>422.08</text:p>
              </table:table-cell>
              <table:table-cell office:value-type="float" office:value="757.14">
                <text:p>757.14</text:p>
              </table:table-cell>
              <table:table-cell office:value-type="float" office:value="526.03">
                <text:p>526.03</text:p>
              </table:table-cell>
              <table:table-cell office:value-type="float" office:value="744.02">
                <text:p>744.02</text:p>
              </table:table-cell>
              <table:table-cell office:value-type="float" office:value="504.66">
                <text:p>504.66</text:p>
              </table:table-cell>
              <table:table-cell office:value-type="float" office:value="284.424">
                <text:p>284.424</text:p>
              </table:table-cell>
              <table:table-cell office:value-type="float" office:value="483.384">
                <text:p>483.384</text:p>
              </table:table-cell>
              <table:table-cell office:value-type="float" office:value="723.142">
                <text:p>723.142</text:p>
              </table:table-cell>
              <table:table-cell office:value-type="float" office:value="361.432">
                <text:p>361.432</text:p>
              </table:table-cell>
              <table:table-cell office:value-type="float" office:value="643.687">
                <text:p>643.687</text:p>
              </table:table-cell>
              <table:table-cell office:value-type="float" office:value="242.192">
                <text:p>242.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9.78">
                <text:p>989.78</text:p>
              </table:table-cell>
              <table:table-cell office:value-type="float" office:value="458.32">
                <text:p>458.32</text:p>
              </table:table-cell>
              <table:table-cell office:value-type="float" office:value="1020.6">
                <text:p>1020.6</text:p>
              </table:table-cell>
              <table:table-cell office:value-type="float" office:value="583.06">
                <text:p>583.06</text:p>
              </table:table-cell>
              <table:table-cell office:value-type="float" office:value="1002.6">
                <text:p>1002.6</text:p>
              </table:table-cell>
              <table:table-cell office:value-type="float" office:value="551.75">
                <text:p>55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7.419">
                <text:p>947.419</text:p>
              </table:table-cell>
              <table:table-cell office:value-type="float" office:value="413.103">
                <text:p>413.103</text:p>
              </table:table-cell>
              <table:table-cell office:value-type="float" office:value="776.601">
                <text:p>776.601</text:p>
              </table:table-cell>
              <table:table-cell office:value-type="float" office:value="256.018">
                <text:p>256.0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